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ity">
        <table:table-row>
          <table:table-cell office:value-type="float" office:value="152">
            <text:p>152</text:p>
          </table:table-cell>
          <table:table-cell office:value-type="string">
            <text:p>Bayi</text:p>
          </table:table-cell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95,037,741.00</text:p>
          </table:table-cell>
          <table:table-cell office:value-type="string">
            <text:p>9,014,606.68</text:p>
          </table:table-cell>
          <table:table-cell office:value-type="string">
            <text:p>8,614,676.33</text:p>
          </table:table-cell>
          <table:table-cell office:value-type="string">
            <text:p>25,778,377.97</text:p>
          </table:table-cell>
          <table:table-cell office:value-type="string">
            <text:p>24,679,580.93</text:p>
          </table:table-cell>
          <table:table-cell office:value-type="string">
            <text:p>27,362,772.71</text:p>
          </table:table-cell>
          <table:table-cell office:value-type="string">
            <text:p>19,101,436.55</text:p>
          </table:table-cell>
          <table:table-cell office:value-type="string">
            <text:p>25,826,529.70</text:p>
          </table:table-cell>
          <table:table-cell office:value-type="string">
            <text:p>19,075,029.63</text:p>
          </table:table-cell>
          <table:table-cell office:value-type="string">
            <text:p>5,870,751.18</text:p>
          </table:table-cell>
          <table:table-cell office:value-type="string">
            <text:p>10,920,339.06</text:p>
          </table:table-cell>
          <table:table-cell office:value-type="string">
            <text:p>8,122,257.12</text:p>
          </table:table-cell>
          <table:table-cell office:value-type="string">
            <text:p>10,671,383.14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Üye</text:p>
          </table:table-cell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323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.68</text:p>
          </table:table-cell>
          <table:table-cell office:value-type="string">
            <text:p>117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1.00</text:p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09">
            <text:p>2009</text:p>
          </table:table-cell>
          <table:table-cell office:value-type="string">
            <text:p>TÜRKİYE</text:p>
          </table:table-cell>
          <table:table-cell office:value-type="string">
            <text:p>BALIKESİR</text:p>
          </table:table-cell>
          <table:table-cell office:value-type="string">
            <text:p>86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6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534">
            <text:p>534</text:p>
          </table:table-cell>
          <table:table-cell office:value-type="string">
            <text:p>Bayi</text:p>
          </table:table-cell>
          <table:table-cell office:value-type="float" office:value="38">
            <text:p>38</text:p>
          </table:table-cell>
          <table:table-cell office:value-type="float" office:value="2009">
            <text:p>2009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515,740.28</text:p>
          </table:table-cell>
          <table:table-cell office:value-type="string">
            <text:p>27,235.02</text:p>
          </table:table-cell>
          <table:table-cell office:value-type="string">
            <text:p>22,991.47</text:p>
          </table:table-cell>
          <table:table-cell office:value-type="string">
            <text:p>55,372.18</text:p>
          </table:table-cell>
          <table:table-cell office:value-type="string">
            <text:p>22,327.60</text:p>
          </table:table-cell>
          <table:table-cell office:value-type="string">
            <text:p>26,456.10</text:p>
          </table:table-cell>
          <table:table-cell office:value-type="string">
            <text:p>56,135.71</text:p>
          </table:table-cell>
          <table:table-cell office:value-type="string">
            <text:p>64,892.44</text:p>
          </table:table-cell>
          <table:table-cell office:value-type="string">
            <text:p>52,228.57</text:p>
          </table:table-cell>
          <table:table-cell office:value-type="string">
            <text:p>55,720.78</text:p>
          </table:table-cell>
          <table:table-cell office:value-type="string">
            <text:p>37,301.76</text:p>
          </table:table-cell>
          <table:table-cell office:value-type="string">
            <text:p>24,459.45</text:p>
          </table:table-cell>
          <table:table-cell office:value-type="string">
            <text:p>70,619.20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Bayi</text:p>
          </table:table-cell>
          <table:table-cell office:value-type="float" office:value="49">
            <text:p>49</text:p>
          </table:table-cell>
          <table:table-cell office:value-type="float" office:value="2010">
            <text:p>2010</text:p>
          </table:table-cell>
          <table:table-cell office:value-type="string">
            <text:p>MONTENEGRO</text:p>
          </table:table-cell>
          <table:table-cell office:value-type="string">
            <text:p>NULL</text:p>
          </table:table-cell>
          <table:table-cell office:value-type="string">
            <text:p>70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0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424">
            <text:p>2424</text:p>
          </table:table-cell>
          <table:table-cell office:value-type="string">
            <text:p>Bayi</text:p>
          </table:table-cell>
          <table:table-cell office:value-type="float" office:value="43">
            <text:p>43</text:p>
          </table:table-cell>
          <table:table-cell office:value-type="float" office:value="2010">
            <text:p>2010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31,479,436.45</text:p>
          </table:table-cell>
          <table:table-cell office:value-type="string">
            <text:p>5,497,653.75</text:p>
          </table:table-cell>
          <table:table-cell office:value-type="string">
            <text:p>1,456,523.82</text:p>
          </table:table-cell>
          <table:table-cell office:value-type="string">
            <text:p>707,048.93</text:p>
          </table:table-cell>
          <table:table-cell office:value-type="string">
            <text:p>437,588.62</text:p>
          </table:table-cell>
          <table:table-cell office:value-type="string">
            <text:p>896,792.05</text:p>
          </table:table-cell>
          <table:table-cell office:value-type="string">
            <text:p>1,567,193.87</text:p>
          </table:table-cell>
          <table:table-cell office:value-type="string">
            <text:p>1,199,907.24</text:p>
          </table:table-cell>
          <table:table-cell office:value-type="string">
            <text:p>1,779,363.39</text:p>
          </table:table-cell>
          <table:table-cell office:value-type="string">
            <text:p>2,893,597.37</text:p>
          </table:table-cell>
          <table:table-cell office:value-type="string">
            <text:p>2,961,589.25</text:p>
          </table:table-cell>
          <table:table-cell office:value-type="string">
            <text:p>6,474,824.47</text:p>
          </table:table-cell>
          <table:table-cell office:value-type="string">
            <text:p>5,607,353.68</text:p>
          </table:table-cell>
        </table:table-row>
        <table:table-row>
          <table:table-cell office:value-type="float" office:value="2663">
            <text:p>2663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10">
            <text:p>201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,972.72</text:p>
          </table:table-cell>
          <table:table-cell office:value-type="string">
            <text:p>586.08</text:p>
          </table:table-cell>
          <table:table-cell office:value-type="string">
            <text:p>209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6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305.88</text:p>
          </table:table-cell>
          <table:table-cell office:value-type="string">
            <text:p>652.94</text:p>
          </table:table-cell>
          <table:table-cell office:value-type="string">
            <text:p>652.27</text:p>
          </table:table-cell>
        </table:table-row>
        <table:table-row>
          <table:table-cell office:value-type="float" office:value="7346">
            <text:p>7346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11">
            <text:p>201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98.7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8.78</text:p>
          </table:table-cell>
        </table:table-row>
        <table:table-row>
          <table:table-cell office:value-type="float" office:value="8729">
            <text:p>8729</text:p>
          </table:table-cell>
          <table:table-cell office:value-type="string">
            <text:p>Bayi</text:p>
          </table:table-cell>
          <table:table-cell office:value-type="float" office:value="38">
            <text:p>38</text:p>
          </table:table-cell>
          <table:table-cell office:value-type="float" office:value="2012">
            <text:p>2012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2,008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3.5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4.20</text:p>
          </table:table-cell>
          <table:table-cell office:value-type="string">
            <text:p>978.17</text:p>
          </table:table-cell>
          <table:table-cell office:value-type="string">
            <text:p>71.64</text:p>
          </table:table-cell>
          <table:table-cell office:value-type="string">
            <text:p>171.27</text:p>
          </table:table-cell>
        </table:table-row>
        <table:table-row>
          <table:table-cell office:value-type="float" office:value="8934">
            <text:p>8934</text:p>
          </table:table-cell>
          <table:table-cell office:value-type="string">
            <text:p>Bayi</text:p>
          </table:table-cell>
          <table:table-cell office:value-type="float" office:value="35">
            <text:p>35</text:p>
          </table:table-cell>
          <table:table-cell office:value-type="float" office:value="2012">
            <text:p>201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867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9.49</text:p>
          </table:table-cell>
          <table:table-cell office:value-type="string">
            <text:p>228.40</text:p>
          </table:table-cell>
        </table:table-row>
        <table:table-row>
          <table:table-cell office:value-type="float" office:value="10578">
            <text:p>10578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12">
            <text:p>2012</text:p>
          </table:table-cell>
          <table:table-cell office:value-type="string">
            <text:p>TÜRKİYE</text:p>
          </table:table-cell>
          <table:table-cell office:value-type="string">
            <text:p>ADIYAMAN</text:p>
          </table:table-cell>
          <table:table-cell office:value-type="string">
            <text:p>646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46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2467">
            <text:p>12467</text:p>
          </table:table-cell>
          <table:table-cell office:value-type="string">
            <text:p>Bayi</text:p>
          </table:table-cell>
          <table:table-cell office:value-type="float" office:value="38">
            <text:p>38</text:p>
          </table:table-cell>
          <table:table-cell office:value-type="float" office:value="2012">
            <text:p>201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13,662.22</text:p>
          </table:table-cell>
          <table:table-cell office:value-type="string">
            <text:p>17,923.38</text:p>
          </table:table-cell>
          <table:table-cell office:value-type="string">
            <text:p>13,763.98</text:p>
          </table:table-cell>
          <table:table-cell office:value-type="string">
            <text:p>6,527.43</text:p>
          </table:table-cell>
          <table:table-cell office:value-type="string">
            <text:p>8,171.55</text:p>
          </table:table-cell>
          <table:table-cell office:value-type="string">
            <text:p>17,518.61</text:p>
          </table:table-cell>
          <table:table-cell office:value-type="string">
            <text:p>15,120.51</text:p>
          </table:table-cell>
          <table:table-cell office:value-type="string">
            <text:p>3,893.81</text:p>
          </table:table-cell>
          <table:table-cell office:value-type="string">
            <text:p>1,895.89</text:p>
          </table:table-cell>
          <table:table-cell office:value-type="string">
            <text:p>212.11</text:p>
          </table:table-cell>
          <table:table-cell office:value-type="string">
            <text:p>26,874.84</text:p>
          </table:table-cell>
          <table:table-cell office:value-type="string">
            <text:p>113,616.98</text:p>
          </table:table-cell>
          <table:table-cell office:value-type="string">
            <text:p>88,143.14</text:p>
          </table:table-cell>
        </table:table-row>
        <table:table-row>
          <table:table-cell office:value-type="float" office:value="13643">
            <text:p>13643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12">
            <text:p>2012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232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32.96</text:p>
          </table:table-cell>
        </table:table-row>
        <table:table-row>
          <table:table-cell office:value-type="float" office:value="114630">
            <text:p>114630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13">
            <text:p>2013</text:p>
          </table:table-cell>
          <table:table-cell office:value-type="string">
            <text:p>TÜRKİYE</text:p>
          </table:table-cell>
          <table:table-cell office:value-type="string">
            <text:p>YALOVA</text:p>
          </table:table-cell>
          <table:table-cell office:value-type="string">
            <text:p>785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5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23327">
            <text:p>123327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10">
            <text:p>201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24749">
            <text:p>124749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11">
            <text:p>2011</text:p>
          </table:table-cell>
          <table:table-cell office:value-type="string">
            <text:p>TÜRKİYE</text:p>
          </table:table-cell>
          <table:table-cell office:value-type="string">
            <text:p>SAKARYA</text:p>
          </table:table-cell>
          <table:table-cell office:value-type="string">
            <text:p>6,490,566.24</text:p>
          </table:table-cell>
          <table:table-cell office:value-type="string">
            <text:p>418,205.54</text:p>
          </table:table-cell>
          <table:table-cell office:value-type="string">
            <text:p>217,922.11</text:p>
          </table:table-cell>
          <table:table-cell office:value-type="string">
            <text:p>451,270.02</text:p>
          </table:table-cell>
          <table:table-cell office:value-type="string">
            <text:p>263,036.36</text:p>
          </table:table-cell>
          <table:table-cell office:value-type="string">
            <text:p>151,384.10</text:p>
          </table:table-cell>
          <table:table-cell office:value-type="string">
            <text:p>465,502.99</text:p>
          </table:table-cell>
          <table:table-cell office:value-type="string">
            <text:p>463,311.30</text:p>
          </table:table-cell>
          <table:table-cell office:value-type="string">
            <text:p>1,309,668.01</text:p>
          </table:table-cell>
          <table:table-cell office:value-type="string">
            <text:p>575,661.60</text:p>
          </table:table-cell>
          <table:table-cell office:value-type="string">
            <text:p>2,010,927.22</text:p>
          </table:table-cell>
          <table:table-cell office:value-type="string">
            <text:p>163,677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31854">
            <text:p>131854</text:p>
          </table:table-cell>
          <table:table-cell office:value-type="string">
            <text:p>Bayi</text:p>
          </table:table-cell>
          <table:table-cell office:value-type="float" office:value="43">
            <text:p>43</text:p>
          </table:table-cell>
          <table:table-cell office:value-type="float" office:value="2011">
            <text:p>2011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2,291,337.90</text:p>
          </table:table-cell>
          <table:table-cell office:value-type="string">
            <text:p>1,065,874.51</text:p>
          </table:table-cell>
          <table:table-cell office:value-type="string">
            <text:p>612,697.08</text:p>
          </table:table-cell>
          <table:table-cell office:value-type="string">
            <text:p>632,288.04</text:p>
          </table:table-cell>
          <table:table-cell office:value-type="string">
            <text:p>1,023,319.05</text:p>
          </table:table-cell>
          <table:table-cell office:value-type="string">
            <text:p>875,478.39</text:p>
          </table:table-cell>
          <table:table-cell office:value-type="string">
            <text:p>1,096,905.43</text:p>
          </table:table-cell>
          <table:table-cell office:value-type="string">
            <text:p>532,981.28</text:p>
          </table:table-cell>
          <table:table-cell office:value-type="string">
            <text:p>1,691,333.46</text:p>
          </table:table-cell>
          <table:table-cell office:value-type="string">
            <text:p>1,772,460.64</text:p>
          </table:table-cell>
          <table:table-cell office:value-type="string">
            <text:p>1,568,133.24</text:p>
          </table:table-cell>
          <table:table-cell office:value-type="string">
            <text:p>829,034.95</text:p>
          </table:table-cell>
          <table:table-cell office:value-type="string">
            <text:p>590,831.84</text:p>
          </table:table-cell>
        </table:table-row>
        <table:table-row>
          <table:table-cell office:value-type="float" office:value="132400">
            <text:p>132400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11">
            <text:p>201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2,220,825.46</text:p>
          </table:table-cell>
          <table:table-cell office:value-type="string">
            <text:p>386,121.56</text:p>
          </table:table-cell>
          <table:table-cell office:value-type="string">
            <text:p>492,353.31</text:p>
          </table:table-cell>
          <table:table-cell office:value-type="string">
            <text:p>1,464,699.72</text:p>
          </table:table-cell>
          <table:table-cell office:value-type="string">
            <text:p>3,084,266.87</text:p>
          </table:table-cell>
          <table:table-cell office:value-type="string">
            <text:p>847,753.45</text:p>
          </table:table-cell>
          <table:table-cell office:value-type="string">
            <text:p>1,279,402.00</text:p>
          </table:table-cell>
          <table:table-cell office:value-type="string">
            <text:p>648,982.55</text:p>
          </table:table-cell>
          <table:table-cell office:value-type="string">
            <text:p>463,531.10</text:p>
          </table:table-cell>
          <table:table-cell office:value-type="string">
            <text:p>353,088.24</text:p>
          </table:table-cell>
          <table:table-cell office:value-type="string">
            <text:p>617,973.97</text:p>
          </table:table-cell>
          <table:table-cell office:value-type="string">
            <text:p>2,001,607.93</text:p>
          </table:table-cell>
          <table:table-cell office:value-type="string">
            <text:p>581,044.76</text:p>
          </table:table-cell>
        </table:table-row>
        <table:table-row>
          <table:table-cell office:value-type="float" office:value="150432">
            <text:p>150432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12">
            <text:p>201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,988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988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52853">
            <text:p>152853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13">
            <text:p>2013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6,112.0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990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1.25</text:p>
          </table:table-cell>
        </table:table-row>
        <table:table-row>
          <table:table-cell office:value-type="float" office:value="155359">
            <text:p>155359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13">
            <text:p>2013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,820,493.8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9,951.11</text:p>
          </table:table-cell>
          <table:table-cell office:value-type="string">
            <text:p>4,821.81</text:p>
          </table:table-cell>
          <table:table-cell office:value-type="string">
            <text:p>1,552,434.08</text:p>
          </table:table-cell>
          <table:table-cell office:value-type="string">
            <text:p>173,146.5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0.25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55417">
            <text:p>155417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13">
            <text:p>2013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265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5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55561">
            <text:p>155561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13">
            <text:p>201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373.55</text:p>
          </table:table-cell>
          <table:table-cell office:value-type="string">
            <text:p>2.10</text:p>
          </table:table-cell>
          <table:table-cell office:value-type="string">
            <text:p>16.60</text:p>
          </table:table-cell>
          <table:table-cell office:value-type="string">
            <text:p>24.50</text:p>
          </table:table-cell>
          <table:table-cell office:value-type="string">
            <text:p>0.00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0.00</text:p>
          </table:table-cell>
        </table:table-row>
        <table:table-row>
          <table:table-cell office:value-type="float" office:value="155788">
            <text:p>155788</text:p>
          </table:table-cell>
          <table:table-cell office:value-type="string">
            <text:p>Bayi</text:p>
          </table:table-cell>
          <table:table-cell office:value-type="float" office:value="49">
            <text:p>49</text:p>
          </table:table-cell>
          <table:table-cell office:value-type="float" office:value="2013">
            <text:p>201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32,783,485.63</text:p>
          </table:table-cell>
          <table:table-cell office:value-type="string">
            <text:p>346,693.31</text:p>
          </table:table-cell>
          <table:table-cell office:value-type="string">
            <text:p>693,783.65</text:p>
          </table:table-cell>
          <table:table-cell office:value-type="string">
            <text:p>860,091.58</text:p>
          </table:table-cell>
          <table:table-cell office:value-type="string">
            <text:p>2,177,154.08</text:p>
          </table:table-cell>
          <table:table-cell office:value-type="string">
            <text:p>1,260,591.88</text:p>
          </table:table-cell>
          <table:table-cell office:value-type="string">
            <text:p>1,023,209.64</text:p>
          </table:table-cell>
          <table:table-cell office:value-type="string">
            <text:p>2,869,506.64</text:p>
          </table:table-cell>
          <table:table-cell office:value-type="string">
            <text:p>6,618,230.50</text:p>
          </table:table-cell>
          <table:table-cell office:value-type="string">
            <text:p>6,746,140.58</text:p>
          </table:table-cell>
          <table:table-cell office:value-type="string">
            <text:p>5,297,715.05</text:p>
          </table:table-cell>
          <table:table-cell office:value-type="string">
            <text:p>2,988,734.95</text:p>
          </table:table-cell>
          <table:table-cell office:value-type="string">
            <text:p>1,901,633.76</text:p>
          </table:table-cell>
        </table:table-row>
        <table:table-row>
          <table:table-cell office:value-type="float" office:value="160867">
            <text:p>160867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14">
            <text:p>2014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693.78</text:p>
          </table:table-cell>
          <table:table-cell office:value-type="string">
            <text:p>409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7.7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10.84</text:p>
          </table:table-cell>
          <table:table-cell office:value-type="string">
            <text:p>425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62512">
            <text:p>162512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14">
            <text:p>2014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6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63461">
            <text:p>163461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14">
            <text:p>2014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71762">
            <text:p>17176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14">
            <text:p>2014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78282">
            <text:p>17828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14">
            <text:p>2014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441.26</text:p>
          </table:table-cell>
          <table:table-cell office:value-type="string">
            <text:p>1,094.05</text:p>
          </table:table-cell>
          <table:table-cell office:value-type="string">
            <text:p>347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82390">
            <text:p>182390</text:p>
          </table:table-cell>
          <table:table-cell office:value-type="string">
            <text:p>Üye</text:p>
          </table:table-cell>
          <table:table-cell office:value-type="float" office:value="46">
            <text:p>46</text:p>
          </table:table-cell>
          <table:table-cell office:value-type="float" office:value="2015">
            <text:p>2015</text:p>
          </table:table-cell>
          <table:table-cell office:value-type="string">
            <text:p>TÜRKİYE</text:p>
          </table:table-cell>
          <table:table-cell office:value-type="string">
            <text:p>BALIKESİR</text:p>
          </table:table-cell>
          <table:table-cell office:value-type="string">
            <text:p>20.63</text:p>
          </table:table-cell>
          <table:table-cell office:value-type="string">
            <text:p>20.6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82854">
            <text:p>182854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15">
            <text:p>2015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737,750.32</text:p>
          </table:table-cell>
          <table:table-cell office:value-type="string">
            <text:p>67,234.91</text:p>
          </table:table-cell>
          <table:table-cell office:value-type="string">
            <text:p>72,783.63</text:p>
          </table:table-cell>
          <table:table-cell office:value-type="string">
            <text:p>88,495.84</text:p>
          </table:table-cell>
          <table:table-cell office:value-type="string">
            <text:p>103,706.69</text:p>
          </table:table-cell>
          <table:table-cell office:value-type="string">
            <text:p>74,929.62</text:p>
          </table:table-cell>
          <table:table-cell office:value-type="string">
            <text:p>60,661.69</text:p>
          </table:table-cell>
          <table:table-cell office:value-type="string">
            <text:p>3,787.58</text:p>
          </table:table-cell>
          <table:table-cell office:value-type="string">
            <text:p>21,192.92</text:p>
          </table:table-cell>
          <table:table-cell office:value-type="string">
            <text:p>85,601.77</text:p>
          </table:table-cell>
          <table:table-cell office:value-type="string">
            <text:p>8,485.58</text:p>
          </table:table-cell>
          <table:table-cell office:value-type="string">
            <text:p>54,412.33</text:p>
          </table:table-cell>
          <table:table-cell office:value-type="string">
            <text:p>96,457.77</text:p>
          </table:table-cell>
        </table:table-row>
        <table:table-row>
          <table:table-cell office:value-type="float" office:value="183004">
            <text:p>183004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15">
            <text:p>2015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366.3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6.3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84726">
            <text:p>184726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16">
            <text:p>2016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814,314.60</text:p>
          </table:table-cell>
          <table:table-cell office:value-type="string">
            <text:p>320,629.92</text:p>
          </table:table-cell>
          <table:table-cell office:value-type="string">
            <text:p>361,706.62</text:p>
          </table:table-cell>
          <table:table-cell office:value-type="string">
            <text:p>314,549.45</text:p>
          </table:table-cell>
          <table:table-cell office:value-type="string">
            <text:p>409,440.66</text:p>
          </table:table-cell>
          <table:table-cell office:value-type="string">
            <text:p>219,020.50</text:p>
          </table:table-cell>
          <table:table-cell office:value-type="string">
            <text:p>96,475.18</text:p>
          </table:table-cell>
          <table:table-cell office:value-type="string">
            <text:p>60,041.32</text:p>
          </table:table-cell>
          <table:table-cell office:value-type="string">
            <text:p>24,940.64</text:p>
          </table:table-cell>
          <table:table-cell office:value-type="string">
            <text:p>7,510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89480">
            <text:p>189480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671.56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402.00</text:p>
          </table:table-cell>
          <table:table-cell office:value-type="string">
            <text:p>169.5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90370">
            <text:p>190370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660.00</text:p>
          </table:table-cell>
          <table:table-cell office:value-type="string">
            <text:p>6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190911">
            <text:p>190911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GAZİANTEP</text:p>
          </table:table-cell>
          <table:table-cell office:value-type="string">
            <text:p>114.3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4.37</text:p>
          </table:table-cell>
        </table:table-row>
        <table:table-row>
          <table:table-cell office:value-type="float" office:value="194689">
            <text:p>194689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BATMAN</text:p>
          </table:table-cell>
          <table:table-cell office:value-type="string">
            <text:p>970,019.34</text:p>
          </table:table-cell>
          <table:table-cell office:value-type="string">
            <text:p>169,079.24</text:p>
          </table:table-cell>
          <table:table-cell office:value-type="string">
            <text:p>151,919.10</text:p>
          </table:table-cell>
          <table:table-cell office:value-type="string">
            <text:p>286,161.74</text:p>
          </table:table-cell>
          <table:table-cell office:value-type="string">
            <text:p>136,174.27</text:p>
          </table:table-cell>
          <table:table-cell office:value-type="string">
            <text:p>72,831.59</text:p>
          </table:table-cell>
          <table:table-cell office:value-type="string">
            <text:p>73,685.94</text:p>
          </table:table-cell>
          <table:table-cell office:value-type="string">
            <text:p>24,157.43</text:p>
          </table:table-cell>
          <table:table-cell office:value-type="string">
            <text:p>31,063.17</text:p>
          </table:table-cell>
          <table:table-cell office:value-type="string">
            <text:p>24,946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10945">
            <text:p>210945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MUĞLA</text:p>
          </table:table-cell>
          <table:table-cell office:value-type="string">
            <text:p>48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19491">
            <text:p>219491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ŞANLI URFA</text:p>
          </table:table-cell>
          <table:table-cell office:value-type="string">
            <text:p>2,757.73</text:p>
          </table:table-cell>
          <table:table-cell office:value-type="string">
            <text:p>917.29</text:p>
          </table:table-cell>
          <table:table-cell office:value-type="string">
            <text:p>1,167.96</text:p>
          </table:table-cell>
          <table:table-cell office:value-type="string">
            <text:p>672.4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19781">
            <text:p>219781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319.41</text:p>
          </table:table-cell>
          <table:table-cell office:value-type="string">
            <text:p>663.90</text:p>
          </table:table-cell>
          <table:table-cell office:value-type="string">
            <text:p>655.5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23299">
            <text:p>223299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23.3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3.3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30307">
            <text:p>230307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17">
            <text:p>2017</text:p>
          </table:table-cell>
          <table:table-cell office:value-type="string">
            <text:p>TÜRKİYE</text:p>
          </table:table-cell>
          <table:table-cell office:value-type="string">
            <text:p>MUĞLA</text:p>
          </table:table-cell>
          <table:table-cell office:value-type="string">
            <text:p>97.9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7.9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33571">
            <text:p>233571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3,696,199.83</text:p>
          </table:table-cell>
          <table:table-cell office:value-type="string">
            <text:p>2,801.96</text:p>
          </table:table-cell>
          <table:table-cell office:value-type="string">
            <text:p>14,408.92</text:p>
          </table:table-cell>
          <table:table-cell office:value-type="string">
            <text:p>75,306.38</text:p>
          </table:table-cell>
          <table:table-cell office:value-type="string">
            <text:p>41,860.37</text:p>
          </table:table-cell>
          <table:table-cell office:value-type="string">
            <text:p>6,450.99</text:p>
          </table:table-cell>
          <table:table-cell office:value-type="string">
            <text:p>46,044.27</text:p>
          </table:table-cell>
          <table:table-cell office:value-type="string">
            <text:p>28,153.13</text:p>
          </table:table-cell>
          <table:table-cell office:value-type="string">
            <text:p>104,985.21</text:p>
          </table:table-cell>
          <table:table-cell office:value-type="string">
            <text:p>2,009,955.64</text:p>
          </table:table-cell>
          <table:table-cell office:value-type="string">
            <text:p>530,966.34</text:p>
          </table:table-cell>
          <table:table-cell office:value-type="string">
            <text:p>260,569.07</text:p>
          </table:table-cell>
          <table:table-cell office:value-type="string">
            <text:p>574,697.56</text:p>
          </table:table-cell>
        </table:table-row>
        <table:table-row>
          <table:table-cell office:value-type="float" office:value="234634">
            <text:p>234634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11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35986">
            <text:p>235986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HAKKARİ</text:p>
          </table:table-cell>
          <table:table-cell office:value-type="string">
            <text:p>700,214.05</text:p>
          </table:table-cell>
          <table:table-cell office:value-type="string">
            <text:p>54,589.91</text:p>
          </table:table-cell>
          <table:table-cell office:value-type="string">
            <text:p>98,996.34</text:p>
          </table:table-cell>
          <table:table-cell office:value-type="string">
            <text:p>139,730.40</text:p>
          </table:table-cell>
          <table:table-cell office:value-type="string">
            <text:p>146,227.71</text:p>
          </table:table-cell>
          <table:table-cell office:value-type="string">
            <text:p>23,130.70</text:p>
          </table:table-cell>
          <table:table-cell office:value-type="string">
            <text:p>32,456.93</text:p>
          </table:table-cell>
          <table:table-cell office:value-type="string">
            <text:p>20,118.04</text:p>
          </table:table-cell>
          <table:table-cell office:value-type="string">
            <text:p>28,856.84</text:p>
          </table:table-cell>
          <table:table-cell office:value-type="string">
            <text:p>11,942.15</text:p>
          </table:table-cell>
          <table:table-cell office:value-type="string">
            <text:p>105,028.21</text:p>
          </table:table-cell>
          <table:table-cell office:value-type="string">
            <text:p>27,674.87</text:p>
          </table:table-cell>
          <table:table-cell office:value-type="string">
            <text:p>11,461.95</text:p>
          </table:table-cell>
        </table:table-row>
        <table:table-row>
          <table:table-cell office:value-type="float" office:value="240811">
            <text:p>240811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945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4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42496">
            <text:p>242496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32.29</text:p>
          </table:table-cell>
          <table:table-cell office:value-type="string">
            <text:p>0.00</text:p>
          </table:table-cell>
          <table:table-cell office:value-type="string">
            <text:p>19.18</text:p>
          </table:table-cell>
          <table:table-cell office:value-type="string">
            <text:p>115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6.00</text:p>
          </table:table-cell>
          <table:table-cell office:value-type="string">
            <text:p>12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42791">
            <text:p>242791</text:p>
          </table:table-cell>
          <table:table-cell office:value-type="string">
            <text:p>Bayi</text:p>
          </table:table-cell>
          <table:table-cell office:value-type="float" office:value="64">
            <text:p>64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7,1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7,1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43033">
            <text:p>24303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SİVAS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44779">
            <text:p>244779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9,668.9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,520.81</text:p>
          </table:table-cell>
          <table:table-cell office:value-type="string">
            <text:p>14,089.69</text:p>
          </table:table-cell>
          <table:table-cell office:value-type="string">
            <text:p>0.00</text:p>
          </table:table-cell>
          <table:table-cell office:value-type="string">
            <text:p>2,044.63</text:p>
          </table:table-cell>
          <table:table-cell office:value-type="string">
            <text:p>2,013.7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45774">
            <text:p>24577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726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64.14</text:p>
          </table:table-cell>
          <table:table-cell office:value-type="string">
            <text:p>562.75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46313">
            <text:p>246313</text:p>
          </table:table-cell>
          <table:table-cell office:value-type="string">
            <text:p>Bayi</text:p>
          </table:table-cell>
          <table:table-cell office:value-type="float" office:value="35">
            <text:p>35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8,098,888.95</text:p>
          </table:table-cell>
          <table:table-cell office:value-type="string">
            <text:p>535,589.12</text:p>
          </table:table-cell>
          <table:table-cell office:value-type="string">
            <text:p>354,149.83</text:p>
          </table:table-cell>
          <table:table-cell office:value-type="string">
            <text:p>782,105.97</text:p>
          </table:table-cell>
          <table:table-cell office:value-type="string">
            <text:p>547,310.08</text:p>
          </table:table-cell>
          <table:table-cell office:value-type="string">
            <text:p>637,341.34</text:p>
          </table:table-cell>
          <table:table-cell office:value-type="string">
            <text:p>458,858.20</text:p>
          </table:table-cell>
          <table:table-cell office:value-type="string">
            <text:p>144,569.13</text:p>
          </table:table-cell>
          <table:table-cell office:value-type="string">
            <text:p>268,862.60</text:p>
          </table:table-cell>
          <table:table-cell office:value-type="string">
            <text:p>1,228,632.20</text:p>
          </table:table-cell>
          <table:table-cell office:value-type="string">
            <text:p>989,898.47</text:p>
          </table:table-cell>
          <table:table-cell office:value-type="string">
            <text:p>939,199.71</text:p>
          </table:table-cell>
          <table:table-cell office:value-type="string">
            <text:p>1,212,372.30</text:p>
          </table:table-cell>
        </table:table-row>
        <table:table-row>
          <table:table-cell office:value-type="float" office:value="246925">
            <text:p>246925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1,212,584.12</text:p>
          </table:table-cell>
          <table:table-cell office:value-type="string">
            <text:p>58,014.48</text:p>
          </table:table-cell>
          <table:table-cell office:value-type="string">
            <text:p>11,020.93</text:p>
          </table:table-cell>
          <table:table-cell office:value-type="string">
            <text:p>17,415.45</text:p>
          </table:table-cell>
          <table:table-cell office:value-type="string">
            <text:p>135,575.06</text:p>
          </table:table-cell>
          <table:table-cell office:value-type="string">
            <text:p>83,977.70</text:p>
          </table:table-cell>
          <table:table-cell office:value-type="string">
            <text:p>93,285.18</text:p>
          </table:table-cell>
          <table:table-cell office:value-type="string">
            <text:p>153,694.02</text:p>
          </table:table-cell>
          <table:table-cell office:value-type="string">
            <text:p>130,304.99</text:p>
          </table:table-cell>
          <table:table-cell office:value-type="string">
            <text:p>185,580.45</text:p>
          </table:table-cell>
          <table:table-cell office:value-type="string">
            <text:p>164,375.11</text:p>
          </table:table-cell>
          <table:table-cell office:value-type="string">
            <text:p>88,506.31</text:p>
          </table:table-cell>
          <table:table-cell office:value-type="string">
            <text:p>90,834.43</text:p>
          </table:table-cell>
        </table:table-row>
        <table:table-row>
          <table:table-cell office:value-type="float" office:value="247451">
            <text:p>247451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123,943.40</text:p>
          </table:table-cell>
          <table:table-cell office:value-type="string">
            <text:p>1,975.22</text:p>
          </table:table-cell>
          <table:table-cell office:value-type="string">
            <text:p>2,953.04</text:p>
          </table:table-cell>
          <table:table-cell office:value-type="string">
            <text:p>1,927.14</text:p>
          </table:table-cell>
          <table:table-cell office:value-type="string">
            <text:p>2,934.47</text:p>
          </table:table-cell>
          <table:table-cell office:value-type="string">
            <text:p>993.22</text:p>
          </table:table-cell>
          <table:table-cell office:value-type="string">
            <text:p>1,423.31</text:p>
          </table:table-cell>
          <table:table-cell office:value-type="string">
            <text:p>23.38</text:p>
          </table:table-cell>
          <table:table-cell office:value-type="string">
            <text:p>1,640.12</text:p>
          </table:table-cell>
          <table:table-cell office:value-type="string">
            <text:p>21,922.26</text:p>
          </table:table-cell>
          <table:table-cell office:value-type="string">
            <text:p>51,236.54</text:p>
          </table:table-cell>
          <table:table-cell office:value-type="string">
            <text:p>26,892.98</text:p>
          </table:table-cell>
          <table:table-cell office:value-type="string">
            <text:p>10,021.73</text:p>
          </table:table-cell>
        </table:table-row>
        <table:table-row>
          <table:table-cell office:value-type="float" office:value="248583">
            <text:p>248583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6,792.17</text:p>
          </table:table-cell>
          <table:table-cell office:value-type="string">
            <text:p>1,938.82</text:p>
          </table:table-cell>
          <table:table-cell office:value-type="string">
            <text:p>2,174.59</text:p>
          </table:table-cell>
          <table:table-cell office:value-type="string">
            <text:p>2,678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49241">
            <text:p>24924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9.9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.9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50049">
            <text:p>250049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ÇORUM</text:p>
          </table:table-cell>
          <table:table-cell office:value-type="string">
            <text:p>67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7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50217">
            <text:p>250217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18">
            <text:p>2018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1,563.8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563.8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53364">
            <text:p>253364</text:p>
          </table:table-cell>
          <table:table-cell office:value-type="string">
            <text:p>Bayi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57729">
            <text:p>257729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19">
            <text:p>2019</text:p>
          </table:table-cell>
          <table:table-cell office:value-type="string">
            <text:p>TÜRKİYE</text:p>
          </table:table-cell>
          <table:table-cell office:value-type="string">
            <text:p>AFYONKARAHİSAR</text:p>
          </table:table-cell>
          <table:table-cell office:value-type="string">
            <text:p>2,244,430.61</text:p>
          </table:table-cell>
          <table:table-cell office:value-type="string">
            <text:p>151,901.27</text:p>
          </table:table-cell>
          <table:table-cell office:value-type="string">
            <text:p>246,171.45</text:p>
          </table:table-cell>
          <table:table-cell office:value-type="string">
            <text:p>102,970.38</text:p>
          </table:table-cell>
          <table:table-cell office:value-type="string">
            <text:p>458,532.18</text:p>
          </table:table-cell>
          <table:table-cell office:value-type="string">
            <text:p>76,855.24</text:p>
          </table:table-cell>
          <table:table-cell office:value-type="string">
            <text:p>169,255.65</text:p>
          </table:table-cell>
          <table:table-cell office:value-type="string">
            <text:p>233,035.68</text:p>
          </table:table-cell>
          <table:table-cell office:value-type="string">
            <text:p>438,907.32</text:p>
          </table:table-cell>
          <table:table-cell office:value-type="string">
            <text:p>119,006.33</text:p>
          </table:table-cell>
          <table:table-cell office:value-type="string">
            <text:p>109,622.09</text:p>
          </table:table-cell>
          <table:table-cell office:value-type="string">
            <text:p>60,846.58</text:p>
          </table:table-cell>
          <table:table-cell office:value-type="string">
            <text:p>77,326.45</text:p>
          </table:table-cell>
        </table:table-row>
        <table:table-row>
          <table:table-cell office:value-type="float" office:value="257844">
            <text:p>257844</text:p>
          </table:table-cell>
          <table:table-cell office:value-type="string">
            <text:p>Bayi</text:p>
          </table:table-cell>
          <table:table-cell office:value-type="float" office:value="39">
            <text:p>39</text:p>
          </table:table-cell>
          <table:table-cell office:value-type="float" office:value="2019">
            <text:p>2019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87,544.00</text:p>
          </table:table-cell>
          <table:table-cell office:value-type="string">
            <text:p>68,473.92</text:p>
          </table:table-cell>
          <table:table-cell office:value-type="string">
            <text:p>56,990.14</text:p>
          </table:table-cell>
          <table:table-cell office:value-type="string">
            <text:p>76,416.04</text:p>
          </table:table-cell>
          <table:table-cell office:value-type="string">
            <text:p>41,785.98</text:p>
          </table:table-cell>
          <table:table-cell office:value-type="string">
            <text:p>58,133.44</text:p>
          </table:table-cell>
          <table:table-cell office:value-type="string">
            <text:p>32,213.71</text:p>
          </table:table-cell>
          <table:table-cell office:value-type="string">
            <text:p>43,797.98</text:p>
          </table:table-cell>
          <table:table-cell office:value-type="string">
            <text:p>39,371.89</text:p>
          </table:table-cell>
          <table:table-cell office:value-type="string">
            <text:p>26,034.08</text:p>
          </table:table-cell>
          <table:table-cell office:value-type="string">
            <text:p>16,675.46</text:p>
          </table:table-cell>
          <table:table-cell office:value-type="string">
            <text:p>20,585.48</text:p>
          </table:table-cell>
          <table:table-cell office:value-type="string">
            <text:p>7,065.90</text:p>
          </table:table-cell>
        </table:table-row>
        <table:table-row>
          <table:table-cell office:value-type="float" office:value="257990">
            <text:p>257990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19">
            <text:p>2019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4,316.8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26.13</text:p>
          </table:table-cell>
          <table:table-cell office:value-type="string">
            <text:p>625.63</text:p>
          </table:table-cell>
          <table:table-cell office:value-type="string">
            <text:p>2,565.06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58563">
            <text:p>258563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string">
            <text:p>TÜRKİYE</text:p>
          </table:table-cell>
          <table:table-cell office:value-type="string">
            <text:p>BALIKESİR</text:p>
          </table:table-cell>
          <table:table-cell office:value-type="string">
            <text:p>711.6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11.65</text:p>
          </table:table-cell>
        </table:table-row>
        <table:table-row>
          <table:table-cell office:value-type="float" office:value="259034">
            <text:p>259034</text:p>
          </table:table-cell>
          <table:table-cell office:value-type="string">
            <text:p>Bayi</text:p>
          </table:table-cell>
          <table:table-cell office:value-type="float" office:value="45">
            <text:p>45</text:p>
          </table:table-cell>
          <table:table-cell office:value-type="float" office:value="2019">
            <text:p>2019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909.29</text:p>
          </table:table-cell>
          <table:table-cell office:value-type="string">
            <text:p>112.03</text:p>
          </table:table-cell>
          <table:table-cell office:value-type="string">
            <text:p>0.00</text:p>
          </table:table-cell>
          <table:table-cell office:value-type="string">
            <text:p>102.80</text:p>
          </table:table-cell>
          <table:table-cell office:value-type="string">
            <text:p>237.92</text:p>
          </table:table-cell>
          <table:table-cell office:value-type="string">
            <text:p>245.00</text:p>
          </table:table-cell>
          <table:table-cell office:value-type="string">
            <text:p>0.00</text:p>
          </table:table-cell>
          <table:table-cell office:value-type="string">
            <text:p>50.07</text:p>
          </table:table-cell>
          <table:table-cell office:value-type="string">
            <text:p>15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5.5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59697">
            <text:p>259697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270,832.28</text:p>
          </table:table-cell>
          <table:table-cell office:value-type="string">
            <text:p>84,374.74</text:p>
          </table:table-cell>
          <table:table-cell office:value-type="string">
            <text:p>238,668.75</text:p>
          </table:table-cell>
          <table:table-cell office:value-type="string">
            <text:p>236,558.97</text:p>
          </table:table-cell>
          <table:table-cell office:value-type="string">
            <text:p>141,098.41</text:p>
          </table:table-cell>
          <table:table-cell office:value-type="string">
            <text:p>119,271.66</text:p>
          </table:table-cell>
          <table:table-cell office:value-type="string">
            <text:p>109,326.89</text:p>
          </table:table-cell>
          <table:table-cell office:value-type="string">
            <text:p>143,711.26</text:p>
          </table:table-cell>
          <table:table-cell office:value-type="string">
            <text:p>42,881.93</text:p>
          </table:table-cell>
          <table:table-cell office:value-type="string">
            <text:p>26,205.55</text:p>
          </table:table-cell>
          <table:table-cell office:value-type="string">
            <text:p>32,607.60</text:p>
          </table:table-cell>
          <table:table-cell office:value-type="string">
            <text:p>33,097.70</text:p>
          </table:table-cell>
          <table:table-cell office:value-type="string">
            <text:p>63,028.83</text:p>
          </table:table-cell>
        </table:table-row>
        <table:table-row>
          <table:table-cell office:value-type="float" office:value="259866">
            <text:p>259866</text:p>
          </table:table-cell>
          <table:table-cell office:value-type="string">
            <text:p>Bayi</text:p>
          </table:table-cell>
          <table:table-cell office:value-type="float" office:value="38">
            <text:p>38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4,425,643.41</text:p>
          </table:table-cell>
          <table:table-cell office:value-type="string">
            <text:p>46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75.25</text:p>
          </table:table-cell>
          <table:table-cell office:value-type="string">
            <text:p>14.03</text:p>
          </table:table-cell>
          <table:table-cell office:value-type="string">
            <text:p>294,412.29</text:p>
          </table:table-cell>
          <table:table-cell office:value-type="string">
            <text:p>593,708.18</text:p>
          </table:table-cell>
          <table:table-cell office:value-type="string">
            <text:p>1,954,651.34</text:p>
          </table:table-cell>
          <table:table-cell office:value-type="string">
            <text:p>1,258,820.54</text:p>
          </table:table-cell>
          <table:table-cell office:value-type="string">
            <text:p>322,494.28</text:p>
          </table:table-cell>
        </table:table-row>
        <table:table-row>
          <table:table-cell office:value-type="float" office:value="260017">
            <text:p>260017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009,058.23</text:p>
          </table:table-cell>
          <table:table-cell office:value-type="string">
            <text:p>71,586.80</text:p>
          </table:table-cell>
          <table:table-cell office:value-type="string">
            <text:p>14,516.00</text:p>
          </table:table-cell>
          <table:table-cell office:value-type="string">
            <text:p>0.00</text:p>
          </table:table-cell>
          <table:table-cell office:value-type="string">
            <text:p>1,9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58.68</text:p>
          </table:table-cell>
          <table:table-cell office:value-type="string">
            <text:p>0.00</text:p>
          </table:table-cell>
          <table:table-cell office:value-type="string">
            <text:p>19,801.93</text:p>
          </table:table-cell>
          <table:table-cell office:value-type="string">
            <text:p>17,815.53</text:p>
          </table:table-cell>
          <table:table-cell office:value-type="string">
            <text:p>496.60</text:p>
          </table:table-cell>
          <table:table-cell office:value-type="string">
            <text:p>882,372.71</text:p>
          </table:table-cell>
        </table:table-row>
        <table:table-row>
          <table:table-cell office:value-type="float" office:value="260610">
            <text:p>260610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ESKİŞEHİR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0952">
            <text:p>260952</text:p>
          </table:table-cell>
          <table:table-cell office:value-type="string">
            <text:p>Bilinmeyen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1117">
            <text:p>261117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69,3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00.00</text:p>
          </table:table-cell>
          <table:table-cell office:value-type="string">
            <text:p>5,750.00</text:p>
          </table:table-cell>
          <table:table-cell office:value-type="string">
            <text:p>31,125.00</text:p>
          </table:table-cell>
          <table:table-cell office:value-type="string">
            <text:p>25,450.00</text:p>
          </table:table-cell>
          <table:table-cell office:value-type="string">
            <text:p>0.00</text:p>
          </table:table-cell>
          <table:table-cell office:value-type="string">
            <text:p>2,075.00</text:p>
          </table:table-cell>
          <table:table-cell office:value-type="string">
            <text:p>4,175.00</text:p>
          </table:table-cell>
        </table:table-row>
        <table:table-row>
          <table:table-cell office:value-type="float" office:value="261172">
            <text:p>261172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77.55</text:p>
          </table:table-cell>
          <table:table-cell office:value-type="string">
            <text:p>6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1438">
            <text:p>261438</text:p>
          </table:table-cell>
          <table:table-cell office:value-type="string">
            <text:p>Bayi</text:p>
          </table:table-cell>
          <table:table-cell office:value-type="float" office:value="40">
            <text:p>40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22,499.7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57.28</text:p>
          </table:table-cell>
          <table:table-cell office:value-type="string">
            <text:p>1,429.95</text:p>
          </table:table-cell>
          <table:table-cell office:value-type="string">
            <text:p>0.00</text:p>
          </table:table-cell>
          <table:table-cell office:value-type="string">
            <text:p>13,312.51</text:p>
          </table:table-cell>
          <table:table-cell office:value-type="string">
            <text:p>7,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1785">
            <text:p>261785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1,034.53</text:p>
          </table:table-cell>
          <table:table-cell office:value-type="string">
            <text:p>84.15</text:p>
          </table:table-cell>
          <table:table-cell office:value-type="string">
            <text:p>430.6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03</text:p>
          </table:table-cell>
          <table:table-cell office:value-type="string">
            <text:p>14.0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1.47</text:p>
          </table:table-cell>
          <table:table-cell office:value-type="string">
            <text:p>0.00</text:p>
          </table:table-cell>
          <table:table-cell office:value-type="string">
            <text:p>440.22</text:p>
          </table:table-cell>
        </table:table-row>
        <table:table-row>
          <table:table-cell office:value-type="float" office:value="261880">
            <text:p>261880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MUĞLA</text:p>
          </table:table-cell>
          <table:table-cell office:value-type="string">
            <text:p>5,407.17</text:p>
          </table:table-cell>
          <table:table-cell office:value-type="string">
            <text:p>4,882.18</text:p>
          </table:table-cell>
          <table:table-cell office:value-type="string">
            <text:p>291.63</text:p>
          </table:table-cell>
          <table:table-cell office:value-type="string">
            <text:p>100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4.50</text:p>
          </table:table-cell>
          <table:table-cell office:value-type="string">
            <text:p>88.83</text:p>
          </table:table-cell>
        </table:table-row>
        <table:table-row>
          <table:table-cell office:value-type="float" office:value="262487">
            <text:p>262487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73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3.76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2985">
            <text:p>262985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ŞANLI URFA</text:p>
          </table:table-cell>
          <table:table-cell office:value-type="string">
            <text:p>13,627,731.86</text:p>
          </table:table-cell>
          <table:table-cell office:value-type="string">
            <text:p>1,112,998.54</text:p>
          </table:table-cell>
          <table:table-cell office:value-type="string">
            <text:p>837,920.92</text:p>
          </table:table-cell>
          <table:table-cell office:value-type="string">
            <text:p>885,108.03</text:p>
          </table:table-cell>
          <table:table-cell office:value-type="string">
            <text:p>768,203.80</text:p>
          </table:table-cell>
          <table:table-cell office:value-type="string">
            <text:p>580,327.38</text:p>
          </table:table-cell>
          <table:table-cell office:value-type="string">
            <text:p>540,787.02</text:p>
          </table:table-cell>
          <table:table-cell office:value-type="string">
            <text:p>2,620,019.19</text:p>
          </table:table-cell>
          <table:table-cell office:value-type="string">
            <text:p>2,534,684.24</text:p>
          </table:table-cell>
          <table:table-cell office:value-type="string">
            <text:p>181,454.40</text:p>
          </table:table-cell>
          <table:table-cell office:value-type="string">
            <text:p>213,415.47</text:p>
          </table:table-cell>
          <table:table-cell office:value-type="string">
            <text:p>2,277,489.02</text:p>
          </table:table-cell>
          <table:table-cell office:value-type="string">
            <text:p>1,075,323.84</text:p>
          </table:table-cell>
        </table:table-row>
        <table:table-row>
          <table:table-cell office:value-type="float" office:value="263023">
            <text:p>263023</text:p>
          </table:table-cell>
          <table:table-cell office:value-type="string">
            <text:p>Bayi</text:p>
          </table:table-cell>
          <table:table-cell office:value-type="float" office:value="62">
            <text:p>62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HATAY</text:p>
          </table:table-cell>
          <table:table-cell office:value-type="string">
            <text:p>632,452.18</text:p>
          </table:table-cell>
          <table:table-cell office:value-type="string">
            <text:p>31,961.98</text:p>
          </table:table-cell>
          <table:table-cell office:value-type="string">
            <text:p>11,346.24</text:p>
          </table:table-cell>
          <table:table-cell office:value-type="string">
            <text:p>48,083.03</text:p>
          </table:table-cell>
          <table:table-cell office:value-type="string">
            <text:p>183,422.17</text:p>
          </table:table-cell>
          <table:table-cell office:value-type="string">
            <text:p>13,020.91</text:p>
          </table:table-cell>
          <table:table-cell office:value-type="string">
            <text:p>62,468.02</text:p>
          </table:table-cell>
          <table:table-cell office:value-type="string">
            <text:p>102,446.36</text:p>
          </table:table-cell>
          <table:table-cell office:value-type="string">
            <text:p>40,802.73</text:p>
          </table:table-cell>
          <table:table-cell office:value-type="string">
            <text:p>6,793.18</text:p>
          </table:table-cell>
          <table:table-cell office:value-type="string">
            <text:p>9,937.05</text:p>
          </table:table-cell>
          <table:table-cell office:value-type="string">
            <text:p>3,205.68</text:p>
          </table:table-cell>
          <table:table-cell office:value-type="string">
            <text:p>118,964.85</text:p>
          </table:table-cell>
        </table:table-row>
        <table:table-row>
          <table:table-cell office:value-type="float" office:value="263024">
            <text:p>263024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342,940.44</text:p>
          </table:table-cell>
          <table:table-cell office:value-type="string">
            <text:p>89,985.94</text:p>
          </table:table-cell>
          <table:table-cell office:value-type="string">
            <text:p>0.00</text:p>
          </table:table-cell>
          <table:table-cell office:value-type="string">
            <text:p>238,014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,939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3117">
            <text:p>263117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2,402.57</text:p>
          </table:table-cell>
          <table:table-cell office:value-type="string">
            <text:p>227.50</text:p>
          </table:table-cell>
          <table:table-cell office:value-type="string">
            <text:p>0.00</text:p>
          </table:table-cell>
          <table:table-cell office:value-type="string">
            <text:p>17.06</text:p>
          </table:table-cell>
          <table:table-cell office:value-type="string">
            <text:p>322.33</text:p>
          </table:table-cell>
          <table:table-cell office:value-type="string">
            <text:p>31.77</text:p>
          </table:table-cell>
          <table:table-cell office:value-type="string">
            <text:p>201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4.70</text:p>
          </table:table-cell>
          <table:table-cell office:value-type="string">
            <text:p>1,457.97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3261">
            <text:p>263261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5,180,518.19</text:p>
          </table:table-cell>
          <table:table-cell office:value-type="string">
            <text:p>790,083.81</text:p>
          </table:table-cell>
          <table:table-cell office:value-type="string">
            <text:p>745,676.25</text:p>
          </table:table-cell>
          <table:table-cell office:value-type="string">
            <text:p>1,538,260.85</text:p>
          </table:table-cell>
          <table:table-cell office:value-type="string">
            <text:p>1,705,627.81</text:p>
          </table:table-cell>
          <table:table-cell office:value-type="string">
            <text:p>943,168.61</text:p>
          </table:table-cell>
          <table:table-cell office:value-type="string">
            <text:p>792,110.06</text:p>
          </table:table-cell>
          <table:table-cell office:value-type="string">
            <text:p>1,526,922.17</text:p>
          </table:table-cell>
          <table:table-cell office:value-type="string">
            <text:p>1,254,646.86</text:p>
          </table:table-cell>
          <table:table-cell office:value-type="string">
            <text:p>1,212,060.05</text:p>
          </table:table-cell>
          <table:table-cell office:value-type="string">
            <text:p>1,062,591.30</text:p>
          </table:table-cell>
          <table:table-cell office:value-type="string">
            <text:p>1,387,416.44</text:p>
          </table:table-cell>
          <table:table-cell office:value-type="string">
            <text:p>2,221,953.98</text:p>
          </table:table-cell>
        </table:table-row>
        <table:table-row>
          <table:table-cell office:value-type="float" office:value="263329">
            <text:p>263329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17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7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3386">
            <text:p>263386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ZONGULDAK</text:p>
          </table:table-cell>
          <table:table-cell office:value-type="string">
            <text:p>162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2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3452">
            <text:p>263452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KIRŞEHİR</text:p>
          </table:table-cell>
          <table:table-cell office:value-type="string">
            <text:p>278.46</text:p>
          </table:table-cell>
          <table:table-cell office:value-type="string">
            <text:p>0.00</text:p>
          </table:table-cell>
          <table:table-cell office:value-type="string">
            <text:p>229.32</text:p>
          </table:table-cell>
          <table:table-cell office:value-type="string">
            <text:p>49.1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3489">
            <text:p>263489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2.40</text:p>
          </table:table-cell>
          <table:table-cell office:value-type="string">
            <text:p>18.19</text:p>
          </table:table-cell>
          <table:table-cell office:value-type="string">
            <text:p>18.19</text:p>
          </table:table-cell>
          <table:table-cell office:value-type="string">
            <text:p>0.00</text:p>
          </table:table-cell>
          <table:table-cell office:value-type="string">
            <text:p>39.43</text:p>
          </table:table-cell>
          <table:table-cell office:value-type="string">
            <text:p>0.00</text:p>
          </table:table-cell>
          <table:table-cell office:value-type="string">
            <text:p>20.63</text:p>
          </table:table-cell>
          <table:table-cell office:value-type="string">
            <text:p>25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3524">
            <text:p>263524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980,102.35</text:p>
          </table:table-cell>
          <table:table-cell office:value-type="string">
            <text:p>364,422.94</text:p>
          </table:table-cell>
          <table:table-cell office:value-type="string">
            <text:p>0.00</text:p>
          </table:table-cell>
          <table:table-cell office:value-type="string">
            <text:p>520,675.66</text:p>
          </table:table-cell>
          <table:table-cell office:value-type="string">
            <text:p>69.90</text:p>
          </table:table-cell>
          <table:table-cell office:value-type="string">
            <text:p>69.90</text:p>
          </table:table-cell>
          <table:table-cell office:value-type="string">
            <text:p>94,201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62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3692">
            <text:p>263692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6,456,964.98</text:p>
          </table:table-cell>
          <table:table-cell office:value-type="string">
            <text:p>177,058.16</text:p>
          </table:table-cell>
          <table:table-cell office:value-type="string">
            <text:p>136,805.12</text:p>
          </table:table-cell>
          <table:table-cell office:value-type="string">
            <text:p>645,452.24</text:p>
          </table:table-cell>
          <table:table-cell office:value-type="string">
            <text:p>405,856.75</text:p>
          </table:table-cell>
          <table:table-cell office:value-type="string">
            <text:p>146,154.81</text:p>
          </table:table-cell>
          <table:table-cell office:value-type="string">
            <text:p>18,652.64</text:p>
          </table:table-cell>
          <table:table-cell office:value-type="string">
            <text:p>10,251.66</text:p>
          </table:table-cell>
          <table:table-cell office:value-type="string">
            <text:p>26,634.08</text:p>
          </table:table-cell>
          <table:table-cell office:value-type="string">
            <text:p>35,491.88</text:p>
          </table:table-cell>
          <table:table-cell office:value-type="string">
            <text:p>64,075.46</text:p>
          </table:table-cell>
          <table:table-cell office:value-type="string">
            <text:p>4,286,561.72</text:p>
          </table:table-cell>
          <table:table-cell office:value-type="string">
            <text:p>503,970.47</text:p>
          </table:table-cell>
        </table:table-row>
        <table:table-row>
          <table:table-cell office:value-type="float" office:value="263939">
            <text:p>263939</text:p>
          </table:table-cell>
          <table:table-cell office:value-type="string">
            <text:p>Üye</text:p>
          </table:table-cell>
          <table:table-cell office:value-type="float" office:value="42">
            <text:p>42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864.33</text:p>
          </table:table-cell>
          <table:table-cell office:value-type="string">
            <text:p>864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4802">
            <text:p>264802</text:p>
          </table:table-cell>
          <table:table-cell office:value-type="string">
            <text:p>Bayi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199,809.44</text:p>
          </table:table-cell>
          <table:table-cell office:value-type="string">
            <text:p>245,729.88</text:p>
          </table:table-cell>
          <table:table-cell office:value-type="string">
            <text:p>344,442.05</text:p>
          </table:table-cell>
          <table:table-cell office:value-type="string">
            <text:p>332,244.00</text:p>
          </table:table-cell>
          <table:table-cell office:value-type="string">
            <text:p>48,843.87</text:p>
          </table:table-cell>
          <table:table-cell office:value-type="string">
            <text:p>22,180.30</text:p>
          </table:table-cell>
          <table:table-cell office:value-type="string">
            <text:p>9.35</text:p>
          </table:table-cell>
          <table:table-cell office:value-type="string">
            <text:p>21,917.06</text:p>
          </table:table-cell>
          <table:table-cell office:value-type="string">
            <text:p>2,329.90</text:p>
          </table:table-cell>
          <table:table-cell office:value-type="string">
            <text:p>1,726.89</text:p>
          </table:table-cell>
          <table:table-cell office:value-type="string">
            <text:p>1,996.17</text:p>
          </table:table-cell>
          <table:table-cell office:value-type="string">
            <text:p>167,487.26</text:p>
          </table:table-cell>
          <table:table-cell office:value-type="string">
            <text:p>10,902.71</text:p>
          </table:table-cell>
        </table:table-row>
        <table:table-row>
          <table:table-cell office:value-type="float" office:value="265498">
            <text:p>265498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1,667,968.01</text:p>
          </table:table-cell>
          <table:table-cell office:value-type="string">
            <text:p>69,995.66</text:p>
          </table:table-cell>
          <table:table-cell office:value-type="string">
            <text:p>55,671.28</text:p>
          </table:table-cell>
          <table:table-cell office:value-type="string">
            <text:p>151,928.58</text:p>
          </table:table-cell>
          <table:table-cell office:value-type="string">
            <text:p>120,777.14</text:p>
          </table:table-cell>
          <table:table-cell office:value-type="string">
            <text:p>308,441.10</text:p>
          </table:table-cell>
          <table:table-cell office:value-type="string">
            <text:p>271,789.97</text:p>
          </table:table-cell>
          <table:table-cell office:value-type="string">
            <text:p>202,834.85</text:p>
          </table:table-cell>
          <table:table-cell office:value-type="string">
            <text:p>121,120.09</text:p>
          </table:table-cell>
          <table:table-cell office:value-type="string">
            <text:p>98,852.42</text:p>
          </table:table-cell>
          <table:table-cell office:value-type="string">
            <text:p>79,948.03</text:p>
          </table:table-cell>
          <table:table-cell office:value-type="string">
            <text:p>141,773.83</text:p>
          </table:table-cell>
          <table:table-cell office:value-type="string">
            <text:p>44,835.06</text:p>
          </table:table-cell>
        </table:table-row>
        <table:table-row>
          <table:table-cell office:value-type="float" office:value="265506">
            <text:p>265506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7,446.03</text:p>
          </table:table-cell>
          <table:table-cell office:value-type="string">
            <text:p>2,085.22</text:p>
          </table:table-cell>
          <table:table-cell office:value-type="string">
            <text:p>1,114.98</text:p>
          </table:table-cell>
          <table:table-cell office:value-type="string">
            <text:p>703.5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296.68</text:p>
          </table:table-cell>
          <table:table-cell office:value-type="string">
            <text:p>0.00</text:p>
          </table:table-cell>
          <table:table-cell office:value-type="string">
            <text:p>427.01</text:p>
          </table:table-cell>
          <table:table-cell office:value-type="string">
            <text:p>1,171.55</text:p>
          </table:table-cell>
          <table:table-cell office:value-type="string">
            <text:p>0.00</text:p>
          </table:table-cell>
          <table:table-cell office:value-type="string">
            <text:p>456.79</text:p>
          </table:table-cell>
          <table:table-cell office:value-type="string">
            <text:p>190.23</text:p>
          </table:table-cell>
        </table:table-row>
        <table:table-row>
          <table:table-cell office:value-type="float" office:value="265513">
            <text:p>265513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38.72</text:p>
          </table:table-cell>
          <table:table-cell office:value-type="string">
            <text:p>102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3.03</text:p>
          </table:table-cell>
          <table:table-cell office:value-type="string">
            <text:p>530.76</text:p>
          </table:table-cell>
          <table:table-cell office:value-type="string">
            <text:p>0.00</text:p>
          </table:table-cell>
          <table:table-cell office:value-type="string">
            <text:p>122.1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5700">
            <text:p>265700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67,448.74</text:p>
          </table:table-cell>
          <table:table-cell office:value-type="string">
            <text:p>5,568.32</text:p>
          </table:table-cell>
          <table:table-cell office:value-type="string">
            <text:p>77,784.62</text:p>
          </table:table-cell>
          <table:table-cell office:value-type="string">
            <text:p>365,478.42</text:p>
          </table:table-cell>
          <table:table-cell office:value-type="string">
            <text:p>101,194.41</text:p>
          </table:table-cell>
          <table:table-cell office:value-type="string">
            <text:p>1,533.47</text:p>
          </table:table-cell>
          <table:table-cell office:value-type="string">
            <text:p>12,031.10</text:p>
          </table:table-cell>
          <table:table-cell office:value-type="string">
            <text:p>2,643.13</text:p>
          </table:table-cell>
          <table:table-cell office:value-type="string">
            <text:p>747.7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67.50</text:p>
          </table:table-cell>
        </table:table-row>
        <table:table-row>
          <table:table-cell office:value-type="float" office:value="265748">
            <text:p>265748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7,007.00</text:p>
          </table:table-cell>
          <table:table-cell office:value-type="string">
            <text:p>113.68</text:p>
          </table:table-cell>
          <table:table-cell office:value-type="string">
            <text:p>725.80</text:p>
          </table:table-cell>
          <table:table-cell office:value-type="string">
            <text:p>123.38</text:p>
          </table:table-cell>
          <table:table-cell office:value-type="string">
            <text:p>1,899.77</text:p>
          </table:table-cell>
          <table:table-cell office:value-type="string">
            <text:p>1,232.07</text:p>
          </table:table-cell>
          <table:table-cell office:value-type="string">
            <text:p>122.64</text:p>
          </table:table-cell>
          <table:table-cell office:value-type="string">
            <text:p>791.74</text:p>
          </table:table-cell>
          <table:table-cell office:value-type="string">
            <text:p>256.76</text:p>
          </table:table-cell>
          <table:table-cell office:value-type="string">
            <text:p>1,319.24</text:p>
          </table:table-cell>
          <table:table-cell office:value-type="string">
            <text:p>421.9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6080">
            <text:p>266080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38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0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8.40</text:p>
          </table:table-cell>
        </table:table-row>
        <table:table-row>
          <table:table-cell office:value-type="float" office:value="266171">
            <text:p>266171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11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11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6184">
            <text:p>266184</text:p>
          </table:table-cell>
          <table:table-cell office:value-type="string">
            <text:p>Üye</text:p>
          </table:table-cell>
          <table:table-cell office:value-type="float" office:value="39">
            <text:p>39</text:p>
          </table:table-cell>
          <table:table-cell office:value-type="float" office:value="2020">
            <text:p>2020</text:p>
          </table:table-cell>
          <table:table-cell office:value-type="string">
            <text:p>AFGHANISTAN</text:p>
          </table:table-cell>
          <table:table-cell office:value-type="string">
            <text:p>NULL</text:p>
          </table:table-cell>
          <table:table-cell office:value-type="string">
            <text:p>2,467.70</text:p>
          </table:table-cell>
          <table:table-cell office:value-type="string">
            <text:p>0.00</text:p>
          </table:table-cell>
          <table:table-cell office:value-type="string">
            <text:p>1,157.70</text:p>
          </table:table-cell>
          <table:table-cell office:value-type="string">
            <text:p>1,3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6282">
            <text:p>266282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SAKARYA</text:p>
          </table:table-cell>
          <table:table-cell office:value-type="string">
            <text:p>197,279.73</text:p>
          </table:table-cell>
          <table:table-cell office:value-type="string">
            <text:p>41,412.26</text:p>
          </table:table-cell>
          <table:table-cell office:value-type="string">
            <text:p>37,598.24</text:p>
          </table:table-cell>
          <table:table-cell office:value-type="string">
            <text:p>38,221.70</text:p>
          </table:table-cell>
          <table:table-cell office:value-type="string">
            <text:p>15,447.15</text:p>
          </table:table-cell>
          <table:table-cell office:value-type="string">
            <text:p>461.19</text:p>
          </table:table-cell>
          <table:table-cell office:value-type="string">
            <text:p>1,534.96</text:p>
          </table:table-cell>
          <table:table-cell office:value-type="string">
            <text:p>13,652.58</text:p>
          </table:table-cell>
          <table:table-cell office:value-type="string">
            <text:p>12.84</text:p>
          </table:table-cell>
          <table:table-cell office:value-type="string">
            <text:p>6,260.35</text:p>
          </table:table-cell>
          <table:table-cell office:value-type="string">
            <text:p>40,759.94</text:p>
          </table:table-cell>
          <table:table-cell office:value-type="string">
            <text:p>1,918.52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084">
            <text:p>267084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2,228.39</text:p>
          </table:table-cell>
          <table:table-cell office:value-type="string">
            <text:p>253.05</text:p>
          </table:table-cell>
          <table:table-cell office:value-type="string">
            <text:p>527.4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1.41</text:p>
          </table:table-cell>
          <table:table-cell office:value-type="string">
            <text:p>46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00.45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256">
            <text:p>267256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0">
            <text:p>2020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23,754.31</text:p>
          </table:table-cell>
          <table:table-cell office:value-type="string">
            <text:p>1,321.34</text:p>
          </table:table-cell>
          <table:table-cell office:value-type="string">
            <text:p>8,294.49</text:p>
          </table:table-cell>
          <table:table-cell office:value-type="string">
            <text:p>1,615.23</text:p>
          </table:table-cell>
          <table:table-cell office:value-type="string">
            <text:p>4,480.50</text:p>
          </table:table-cell>
          <table:table-cell office:value-type="string">
            <text:p>4,096.99</text:p>
          </table:table-cell>
          <table:table-cell office:value-type="string">
            <text:p>386.22</text:p>
          </table:table-cell>
          <table:table-cell office:value-type="string">
            <text:p>341.89</text:p>
          </table:table-cell>
          <table:table-cell office:value-type="string">
            <text:p>3,035.90</text:p>
          </table:table-cell>
          <table:table-cell office:value-type="string">
            <text:p>181.7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278">
            <text:p>267278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8,854.01</text:p>
          </table:table-cell>
          <table:table-cell office:value-type="string">
            <text:p>11,313.50</text:p>
          </table:table-cell>
          <table:table-cell office:value-type="string">
            <text:p>26,332.50</text:p>
          </table:table-cell>
          <table:table-cell office:value-type="string">
            <text:p>21,208.0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290">
            <text:p>267290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9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370">
            <text:p>267370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34.05</text:p>
          </table:table-cell>
          <table:table-cell office:value-type="string">
            <text:p>0.00</text:p>
          </table:table-cell>
          <table:table-cell office:value-type="string">
            <text:p>109.6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4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618">
            <text:p>267618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ŞANLI URFA</text:p>
          </table:table-cell>
          <table:table-cell office:value-type="string">
            <text:p>60,146.14</text:p>
          </table:table-cell>
          <table:table-cell office:value-type="string">
            <text:p>16,962.77</text:p>
          </table:table-cell>
          <table:table-cell office:value-type="string">
            <text:p>22,599.09</text:p>
          </table:table-cell>
          <table:table-cell office:value-type="string">
            <text:p>14,958.21</text:p>
          </table:table-cell>
          <table:table-cell office:value-type="string">
            <text:p>2,731.28</text:p>
          </table:table-cell>
          <table:table-cell office:value-type="string">
            <text:p>1,642.13</text:p>
          </table:table-cell>
          <table:table-cell office:value-type="string">
            <text:p>0.00</text:p>
          </table:table-cell>
          <table:table-cell office:value-type="string">
            <text:p>1,193.25</text:p>
          </table:table-cell>
          <table:table-cell office:value-type="string">
            <text:p>45.3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03</text:p>
          </table:table-cell>
        </table:table-row>
        <table:table-row>
          <table:table-cell office:value-type="float" office:value="267682">
            <text:p>267682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48,780.22</text:p>
          </table:table-cell>
          <table:table-cell office:value-type="string">
            <text:p>5,640.08</text:p>
          </table:table-cell>
          <table:table-cell office:value-type="string">
            <text:p>6,764.69</text:p>
          </table:table-cell>
          <table:table-cell office:value-type="string">
            <text:p>7,013.28</text:p>
          </table:table-cell>
          <table:table-cell office:value-type="string">
            <text:p>14,415.35</text:p>
          </table:table-cell>
          <table:table-cell office:value-type="string">
            <text:p>9,505.72</text:p>
          </table:table-cell>
          <table:table-cell office:value-type="string">
            <text:p>4,335.43</text:p>
          </table:table-cell>
          <table:table-cell office:value-type="string">
            <text:p>39,680.86</text:p>
          </table:table-cell>
          <table:table-cell office:value-type="string">
            <text:p>30,845.78</text:p>
          </table:table-cell>
          <table:table-cell office:value-type="string">
            <text:p>42,138.97</text:p>
          </table:table-cell>
          <table:table-cell office:value-type="string">
            <text:p>67,037.73</text:p>
          </table:table-cell>
          <table:table-cell office:value-type="string">
            <text:p>9,427.27</text:p>
          </table:table-cell>
          <table:table-cell office:value-type="string">
            <text:p>11,975.06</text:p>
          </table:table-cell>
        </table:table-row>
        <table:table-row>
          <table:table-cell office:value-type="float" office:value="267720">
            <text:p>267720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0">
            <text:p>2020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,418.34</text:p>
          </table:table-cell>
          <table:table-cell office:value-type="string">
            <text:p>251.06</text:p>
          </table:table-cell>
          <table:table-cell office:value-type="string">
            <text:p>0.00</text:p>
          </table:table-cell>
          <table:table-cell office:value-type="string">
            <text:p>81.60</text:p>
          </table:table-cell>
          <table:table-cell office:value-type="string">
            <text:p>117.16</text:p>
          </table:table-cell>
          <table:table-cell office:value-type="string">
            <text:p>283.42</text:p>
          </table:table-cell>
          <table:table-cell office:value-type="string">
            <text:p>0.00</text:p>
          </table:table-cell>
          <table:table-cell office:value-type="string">
            <text:p>311.74</text:p>
          </table:table-cell>
          <table:table-cell office:value-type="string">
            <text:p>226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6.86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838">
            <text:p>267838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KAYSERİ</text:p>
          </table:table-cell>
          <table:table-cell office:value-type="string">
            <text:p>4,688.11</text:p>
          </table:table-cell>
          <table:table-cell office:value-type="string">
            <text:p>0.00</text:p>
          </table:table-cell>
          <table:table-cell office:value-type="string">
            <text:p>861.41</text:p>
          </table:table-cell>
          <table:table-cell office:value-type="string">
            <text:p>2,498.60</text:p>
          </table:table-cell>
          <table:table-cell office:value-type="string">
            <text:p>0.00</text:p>
          </table:table-cell>
          <table:table-cell office:value-type="string">
            <text:p>1,328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886">
            <text:p>267886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56,771.84</text:p>
          </table:table-cell>
          <table:table-cell office:value-type="string">
            <text:p>2,996.10</text:p>
          </table:table-cell>
          <table:table-cell office:value-type="string">
            <text:p>4,759.09</text:p>
          </table:table-cell>
          <table:table-cell office:value-type="string">
            <text:p>3,452.62</text:p>
          </table:table-cell>
          <table:table-cell office:value-type="string">
            <text:p>14,837.63</text:p>
          </table:table-cell>
          <table:table-cell office:value-type="string">
            <text:p>6,555.78</text:p>
          </table:table-cell>
          <table:table-cell office:value-type="string">
            <text:p>2,948.88</text:p>
          </table:table-cell>
          <table:table-cell office:value-type="string">
            <text:p>3,301.33</text:p>
          </table:table-cell>
          <table:table-cell office:value-type="string">
            <text:p>2,702.09</text:p>
          </table:table-cell>
          <table:table-cell office:value-type="string">
            <text:p>4,626.46</text:p>
          </table:table-cell>
          <table:table-cell office:value-type="string">
            <text:p>1,973.38</text:p>
          </table:table-cell>
          <table:table-cell office:value-type="string">
            <text:p>5,103.15</text:p>
          </table:table-cell>
          <table:table-cell office:value-type="string">
            <text:p>3,515.31</text:p>
          </table:table-cell>
        </table:table-row>
        <table:table-row>
          <table:table-cell office:value-type="float" office:value="267956">
            <text:p>267956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44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44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7983">
            <text:p>267983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22,905,582.90</text:p>
          </table:table-cell>
          <table:table-cell office:value-type="string">
            <text:p>54,591.39</text:p>
          </table:table-cell>
          <table:table-cell office:value-type="string">
            <text:p>596,523.46</text:p>
          </table:table-cell>
          <table:table-cell office:value-type="string">
            <text:p>5,065,025.75</text:p>
          </table:table-cell>
          <table:table-cell office:value-type="string">
            <text:p>5,489,055.68</text:p>
          </table:table-cell>
          <table:table-cell office:value-type="string">
            <text:p>6,489,095.86</text:p>
          </table:table-cell>
          <table:table-cell office:value-type="string">
            <text:p>2,225,179.74</text:p>
          </table:table-cell>
          <table:table-cell office:value-type="string">
            <text:p>85,608.68</text:p>
          </table:table-cell>
          <table:table-cell office:value-type="string">
            <text:p>367,124.73</text:p>
          </table:table-cell>
          <table:table-cell office:value-type="string">
            <text:p>1,234,306.76</text:p>
          </table:table-cell>
          <table:table-cell office:value-type="string">
            <text:p>1,144,468.04</text:p>
          </table:table-cell>
          <table:table-cell office:value-type="string">
            <text:p>99,856.38</text:p>
          </table:table-cell>
          <table:table-cell office:value-type="string">
            <text:p>54,746.42</text:p>
          </table:table-cell>
        </table:table-row>
        <table:table-row>
          <table:table-cell office:value-type="float" office:value="267988">
            <text:p>267988</text:p>
          </table:table-cell>
          <table:table-cell office:value-type="string">
            <text:p>Bayi</text:p>
          </table:table-cell>
          <table:table-cell office:value-type="float" office:value="44">
            <text:p>44</text:p>
          </table:table-cell>
          <table:table-cell office:value-type="float" office:value="2020">
            <text:p>2020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5,033,001.65</text:p>
          </table:table-cell>
          <table:table-cell office:value-type="string">
            <text:p>510,084.18</text:p>
          </table:table-cell>
          <table:table-cell office:value-type="string">
            <text:p>511,012.66</text:p>
          </table:table-cell>
          <table:table-cell office:value-type="string">
            <text:p>268,733.34</text:p>
          </table:table-cell>
          <table:table-cell office:value-type="string">
            <text:p>776,529.96</text:p>
          </table:table-cell>
          <table:table-cell office:value-type="string">
            <text:p>540,425.85</text:p>
          </table:table-cell>
          <table:table-cell office:value-type="string">
            <text:p>522,256.95</text:p>
          </table:table-cell>
          <table:table-cell office:value-type="string">
            <text:p>587,600.15</text:p>
          </table:table-cell>
          <table:table-cell office:value-type="string">
            <text:p>309,782.85</text:p>
          </table:table-cell>
          <table:table-cell office:value-type="string">
            <text:p>284,635.57</text:p>
          </table:table-cell>
          <table:table-cell office:value-type="string">
            <text:p>176,557.62</text:p>
          </table:table-cell>
          <table:table-cell office:value-type="string">
            <text:p>168,150.60</text:p>
          </table:table-cell>
          <table:table-cell office:value-type="string">
            <text:p>377,231.92</text:p>
          </table:table-cell>
        </table:table-row>
        <table:table-row>
          <table:table-cell office:value-type="float" office:value="268034">
            <text:p>268034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5,265,502.72</text:p>
          </table:table-cell>
          <table:table-cell office:value-type="string">
            <text:p>306,495.92</text:p>
          </table:table-cell>
          <table:table-cell office:value-type="string">
            <text:p>173,321.57</text:p>
          </table:table-cell>
          <table:table-cell office:value-type="string">
            <text:p>858,695.61</text:p>
          </table:table-cell>
          <table:table-cell office:value-type="string">
            <text:p>1,794,603.36</text:p>
          </table:table-cell>
          <table:table-cell office:value-type="string">
            <text:p>783,997.42</text:p>
          </table:table-cell>
          <table:table-cell office:value-type="string">
            <text:p>912,430.09</text:p>
          </table:table-cell>
          <table:table-cell office:value-type="string">
            <text:p>146,730.18</text:p>
          </table:table-cell>
          <table:table-cell office:value-type="string">
            <text:p>0.00</text:p>
          </table:table-cell>
          <table:table-cell office:value-type="string">
            <text:p>153.85</text:p>
          </table:table-cell>
          <table:table-cell office:value-type="string">
            <text:p>51,636.10</text:p>
          </table:table-cell>
          <table:table-cell office:value-type="string">
            <text:p>177,893.88</text:p>
          </table:table-cell>
          <table:table-cell office:value-type="string">
            <text:p>59,544.73</text:p>
          </table:table-cell>
        </table:table-row>
        <table:table-row>
          <table:table-cell office:value-type="float" office:value="268053">
            <text:p>268053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275,564.6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5,564.61</text:p>
          </table:table-cell>
        </table:table-row>
        <table:table-row>
          <table:table-cell office:value-type="float" office:value="268256">
            <text:p>268256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92,355.53</text:p>
          </table:table-cell>
          <table:table-cell office:value-type="string">
            <text:p>16,975.19</text:p>
          </table:table-cell>
          <table:table-cell office:value-type="string">
            <text:p>10,462.87</text:p>
          </table:table-cell>
          <table:table-cell office:value-type="string">
            <text:p>64,193.72</text:p>
          </table:table-cell>
          <table:table-cell office:value-type="string">
            <text:p>72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8279">
            <text:p>268279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02,111.97</text:p>
          </table:table-cell>
          <table:table-cell office:value-type="string">
            <text:p>12,911.86</text:p>
          </table:table-cell>
          <table:table-cell office:value-type="string">
            <text:p>7,638.56</text:p>
          </table:table-cell>
          <table:table-cell office:value-type="string">
            <text:p>13,851.48</text:p>
          </table:table-cell>
          <table:table-cell office:value-type="string">
            <text:p>4,803.03</text:p>
          </table:table-cell>
          <table:table-cell office:value-type="string">
            <text:p>6,690.65</text:p>
          </table:table-cell>
          <table:table-cell office:value-type="string">
            <text:p>7,171.36</text:p>
          </table:table-cell>
          <table:table-cell office:value-type="string">
            <text:p>10,026.22</text:p>
          </table:table-cell>
          <table:table-cell office:value-type="string">
            <text:p>14,817.17</text:p>
          </table:table-cell>
          <table:table-cell office:value-type="string">
            <text:p>7,530.78</text:p>
          </table:table-cell>
          <table:table-cell office:value-type="string">
            <text:p>5,159.36</text:p>
          </table:table-cell>
          <table:table-cell office:value-type="string">
            <text:p>11,511.51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8305">
            <text:p>268305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,040,001.67</text:p>
          </table:table-cell>
          <table:table-cell office:value-type="string">
            <text:p>0.00</text:p>
          </table:table-cell>
          <table:table-cell office:value-type="string">
            <text:p>62,026.12</text:p>
          </table:table-cell>
          <table:table-cell office:value-type="string">
            <text:p>284,110.30</text:p>
          </table:table-cell>
          <table:table-cell office:value-type="string">
            <text:p>121,775.00</text:p>
          </table:table-cell>
          <table:table-cell office:value-type="string">
            <text:p>250,805.00</text:p>
          </table:table-cell>
          <table:table-cell office:value-type="string">
            <text:p>554,874.00</text:p>
          </table:table-cell>
          <table:table-cell office:value-type="string">
            <text:p>380,612.53</text:p>
          </table:table-cell>
          <table:table-cell office:value-type="string">
            <text:p>435,522.19</text:p>
          </table:table-cell>
          <table:table-cell office:value-type="string">
            <text:p>747,710.13</text:p>
          </table:table-cell>
          <table:table-cell office:value-type="string">
            <text:p>676,309.16</text:p>
          </table:table-cell>
          <table:table-cell office:value-type="string">
            <text:p>344,832.00</text:p>
          </table:table-cell>
          <table:table-cell office:value-type="string">
            <text:p>181,425.25</text:p>
          </table:table-cell>
        </table:table-row>
        <table:table-row>
          <table:table-cell office:value-type="float" office:value="268394">
            <text:p>268394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,487,681.05</text:p>
          </table:table-cell>
          <table:table-cell office:value-type="string">
            <text:p>640,657.66</text:p>
          </table:table-cell>
          <table:table-cell office:value-type="string">
            <text:p>731,882.43</text:p>
          </table:table-cell>
          <table:table-cell office:value-type="string">
            <text:p>921,063.48</text:p>
          </table:table-cell>
          <table:table-cell office:value-type="string">
            <text:p>630,118.94</text:p>
          </table:table-cell>
          <table:table-cell office:value-type="string">
            <text:p>1,350,386.47</text:p>
          </table:table-cell>
          <table:table-cell office:value-type="string">
            <text:p>213,572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8396">
            <text:p>268396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,335,429.80</text:p>
          </table:table-cell>
          <table:table-cell office:value-type="string">
            <text:p>129,611.85</text:p>
          </table:table-cell>
          <table:table-cell office:value-type="string">
            <text:p>113,773.92</text:p>
          </table:table-cell>
          <table:table-cell office:value-type="string">
            <text:p>327,566.22</text:p>
          </table:table-cell>
          <table:table-cell office:value-type="string">
            <text:p>149,692.02</text:p>
          </table:table-cell>
          <table:table-cell office:value-type="string">
            <text:p>181,969.61</text:p>
          </table:table-cell>
          <table:table-cell office:value-type="string">
            <text:p>214,651.33</text:p>
          </table:table-cell>
          <table:table-cell office:value-type="string">
            <text:p>157,469.02</text:p>
          </table:table-cell>
          <table:table-cell office:value-type="string">
            <text:p>84,823.68</text:p>
          </table:table-cell>
          <table:table-cell office:value-type="string">
            <text:p>141,241.31</text:p>
          </table:table-cell>
          <table:table-cell office:value-type="string">
            <text:p>218,669.44</text:p>
          </table:table-cell>
          <table:table-cell office:value-type="string">
            <text:p>306,612.23</text:p>
          </table:table-cell>
          <table:table-cell office:value-type="string">
            <text:p>309,349.17</text:p>
          </table:table-cell>
        </table:table-row>
        <table:table-row>
          <table:table-cell office:value-type="float" office:value="268402">
            <text:p>268402</text:p>
          </table:table-cell>
          <table:table-cell office:value-type="string">
            <text:p>Bayi</text:p>
          </table:table-cell>
          <table:table-cell office:value-type="float" office:value="55">
            <text:p>55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5,704.58</text:p>
          </table:table-cell>
          <table:table-cell office:value-type="string">
            <text:p>2,852.15</text:p>
          </table:table-cell>
          <table:table-cell office:value-type="string">
            <text:p>1,398.50</text:p>
          </table:table-cell>
          <table:table-cell office:value-type="string">
            <text:p>4,731.46</text:p>
          </table:table-cell>
          <table:table-cell office:value-type="string">
            <text:p>1,169.30</text:p>
          </table:table-cell>
          <table:table-cell office:value-type="string">
            <text:p>849.89</text:p>
          </table:table-cell>
          <table:table-cell office:value-type="string">
            <text:p>385.94</text:p>
          </table:table-cell>
          <table:table-cell office:value-type="string">
            <text:p>1,920.01</text:p>
          </table:table-cell>
          <table:table-cell office:value-type="string">
            <text:p>528.91</text:p>
          </table:table-cell>
          <table:table-cell office:value-type="string">
            <text:p>440.31</text:p>
          </table:table-cell>
          <table:table-cell office:value-type="string">
            <text:p>585.40</text:p>
          </table:table-cell>
          <table:table-cell office:value-type="string">
            <text:p>26.39</text:p>
          </table:table-cell>
          <table:table-cell office:value-type="string">
            <text:p>816.30</text:p>
          </table:table-cell>
        </table:table-row>
        <table:table-row>
          <table:table-cell office:value-type="float" office:value="268410">
            <text:p>268410</text:p>
          </table:table-cell>
          <table:table-cell office:value-type="string">
            <text:p>Bayi</text:p>
          </table:table-cell>
          <table:table-cell office:value-type="float" office:value="43">
            <text:p>4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685.25</text:p>
          </table:table-cell>
          <table:table-cell office:value-type="string">
            <text:p>227.88</text:p>
          </table:table-cell>
          <table:table-cell office:value-type="string">
            <text:p>0.00</text:p>
          </table:table-cell>
          <table:table-cell office:value-type="string">
            <text:p>457.3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8430">
            <text:p>268430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1,996,721.50</text:p>
          </table:table-cell>
          <table:table-cell office:value-type="string">
            <text:p>629,524.24</text:p>
          </table:table-cell>
          <table:table-cell office:value-type="string">
            <text:p>293,844.08</text:p>
          </table:table-cell>
          <table:table-cell office:value-type="string">
            <text:p>790,991.00</text:p>
          </table:table-cell>
          <table:table-cell office:value-type="string">
            <text:p>3,346,677.37</text:p>
          </table:table-cell>
          <table:table-cell office:value-type="string">
            <text:p>2,070,355.84</text:p>
          </table:table-cell>
          <table:table-cell office:value-type="string">
            <text:p>1,358,697.63</text:p>
          </table:table-cell>
          <table:table-cell office:value-type="string">
            <text:p>56,758.85</text:p>
          </table:table-cell>
          <table:table-cell office:value-type="string">
            <text:p>533,916.62</text:p>
          </table:table-cell>
          <table:table-cell office:value-type="string">
            <text:p>484,952.50</text:p>
          </table:table-cell>
          <table:table-cell office:value-type="string">
            <text:p>747,243.50</text:p>
          </table:table-cell>
          <table:table-cell office:value-type="string">
            <text:p>1,267,310.33</text:p>
          </table:table-cell>
          <table:table-cell office:value-type="string">
            <text:p>416,449.55</text:p>
          </table:table-cell>
        </table:table-row>
        <table:table-row>
          <table:table-cell office:value-type="float" office:value="268475">
            <text:p>268475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,179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6.83</text:p>
          </table:table-cell>
          <table:table-cell office:value-type="string">
            <text:p>981.75</text:p>
          </table:table-cell>
          <table:table-cell office:value-type="string">
            <text:p>150.66</text:p>
          </table:table-cell>
        </table:table-row>
        <table:table-row>
          <table:table-cell office:value-type="float" office:value="268555">
            <text:p>268555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129,715.84</text:p>
          </table:table-cell>
          <table:table-cell office:value-type="string">
            <text:p>27,830.35</text:p>
          </table:table-cell>
          <table:table-cell office:value-type="string">
            <text:p>2,252.59</text:p>
          </table:table-cell>
          <table:table-cell office:value-type="string">
            <text:p>17,144.61</text:p>
          </table:table-cell>
          <table:table-cell office:value-type="string">
            <text:p>27,990.91</text:p>
          </table:table-cell>
          <table:table-cell office:value-type="string">
            <text:p>15,936.81</text:p>
          </table:table-cell>
          <table:table-cell office:value-type="string">
            <text:p>9,166.74</text:p>
          </table:table-cell>
          <table:table-cell office:value-type="string">
            <text:p>5,977.76</text:p>
          </table:table-cell>
          <table:table-cell office:value-type="string">
            <text:p>8,805.11</text:p>
          </table:table-cell>
          <table:table-cell office:value-type="string">
            <text:p>5,131.50</text:p>
          </table:table-cell>
          <table:table-cell office:value-type="string">
            <text:p>1,741.54</text:p>
          </table:table-cell>
          <table:table-cell office:value-type="string">
            <text:p>3,191.93</text:p>
          </table:table-cell>
          <table:table-cell office:value-type="string">
            <text:p>4,545.99</text:p>
          </table:table-cell>
        </table:table-row>
        <table:table-row>
          <table:table-cell office:value-type="float" office:value="268577">
            <text:p>268577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4,144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394.55</text:p>
          </table:table-cell>
          <table:table-cell office:value-type="string">
            <text:p>19,384.25</text:p>
          </table:table-cell>
          <table:table-cell office:value-type="string">
            <text:p>20,365.50</text:p>
          </table:table-cell>
        </table:table-row>
        <table:table-row>
          <table:table-cell office:value-type="float" office:value="268580">
            <text:p>268580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,536.10</text:p>
          </table:table-cell>
          <table:table-cell office:value-type="string">
            <text:p>1,209.87</text:p>
          </table:table-cell>
          <table:table-cell office:value-type="string">
            <text:p>1,067.54</text:p>
          </table:table-cell>
          <table:table-cell office:value-type="string">
            <text:p>1,813.67</text:p>
          </table:table-cell>
          <table:table-cell office:value-type="string">
            <text:p>228.78</text:p>
          </table:table-cell>
          <table:table-cell office:value-type="string">
            <text:p>93.6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03</text:p>
          </table:table-cell>
          <table:table-cell office:value-type="string">
            <text:p>18.70</text:p>
          </table:table-cell>
          <table:table-cell office:value-type="string">
            <text:p>89.87</text:p>
          </table:table-cell>
        </table:table-row>
        <table:table-row>
          <table:table-cell office:value-type="float" office:value="268603">
            <text:p>268603</text:p>
          </table:table-cell>
          <table:table-cell office:value-type="string">
            <text:p>Bayi</text:p>
          </table:table-cell>
          <table:table-cell office:value-type="float" office:value="39">
            <text:p>3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356,432.31</text:p>
          </table:table-cell>
          <table:table-cell office:value-type="string">
            <text:p>5,336.65</text:p>
          </table:table-cell>
          <table:table-cell office:value-type="string">
            <text:p>20,381.15</text:p>
          </table:table-cell>
          <table:table-cell office:value-type="string">
            <text:p>21,021.48</text:p>
          </table:table-cell>
          <table:table-cell office:value-type="string">
            <text:p>8,815.16</text:p>
          </table:table-cell>
          <table:table-cell office:value-type="string">
            <text:p>22,977.11</text:p>
          </table:table-cell>
          <table:table-cell office:value-type="string">
            <text:p>48,279.03</text:p>
          </table:table-cell>
          <table:table-cell office:value-type="string">
            <text:p>47,201.78</text:p>
          </table:table-cell>
          <table:table-cell office:value-type="string">
            <text:p>82,519.43</text:p>
          </table:table-cell>
          <table:table-cell office:value-type="string">
            <text:p>21,760.36</text:p>
          </table:table-cell>
          <table:table-cell office:value-type="string">
            <text:p>19,548.17</text:p>
          </table:table-cell>
          <table:table-cell office:value-type="string">
            <text:p>30,680.51</text:p>
          </table:table-cell>
          <table:table-cell office:value-type="string">
            <text:p>27,911.48</text:p>
          </table:table-cell>
        </table:table-row>
        <table:table-row>
          <table:table-cell office:value-type="float" office:value="268623">
            <text:p>268623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105.8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8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8661">
            <text:p>268661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149,385.13</text:p>
          </table:table-cell>
          <table:table-cell office:value-type="string">
            <text:p>25,696.32</text:p>
          </table:table-cell>
          <table:table-cell office:value-type="string">
            <text:p>15,259.97</text:p>
          </table:table-cell>
          <table:table-cell office:value-type="string">
            <text:p>42,741.27</text:p>
          </table:table-cell>
          <table:table-cell office:value-type="string">
            <text:p>52,135.27</text:p>
          </table:table-cell>
          <table:table-cell office:value-type="string">
            <text:p>14,685.75</text:p>
          </table:table-cell>
          <table:table-cell office:value-type="string">
            <text:p>93,983.10</text:p>
          </table:table-cell>
          <table:table-cell office:value-type="string">
            <text:p>171,034.11</text:p>
          </table:table-cell>
          <table:table-cell office:value-type="string">
            <text:p>212,270.71</text:p>
          </table:table-cell>
          <table:table-cell office:value-type="string">
            <text:p>90,070.81</text:p>
          </table:table-cell>
          <table:table-cell office:value-type="string">
            <text:p>140,094.07</text:p>
          </table:table-cell>
          <table:table-cell office:value-type="string">
            <text:p>129,468.87</text:p>
          </table:table-cell>
          <table:table-cell office:value-type="string">
            <text:p>161,944.88</text:p>
          </table:table-cell>
        </table:table-row>
        <table:table-row>
          <table:table-cell office:value-type="float" office:value="268703">
            <text:p>268703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1">
            <text:p>2021</text:p>
          </table:table-cell>
          <table:table-cell office:value-type="string">
            <text:p>TUNISIA</text:p>
          </table:table-cell>
          <table:table-cell office:value-type="string">
            <text:p>NULL</text:p>
          </table:table-cell>
          <table:table-cell office:value-type="string">
            <text:p>314,146.65</text:p>
          </table:table-cell>
          <table:table-cell office:value-type="string">
            <text:p>49,986.11</text:p>
          </table:table-cell>
          <table:table-cell office:value-type="string">
            <text:p>33,175.55</text:p>
          </table:table-cell>
          <table:table-cell office:value-type="string">
            <text:p>38,679.66</text:p>
          </table:table-cell>
          <table:table-cell office:value-type="string">
            <text:p>21,937.45</text:p>
          </table:table-cell>
          <table:table-cell office:value-type="string">
            <text:p>18,631.50</text:p>
          </table:table-cell>
          <table:table-cell office:value-type="string">
            <text:p>31,395.45</text:p>
          </table:table-cell>
          <table:table-cell office:value-type="string">
            <text:p>28,414.53</text:p>
          </table:table-cell>
          <table:table-cell office:value-type="string">
            <text:p>41,187.94</text:p>
          </table:table-cell>
          <table:table-cell office:value-type="string">
            <text:p>30,534.75</text:p>
          </table:table-cell>
          <table:table-cell office:value-type="string">
            <text:p>5,814.00</text:p>
          </table:table-cell>
          <table:table-cell office:value-type="string">
            <text:p>12,883.46</text:p>
          </table:table-cell>
          <table:table-cell office:value-type="string">
            <text:p>1,506.25</text:p>
          </table:table-cell>
        </table:table-row>
        <table:table-row>
          <table:table-cell office:value-type="float" office:value="268730">
            <text:p>268730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8,015.43</text:p>
          </table:table-cell>
          <table:table-cell office:value-type="string">
            <text:p>11,417.12</text:p>
          </table:table-cell>
          <table:table-cell office:value-type="string">
            <text:p>16,245.86</text:p>
          </table:table-cell>
          <table:table-cell office:value-type="string">
            <text:p>10,473.90</text:p>
          </table:table-cell>
          <table:table-cell office:value-type="string">
            <text:p>4,900.02</text:p>
          </table:table-cell>
          <table:table-cell office:value-type="string">
            <text:p>1,078.65</text:p>
          </table:table-cell>
          <table:table-cell office:value-type="string">
            <text:p>3,671.4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8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8758">
            <text:p>268758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05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05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8860">
            <text:p>268860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ŞANLI URFA</text:p>
          </table:table-cell>
          <table:table-cell office:value-type="string">
            <text:p>14,824.78</text:p>
          </table:table-cell>
          <table:table-cell office:value-type="string">
            <text:p>1,318.35</text:p>
          </table:table-cell>
          <table:table-cell office:value-type="string">
            <text:p>5,095.75</text:p>
          </table:table-cell>
          <table:table-cell office:value-type="string">
            <text:p>420.75</text:p>
          </table:table-cell>
          <table:table-cell office:value-type="string">
            <text:p>1,318.35</text:p>
          </table:table-cell>
          <table:table-cell office:value-type="string">
            <text:p>504.20</text:p>
          </table:table-cell>
          <table:table-cell office:value-type="string">
            <text:p>1,823.47</text:p>
          </table:table-cell>
          <table:table-cell office:value-type="string">
            <text:p>8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.70</text:p>
          </table:table-cell>
          <table:table-cell office:value-type="string">
            <text:p>48.50</text:p>
          </table:table-cell>
          <table:table-cell office:value-type="string">
            <text:p>4,268.00</text:p>
          </table:table-cell>
        </table:table-row>
        <table:table-row>
          <table:table-cell office:value-type="float" office:value="268957">
            <text:p>268957</text:p>
          </table:table-cell>
          <table:table-cell office:value-type="string">
            <text:p>Bayi</text:p>
          </table:table-cell>
          <table:table-cell office:value-type="float" office:value="42">
            <text:p>4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MARDİN</text:p>
          </table:table-cell>
          <table:table-cell office:value-type="string">
            <text:p>51,043,981.78</text:p>
          </table:table-cell>
          <table:table-cell office:value-type="string">
            <text:p>3,304,331.81</text:p>
          </table:table-cell>
          <table:table-cell office:value-type="string">
            <text:p>3,141,613.97</text:p>
          </table:table-cell>
          <table:table-cell office:value-type="string">
            <text:p>2,906,863.15</text:p>
          </table:table-cell>
          <table:table-cell office:value-type="string">
            <text:p>2,334,701.56</text:p>
          </table:table-cell>
          <table:table-cell office:value-type="string">
            <text:p>90,753.25</text:p>
          </table:table-cell>
          <table:table-cell office:value-type="string">
            <text:p>1,961,619.82</text:p>
          </table:table-cell>
          <table:table-cell office:value-type="string">
            <text:p>5,268,542.98</text:p>
          </table:table-cell>
          <table:table-cell office:value-type="string">
            <text:p>7,474,054.36</text:p>
          </table:table-cell>
          <table:table-cell office:value-type="string">
            <text:p>1,590,430.58</text:p>
          </table:table-cell>
          <table:table-cell office:value-type="string">
            <text:p>8,854,018.92</text:p>
          </table:table-cell>
          <table:table-cell office:value-type="string">
            <text:p>8,921,187.04</text:p>
          </table:table-cell>
          <table:table-cell office:value-type="string">
            <text:p>5,195,864.35</text:p>
          </table:table-cell>
        </table:table-row>
        <table:table-row>
          <table:table-cell office:value-type="float" office:value="268962">
            <text:p>268962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791,733.87</text:p>
          </table:table-cell>
          <table:table-cell office:value-type="string">
            <text:p>95,212.26</text:p>
          </table:table-cell>
          <table:table-cell office:value-type="string">
            <text:p>69,207.30</text:p>
          </table:table-cell>
          <table:table-cell office:value-type="string">
            <text:p>65,016.57</text:p>
          </table:table-cell>
          <table:table-cell office:value-type="string">
            <text:p>60,897.58</text:p>
          </table:table-cell>
          <table:table-cell office:value-type="string">
            <text:p>52,759.47</text:p>
          </table:table-cell>
          <table:table-cell office:value-type="string">
            <text:p>51,602.23</text:p>
          </table:table-cell>
          <table:table-cell office:value-type="string">
            <text:p>92,880.47</text:p>
          </table:table-cell>
          <table:table-cell office:value-type="string">
            <text:p>81,693.21</text:p>
          </table:table-cell>
          <table:table-cell office:value-type="string">
            <text:p>63,424.52</text:p>
          </table:table-cell>
          <table:table-cell office:value-type="string">
            <text:p>54,703.44</text:p>
          </table:table-cell>
          <table:table-cell office:value-type="string">
            <text:p>56,188.15</text:p>
          </table:table-cell>
          <table:table-cell office:value-type="string">
            <text:p>48,148.66</text:p>
          </table:table-cell>
        </table:table-row>
        <table:table-row>
          <table:table-cell office:value-type="float" office:value="269047">
            <text:p>269047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33,327.60</text:p>
          </table:table-cell>
          <table:table-cell office:value-type="string">
            <text:p>16,647.24</text:p>
          </table:table-cell>
          <table:table-cell office:value-type="string">
            <text:p>20,501.01</text:p>
          </table:table-cell>
          <table:table-cell office:value-type="string">
            <text:p>5,976.14</text:p>
          </table:table-cell>
          <table:table-cell office:value-type="string">
            <text:p>4,970.58</text:p>
          </table:table-cell>
          <table:table-cell office:value-type="string">
            <text:p>5,033.50</text:p>
          </table:table-cell>
          <table:table-cell office:value-type="string">
            <text:p>12,084.11</text:p>
          </table:table-cell>
          <table:table-cell office:value-type="string">
            <text:p>7,196.67</text:p>
          </table:table-cell>
          <table:table-cell office:value-type="string">
            <text:p>25,628.05</text:p>
          </table:table-cell>
          <table:table-cell office:value-type="string">
            <text:p>17,901.32</text:p>
          </table:table-cell>
          <table:table-cell office:value-type="string">
            <text:p>9,048.05</text:p>
          </table:table-cell>
          <table:table-cell office:value-type="string">
            <text:p>4,675.00</text:p>
          </table:table-cell>
          <table:table-cell office:value-type="string">
            <text:p>3,665.93</text:p>
          </table:table-cell>
        </table:table-row>
        <table:table-row>
          <table:table-cell office:value-type="float" office:value="269081">
            <text:p>269081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GAZİANTEP</text:p>
          </table:table-cell>
          <table:table-cell office:value-type="string">
            <text:p>877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8.00</text:p>
          </table:table-cell>
          <table:table-cell office:value-type="string">
            <text:p>367.50</text:p>
          </table:table-cell>
          <table:table-cell office:value-type="string">
            <text:p>28.05</text:p>
          </table:table-cell>
          <table:table-cell office:value-type="string">
            <text:p>0.00</text:p>
          </table:table-cell>
          <table:table-cell office:value-type="string">
            <text:p>19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107">
            <text:p>269107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,018.71</text:p>
          </table:table-cell>
          <table:table-cell office:value-type="string">
            <text:p>0.00</text:p>
          </table:table-cell>
          <table:table-cell office:value-type="string">
            <text:p>1,56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6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129">
            <text:p>269129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27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27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134">
            <text:p>269134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SYRIAN ARAB REPUBLIC</text:p>
          </table:table-cell>
          <table:table-cell office:value-type="string">
            <text:p>NULL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150">
            <text:p>269150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691,498.1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,994.1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,994.55</text:p>
          </table:table-cell>
          <table:table-cell office:value-type="string">
            <text:p>0.00</text:p>
          </table:table-cell>
          <table:table-cell office:value-type="string">
            <text:p>97,000.00</text:p>
          </table:table-cell>
          <table:table-cell office:value-type="string">
            <text:p>553,509.4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233">
            <text:p>269233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HATAY</text:p>
          </table:table-cell>
          <table:table-cell office:value-type="string">
            <text:p>4,742,432.08</text:p>
          </table:table-cell>
          <table:table-cell office:value-type="string">
            <text:p>193,303.42</text:p>
          </table:table-cell>
          <table:table-cell office:value-type="string">
            <text:p>27,787.18</text:p>
          </table:table-cell>
          <table:table-cell office:value-type="string">
            <text:p>83,972.00</text:p>
          </table:table-cell>
          <table:table-cell office:value-type="string">
            <text:p>207,245.15</text:p>
          </table:table-cell>
          <table:table-cell office:value-type="string">
            <text:p>122,009.38</text:p>
          </table:table-cell>
          <table:table-cell office:value-type="string">
            <text:p>532,490.68</text:p>
          </table:table-cell>
          <table:table-cell office:value-type="string">
            <text:p>810,979.75</text:p>
          </table:table-cell>
          <table:table-cell office:value-type="string">
            <text:p>1,002,200.83</text:p>
          </table:table-cell>
          <table:table-cell office:value-type="string">
            <text:p>505,431.44</text:p>
          </table:table-cell>
          <table:table-cell office:value-type="string">
            <text:p>442,676.90</text:p>
          </table:table-cell>
          <table:table-cell office:value-type="string">
            <text:p>693,814.49</text:p>
          </table:table-cell>
          <table:table-cell office:value-type="string">
            <text:p>120,520.87</text:p>
          </table:table-cell>
        </table:table-row>
        <table:table-row>
          <table:table-cell office:value-type="float" office:value="269335">
            <text:p>269335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28,475.09</text:p>
          </table:table-cell>
          <table:table-cell office:value-type="string">
            <text:p>28,475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362">
            <text:p>269362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MARDİN</text:p>
          </table:table-cell>
          <table:table-cell office:value-type="string">
            <text:p>8,427,192.00</text:p>
          </table:table-cell>
          <table:table-cell office:value-type="string">
            <text:p>163,980.40</text:p>
          </table:table-cell>
          <table:table-cell office:value-type="string">
            <text:p>134,322.54</text:p>
          </table:table-cell>
          <table:table-cell office:value-type="string">
            <text:p>85,512.21</text:p>
          </table:table-cell>
          <table:table-cell office:value-type="string">
            <text:p>16,600.70</text:p>
          </table:table-cell>
          <table:table-cell office:value-type="string">
            <text:p>2,306.47</text:p>
          </table:table-cell>
          <table:table-cell office:value-type="string">
            <text:p>121.81</text:p>
          </table:table-cell>
          <table:table-cell office:value-type="string">
            <text:p>4,355.32</text:p>
          </table:table-cell>
          <table:table-cell office:value-type="string">
            <text:p>268,847.25</text:p>
          </table:table-cell>
          <table:table-cell office:value-type="string">
            <text:p>19,465.45</text:p>
          </table:table-cell>
          <table:table-cell office:value-type="string">
            <text:p>224.40</text:p>
          </table:table-cell>
          <table:table-cell office:value-type="string">
            <text:p>4,834,333.70</text:p>
          </table:table-cell>
          <table:table-cell office:value-type="string">
            <text:p>2,897,121.75</text:p>
          </table:table-cell>
        </table:table-row>
        <table:table-row>
          <table:table-cell office:value-type="float" office:value="269568">
            <text:p>269568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85,783.61</text:p>
          </table:table-cell>
          <table:table-cell office:value-type="string">
            <text:p>22,762.81</text:p>
          </table:table-cell>
          <table:table-cell office:value-type="string">
            <text:p>9,549.03</text:p>
          </table:table-cell>
          <table:table-cell office:value-type="string">
            <text:p>15,803.58</text:p>
          </table:table-cell>
          <table:table-cell office:value-type="string">
            <text:p>32,276.20</text:p>
          </table:table-cell>
          <table:table-cell office:value-type="string">
            <text:p>4,385.74</text:p>
          </table:table-cell>
          <table:table-cell office:value-type="string">
            <text:p>1,006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626">
            <text:p>269626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1">
            <text:p>2021</text:p>
          </table:table-cell>
          <table:table-cell office:value-type="string">
            <text:p>INDIA</text:p>
          </table:table-cell>
          <table:table-cell office:value-type="string">
            <text:p>NULL</text:p>
          </table:table-cell>
          <table:table-cell office:value-type="string">
            <text:p>26,372.82</text:p>
          </table:table-cell>
          <table:table-cell office:value-type="string">
            <text:p>0.00</text:p>
          </table:table-cell>
          <table:table-cell office:value-type="string">
            <text:p>490.00</text:p>
          </table:table-cell>
          <table:table-cell office:value-type="string">
            <text:p>1,421.00</text:p>
          </table:table-cell>
          <table:table-cell office:value-type="string">
            <text:p>980.00</text:p>
          </table:table-cell>
          <table:table-cell office:value-type="string">
            <text:p>367.50</text:p>
          </table:table-cell>
          <table:table-cell office:value-type="string">
            <text:p>2,79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182.50</text:p>
          </table:table-cell>
          <table:table-cell office:value-type="string">
            <text:p>0.00</text:p>
          </table:table-cell>
          <table:table-cell office:value-type="string">
            <text:p>17,605.41</text:p>
          </table:table-cell>
          <table:table-cell office:value-type="string">
            <text:p>533.41</text:p>
          </table:table-cell>
        </table:table-row>
        <table:table-row>
          <table:table-cell office:value-type="float" office:value="269691">
            <text:p>269691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INDIA</text:p>
          </table:table-cell>
          <table:table-cell office:value-type="string">
            <text:p>NULL</text:p>
          </table:table-cell>
          <table:table-cell office:value-type="string">
            <text:p>1,132.97</text:p>
          </table:table-cell>
          <table:table-cell office:value-type="string">
            <text:p>17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0.50</text:p>
          </table:table-cell>
          <table:table-cell office:value-type="string">
            <text:p>485.00</text:p>
          </table:table-cell>
        </table:table-row>
        <table:table-row>
          <table:table-cell office:value-type="float" office:value="269701">
            <text:p>269701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ŞANLI URFA</text:p>
          </table:table-cell>
          <table:table-cell office:value-type="string">
            <text:p>86,563.66</text:p>
          </table:table-cell>
          <table:table-cell office:value-type="string">
            <text:p>16,511.94</text:p>
          </table:table-cell>
          <table:table-cell office:value-type="string">
            <text:p>10,746.47</text:p>
          </table:table-cell>
          <table:table-cell office:value-type="string">
            <text:p>18,090.33</text:p>
          </table:table-cell>
          <table:table-cell office:value-type="string">
            <text:p>13,416.19</text:p>
          </table:table-cell>
          <table:table-cell office:value-type="string">
            <text:p>3,812.80</text:p>
          </table:table-cell>
          <table:table-cell office:value-type="string">
            <text:p>7,251.76</text:p>
          </table:table-cell>
          <table:table-cell office:value-type="string">
            <text:p>1,645.61</text:p>
          </table:table-cell>
          <table:table-cell office:value-type="string">
            <text:p>9,572.24</text:p>
          </table:table-cell>
          <table:table-cell office:value-type="string">
            <text:p>0.00</text:p>
          </table:table-cell>
          <table:table-cell office:value-type="string">
            <text:p>5,075.80</text:p>
          </table:table-cell>
          <table:table-cell office:value-type="string">
            <text:p>440.52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706">
            <text:p>269706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DENİZLİ</text:p>
          </table:table-cell>
          <table:table-cell office:value-type="string">
            <text:p>102.80</text:p>
          </table:table-cell>
          <table:table-cell office:value-type="string">
            <text:p>0.00</text:p>
          </table:table-cell>
          <table:table-cell office:value-type="string">
            <text:p>102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729">
            <text:p>269729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9,940,400.77</text:p>
          </table:table-cell>
          <table:table-cell office:value-type="string">
            <text:p>381,813.23</text:p>
          </table:table-cell>
          <table:table-cell office:value-type="string">
            <text:p>947,327.76</text:p>
          </table:table-cell>
          <table:table-cell office:value-type="string">
            <text:p>1,098,069.00</text:p>
          </table:table-cell>
          <table:table-cell office:value-type="string">
            <text:p>292,940.70</text:p>
          </table:table-cell>
          <table:table-cell office:value-type="string">
            <text:p>197,311.25</text:p>
          </table:table-cell>
          <table:table-cell office:value-type="string">
            <text:p>842,885.54</text:p>
          </table:table-cell>
          <table:table-cell office:value-type="string">
            <text:p>740,695.80</text:p>
          </table:table-cell>
          <table:table-cell office:value-type="string">
            <text:p>1,312,961.74</text:p>
          </table:table-cell>
          <table:table-cell office:value-type="string">
            <text:p>2,559,869.66</text:p>
          </table:table-cell>
          <table:table-cell office:value-type="string">
            <text:p>3,308,505.29</text:p>
          </table:table-cell>
          <table:table-cell office:value-type="string">
            <text:p>3,238,093.74</text:p>
          </table:table-cell>
          <table:table-cell office:value-type="string">
            <text:p>5,019,927.05</text:p>
          </table:table-cell>
        </table:table-row>
        <table:table-row>
          <table:table-cell office:value-type="float" office:value="269788">
            <text:p>269788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73,289.12</text:p>
          </table:table-cell>
          <table:table-cell office:value-type="string">
            <text:p>88,788.00</text:p>
          </table:table-cell>
          <table:table-cell office:value-type="string">
            <text:p>95,652.00</text:p>
          </table:table-cell>
          <table:table-cell office:value-type="string">
            <text:p>134,750.00</text:p>
          </table:table-cell>
          <table:table-cell office:value-type="string">
            <text:p>125,772.44</text:p>
          </table:table-cell>
          <table:table-cell office:value-type="string">
            <text:p>20,972.00</text:p>
          </table:table-cell>
          <table:table-cell office:value-type="string">
            <text:p>7,354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804">
            <text:p>269804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BANGLADESH</text:p>
          </table:table-cell>
          <table:table-cell office:value-type="string">
            <text:p>NULL</text:p>
          </table:table-cell>
          <table:table-cell office:value-type="string">
            <text:p>744.28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630.00</text:p>
          </table:table-cell>
          <table:table-cell office:value-type="string">
            <text:p>9.2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808">
            <text:p>269808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AFGHANISTAN</text:p>
          </table:table-cell>
          <table:table-cell office:value-type="string">
            <text:p>NULL</text:p>
          </table:table-cell>
          <table:table-cell office:value-type="string">
            <text:p>1,350.00</text:p>
          </table:table-cell>
          <table:table-cell office:value-type="string">
            <text:p>105.00</text:p>
          </table:table-cell>
          <table:table-cell office:value-type="string">
            <text:p>415.00</text:p>
          </table:table-cell>
          <table:table-cell office:value-type="string">
            <text:p>6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875">
            <text:p>269875</text:p>
          </table:table-cell>
          <table:table-cell office:value-type="string">
            <text:p>Bayi</text:p>
          </table:table-cell>
          <table:table-cell office:value-type="float" office:value="61">
            <text:p>61</text:p>
          </table:table-cell>
          <table:table-cell office:value-type="float" office:value="2021">
            <text:p>2021</text:p>
          </table:table-cell>
          <table:table-cell office:value-type="string">
            <text:p>BANGLADESH</text:p>
          </table:table-cell>
          <table:table-cell office:value-type="string">
            <text:p>NULL</text:p>
          </table:table-cell>
          <table:table-cell office:value-type="string">
            <text:p>36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886">
            <text:p>269886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,187.59</text:p>
          </table:table-cell>
          <table:table-cell office:value-type="string">
            <text:p>5,044.33</text:p>
          </table:table-cell>
          <table:table-cell office:value-type="string">
            <text:p>143.2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920">
            <text:p>269920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36,450.23</text:p>
          </table:table-cell>
          <table:table-cell office:value-type="string">
            <text:p>486.93</text:p>
          </table:table-cell>
          <table:table-cell office:value-type="string">
            <text:p>1,124.79</text:p>
          </table:table-cell>
          <table:table-cell office:value-type="string">
            <text:p>2,599.31</text:p>
          </table:table-cell>
          <table:table-cell office:value-type="string">
            <text:p>3,975.43</text:p>
          </table:table-cell>
          <table:table-cell office:value-type="string">
            <text:p>1,444.46</text:p>
          </table:table-cell>
          <table:table-cell office:value-type="string">
            <text:p>1,363.57</text:p>
          </table:table-cell>
          <table:table-cell office:value-type="string">
            <text:p>3,299.87</text:p>
          </table:table-cell>
          <table:table-cell office:value-type="string">
            <text:p>920.93</text:p>
          </table:table-cell>
          <table:table-cell office:value-type="string">
            <text:p>2,571.20</text:p>
          </table:table-cell>
          <table:table-cell office:value-type="string">
            <text:p>1,246.00</text:p>
          </table:table-cell>
          <table:table-cell office:value-type="string">
            <text:p>9,041.25</text:p>
          </table:table-cell>
          <table:table-cell office:value-type="string">
            <text:p>8,376.49</text:p>
          </table:table-cell>
        </table:table-row>
        <table:table-row>
          <table:table-cell office:value-type="float" office:value="269972">
            <text:p>269972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6,750,410.35</text:p>
          </table:table-cell>
          <table:table-cell office:value-type="string">
            <text:p>545,678.59</text:p>
          </table:table-cell>
          <table:table-cell office:value-type="string">
            <text:p>192,185.89</text:p>
          </table:table-cell>
          <table:table-cell office:value-type="string">
            <text:p>352,016.47</text:p>
          </table:table-cell>
          <table:table-cell office:value-type="string">
            <text:p>603,597.41</text:p>
          </table:table-cell>
          <table:table-cell office:value-type="string">
            <text:p>218,583.44</text:p>
          </table:table-cell>
          <table:table-cell office:value-type="string">
            <text:p>611,847.20</text:p>
          </table:table-cell>
          <table:table-cell office:value-type="string">
            <text:p>399,771.69</text:p>
          </table:table-cell>
          <table:table-cell office:value-type="string">
            <text:p>2,328,688.68</text:p>
          </table:table-cell>
          <table:table-cell office:value-type="string">
            <text:p>878,811.52</text:p>
          </table:table-cell>
          <table:table-cell office:value-type="string">
            <text:p>328,166.40</text:p>
          </table:table-cell>
          <table:table-cell office:value-type="string">
            <text:p>186,016.56</text:p>
          </table:table-cell>
          <table:table-cell office:value-type="string">
            <text:p>105,046.49</text:p>
          </table:table-cell>
        </table:table-row>
        <table:table-row>
          <table:table-cell office:value-type="float" office:value="269983">
            <text:p>269983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0,09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,480.00</text:p>
          </table:table-cell>
          <table:table-cell office:value-type="string">
            <text:p>2,61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69999">
            <text:p>269999</text:p>
          </table:table-cell>
          <table:table-cell office:value-type="string">
            <text:p>Bayi</text:p>
          </table:table-cell>
          <table:table-cell office:value-type="float" office:value="38">
            <text:p>3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1,157,958.46</text:p>
          </table:table-cell>
          <table:table-cell office:value-type="string">
            <text:p>82,410.29</text:p>
          </table:table-cell>
          <table:table-cell office:value-type="string">
            <text:p>59,613.36</text:p>
          </table:table-cell>
          <table:table-cell office:value-type="string">
            <text:p>66,166.09</text:p>
          </table:table-cell>
          <table:table-cell office:value-type="string">
            <text:p>74,463.71</text:p>
          </table:table-cell>
          <table:table-cell office:value-type="string">
            <text:p>69,555.45</text:p>
          </table:table-cell>
          <table:table-cell office:value-type="string">
            <text:p>55,224.90</text:p>
          </table:table-cell>
          <table:table-cell office:value-type="string">
            <text:p>72,280.04</text:p>
          </table:table-cell>
          <table:table-cell office:value-type="string">
            <text:p>86,977.72</text:p>
          </table:table-cell>
          <table:table-cell office:value-type="string">
            <text:p>99,514.63</text:p>
          </table:table-cell>
          <table:table-cell office:value-type="string">
            <text:p>129,166.91</text:p>
          </table:table-cell>
          <table:table-cell office:value-type="string">
            <text:p>131,811.08</text:p>
          </table:table-cell>
          <table:table-cell office:value-type="string">
            <text:p>230,774.28</text:p>
          </table:table-cell>
        </table:table-row>
        <table:table-row>
          <table:table-cell office:value-type="float" office:value="270009">
            <text:p>270009</text:p>
          </table:table-cell>
          <table:table-cell office:value-type="string">
            <text:p>Bayi</text:p>
          </table:table-cell>
          <table:table-cell office:value-type="float" office:value="41">
            <text:p>41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40,445.45</text:p>
          </table:table-cell>
          <table:table-cell office:value-type="string">
            <text:p>63,956.86</text:p>
          </table:table-cell>
          <table:table-cell office:value-type="string">
            <text:p>7,795.60</text:p>
          </table:table-cell>
          <table:table-cell office:value-type="string">
            <text:p>9,221.86</text:p>
          </table:table-cell>
          <table:table-cell office:value-type="string">
            <text:p>4,900.00</text:p>
          </table:table-cell>
          <table:table-cell office:value-type="string">
            <text:p>1,960.00</text:p>
          </table:table-cell>
          <table:table-cell office:value-type="string">
            <text:p>1,795.20</text:p>
          </table:table-cell>
          <table:table-cell office:value-type="string">
            <text:p>4,973.50</text:p>
          </table:table-cell>
          <table:table-cell office:value-type="string">
            <text:p>3,055.50</text:p>
          </table:table-cell>
          <table:table-cell office:value-type="string">
            <text:p>3,007.00</text:p>
          </table:table-cell>
          <table:table-cell office:value-type="string">
            <text:p>1,613.50</text:p>
          </table:table-cell>
          <table:table-cell office:value-type="string">
            <text:p>24,638.56</text:p>
          </table:table-cell>
          <table:table-cell office:value-type="string">
            <text:p>13,527.86</text:p>
          </table:table-cell>
        </table:table-row>
        <table:table-row>
          <table:table-cell office:value-type="float" office:value="270026">
            <text:p>270026</text:p>
          </table:table-cell>
          <table:table-cell office:value-type="string">
            <text:p>Bayi</text:p>
          </table:table-cell>
          <table:table-cell office:value-type="float" office:value="47">
            <text:p>47</text:p>
          </table:table-cell>
          <table:table-cell office:value-type="float" office:value="2021">
            <text:p>2021</text:p>
          </table:table-cell>
          <table:table-cell office:value-type="string">
            <text:p>PAKISTAN</text:p>
          </table:table-cell>
          <table:table-cell office:value-type="string">
            <text:p>NULL</text:p>
          </table:table-cell>
          <table:table-cell office:value-type="string">
            <text:p>346,285.19</text:p>
          </table:table-cell>
          <table:table-cell office:value-type="string">
            <text:p>17,076.79</text:p>
          </table:table-cell>
          <table:table-cell office:value-type="string">
            <text:p>966.97</text:p>
          </table:table-cell>
          <table:table-cell office:value-type="string">
            <text:p>1,235.56</text:p>
          </table:table-cell>
          <table:table-cell office:value-type="string">
            <text:p>8,818.18</text:p>
          </table:table-cell>
          <table:table-cell office:value-type="string">
            <text:p>23,211.08</text:p>
          </table:table-cell>
          <table:table-cell office:value-type="string">
            <text:p>49,154.82</text:p>
          </table:table-cell>
          <table:table-cell office:value-type="string">
            <text:p>108,622.16</text:p>
          </table:table-cell>
          <table:table-cell office:value-type="string">
            <text:p>124,001.63</text:p>
          </table:table-cell>
          <table:table-cell office:value-type="string">
            <text:p>403.30</text:p>
          </table:table-cell>
          <table:table-cell office:value-type="string">
            <text:p>8,022.15</text:p>
          </table:table-cell>
          <table:table-cell office:value-type="string">
            <text:p>2,579.95</text:p>
          </table:table-cell>
          <table:table-cell office:value-type="string">
            <text:p>2,192.60</text:p>
          </table:table-cell>
        </table:table-row>
        <table:table-row>
          <table:table-cell office:value-type="float" office:value="270041">
            <text:p>270041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284,486.18</text:p>
          </table:table-cell>
          <table:table-cell office:value-type="string">
            <text:p>41,741.15</text:p>
          </table:table-cell>
          <table:table-cell office:value-type="string">
            <text:p>51,998.67</text:p>
          </table:table-cell>
          <table:table-cell office:value-type="string">
            <text:p>55,537.83</text:p>
          </table:table-cell>
          <table:table-cell office:value-type="string">
            <text:p>40,810.26</text:p>
          </table:table-cell>
          <table:table-cell office:value-type="string">
            <text:p>14,747.89</text:p>
          </table:table-cell>
          <table:table-cell office:value-type="string">
            <text:p>6,425.79</text:p>
          </table:table-cell>
          <table:table-cell office:value-type="string">
            <text:p>13,539.01</text:p>
          </table:table-cell>
          <table:table-cell office:value-type="string">
            <text:p>12,759.46</text:p>
          </table:table-cell>
          <table:table-cell office:value-type="string">
            <text:p>17,769.52</text:p>
          </table:table-cell>
          <table:table-cell office:value-type="string">
            <text:p>13,293.26</text:p>
          </table:table-cell>
          <table:table-cell office:value-type="string">
            <text:p>13,109.75</text:p>
          </table:table-cell>
          <table:table-cell office:value-type="string">
            <text:p>2,753.59</text:p>
          </table:table-cell>
        </table:table-row>
        <table:table-row>
          <table:table-cell office:value-type="float" office:value="270059">
            <text:p>270059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5,306.3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456.06</text:p>
          </table:table-cell>
          <table:table-cell office:value-type="string">
            <text:p>850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105">
            <text:p>270105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KARAMAN</text:p>
          </table:table-cell>
          <table:table-cell office:value-type="string">
            <text:p>1,010.64</text:p>
          </table:table-cell>
          <table:table-cell office:value-type="string">
            <text:p>197.6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3.0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2.1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9.40</text:p>
          </table:table-cell>
          <table:table-cell office:value-type="string">
            <text:p>228.40</text:p>
          </table:table-cell>
        </table:table-row>
        <table:table-row>
          <table:table-cell office:value-type="float" office:value="270124">
            <text:p>270124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74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7.50</text:p>
          </table:table-cell>
          <table:table-cell office:value-type="string">
            <text:p>0.00</text:p>
          </table:table-cell>
          <table:table-cell office:value-type="string">
            <text:p>5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128">
            <text:p>270128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7,748.60</text:p>
          </table:table-cell>
          <table:table-cell office:value-type="string">
            <text:p>1,552.90</text:p>
          </table:table-cell>
          <table:table-cell office:value-type="string">
            <text:p>893.97</text:p>
          </table:table-cell>
          <table:table-cell office:value-type="string">
            <text:p>23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52.34</text:p>
          </table:table-cell>
          <table:table-cell office:value-type="string">
            <text:p>2,374.02</text:p>
          </table:table-cell>
          <table:table-cell office:value-type="string">
            <text:p>776.00</text:p>
          </table:table-cell>
          <table:table-cell office:value-type="string">
            <text:p>467.50</text:p>
          </table:table-cell>
          <table:table-cell office:value-type="string">
            <text:p>498.1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142">
            <text:p>270142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BOLU</text:p>
          </table:table-cell>
          <table:table-cell office:value-type="string">
            <text:p>4,675.00</text:p>
          </table:table-cell>
          <table:table-cell office:value-type="string">
            <text:p>93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870.00</text:p>
          </table:table-cell>
          <table:table-cell office:value-type="string">
            <text:p>0.00</text:p>
          </table:table-cell>
          <table:table-cell office:value-type="string">
            <text:p>1,8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211">
            <text:p>270211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HATAY</text:p>
          </table:table-cell>
          <table:table-cell office:value-type="string">
            <text:p>244,526.00</text:p>
          </table:table-cell>
          <table:table-cell office:value-type="string">
            <text:p>3,628.63</text:p>
          </table:table-cell>
          <table:table-cell office:value-type="string">
            <text:p>907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39,990.22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254">
            <text:p>270254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3,569.14</text:p>
          </table:table-cell>
          <table:table-cell office:value-type="string">
            <text:p>93.85</text:p>
          </table:table-cell>
          <table:table-cell office:value-type="string">
            <text:p>0.00</text:p>
          </table:table-cell>
          <table:table-cell office:value-type="string">
            <text:p>2,126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2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236.83</text:p>
          </table:table-cell>
        </table:table-row>
        <table:table-row>
          <table:table-cell office:value-type="float" office:value="270355">
            <text:p>270355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7,435.92</text:p>
          </table:table-cell>
          <table:table-cell office:value-type="string">
            <text:p>0.00</text:p>
          </table:table-cell>
          <table:table-cell office:value-type="string">
            <text:p>47.46</text:p>
          </table:table-cell>
          <table:table-cell office:value-type="string">
            <text:p>0.00</text:p>
          </table:table-cell>
          <table:table-cell office:value-type="string">
            <text:p>100.6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88.27</text:p>
          </table:table-cell>
          <table:table-cell office:value-type="string">
            <text:p>3,192.95</text:p>
          </table:table-cell>
          <table:table-cell office:value-type="string">
            <text:p>2,404.23</text:p>
          </table:table-cell>
          <table:table-cell office:value-type="string">
            <text:p>23.88</text:p>
          </table:table-cell>
          <table:table-cell office:value-type="string">
            <text:p>778.53</text:p>
          </table:table-cell>
        </table:table-row>
        <table:table-row>
          <table:table-cell office:value-type="float" office:value="270440">
            <text:p>270440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476">
            <text:p>270476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77.9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77.9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477">
            <text:p>270477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5,870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  <table:table-cell office:value-type="string">
            <text:p>2,941.50</text:p>
          </table:table-cell>
          <table:table-cell office:value-type="string">
            <text:p>12,919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540">
            <text:p>270540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46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5.36</text:p>
          </table:table-cell>
          <table:table-cell office:value-type="string">
            <text:p>79.6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11.1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547">
            <text:p>270547</text:p>
          </table:table-cell>
          <table:table-cell office:value-type="string">
            <text:p>Bayi</text:p>
          </table:table-cell>
          <table:table-cell office:value-type="float" office:value="41">
            <text:p>4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422,670.13</text:p>
          </table:table-cell>
          <table:table-cell office:value-type="string">
            <text:p>108,130.31</text:p>
          </table:table-cell>
          <table:table-cell office:value-type="string">
            <text:p>58,401.20</text:p>
          </table:table-cell>
          <table:table-cell office:value-type="string">
            <text:p>71,824.93</text:p>
          </table:table-cell>
          <table:table-cell office:value-type="string">
            <text:p>25,288.66</text:p>
          </table:table-cell>
          <table:table-cell office:value-type="string">
            <text:p>68,612.49</text:p>
          </table:table-cell>
          <table:table-cell office:value-type="string">
            <text:p>30,976.62</text:p>
          </table:table-cell>
          <table:table-cell office:value-type="string">
            <text:p>31,614.34</text:p>
          </table:table-cell>
          <table:table-cell office:value-type="string">
            <text:p>27,821.5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615">
            <text:p>270615</text:p>
          </table:table-cell>
          <table:table-cell office:value-type="string">
            <text:p>Üye</text:p>
          </table:table-cell>
          <table:table-cell office:value-type="float" office:value="55">
            <text:p>55</text:p>
          </table:table-cell>
          <table:table-cell office:value-type="float" office:value="2021">
            <text:p>2021</text:p>
          </table:table-cell>
          <table:table-cell office:value-type="string">
            <text:p>INDIA</text:p>
          </table:table-cell>
          <table:table-cell office:value-type="string">
            <text:p>NULL</text:p>
          </table:table-cell>
          <table:table-cell office:value-type="string">
            <text:p>6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624">
            <text:p>270624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483,515.94</text:p>
          </table:table-cell>
          <table:table-cell office:value-type="string">
            <text:p>4,552.98</text:p>
          </table:table-cell>
          <table:table-cell office:value-type="string">
            <text:p>19,560.33</text:p>
          </table:table-cell>
          <table:table-cell office:value-type="string">
            <text:p>699.99</text:p>
          </table:table-cell>
          <table:table-cell office:value-type="string">
            <text:p>39,679.90</text:p>
          </table:table-cell>
          <table:table-cell office:value-type="string">
            <text:p>155.79</text:p>
          </table:table-cell>
          <table:table-cell office:value-type="string">
            <text:p>0.00</text:p>
          </table:table-cell>
          <table:table-cell office:value-type="string">
            <text:p>12,806.29</text:p>
          </table:table-cell>
          <table:table-cell office:value-type="string">
            <text:p>65,354.81</text:p>
          </table:table-cell>
          <table:table-cell office:value-type="string">
            <text:p>166,702.72</text:p>
          </table:table-cell>
          <table:table-cell office:value-type="string">
            <text:p>101,495.02</text:p>
          </table:table-cell>
          <table:table-cell office:value-type="string">
            <text:p>65,563.96</text:p>
          </table:table-cell>
          <table:table-cell office:value-type="string">
            <text:p>6,944.16</text:p>
          </table:table-cell>
        </table:table-row>
        <table:table-row>
          <table:table-cell office:value-type="float" office:value="270647">
            <text:p>270647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889.17</text:p>
          </table:table-cell>
          <table:table-cell office:value-type="string">
            <text:p>0.00</text:p>
          </table:table-cell>
          <table:table-cell office:value-type="string">
            <text:p>800.69</text:p>
          </table:table-cell>
          <table:table-cell office:value-type="string">
            <text:p>88.4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663">
            <text:p>270663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HATAY</text:p>
          </table:table-cell>
          <table:table-cell office:value-type="string">
            <text:p>86,971.75</text:p>
          </table:table-cell>
          <table:table-cell office:value-type="string">
            <text:p>6,960.01</text:p>
          </table:table-cell>
          <table:table-cell office:value-type="string">
            <text:p>658.82</text:p>
          </table:table-cell>
          <table:table-cell office:value-type="string">
            <text:p>2,433.63</text:p>
          </table:table-cell>
          <table:table-cell office:value-type="string">
            <text:p>913.71</text:p>
          </table:table-cell>
          <table:table-cell office:value-type="string">
            <text:p>229.45</text:p>
          </table:table-cell>
          <table:table-cell office:value-type="string">
            <text:p>9,976.22</text:p>
          </table:table-cell>
          <table:table-cell office:value-type="string">
            <text:p>20,655.11</text:p>
          </table:table-cell>
          <table:table-cell office:value-type="string">
            <text:p>44,150.15</text:p>
          </table:table-cell>
          <table:table-cell office:value-type="string">
            <text:p>743.64</text:p>
          </table:table-cell>
          <table:table-cell office:value-type="string">
            <text:p>226.75</text:p>
          </table:table-cell>
          <table:table-cell office:value-type="string">
            <text:p>24.25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677">
            <text:p>270677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949.47</text:p>
          </table:table-cell>
          <table:table-cell office:value-type="string">
            <text:p>949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698">
            <text:p>270698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65,041.23</text:p>
          </table:table-cell>
          <table:table-cell office:value-type="string">
            <text:p>900.50</text:p>
          </table:table-cell>
          <table:table-cell office:value-type="string">
            <text:p>0.00</text:p>
          </table:table-cell>
          <table:table-cell office:value-type="string">
            <text:p>6,419.15</text:p>
          </table:table-cell>
          <table:table-cell office:value-type="string">
            <text:p>55,353.06</text:p>
          </table:table-cell>
          <table:table-cell office:value-type="string">
            <text:p>46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902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769">
            <text:p>270769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901.48</text:p>
          </table:table-cell>
          <table:table-cell office:value-type="string">
            <text:p>403.30</text:p>
          </table:table-cell>
          <table:table-cell office:value-type="string">
            <text:p>197.6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4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789">
            <text:p>270789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56,048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,733.50</text:p>
          </table:table-cell>
          <table:table-cell office:value-type="string">
            <text:p>31,433.50</text:p>
          </table:table-cell>
          <table:table-cell office:value-type="string">
            <text:p>7,881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0851">
            <text:p>270851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439,168.83</text:p>
          </table:table-cell>
          <table:table-cell office:value-type="string">
            <text:p>328.8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,415.00</text:p>
          </table:table-cell>
          <table:table-cell office:value-type="string">
            <text:p>0.00</text:p>
          </table:table-cell>
          <table:table-cell office:value-type="string">
            <text:p>227,896.15</text:p>
          </table:table-cell>
          <table:table-cell office:value-type="string">
            <text:p>194,721.55</text:p>
          </table:table-cell>
          <table:table-cell office:value-type="string">
            <text:p>7,807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1035">
            <text:p>271035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650,875.85</text:p>
          </table:table-cell>
          <table:table-cell office:value-type="string">
            <text:p>7,432.41</text:p>
          </table:table-cell>
          <table:table-cell office:value-type="string">
            <text:p>9,990.37</text:p>
          </table:table-cell>
          <table:table-cell office:value-type="string">
            <text:p>21,342.39</text:p>
          </table:table-cell>
          <table:table-cell office:value-type="string">
            <text:p>25,572.96</text:p>
          </table:table-cell>
          <table:table-cell office:value-type="string">
            <text:p>47,697.32</text:p>
          </table:table-cell>
          <table:table-cell office:value-type="string">
            <text:p>65,981.29</text:p>
          </table:table-cell>
          <table:table-cell office:value-type="string">
            <text:p>75,732.01</text:p>
          </table:table-cell>
          <table:table-cell office:value-type="string">
            <text:p>101,309.06</text:p>
          </table:table-cell>
          <table:table-cell office:value-type="string">
            <text:p>111,280.09</text:p>
          </table:table-cell>
          <table:table-cell office:value-type="string">
            <text:p>57,545.48</text:p>
          </table:table-cell>
          <table:table-cell office:value-type="string">
            <text:p>60,198.52</text:p>
          </table:table-cell>
          <table:table-cell office:value-type="string">
            <text:p>66,793.95</text:p>
          </table:table-cell>
        </table:table-row>
        <table:table-row>
          <table:table-cell office:value-type="float" office:value="271087">
            <text:p>271087</text:p>
          </table:table-cell>
          <table:table-cell office:value-type="string">
            <text:p>Bayi</text:p>
          </table:table-cell>
          <table:table-cell office:value-type="float" office:value="43">
            <text:p>43</text:p>
          </table:table-cell>
          <table:table-cell office:value-type="float" office:value="2021">
            <text:p>2021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967,897.80</text:p>
          </table:table-cell>
          <table:table-cell office:value-type="string">
            <text:p>42,625.74</text:p>
          </table:table-cell>
          <table:table-cell office:value-type="string">
            <text:p>24,170.37</text:p>
          </table:table-cell>
          <table:table-cell office:value-type="string">
            <text:p>19,852.56</text:p>
          </table:table-cell>
          <table:table-cell office:value-type="string">
            <text:p>62,178.22</text:p>
          </table:table-cell>
          <table:table-cell office:value-type="string">
            <text:p>57,483.40</text:p>
          </table:table-cell>
          <table:table-cell office:value-type="string">
            <text:p>1,103.83</text:p>
          </table:table-cell>
          <table:table-cell office:value-type="string">
            <text:p>132,540.45</text:p>
          </table:table-cell>
          <table:table-cell office:value-type="string">
            <text:p>140,910.75</text:p>
          </table:table-cell>
          <table:table-cell office:value-type="string">
            <text:p>12,139.44</text:p>
          </table:table-cell>
          <table:table-cell office:value-type="string">
            <text:p>63,510.80</text:p>
          </table:table-cell>
          <table:table-cell office:value-type="string">
            <text:p>44,537.31</text:p>
          </table:table-cell>
          <table:table-cell office:value-type="string">
            <text:p>366,844.95</text:p>
          </table:table-cell>
        </table:table-row>
        <table:table-row>
          <table:table-cell office:value-type="float" office:value="271306">
            <text:p>271306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21">
            <text:p>2021</text:p>
          </table:table-cell>
          <table:table-cell office:value-type="string">
            <text:p>UNITED KINGDOM</text:p>
          </table:table-cell>
          <table:table-cell office:value-type="string">
            <text:p>NULL</text:p>
          </table:table-cell>
          <table:table-cell office:value-type="string">
            <text:p>1,222,590.30</text:p>
          </table:table-cell>
          <table:table-cell office:value-type="string">
            <text:p>107,485.32</text:p>
          </table:table-cell>
          <table:table-cell office:value-type="string">
            <text:p>111,277.44</text:p>
          </table:table-cell>
          <table:table-cell office:value-type="string">
            <text:p>60,375.16</text:p>
          </table:table-cell>
          <table:table-cell office:value-type="string">
            <text:p>90,154.62</text:p>
          </table:table-cell>
          <table:table-cell office:value-type="string">
            <text:p>62,587.15</text:p>
          </table:table-cell>
          <table:table-cell office:value-type="string">
            <text:p>130,346.49</text:p>
          </table:table-cell>
          <table:table-cell office:value-type="string">
            <text:p>172,325.29</text:p>
          </table:table-cell>
          <table:table-cell office:value-type="string">
            <text:p>192,959.57</text:p>
          </table:table-cell>
          <table:table-cell office:value-type="string">
            <text:p>72,044.89</text:p>
          </table:table-cell>
          <table:table-cell office:value-type="string">
            <text:p>114,209.84</text:p>
          </table:table-cell>
          <table:table-cell office:value-type="string">
            <text:p>50,153.94</text:p>
          </table:table-cell>
          <table:table-cell office:value-type="string">
            <text:p>58,670.60</text:p>
          </table:table-cell>
        </table:table-row>
        <table:table-row>
          <table:table-cell office:value-type="float" office:value="271378">
            <text:p>271378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7,699,780.83</text:p>
          </table:table-cell>
          <table:table-cell office:value-type="string">
            <text:p>544,297.75</text:p>
          </table:table-cell>
          <table:table-cell office:value-type="string">
            <text:p>2,198,779.95</text:p>
          </table:table-cell>
          <table:table-cell office:value-type="string">
            <text:p>2,473,801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63,518.00</text:p>
          </table:table-cell>
          <table:table-cell office:value-type="string">
            <text:p>98,000.00</text:p>
          </table:table-cell>
          <table:table-cell office:value-type="string">
            <text:p>56,819.46</text:p>
          </table:table-cell>
          <table:table-cell office:value-type="string">
            <text:p>809,394.00</text:p>
          </table:table-cell>
          <table:table-cell office:value-type="string">
            <text:p>744,262.93</text:p>
          </table:table-cell>
          <table:table-cell office:value-type="string">
            <text:p>10,907.25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1380">
            <text:p>271380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,971,972.11</text:p>
          </table:table-cell>
          <table:table-cell office:value-type="string">
            <text:p>113,381.82</text:p>
          </table:table-cell>
          <table:table-cell office:value-type="string">
            <text:p>115,412.09</text:p>
          </table:table-cell>
          <table:table-cell office:value-type="string">
            <text:p>151,580.02</text:p>
          </table:table-cell>
          <table:table-cell office:value-type="string">
            <text:p>175,554.19</text:p>
          </table:table-cell>
          <table:table-cell office:value-type="string">
            <text:p>125,620.53</text:p>
          </table:table-cell>
          <table:table-cell office:value-type="string">
            <text:p>252,465.82</text:p>
          </table:table-cell>
          <table:table-cell office:value-type="string">
            <text:p>207,009.35</text:p>
          </table:table-cell>
          <table:table-cell office:value-type="string">
            <text:p>219,832.22</text:p>
          </table:table-cell>
          <table:table-cell office:value-type="string">
            <text:p>276,739.24</text:p>
          </table:table-cell>
          <table:table-cell office:value-type="string">
            <text:p>247,291.28</text:p>
          </table:table-cell>
          <table:table-cell office:value-type="string">
            <text:p>66,685.54</text:p>
          </table:table-cell>
          <table:table-cell office:value-type="string">
            <text:p>20,400.00</text:p>
          </table:table-cell>
        </table:table-row>
        <table:table-row>
          <table:table-cell office:value-type="float" office:value="271405">
            <text:p>271405</text:p>
          </table:table-cell>
          <table:table-cell office:value-type="string">
            <text:p>Üye</text:p>
          </table:table-cell>
          <table:table-cell office:value-type="float" office:value="37">
            <text:p>37</text:p>
          </table:table-cell>
          <table:table-cell office:value-type="float" office:value="2021">
            <text:p>2021</text:p>
          </table:table-cell>
          <table:table-cell office:value-type="string">
            <text:p>EL SALVADOR</text:p>
          </table:table-cell>
          <table:table-cell office:value-type="string">
            <text:p>NULL</text:p>
          </table:table-cell>
          <table:table-cell office:value-type="string">
            <text:p>1,65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66.25</text:p>
          </table:table-cell>
          <table:table-cell office:value-type="string">
            <text:p>78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1465">
            <text:p>271465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49.00</text:p>
          </table:table-cell>
          <table:table-cell office:value-type="string">
            <text:p>4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1500">
            <text:p>271500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348.46</text:p>
          </table:table-cell>
          <table:table-cell office:value-type="string">
            <text:p>1.03</text:p>
          </table:table-cell>
          <table:table-cell office:value-type="string">
            <text:p>190.75</text:p>
          </table:table-cell>
          <table:table-cell office:value-type="string">
            <text:p>20.00</text:p>
          </table:table-cell>
          <table:table-cell office:value-type="string">
            <text:p>120.80</text:p>
          </table:table-cell>
          <table:table-cell office:value-type="string">
            <text:p>0.51</text:p>
          </table:table-cell>
          <table:table-cell office:value-type="string">
            <text:p>12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.03</text:p>
          </table:table-cell>
          <table:table-cell office:value-type="string">
            <text:p>2.0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1597">
            <text:p>271597</text:p>
          </table:table-cell>
          <table:table-cell office:value-type="string">
            <text:p>Bayi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BİTLİS</text:p>
          </table:table-cell>
          <table:table-cell office:value-type="string">
            <text:p>232.55</text:p>
          </table:table-cell>
          <table:table-cell office:value-type="string">
            <text:p>0.00</text:p>
          </table:table-cell>
          <table:table-cell office:value-type="string">
            <text:p>68.80</text:p>
          </table:table-cell>
          <table:table-cell office:value-type="string">
            <text:p>31.11</text:p>
          </table:table-cell>
          <table:table-cell office:value-type="string">
            <text:p>0.00</text:p>
          </table:table-cell>
          <table:table-cell office:value-type="string">
            <text:p>15.5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7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1695">
            <text:p>271695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GAZİANTEP</text:p>
          </table:table-cell>
          <table:table-cell office:value-type="string">
            <text:p>7,518,028.87</text:p>
          </table:table-cell>
          <table:table-cell office:value-type="string">
            <text:p>956,803.61</text:p>
          </table:table-cell>
          <table:table-cell office:value-type="string">
            <text:p>728,906.60</text:p>
          </table:table-cell>
          <table:table-cell office:value-type="string">
            <text:p>844,424.05</text:p>
          </table:table-cell>
          <table:table-cell office:value-type="string">
            <text:p>1,175,568.25</text:p>
          </table:table-cell>
          <table:table-cell office:value-type="string">
            <text:p>670,931.97</text:p>
          </table:table-cell>
          <table:table-cell office:value-type="string">
            <text:p>753,334.59</text:p>
          </table:table-cell>
          <table:table-cell office:value-type="string">
            <text:p>566,180.45</text:p>
          </table:table-cell>
          <table:table-cell office:value-type="string">
            <text:p>858,287.58</text:p>
          </table:table-cell>
          <table:table-cell office:value-type="string">
            <text:p>142,152.01</text:p>
          </table:table-cell>
          <table:table-cell office:value-type="string">
            <text:p>88,907.60</text:p>
          </table:table-cell>
          <table:table-cell office:value-type="string">
            <text:p>305,415.83</text:p>
          </table:table-cell>
          <table:table-cell office:value-type="string">
            <text:p>427,116.34</text:p>
          </table:table-cell>
        </table:table-row>
        <table:table-row>
          <table:table-cell office:value-type="float" office:value="271729">
            <text:p>271729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MEXICO</text:p>
          </table:table-cell>
          <table:table-cell office:value-type="string">
            <text:p>NULL</text:p>
          </table:table-cell>
          <table:table-cell office:value-type="string">
            <text:p>378,055.00</text:p>
          </table:table-cell>
          <table:table-cell office:value-type="string">
            <text:p>21,375.00</text:p>
          </table:table-cell>
          <table:table-cell office:value-type="string">
            <text:p>3,78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2,175.00</text:p>
          </table:table-cell>
          <table:table-cell office:value-type="string">
            <text:p>65,000.00</text:p>
          </table:table-cell>
          <table:table-cell office:value-type="string">
            <text:p>66,225.00</text:p>
          </table:table-cell>
          <table:table-cell office:value-type="string">
            <text:p>52,000.00</text:p>
          </table:table-cell>
          <table:table-cell office:value-type="string">
            <text:p>97,500.00</text:p>
          </table:table-cell>
        </table:table-row>
        <table:table-row>
          <table:table-cell office:value-type="float" office:value="271778">
            <text:p>271778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ŞANLI URFA</text:p>
          </table:table-cell>
          <table:table-cell office:value-type="string">
            <text:p>65.4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5.4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1797">
            <text:p>271797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21">
            <text:p>2021</text:p>
          </table:table-cell>
          <table:table-cell office:value-type="string">
            <text:p>QATAR</text:p>
          </table:table-cell>
          <table:table-cell office:value-type="string">
            <text:p>NULL</text:p>
          </table:table-cell>
          <table:table-cell office:value-type="string">
            <text:p>3,401,331.14</text:p>
          </table:table-cell>
          <table:table-cell office:value-type="string">
            <text:p>243,096.87</text:p>
          </table:table-cell>
          <table:table-cell office:value-type="string">
            <text:p>192,522.39</text:p>
          </table:table-cell>
          <table:table-cell office:value-type="string">
            <text:p>129,652.11</text:p>
          </table:table-cell>
          <table:table-cell office:value-type="string">
            <text:p>5,995.12</text:p>
          </table:table-cell>
          <table:table-cell office:value-type="string">
            <text:p>77,995.65</text:p>
          </table:table-cell>
          <table:table-cell office:value-type="string">
            <text:p>277,078.82</text:p>
          </table:table-cell>
          <table:table-cell office:value-type="string">
            <text:p>398,027.95</text:p>
          </table:table-cell>
          <table:table-cell office:value-type="string">
            <text:p>619,453.24</text:p>
          </table:table-cell>
          <table:table-cell office:value-type="string">
            <text:p>414,776.82</text:p>
          </table:table-cell>
          <table:table-cell office:value-type="string">
            <text:p>360,868.56</text:p>
          </table:table-cell>
          <table:table-cell office:value-type="string">
            <text:p>296,553.85</text:p>
          </table:table-cell>
          <table:table-cell office:value-type="string">
            <text:p>385,309.79</text:p>
          </table:table-cell>
        </table:table-row>
        <table:table-row>
          <table:table-cell office:value-type="float" office:value="271800">
            <text:p>271800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201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8.1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03.13</text:p>
          </table:table-cell>
        </table:table-row>
        <table:table-row>
          <table:table-cell office:value-type="float" office:value="271845">
            <text:p>271845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13.34</text:p>
          </table:table-cell>
          <table:table-cell office:value-type="string">
            <text:p>180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1870">
            <text:p>271870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NEPAL</text:p>
          </table:table-cell>
          <table:table-cell office:value-type="string">
            <text:p>NULL</text:p>
          </table:table-cell>
          <table:table-cell office:value-type="string">
            <text:p>2,152,188.16</text:p>
          </table:table-cell>
          <table:table-cell office:value-type="string">
            <text:p>66,766.47</text:p>
          </table:table-cell>
          <table:table-cell office:value-type="string">
            <text:p>57,739.21</text:p>
          </table:table-cell>
          <table:table-cell office:value-type="string">
            <text:p>106,578.03</text:p>
          </table:table-cell>
          <table:table-cell office:value-type="string">
            <text:p>64,574.55</text:p>
          </table:table-cell>
          <table:table-cell office:value-type="string">
            <text:p>113,643.72</text:p>
          </table:table-cell>
          <table:table-cell office:value-type="string">
            <text:p>105,105.43</text:p>
          </table:table-cell>
          <table:table-cell office:value-type="string">
            <text:p>145,503.49</text:p>
          </table:table-cell>
          <table:table-cell office:value-type="string">
            <text:p>224,472.97</text:p>
          </table:table-cell>
          <table:table-cell office:value-type="string">
            <text:p>255,237.85</text:p>
          </table:table-cell>
          <table:table-cell office:value-type="string">
            <text:p>212,785.41</text:p>
          </table:table-cell>
          <table:table-cell office:value-type="string">
            <text:p>336,681.38</text:p>
          </table:table-cell>
          <table:table-cell office:value-type="string">
            <text:p>463,099.66</text:p>
          </table:table-cell>
        </table:table-row>
        <table:table-row>
          <table:table-cell office:value-type="float" office:value="271906">
            <text:p>271906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8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052">
            <text:p>272052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77.84</text:p>
          </table:table-cell>
          <table:table-cell office:value-type="string">
            <text:p>0.00</text:p>
          </table:table-cell>
          <table:table-cell office:value-type="string">
            <text:p>77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142">
            <text:p>272142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07.00</text:p>
          </table:table-cell>
          <table:table-cell office:value-type="string">
            <text:p>0.00</text:p>
          </table:table-cell>
          <table:table-cell office:value-type="string">
            <text:p>183.15</text:p>
          </table:table-cell>
          <table:table-cell office:value-type="string">
            <text:p>16.03</text:p>
          </table:table-cell>
          <table:table-cell office:value-type="string">
            <text:p>36.53</text:p>
          </table:table-cell>
          <table:table-cell office:value-type="string">
            <text:p>171.2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177">
            <text:p>272177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5,663,306.83</text:p>
          </table:table-cell>
          <table:table-cell office:value-type="string">
            <text:p>1,061,086.73</text:p>
          </table:table-cell>
          <table:table-cell office:value-type="string">
            <text:p>2,490,653.28</text:p>
          </table:table-cell>
          <table:table-cell office:value-type="string">
            <text:p>735,119.25</text:p>
          </table:table-cell>
          <table:table-cell office:value-type="string">
            <text:p>684,736.84</text:p>
          </table:table-cell>
          <table:table-cell office:value-type="string">
            <text:p>1,427,840.25</text:p>
          </table:table-cell>
          <table:table-cell office:value-type="string">
            <text:p>472,979.40</text:p>
          </table:table-cell>
          <table:table-cell office:value-type="string">
            <text:p>845,814.78</text:p>
          </table:table-cell>
          <table:table-cell office:value-type="string">
            <text:p>819,961.55</text:p>
          </table:table-cell>
          <table:table-cell office:value-type="string">
            <text:p>183,214.85</text:p>
          </table:table-cell>
          <table:table-cell office:value-type="string">
            <text:p>2,208,419.36</text:p>
          </table:table-cell>
          <table:table-cell office:value-type="string">
            <text:p>2,378,611.62</text:p>
          </table:table-cell>
          <table:table-cell office:value-type="string">
            <text:p>2,354,868.92</text:p>
          </table:table-cell>
        </table:table-row>
        <table:table-row>
          <table:table-cell office:value-type="float" office:value="272279">
            <text:p>272279</text:p>
          </table:table-cell>
          <table:table-cell office:value-type="string">
            <text:p>Bayi</text:p>
          </table:table-cell>
          <table:table-cell office:value-type="float" office:value="43">
            <text:p>4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3,139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0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432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304">
            <text:p>272304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ELAZIĞ</text:p>
          </table:table-cell>
          <table:table-cell office:value-type="string">
            <text:p>1,296,292.79</text:p>
          </table:table-cell>
          <table:table-cell office:value-type="string">
            <text:p>31,637.51</text:p>
          </table:table-cell>
          <table:table-cell office:value-type="string">
            <text:p>21,468.63</text:p>
          </table:table-cell>
          <table:table-cell office:value-type="string">
            <text:p>38,795.81</text:p>
          </table:table-cell>
          <table:table-cell office:value-type="string">
            <text:p>26,182.95</text:p>
          </table:table-cell>
          <table:table-cell office:value-type="string">
            <text:p>23,220.95</text:p>
          </table:table-cell>
          <table:table-cell office:value-type="string">
            <text:p>45,865.52</text:p>
          </table:table-cell>
          <table:table-cell office:value-type="string">
            <text:p>28,924.28</text:p>
          </table:table-cell>
          <table:table-cell office:value-type="string">
            <text:p>34,643.28</text:p>
          </table:table-cell>
          <table:table-cell office:value-type="string">
            <text:p>234,454.88</text:p>
          </table:table-cell>
          <table:table-cell office:value-type="string">
            <text:p>102,843.10</text:p>
          </table:table-cell>
          <table:table-cell office:value-type="string">
            <text:p>157,767.32</text:p>
          </table:table-cell>
          <table:table-cell office:value-type="string">
            <text:p>550,488.56</text:p>
          </table:table-cell>
        </table:table-row>
        <table:table-row>
          <table:table-cell office:value-type="float" office:value="272319">
            <text:p>272319</text:p>
          </table:table-cell>
          <table:table-cell office:value-type="string">
            <text:p>Bayi</text:p>
          </table:table-cell>
          <table:table-cell office:value-type="float" office:value="39">
            <text:p>39</text:p>
          </table:table-cell>
          <table:table-cell office:value-type="float" office:value="2021">
            <text:p>2021</text:p>
          </table:table-cell>
          <table:table-cell office:value-type="string">
            <text:p>UZBEKISTAN</text:p>
          </table:table-cell>
          <table:table-cell office:value-type="string">
            <text:p>NULL</text:p>
          </table:table-cell>
          <table:table-cell office:value-type="string">
            <text:p>1,669,666.44</text:p>
          </table:table-cell>
          <table:table-cell office:value-type="string">
            <text:p>289,480.05</text:p>
          </table:table-cell>
          <table:table-cell office:value-type="string">
            <text:p>114,379.29</text:p>
          </table:table-cell>
          <table:table-cell office:value-type="string">
            <text:p>361,805.92</text:p>
          </table:table-cell>
          <table:table-cell office:value-type="string">
            <text:p>532,151.65</text:p>
          </table:table-cell>
          <table:table-cell office:value-type="string">
            <text:p>110,885.38</text:p>
          </table:table-cell>
          <table:table-cell office:value-type="string">
            <text:p>249,617.23</text:p>
          </table:table-cell>
          <table:table-cell office:value-type="string">
            <text:p>11,234.50</text:p>
          </table:table-cell>
          <table:table-cell office:value-type="string">
            <text:p>112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327">
            <text:p>272327</text:p>
          </table:table-cell>
          <table:table-cell office:value-type="string">
            <text:p>Bayi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02,015.87</text:p>
          </table:table-cell>
          <table:table-cell office:value-type="string">
            <text:p>629.39</text:p>
          </table:table-cell>
          <table:table-cell office:value-type="string">
            <text:p>493.19</text:p>
          </table:table-cell>
          <table:table-cell office:value-type="string">
            <text:p>501.83</text:p>
          </table:table-cell>
          <table:table-cell office:value-type="string">
            <text:p>2,519.74</text:p>
          </table:table-cell>
          <table:table-cell office:value-type="string">
            <text:p>5,209.28</text:p>
          </table:table-cell>
          <table:table-cell office:value-type="string">
            <text:p>2,693.85</text:p>
          </table:table-cell>
          <table:table-cell office:value-type="string">
            <text:p>25,566.25</text:p>
          </table:table-cell>
          <table:table-cell office:value-type="string">
            <text:p>31,272.47</text:p>
          </table:table-cell>
          <table:table-cell office:value-type="string">
            <text:p>7,322.75</text:p>
          </table:table-cell>
          <table:table-cell office:value-type="string">
            <text:p>84.50</text:p>
          </table:table-cell>
          <table:table-cell office:value-type="string">
            <text:p>19,768.55</text:p>
          </table:table-cell>
          <table:table-cell office:value-type="string">
            <text:p>5,954.06</text:p>
          </table:table-cell>
        </table:table-row>
        <table:table-row>
          <table:table-cell office:value-type="float" office:value="272487">
            <text:p>272487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42,353.75</text:p>
          </table:table-cell>
          <table:table-cell office:value-type="string">
            <text:p>127,861.25</text:p>
          </table:table-cell>
          <table:table-cell office:value-type="string">
            <text:p>14,49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621">
            <text:p>272621</text:p>
          </table:table-cell>
          <table:table-cell office:value-type="string">
            <text:p>Bayi</text:p>
          </table:table-cell>
          <table:table-cell office:value-type="float" office:value="44">
            <text:p>44</text:p>
          </table:table-cell>
          <table:table-cell office:value-type="float" office:value="2021">
            <text:p>2021</text:p>
          </table:table-cell>
          <table:table-cell office:value-type="string">
            <text:p>RUSSIAN FEDERATION</text:p>
          </table:table-cell>
          <table:table-cell office:value-type="string">
            <text:p>NULL</text:p>
          </table:table-cell>
          <table:table-cell office:value-type="string">
            <text:p>933,368.11</text:p>
          </table:table-cell>
          <table:table-cell office:value-type="string">
            <text:p>53,857.30</text:p>
          </table:table-cell>
          <table:table-cell office:value-type="string">
            <text:p>94,026.95</text:p>
          </table:table-cell>
          <table:table-cell office:value-type="string">
            <text:p>84,688.42</text:p>
          </table:table-cell>
          <table:table-cell office:value-type="string">
            <text:p>88,574.22</text:p>
          </table:table-cell>
          <table:table-cell office:value-type="string">
            <text:p>74,120.73</text:p>
          </table:table-cell>
          <table:table-cell office:value-type="string">
            <text:p>495,175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2,925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674">
            <text:p>272674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58.56</text:p>
          </table:table-cell>
          <table:table-cell office:value-type="string">
            <text:p>118.5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0.00</text:p>
          </table:table-cell>
          <table:table-cell office:value-type="string">
            <text:p>0.00</text:p>
          </table:table-cell>
          <table:table-cell office:value-type="string">
            <text:p>90.00</text:p>
          </table:table-cell>
          <table:table-cell office:value-type="string">
            <text:p>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869">
            <text:p>272869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HATAY</text:p>
          </table:table-cell>
          <table:table-cell office:value-type="string">
            <text:p>5,316,280.47</text:p>
          </table:table-cell>
          <table:table-cell office:value-type="string">
            <text:p>297,084.68</text:p>
          </table:table-cell>
          <table:table-cell office:value-type="string">
            <text:p>116,725.02</text:p>
          </table:table-cell>
          <table:table-cell office:value-type="string">
            <text:p>148,794.09</text:p>
          </table:table-cell>
          <table:table-cell office:value-type="string">
            <text:p>218,788.59</text:p>
          </table:table-cell>
          <table:table-cell office:value-type="string">
            <text:p>110,909.81</text:p>
          </table:table-cell>
          <table:table-cell office:value-type="string">
            <text:p>67,033.12</text:p>
          </table:table-cell>
          <table:table-cell office:value-type="string">
            <text:p>29,460.14</text:p>
          </table:table-cell>
          <table:table-cell office:value-type="string">
            <text:p>176,864.10</text:p>
          </table:table-cell>
          <table:table-cell office:value-type="string">
            <text:p>724,318.45</text:p>
          </table:table-cell>
          <table:table-cell office:value-type="string">
            <text:p>1,083,193.74</text:p>
          </table:table-cell>
          <table:table-cell office:value-type="string">
            <text:p>865,224.62</text:p>
          </table:table-cell>
          <table:table-cell office:value-type="string">
            <text:p>1,477,884.12</text:p>
          </table:table-cell>
        </table:table-row>
        <table:table-row>
          <table:table-cell office:value-type="float" office:value="272906">
            <text:p>272906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1.16</text:p>
          </table:table-cell>
          <table:table-cell office:value-type="string">
            <text:p>51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959">
            <text:p>272959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753.21</text:p>
          </table:table-cell>
          <table:table-cell office:value-type="string">
            <text:p>219.05</text:p>
          </table:table-cell>
          <table:table-cell office:value-type="string">
            <text:p>109.14</text:p>
          </table:table-cell>
          <table:table-cell office:value-type="string">
            <text:p>192.15</text:p>
          </table:table-cell>
          <table:table-cell office:value-type="string">
            <text:p>165.6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.50</text:p>
          </table:table-cell>
          <table:table-cell office:value-type="string">
            <text:p>23.38</text:p>
          </table:table-cell>
          <table:table-cell office:value-type="string">
            <text:p>23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2973">
            <text:p>272973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8,759,035.55</text:p>
          </table:table-cell>
          <table:table-cell office:value-type="string">
            <text:p>377,558.04</text:p>
          </table:table-cell>
          <table:table-cell office:value-type="string">
            <text:p>476,676.86</text:p>
          </table:table-cell>
          <table:table-cell office:value-type="string">
            <text:p>965,353.91</text:p>
          </table:table-cell>
          <table:table-cell office:value-type="string">
            <text:p>654,259.09</text:p>
          </table:table-cell>
          <table:table-cell office:value-type="string">
            <text:p>308,397.92</text:p>
          </table:table-cell>
          <table:table-cell office:value-type="string">
            <text:p>482,948.99</text:p>
          </table:table-cell>
          <table:table-cell office:value-type="string">
            <text:p>813,728.46</text:p>
          </table:table-cell>
          <table:table-cell office:value-type="string">
            <text:p>1,236,714.48</text:p>
          </table:table-cell>
          <table:table-cell office:value-type="string">
            <text:p>680,456.63</text:p>
          </table:table-cell>
          <table:table-cell office:value-type="string">
            <text:p>1,256,334.39</text:p>
          </table:table-cell>
          <table:table-cell office:value-type="string">
            <text:p>1,168,134.19</text:p>
          </table:table-cell>
          <table:table-cell office:value-type="string">
            <text:p>338,472.60</text:p>
          </table:table-cell>
        </table:table-row>
        <table:table-row>
          <table:table-cell office:value-type="float" office:value="272984">
            <text:p>272984</text:p>
          </table:table-cell>
          <table:table-cell office:value-type="string">
            <text:p>Bayi</text:p>
          </table:table-cell>
          <table:table-cell office:value-type="float" office:value="61">
            <text:p>6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397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97.38</text:p>
          </table:table-cell>
        </table:table-row>
        <table:table-row>
          <table:table-cell office:value-type="float" office:value="273003">
            <text:p>273003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6,515.52</text:p>
          </table:table-cell>
          <table:table-cell office:value-type="string">
            <text:p>3,268.48</text:p>
          </table:table-cell>
          <table:table-cell office:value-type="string">
            <text:p>9,348.92</text:p>
          </table:table-cell>
          <table:table-cell office:value-type="string">
            <text:p>6,978.28</text:p>
          </table:table-cell>
          <table:table-cell office:value-type="string">
            <text:p>10,031.65</text:p>
          </table:table-cell>
          <table:table-cell office:value-type="string">
            <text:p>3,747.20</text:p>
          </table:table-cell>
          <table:table-cell office:value-type="string">
            <text:p>3,417.35</text:p>
          </table:table-cell>
          <table:table-cell office:value-type="string">
            <text:p>1,671.28</text:p>
          </table:table-cell>
          <table:table-cell office:value-type="string">
            <text:p>1,583.80</text:p>
          </table:table-cell>
          <table:table-cell office:value-type="string">
            <text:p>90.45</text:p>
          </table:table-cell>
          <table:table-cell office:value-type="string">
            <text:p>4,357.45</text:p>
          </table:table-cell>
          <table:table-cell office:value-type="string">
            <text:p>406.44</text:p>
          </table:table-cell>
          <table:table-cell office:value-type="string">
            <text:p>1,614.23</text:p>
          </table:table-cell>
        </table:table-row>
        <table:table-row>
          <table:table-cell office:value-type="float" office:value="273102">
            <text:p>273102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209">
            <text:p>273209</text:p>
          </table:table-cell>
          <table:table-cell office:value-type="string">
            <text:p>Bayi</text:p>
          </table:table-cell>
          <table:table-cell office:value-type="float" office:value="46">
            <text:p>46</text:p>
          </table:table-cell>
          <table:table-cell office:value-type="float" office:value="2021">
            <text:p>2021</text:p>
          </table:table-cell>
          <table:table-cell office:value-type="string">
            <text:p>INDIA</text:p>
          </table:table-cell>
          <table:table-cell office:value-type="string">
            <text:p>NULL</text:p>
          </table:table-cell>
          <table:table-cell office:value-type="string">
            <text:p>24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4.25</text:p>
          </table:table-cell>
        </table:table-row>
        <table:table-row>
          <table:table-cell office:value-type="float" office:value="273245">
            <text:p>273245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UŞAK</text:p>
          </table:table-cell>
          <table:table-cell office:value-type="string">
            <text:p>11.50</text:p>
          </table:table-cell>
          <table:table-cell office:value-type="string">
            <text:p>11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318">
            <text:p>273318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,101,473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1,261.35</text:p>
          </table:table-cell>
          <table:table-cell office:value-type="string">
            <text:p>575,673.50</text:p>
          </table:table-cell>
          <table:table-cell office:value-type="string">
            <text:p>537,776.60</text:p>
          </table:table-cell>
          <table:table-cell office:value-type="string">
            <text:p>550,693.72</text:p>
          </table:table-cell>
          <table:table-cell office:value-type="string">
            <text:p>356,068.07</text:p>
          </table:table-cell>
        </table:table-row>
        <table:table-row>
          <table:table-cell office:value-type="float" office:value="273319">
            <text:p>273319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,710,110.95</text:p>
          </table:table-cell>
          <table:table-cell office:value-type="string">
            <text:p>158,782.35</text:p>
          </table:table-cell>
          <table:table-cell office:value-type="string">
            <text:p>194,783.35</text:p>
          </table:table-cell>
          <table:table-cell office:value-type="string">
            <text:p>256,490.07</text:p>
          </table:table-cell>
          <table:table-cell office:value-type="string">
            <text:p>159,401.92</text:p>
          </table:table-cell>
          <table:table-cell office:value-type="string">
            <text:p>120,895.42</text:p>
          </table:table-cell>
          <table:table-cell office:value-type="string">
            <text:p>91,128.62</text:p>
          </table:table-cell>
          <table:table-cell office:value-type="string">
            <text:p>67,482.79</text:p>
          </table:table-cell>
          <table:table-cell office:value-type="string">
            <text:p>177,340.37</text:p>
          </table:table-cell>
          <table:table-cell office:value-type="string">
            <text:p>161,300.71</text:p>
          </table:table-cell>
          <table:table-cell office:value-type="string">
            <text:p>169,178.63</text:p>
          </table:table-cell>
          <table:table-cell office:value-type="string">
            <text:p>63,032.84</text:p>
          </table:table-cell>
          <table:table-cell office:value-type="string">
            <text:p>90,293.89</text:p>
          </table:table-cell>
        </table:table-row>
        <table:table-row>
          <table:table-cell office:value-type="float" office:value="273378">
            <text:p>273378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06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064.00</text:p>
          </table:table-cell>
        </table:table-row>
        <table:table-row>
          <table:table-cell office:value-type="float" office:value="273391">
            <text:p>273391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9.91</text:p>
          </table:table-cell>
          <table:table-cell office:value-type="string">
            <text:p>78.30</text:p>
          </table:table-cell>
          <table:table-cell office:value-type="string">
            <text:p>0.00</text:p>
          </table:table-cell>
          <table:table-cell office:value-type="string">
            <text:p>11.6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438">
            <text:p>273438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,624.52</text:p>
          </table:table-cell>
          <table:table-cell office:value-type="string">
            <text:p>445.64</text:p>
          </table:table-cell>
          <table:table-cell office:value-type="string">
            <text:p>355.84</text:p>
          </table:table-cell>
          <table:table-cell office:value-type="string">
            <text:p>774.67</text:p>
          </table:table-cell>
          <table:table-cell office:value-type="string">
            <text:p>0.00</text:p>
          </table:table-cell>
          <table:table-cell office:value-type="string">
            <text:p>637.2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11.1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474">
            <text:p>273474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UZBEKISTAN</text:p>
          </table:table-cell>
          <table:table-cell office:value-type="string">
            <text:p>NULL</text:p>
          </table:table-cell>
          <table:table-cell office:value-type="string">
            <text:p>599,317.73</text:p>
          </table:table-cell>
          <table:table-cell office:value-type="string">
            <text:p>296,831.13</text:p>
          </table:table-cell>
          <table:table-cell office:value-type="string">
            <text:p>66,096.75</text:p>
          </table:table-cell>
          <table:table-cell office:value-type="string">
            <text:p>3,812.16</text:p>
          </table:table-cell>
          <table:table-cell office:value-type="string">
            <text:p>100,628.85</text:p>
          </table:table-cell>
          <table:table-cell office:value-type="string">
            <text:p>131,573.49</text:p>
          </table:table-cell>
          <table:table-cell office:value-type="string">
            <text:p>0.00</text:p>
          </table:table-cell>
          <table:table-cell office:value-type="string">
            <text:p>375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502">
            <text:p>273502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1.0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1.0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571">
            <text:p>273571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3,924.38</text:p>
          </table:table-cell>
          <table:table-cell office:value-type="string">
            <text:p>52.95</text:p>
          </table:table-cell>
          <table:table-cell office:value-type="string">
            <text:p>35.49</text:p>
          </table:table-cell>
          <table:table-cell office:value-type="string">
            <text:p>0.00</text:p>
          </table:table-cell>
          <table:table-cell office:value-type="string">
            <text:p>32.7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05.18</text:p>
          </table:table-cell>
          <table:table-cell office:value-type="string">
            <text:p>997.00</text:p>
          </table:table-cell>
          <table:table-cell office:value-type="string">
            <text:p>493.73</text:p>
          </table:table-cell>
          <table:table-cell office:value-type="string">
            <text:p>454.60</text:p>
          </table:table-cell>
          <table:table-cell office:value-type="string">
            <text:p>591.77</text:p>
          </table:table-cell>
          <table:table-cell office:value-type="string">
            <text:p>360.93</text:p>
          </table:table-cell>
        </table:table-row>
        <table:table-row>
          <table:table-cell office:value-type="float" office:value="273696">
            <text:p>273696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709,645.1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.1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7,740.33</text:p>
          </table:table-cell>
          <table:table-cell office:value-type="string">
            <text:p>66,569.60</text:p>
          </table:table-cell>
          <table:table-cell office:value-type="string">
            <text:p>131,452.64</text:p>
          </table:table-cell>
          <table:table-cell office:value-type="string">
            <text:p>38,477.00</text:p>
          </table:table-cell>
          <table:table-cell office:value-type="string">
            <text:p>138,885.10</text:p>
          </table:table-cell>
          <table:table-cell office:value-type="string">
            <text:p>8,002.50</text:p>
          </table:table-cell>
          <table:table-cell office:value-type="string">
            <text:p>8,496.85</text:p>
          </table:table-cell>
        </table:table-row>
        <table:table-row>
          <table:table-cell office:value-type="float" office:value="273741">
            <text:p>273741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93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3.50</text:p>
          </table:table-cell>
        </table:table-row>
        <table:table-row>
          <table:table-cell office:value-type="float" office:value="273842">
            <text:p>273842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1,065.73</text:p>
          </table:table-cell>
          <table:table-cell office:value-type="string">
            <text:p>2,690.24</text:p>
          </table:table-cell>
          <table:table-cell office:value-type="string">
            <text:p>6,717.85</text:p>
          </table:table-cell>
          <table:table-cell office:value-type="string">
            <text:p>1,657.6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847">
            <text:p>273847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VAN</text:p>
          </table:table-cell>
          <table:table-cell office:value-type="string">
            <text:p>102,195.37</text:p>
          </table:table-cell>
          <table:table-cell office:value-type="string">
            <text:p>23,250.48</text:p>
          </table:table-cell>
          <table:table-cell office:value-type="string">
            <text:p>1,525.56</text:p>
          </table:table-cell>
          <table:table-cell office:value-type="string">
            <text:p>66,297.90</text:p>
          </table:table-cell>
          <table:table-cell office:value-type="string">
            <text:p>6,186.16</text:p>
          </table:table-cell>
          <table:table-cell office:value-type="string">
            <text:p>4,935.2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981">
            <text:p>273981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47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47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3998">
            <text:p>273998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903.63</text:p>
          </table:table-cell>
          <table:table-cell office:value-type="string">
            <text:p>0.00</text:p>
          </table:table-cell>
          <table:table-cell office:value-type="string">
            <text:p>102.80</text:p>
          </table:table-cell>
          <table:table-cell office:value-type="string">
            <text:p>0.00</text:p>
          </table:table-cell>
          <table:table-cell office:value-type="string">
            <text:p>228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3.5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8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029">
            <text:p>274029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,963.43</text:p>
          </table:table-cell>
          <table:table-cell office:value-type="string">
            <text:p>1,155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7.95</text:p>
          </table:table-cell>
          <table:table-cell office:value-type="string">
            <text:p>0.00</text:p>
          </table:table-cell>
          <table:table-cell office:value-type="string">
            <text:p>240.14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060">
            <text:p>274060</text:p>
          </table:table-cell>
          <table:table-cell office:value-type="string">
            <text:p>Bayi</text:p>
          </table:table-cell>
          <table:table-cell office:value-type="float" office:value="2">
            <text:p>2</text:p>
          </table:table-cell>
          <table:table-cell office:value-type="float" office:value="2021">
            <text:p>2021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391,675.1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,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618.79</text:p>
          </table:table-cell>
          <table:table-cell office:value-type="string">
            <text:p>147,769.23</text:p>
          </table:table-cell>
          <table:table-cell office:value-type="string">
            <text:p>147,114.60</text:p>
          </table:table-cell>
          <table:table-cell office:value-type="string">
            <text:p>69,672.52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092">
            <text:p>274092</text:p>
          </table:table-cell>
          <table:table-cell office:value-type="string">
            <text:p>Bayi</text:p>
          </table:table-cell>
          <table:table-cell office:value-type="float" office:value="38">
            <text:p>38</text:p>
          </table:table-cell>
          <table:table-cell office:value-type="float" office:value="2021">
            <text:p>2021</text:p>
          </table:table-cell>
          <table:table-cell office:value-type="string">
            <text:p>IRAN, ISLAMIC REPUBLIC OF</text:p>
          </table:table-cell>
          <table:table-cell office:value-type="string">
            <text:p>NULL</text:p>
          </table:table-cell>
          <table:table-cell office:value-type="string">
            <text:p>169,91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,752.50</text:p>
          </table:table-cell>
          <table:table-cell office:value-type="string">
            <text:p>91,536.50</text:p>
          </table:table-cell>
          <table:table-cell office:value-type="string">
            <text:p>49,227.75</text:p>
          </table:table-cell>
          <table:table-cell office:value-type="string">
            <text:p>6,124.25</text:p>
          </table:table-cell>
          <table:table-cell office:value-type="string">
            <text:p>8,415.00</text:p>
          </table:table-cell>
          <table:table-cell office:value-type="string">
            <text:p>3,833.50</text:p>
          </table:table-cell>
          <table:table-cell office:value-type="string">
            <text:p>24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093">
            <text:p>274093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GEORGIA</text:p>
          </table:table-cell>
          <table:table-cell office:value-type="string">
            <text:p>NULL</text:p>
          </table:table-cell>
          <table:table-cell office:value-type="string">
            <text:p>11,858.44</text:p>
          </table:table-cell>
          <table:table-cell office:value-type="string">
            <text:p>78.29</text:p>
          </table:table-cell>
          <table:table-cell office:value-type="string">
            <text:p>78.48</text:p>
          </table:table-cell>
          <table:table-cell office:value-type="string">
            <text:p>1,693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5.14</text:p>
          </table:table-cell>
          <table:table-cell office:value-type="string">
            <text:p>2,057.38</text:p>
          </table:table-cell>
          <table:table-cell office:value-type="string">
            <text:p>5,337.32</text:p>
          </table:table-cell>
          <table:table-cell office:value-type="string">
            <text:p>2,408.1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171">
            <text:p>274171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MARDİN</text:p>
          </table:table-cell>
          <table:table-cell office:value-type="string">
            <text:p>37,005.12</text:p>
          </table:table-cell>
          <table:table-cell office:value-type="string">
            <text:p>3,274.95</text:p>
          </table:table-cell>
          <table:table-cell office:value-type="string">
            <text:p>5,322.72</text:p>
          </table:table-cell>
          <table:table-cell office:value-type="string">
            <text:p>8,651.10</text:p>
          </table:table-cell>
          <table:table-cell office:value-type="string">
            <text:p>4,569.03</text:p>
          </table:table-cell>
          <table:table-cell office:value-type="string">
            <text:p>2,158.23</text:p>
          </table:table-cell>
          <table:table-cell office:value-type="string">
            <text:p>1,769.27</text:p>
          </table:table-cell>
          <table:table-cell office:value-type="string">
            <text:p>910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753.59</text:p>
          </table:table-cell>
          <table:table-cell office:value-type="string">
            <text:p>4,595.26</text:p>
          </table:table-cell>
        </table:table-row>
        <table:table-row>
          <table:table-cell office:value-type="float" office:value="274205">
            <text:p>274205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1.0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.0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221">
            <text:p>274221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241">
            <text:p>274241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1">
            <text:p>2021</text:p>
          </table:table-cell>
          <table:table-cell office:value-type="string">
            <text:p>BANGLADESH</text:p>
          </table:table-cell>
          <table:table-cell office:value-type="string">
            <text:p>NULL</text:p>
          </table:table-cell>
          <table:table-cell office:value-type="string">
            <text:p>17.64</text:p>
          </table:table-cell>
          <table:table-cell office:value-type="string">
            <text:p>17.6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263">
            <text:p>274263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HATAY</text:p>
          </table:table-cell>
          <table:table-cell office:value-type="string">
            <text:p>1,678,263.26</text:p>
          </table:table-cell>
          <table:table-cell office:value-type="string">
            <text:p>98,629.12</text:p>
          </table:table-cell>
          <table:table-cell office:value-type="string">
            <text:p>137,873.00</text:p>
          </table:table-cell>
          <table:table-cell office:value-type="string">
            <text:p>146,107.63</text:p>
          </table:table-cell>
          <table:table-cell office:value-type="string">
            <text:p>194,599.67</text:p>
          </table:table-cell>
          <table:table-cell office:value-type="string">
            <text:p>127,628.48</text:p>
          </table:table-cell>
          <table:table-cell office:value-type="string">
            <text:p>33,432.92</text:p>
          </table:table-cell>
          <table:table-cell office:value-type="string">
            <text:p>308,222.58</text:p>
          </table:table-cell>
          <table:table-cell office:value-type="string">
            <text:p>422,953.83</text:p>
          </table:table-cell>
          <table:table-cell office:value-type="string">
            <text:p>55,500.78</text:p>
          </table:table-cell>
          <table:table-cell office:value-type="string">
            <text:p>112,520.35</text:p>
          </table:table-cell>
          <table:table-cell office:value-type="string">
            <text:p>13,387.73</text:p>
          </table:table-cell>
          <table:table-cell office:value-type="string">
            <text:p>27,407.18</text:p>
          </table:table-cell>
        </table:table-row>
        <table:table-row>
          <table:table-cell office:value-type="float" office:value="274271">
            <text:p>274271</text:p>
          </table:table-cell>
          <table:table-cell office:value-type="string">
            <text:p>Bayi</text:p>
          </table:table-cell>
          <table:table-cell office:value-type="float" office:value="44">
            <text:p>44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DENİZLİ</text:p>
          </table:table-cell>
          <table:table-cell office:value-type="string">
            <text:p>1,295.6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8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03.91</text:p>
          </table:table-cell>
          <table:table-cell office:value-type="string">
            <text:p>533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337">
            <text:p>274337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1">
            <text:p>2021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,253,008.48</text:p>
          </table:table-cell>
          <table:table-cell office:value-type="string">
            <text:p>60,880.00</text:p>
          </table:table-cell>
          <table:table-cell office:value-type="string">
            <text:p>670,398.00</text:p>
          </table:table-cell>
          <table:table-cell office:value-type="string">
            <text:p>602,22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2.75</text:p>
          </table:table-cell>
          <table:table-cell office:value-type="string">
            <text:p>97.00</text:p>
          </table:table-cell>
          <table:table-cell office:value-type="string">
            <text:p>121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875,940.00</text:p>
          </table:table-cell>
          <table:table-cell office:value-type="string">
            <text:p>43,276.48</text:p>
          </table:table-cell>
        </table:table-row>
        <table:table-row>
          <table:table-cell office:value-type="float" office:value="274491">
            <text:p>274491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1">
            <text:p>2021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58,390.46</text:p>
          </table:table-cell>
          <table:table-cell office:value-type="string">
            <text:p>1,884.40</text:p>
          </table:table-cell>
          <table:table-cell office:value-type="string">
            <text:p>3,241.27</text:p>
          </table:table-cell>
          <table:table-cell office:value-type="string">
            <text:p>46,094.91</text:p>
          </table:table-cell>
          <table:table-cell office:value-type="string">
            <text:p>6,307.39</text:p>
          </table:table-cell>
          <table:table-cell office:value-type="string">
            <text:p>86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724">
            <text:p>274724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1">
            <text:p>2021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5,090,047.23</text:p>
          </table:table-cell>
          <table:table-cell office:value-type="string">
            <text:p>904,790.68</text:p>
          </table:table-cell>
          <table:table-cell office:value-type="string">
            <text:p>363,088.73</text:p>
          </table:table-cell>
          <table:table-cell office:value-type="string">
            <text:p>257,125.93</text:p>
          </table:table-cell>
          <table:table-cell office:value-type="string">
            <text:p>210,169.60</text:p>
          </table:table-cell>
          <table:table-cell office:value-type="string">
            <text:p>560,025.46</text:p>
          </table:table-cell>
          <table:table-cell office:value-type="string">
            <text:p>1,080,444.32</text:p>
          </table:table-cell>
          <table:table-cell office:value-type="string">
            <text:p>507,212.84</text:p>
          </table:table-cell>
          <table:table-cell office:value-type="string">
            <text:p>642,127.14</text:p>
          </table:table-cell>
          <table:table-cell office:value-type="string">
            <text:p>365,622.59</text:p>
          </table:table-cell>
          <table:table-cell office:value-type="string">
            <text:p>77,456.41</text:p>
          </table:table-cell>
          <table:table-cell office:value-type="string">
            <text:p>114,301.07</text:p>
          </table:table-cell>
          <table:table-cell office:value-type="string">
            <text:p>7,682.44</text:p>
          </table:table-cell>
        </table:table-row>
        <table:table-row>
          <table:table-cell office:value-type="float" office:value="274830">
            <text:p>274830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53.00</text:p>
          </table:table-cell>
          <table:table-cell office:value-type="string">
            <text:p>0.00</text:p>
          </table:table-cell>
          <table:table-cell office:value-type="string">
            <text:p>15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852">
            <text:p>274852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IRAQ</text:p>
          </table:table-cell>
          <table:table-cell office:value-type="string">
            <text:p>NULL</text:p>
          </table:table-cell>
          <table:table-cell office:value-type="string">
            <text:p>203,098.0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4,646.68</text:p>
          </table:table-cell>
          <table:table-cell office:value-type="string">
            <text:p>78,349.34</text:p>
          </table:table-cell>
          <table:table-cell office:value-type="string">
            <text:p>102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4890">
            <text:p>274890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AFGHANISTAN</text:p>
          </table:table-cell>
          <table:table-cell office:value-type="string">
            <text:p>NULL</text:p>
          </table:table-cell>
          <table:table-cell office:value-type="string">
            <text:p>5,112,796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096.35</text:p>
          </table:table-cell>
          <table:table-cell office:value-type="string">
            <text:p>5,109,699.95</text:p>
          </table:table-cell>
        </table:table-row>
        <table:table-row>
          <table:table-cell office:value-type="float" office:value="275143">
            <text:p>275143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67.4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7.4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270">
            <text:p>275270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333">
            <text:p>275333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93,307.26</text:p>
          </table:table-cell>
          <table:table-cell office:value-type="string">
            <text:p>0.00</text:p>
          </table:table-cell>
          <table:table-cell office:value-type="string">
            <text:p>1,500.68</text:p>
          </table:table-cell>
          <table:table-cell office:value-type="string">
            <text:p>8,191.08</text:p>
          </table:table-cell>
          <table:table-cell office:value-type="string">
            <text:p>2,992.00</text:p>
          </table:table-cell>
          <table:table-cell office:value-type="string">
            <text:p>171.00</text:p>
          </table:table-cell>
          <table:table-cell office:value-type="string">
            <text:p>0.00</text:p>
          </table:table-cell>
          <table:table-cell office:value-type="string">
            <text:p>4,488.00</text:p>
          </table:table-cell>
          <table:table-cell office:value-type="string">
            <text:p>0.00</text:p>
          </table:table-cell>
          <table:table-cell office:value-type="string">
            <text:p>14,898.00</text:p>
          </table:table-cell>
          <table:table-cell office:value-type="string">
            <text:p>32,899.75</text:p>
          </table:table-cell>
          <table:table-cell office:value-type="string">
            <text:p>28,166.76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418">
            <text:p>275418</text:p>
          </table:table-cell>
          <table:table-cell office:value-type="string">
            <text:p>Üye</text:p>
          </table:table-cell>
          <table:table-cell office:value-type="float" office:value="43">
            <text:p>43</text:p>
          </table:table-cell>
          <table:table-cell office:value-type="float" office:value="2022">
            <text:p>2022</text:p>
          </table:table-cell>
          <table:table-cell office:value-type="string">
            <text:p>SPAIN</text:p>
          </table:table-cell>
          <table:table-cell office:value-type="string">
            <text:p>NULL</text:p>
          </table:table-cell>
          <table:table-cell office:value-type="string">
            <text:p>3,5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5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476">
            <text:p>275476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14,748.93</text:p>
          </table:table-cell>
          <table:table-cell office:value-type="string">
            <text:p>378.82</text:p>
          </table:table-cell>
          <table:table-cell office:value-type="string">
            <text:p>0.00</text:p>
          </table:table-cell>
          <table:table-cell office:value-type="string">
            <text:p>14,271.91</text:p>
          </table:table-cell>
          <table:table-cell office:value-type="string">
            <text:p>98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533">
            <text:p>275533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ERZİNCAN</text:p>
          </table:table-cell>
          <table:table-cell office:value-type="string">
            <text:p>7,198,449.83</text:p>
          </table:table-cell>
          <table:table-cell office:value-type="string">
            <text:p>443,096.91</text:p>
          </table:table-cell>
          <table:table-cell office:value-type="string">
            <text:p>376,813.57</text:p>
          </table:table-cell>
          <table:table-cell office:value-type="string">
            <text:p>503,771.33</text:p>
          </table:table-cell>
          <table:table-cell office:value-type="string">
            <text:p>599,400.09</text:p>
          </table:table-cell>
          <table:table-cell office:value-type="string">
            <text:p>739,510.21</text:p>
          </table:table-cell>
          <table:table-cell office:value-type="string">
            <text:p>748,194.79</text:p>
          </table:table-cell>
          <table:table-cell office:value-type="string">
            <text:p>1,424,131.15</text:p>
          </table:table-cell>
          <table:table-cell office:value-type="string">
            <text:p>1,885,335.73</text:p>
          </table:table-cell>
          <table:table-cell office:value-type="string">
            <text:p>478,196.0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538">
            <text:p>275538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HONG KONG</text:p>
          </table:table-cell>
          <table:table-cell office:value-type="string">
            <text:p>NULL</text:p>
          </table:table-cell>
          <table:table-cell office:value-type="string">
            <text:p>30,112,568.31</text:p>
          </table:table-cell>
          <table:table-cell office:value-type="string">
            <text:p>0.00</text:p>
          </table:table-cell>
          <table:table-cell office:value-type="string">
            <text:p>2,741,571.25</text:p>
          </table:table-cell>
          <table:table-cell office:value-type="string">
            <text:p>408,775.00</text:p>
          </table:table-cell>
          <table:table-cell office:value-type="string">
            <text:p>2,490,709.99</text:p>
          </table:table-cell>
          <table:table-cell office:value-type="string">
            <text:p>1,428,415.00</text:p>
          </table:table-cell>
          <table:table-cell office:value-type="string">
            <text:p>235,239.67</text:p>
          </table:table-cell>
          <table:table-cell office:value-type="string">
            <text:p>1,632,543.89</text:p>
          </table:table-cell>
          <table:table-cell office:value-type="string">
            <text:p>1,489,802.23</text:p>
          </table:table-cell>
          <table:table-cell office:value-type="string">
            <text:p>4,796,797.00</text:p>
          </table:table-cell>
          <table:table-cell office:value-type="string">
            <text:p>10,076,442.02</text:p>
          </table:table-cell>
          <table:table-cell office:value-type="string">
            <text:p>2,942,378.50</text:p>
          </table:table-cell>
          <table:table-cell office:value-type="string">
            <text:p>1,869,893.75</text:p>
          </table:table-cell>
        </table:table-row>
        <table:table-row>
          <table:table-cell office:value-type="float" office:value="275546">
            <text:p>275546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,130,658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,901.25</text:p>
          </table:table-cell>
          <table:table-cell office:value-type="string">
            <text:p>63,385.07</text:p>
          </table:table-cell>
          <table:table-cell office:value-type="string">
            <text:p>102,840.20</text:p>
          </table:table-cell>
          <table:table-cell office:value-type="string">
            <text:p>266,587.05</text:p>
          </table:table-cell>
          <table:table-cell office:value-type="string">
            <text:p>318,959.59</text:p>
          </table:table-cell>
          <table:table-cell office:value-type="string">
            <text:p>115,314.58</text:p>
          </table:table-cell>
          <table:table-cell office:value-type="string">
            <text:p>45,311.52</text:p>
          </table:table-cell>
          <table:table-cell office:value-type="string">
            <text:p>176,063.02</text:p>
          </table:table-cell>
          <table:table-cell office:value-type="string">
            <text:p>20,295.93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578">
            <text:p>275578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62,771.71</text:p>
          </table:table-cell>
          <table:table-cell office:value-type="string">
            <text:p>51,761.00</text:p>
          </table:table-cell>
          <table:table-cell office:value-type="string">
            <text:p>41,790.80</text:p>
          </table:table-cell>
          <table:table-cell office:value-type="string">
            <text:p>22,001.78</text:p>
          </table:table-cell>
          <table:table-cell office:value-type="string">
            <text:p>30,232.58</text:p>
          </table:table-cell>
          <table:table-cell office:value-type="string">
            <text:p>40,339.20</text:p>
          </table:table-cell>
          <table:table-cell office:value-type="string">
            <text:p>7,678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,948.23</text:p>
          </table:table-cell>
          <table:table-cell office:value-type="string">
            <text:p>50,839.43</text:p>
          </table:table-cell>
          <table:table-cell office:value-type="string">
            <text:p>83,180.50</text:p>
          </table:table-cell>
        </table:table-row>
        <table:table-row>
          <table:table-cell office:value-type="float" office:value="275630">
            <text:p>275630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591.34</text:p>
          </table:table-cell>
          <table:table-cell office:value-type="string">
            <text:p>591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664">
            <text:p>275664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SYRIAN ARAB REPUBLIC</text:p>
          </table:table-cell>
          <table:table-cell office:value-type="string">
            <text:p>NULL</text:p>
          </table:table-cell>
          <table:table-cell office:value-type="string">
            <text:p>12,516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,263.02</text:p>
          </table:table-cell>
          <table:table-cell office:value-type="string">
            <text:p>3,948.15</text:p>
          </table:table-cell>
          <table:table-cell office:value-type="string">
            <text:p>0.00</text:p>
          </table:table-cell>
          <table:table-cell office:value-type="string">
            <text:p>305.25</text:p>
          </table:table-cell>
        </table:table-row>
        <table:table-row>
          <table:table-cell office:value-type="float" office:value="275675">
            <text:p>275675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296,085.36</text:p>
          </table:table-cell>
          <table:table-cell office:value-type="string">
            <text:p>20,727.00</text:p>
          </table:table-cell>
          <table:table-cell office:value-type="string">
            <text:p>54,464.42</text:p>
          </table:table-cell>
          <table:table-cell office:value-type="string">
            <text:p>63,309.44</text:p>
          </table:table-cell>
          <table:table-cell office:value-type="string">
            <text:p>43,640.84</text:p>
          </table:table-cell>
          <table:table-cell office:value-type="string">
            <text:p>1,868.00</text:p>
          </table:table-cell>
          <table:table-cell office:value-type="string">
            <text:p>41,896.50</text:p>
          </table:table-cell>
          <table:table-cell office:value-type="string">
            <text:p>17,400.10</text:p>
          </table:table-cell>
          <table:table-cell office:value-type="string">
            <text:p>34,156.38</text:p>
          </table:table-cell>
          <table:table-cell office:value-type="string">
            <text:p>4,814.53</text:p>
          </table:table-cell>
          <table:table-cell office:value-type="string">
            <text:p>5,481.31</text:p>
          </table:table-cell>
          <table:table-cell office:value-type="string">
            <text:p>8,047.54</text:p>
          </table:table-cell>
          <table:table-cell office:value-type="string">
            <text:p>279.30</text:p>
          </table:table-cell>
        </table:table-row>
        <table:table-row>
          <table:table-cell office:value-type="float" office:value="275691">
            <text:p>275691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PAKISTAN</text:p>
          </table:table-cell>
          <table:table-cell office:value-type="string">
            <text:p>NULL</text:p>
          </table:table-cell>
          <table:table-cell office:value-type="string">
            <text:p>244,202.98</text:p>
          </table:table-cell>
          <table:table-cell office:value-type="string">
            <text:p>96,108.52</text:p>
          </table:table-cell>
          <table:table-cell office:value-type="string">
            <text:p>142,469.17</text:p>
          </table:table-cell>
          <table:table-cell office:value-type="string">
            <text:p>609.22</text:p>
          </table:table-cell>
          <table:table-cell office:value-type="string">
            <text:p>5,016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708">
            <text:p>275708</text:p>
          </table:table-cell>
          <table:table-cell office:value-type="string">
            <text:p>Bayi</text:p>
          </table:table-cell>
          <table:table-cell office:value-type="float" office:value="40">
            <text:p>40</text:p>
          </table:table-cell>
          <table:table-cell office:value-type="float" office:value="2022">
            <text:p>2022</text:p>
          </table:table-cell>
          <table:table-cell office:value-type="string">
            <text:p>UZBEKISTAN</text:p>
          </table:table-cell>
          <table:table-cell office:value-type="string">
            <text:p>NULL</text:p>
          </table:table-cell>
          <table:table-cell office:value-type="string">
            <text:p>630,106.97</text:p>
          </table:table-cell>
          <table:table-cell office:value-type="string">
            <text:p>604,341.5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610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,154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723">
            <text:p>275723</text:p>
          </table:table-cell>
          <table:table-cell office:value-type="string">
            <text:p>Üye</text:p>
          </table:table-cell>
          <table:table-cell office:value-type="float" office:value="36">
            <text:p>36</text:p>
          </table:table-cell>
          <table:table-cell office:value-type="float" office:value="2022">
            <text:p>2022</text:p>
          </table:table-cell>
          <table:table-cell office:value-type="string">
            <text:p>THAILAND</text:p>
          </table:table-cell>
          <table:table-cell office:value-type="string">
            <text:p>NULL</text:p>
          </table:table-cell>
          <table:table-cell office:value-type="string">
            <text:p>4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772">
            <text:p>275772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75.1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9.5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45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811">
            <text:p>275811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ITALY</text:p>
          </table:table-cell>
          <table:table-cell office:value-type="string">
            <text:p>NULL</text:p>
          </table:table-cell>
          <table:table-cell office:value-type="string">
            <text:p>1,604.82</text:p>
          </table:table-cell>
          <table:table-cell office:value-type="string">
            <text:p>1,329.82</text:p>
          </table:table-cell>
          <table:table-cell office:value-type="string">
            <text:p>0.00</text:p>
          </table:table-cell>
          <table:table-cell office:value-type="string">
            <text:p>2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5929">
            <text:p>275929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,191.53</text:p>
          </table:table-cell>
          <table:table-cell office:value-type="string">
            <text:p>366.91</text:p>
          </table:table-cell>
          <table:table-cell office:value-type="string">
            <text:p>201.91</text:p>
          </table:table-cell>
          <table:table-cell office:value-type="string">
            <text:p>0.00</text:p>
          </table:table-cell>
          <table:table-cell office:value-type="string">
            <text:p>3,052.26</text:p>
          </table:table-cell>
          <table:table-cell office:value-type="string">
            <text:p>531.6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8.79</text:p>
          </table:table-cell>
        </table:table-row>
        <table:table-row>
          <table:table-cell office:value-type="float" office:value="276047">
            <text:p>276047</text:p>
          </table:table-cell>
          <table:table-cell office:value-type="string">
            <text:p>Bayi</text:p>
          </table:table-cell>
          <table:table-cell office:value-type="float" office:value="41">
            <text:p>41</text:p>
          </table:table-cell>
          <table:table-cell office:value-type="float" office:value="2022">
            <text:p>2022</text:p>
          </table:table-cell>
          <table:table-cell office:value-type="string">
            <text:p>UNITED ARAB EMIRATES</text:p>
          </table:table-cell>
          <table:table-cell office:value-type="string">
            <text:p>NULL</text:p>
          </table:table-cell>
          <table:table-cell office:value-type="string">
            <text:p>550,307.9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,544.47</text:p>
          </table:table-cell>
          <table:table-cell office:value-type="string">
            <text:p>269,451.63</text:p>
          </table:table-cell>
          <table:table-cell office:value-type="string">
            <text:p>11,422.73</text:p>
          </table:table-cell>
          <table:table-cell office:value-type="string">
            <text:p>4,607.50</text:p>
          </table:table-cell>
          <table:table-cell office:value-type="string">
            <text:p>22,364.70</text:p>
          </table:table-cell>
          <table:table-cell office:value-type="string">
            <text:p>223,916.90</text:p>
          </table:table-cell>
        </table:table-row>
        <table:table-row>
          <table:table-cell office:value-type="float" office:value="276162">
            <text:p>276162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733.24</text:p>
          </table:table-cell>
          <table:table-cell office:value-type="string">
            <text:p>0.00</text:p>
          </table:table-cell>
          <table:table-cell office:value-type="string">
            <text:p>733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185">
            <text:p>276185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QATAR</text:p>
          </table:table-cell>
          <table:table-cell office:value-type="string">
            <text:p>NULL</text:p>
          </table:table-cell>
          <table:table-cell office:value-type="string">
            <text:p>183,546.48</text:p>
          </table:table-cell>
          <table:table-cell office:value-type="string">
            <text:p>85,379.00</text:p>
          </table:table-cell>
          <table:table-cell office:value-type="string">
            <text:p>90,369.48</text:p>
          </table:table-cell>
          <table:table-cell office:value-type="string">
            <text:p>7,624.50</text:p>
          </table:table-cell>
          <table:table-cell office:value-type="string">
            <text:p>0.00</text:p>
          </table:table-cell>
          <table:table-cell office:value-type="string">
            <text:p>173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193">
            <text:p>276193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1,107.7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07.74</text:p>
          </table:table-cell>
        </table:table-row>
        <table:table-row>
          <table:table-cell office:value-type="float" office:value="276337">
            <text:p>276337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7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1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6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390">
            <text:p>276390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ALATYA</text:p>
          </table:table-cell>
          <table:table-cell office:value-type="string">
            <text:p>8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529">
            <text:p>276529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ALATYA</text:p>
          </table:table-cell>
          <table:table-cell office:value-type="string">
            <text:p>104.02</text:p>
          </table:table-cell>
          <table:table-cell office:value-type="string">
            <text:p>78.42</text:p>
          </table:table-cell>
          <table:table-cell office:value-type="string">
            <text:p>0.00</text:p>
          </table:table-cell>
          <table:table-cell office:value-type="string">
            <text:p>25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535">
            <text:p>276535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,101.98</text:p>
          </table:table-cell>
          <table:table-cell office:value-type="string">
            <text:p>210.28</text:p>
          </table:table-cell>
          <table:table-cell office:value-type="string">
            <text:p>382.86</text:p>
          </table:table-cell>
          <table:table-cell office:value-type="string">
            <text:p>899.38</text:p>
          </table:table-cell>
          <table:table-cell office:value-type="string">
            <text:p>145.00</text:p>
          </table:table-cell>
          <table:table-cell office:value-type="string">
            <text:p>0.00</text:p>
          </table:table-cell>
          <table:table-cell office:value-type="string">
            <text:p>214.15</text:p>
          </table:table-cell>
          <table:table-cell office:value-type="string">
            <text:p>31.12</text:p>
          </table:table-cell>
          <table:table-cell office:value-type="string">
            <text:p>1,206.75</text:p>
          </table:table-cell>
          <table:table-cell office:value-type="string">
            <text:p>190.23</text:p>
          </table:table-cell>
          <table:table-cell office:value-type="string">
            <text:p>0.00</text:p>
          </table:table-cell>
          <table:table-cell office:value-type="string">
            <text:p>822.22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547">
            <text:p>276547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2,489,658.69</text:p>
          </table:table-cell>
          <table:table-cell office:value-type="string">
            <text:p>810,630.68</text:p>
          </table:table-cell>
          <table:table-cell office:value-type="string">
            <text:p>186,401.44</text:p>
          </table:table-cell>
          <table:table-cell office:value-type="string">
            <text:p>925,816.85</text:p>
          </table:table-cell>
          <table:table-cell office:value-type="string">
            <text:p>389,171.99</text:p>
          </table:table-cell>
          <table:table-cell office:value-type="string">
            <text:p>26,300.10</text:p>
          </table:table-cell>
          <table:table-cell office:value-type="string">
            <text:p>14,826.98</text:p>
          </table:table-cell>
          <table:table-cell office:value-type="string">
            <text:p>27,431.15</text:p>
          </table:table-cell>
          <table:table-cell office:value-type="string">
            <text:p>20,893.70</text:p>
          </table:table-cell>
          <table:table-cell office:value-type="string">
            <text:p>17,106.73</text:p>
          </table:table-cell>
          <table:table-cell office:value-type="string">
            <text:p>13,626.63</text:p>
          </table:table-cell>
          <table:table-cell office:value-type="string">
            <text:p>15,719.37</text:p>
          </table:table-cell>
          <table:table-cell office:value-type="string">
            <text:p>41,733.06</text:p>
          </table:table-cell>
        </table:table-row>
        <table:table-row>
          <table:table-cell office:value-type="float" office:value="276583">
            <text:p>276583</text:p>
          </table:table-cell>
          <table:table-cell office:value-type="string">
            <text:p>Üye</text:p>
          </table:table-cell>
          <table:table-cell office:value-type="float" office:value="47">
            <text:p>47</text:p>
          </table:table-cell>
          <table:table-cell office:value-type="float" office:value="2022">
            <text:p>2022</text:p>
          </table:table-cell>
          <table:table-cell office:value-type="string">
            <text:p>ITALY</text:p>
          </table:table-cell>
          <table:table-cell office:value-type="string">
            <text:p>NULL</text:p>
          </table:table-cell>
          <table:table-cell office:value-type="string">
            <text:p>6,543.46</text:p>
          </table:table-cell>
          <table:table-cell office:value-type="string">
            <text:p>953.80</text:p>
          </table:table-cell>
          <table:table-cell office:value-type="string">
            <text:p>1,617.80</text:p>
          </table:table-cell>
          <table:table-cell office:value-type="string">
            <text:p>1,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871.86</text:p>
          </table:table-cell>
        </table:table-row>
        <table:table-row>
          <table:table-cell office:value-type="float" office:value="276586">
            <text:p>276586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3,894.71</text:p>
          </table:table-cell>
          <table:table-cell office:value-type="string">
            <text:p>1,389.43</text:p>
          </table:table-cell>
          <table:table-cell office:value-type="string">
            <text:p>761.03</text:p>
          </table:table-cell>
          <table:table-cell office:value-type="string">
            <text:p>1,148.10</text:p>
          </table:table-cell>
          <table:table-cell office:value-type="string">
            <text:p>1,549.42</text:p>
          </table:table-cell>
          <table:table-cell office:value-type="string">
            <text:p>1,727.55</text:p>
          </table:table-cell>
          <table:table-cell office:value-type="string">
            <text:p>2,239.12</text:p>
          </table:table-cell>
          <table:table-cell office:value-type="string">
            <text:p>1,954.22</text:p>
          </table:table-cell>
          <table:table-cell office:value-type="string">
            <text:p>714.66</text:p>
          </table:table-cell>
          <table:table-cell office:value-type="string">
            <text:p>1,268.94</text:p>
          </table:table-cell>
          <table:table-cell office:value-type="string">
            <text:p>1,142.2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617">
            <text:p>276617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305,240.42</text:p>
          </table:table-cell>
          <table:table-cell office:value-type="string">
            <text:p>104,626.61</text:p>
          </table:table-cell>
          <table:table-cell office:value-type="string">
            <text:p>123,142.34</text:p>
          </table:table-cell>
          <table:table-cell office:value-type="string">
            <text:p>44,399.52</text:p>
          </table:table-cell>
          <table:table-cell office:value-type="string">
            <text:p>26,780.53</text:p>
          </table:table-cell>
          <table:table-cell office:value-type="string">
            <text:p>5,992.45</text:p>
          </table:table-cell>
          <table:table-cell office:value-type="string">
            <text:p>298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732">
            <text:p>276732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32,177.4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,812.33</text:p>
          </table:table-cell>
          <table:table-cell office:value-type="string">
            <text:p>5,126.84</text:p>
          </table:table-cell>
          <table:table-cell office:value-type="string">
            <text:p>4,030.13</text:p>
          </table:table-cell>
          <table:table-cell office:value-type="string">
            <text:p>1,946.45</text:p>
          </table:table-cell>
          <table:table-cell office:value-type="string">
            <text:p>261.7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789">
            <text:p>276789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BATMAN</text:p>
          </table:table-cell>
          <table:table-cell office:value-type="string">
            <text:p>176,234.67</text:p>
          </table:table-cell>
          <table:table-cell office:value-type="string">
            <text:p>1,411.75</text:p>
          </table:table-cell>
          <table:table-cell office:value-type="string">
            <text:p>349.43</text:p>
          </table:table-cell>
          <table:table-cell office:value-type="string">
            <text:p>22,528.96</text:p>
          </table:table-cell>
          <table:table-cell office:value-type="string">
            <text:p>2,465.35</text:p>
          </table:table-cell>
          <table:table-cell office:value-type="string">
            <text:p>0.00</text:p>
          </table:table-cell>
          <table:table-cell office:value-type="string">
            <text:p>10,775.73</text:p>
          </table:table-cell>
          <table:table-cell office:value-type="string">
            <text:p>10,115.02</text:p>
          </table:table-cell>
          <table:table-cell office:value-type="string">
            <text:p>74,579.62</text:p>
          </table:table-cell>
          <table:table-cell office:value-type="string">
            <text:p>35,982.16</text:p>
          </table:table-cell>
          <table:table-cell office:value-type="string">
            <text:p>6,794.35</text:p>
          </table:table-cell>
          <table:table-cell office:value-type="string">
            <text:p>5,650.40</text:p>
          </table:table-cell>
          <table:table-cell office:value-type="string">
            <text:p>5,581.91</text:p>
          </table:table-cell>
        </table:table-row>
        <table:table-row>
          <table:table-cell office:value-type="float" office:value="276806">
            <text:p>276806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1,887.1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0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281.1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821">
            <text:p>276821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2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2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844">
            <text:p>276844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0.58</text:p>
          </table:table-cell>
          <table:table-cell office:value-type="string">
            <text:p>60.40</text:p>
          </table:table-cell>
          <table:table-cell office:value-type="string">
            <text:p>0.00</text:p>
          </table:table-cell>
          <table:table-cell office:value-type="string">
            <text:p>20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892">
            <text:p>276892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33.55</text:p>
          </table:table-cell>
          <table:table-cell office:value-type="string">
            <text:p>433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895">
            <text:p>276895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117,053.79</text:p>
          </table:table-cell>
          <table:table-cell office:value-type="string">
            <text:p>2,122.70</text:p>
          </table:table-cell>
          <table:table-cell office:value-type="string">
            <text:p>1,347.17</text:p>
          </table:table-cell>
          <table:table-cell office:value-type="string">
            <text:p>8,066.47</text:p>
          </table:table-cell>
          <table:table-cell office:value-type="string">
            <text:p>4,196.92</text:p>
          </table:table-cell>
          <table:table-cell office:value-type="string">
            <text:p>7,831.65</text:p>
          </table:table-cell>
          <table:table-cell office:value-type="string">
            <text:p>8,731.05</text:p>
          </table:table-cell>
          <table:table-cell office:value-type="string">
            <text:p>611.67</text:p>
          </table:table-cell>
          <table:table-cell office:value-type="string">
            <text:p>949.29</text:p>
          </table:table-cell>
          <table:table-cell office:value-type="string">
            <text:p>2,087.74</text:p>
          </table:table-cell>
          <table:table-cell office:value-type="string">
            <text:p>19,491.52</text:p>
          </table:table-cell>
          <table:table-cell office:value-type="string">
            <text:p>35,082.77</text:p>
          </table:table-cell>
          <table:table-cell office:value-type="string">
            <text:p>26,534.85</text:p>
          </table:table-cell>
        </table:table-row>
        <table:table-row>
          <table:table-cell office:value-type="float" office:value="276914">
            <text:p>276914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10</text:p>
          </table:table-cell>
          <table:table-cell office:value-type="string">
            <text:p>130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939">
            <text:p>276939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38.79</text:p>
          </table:table-cell>
          <table:table-cell office:value-type="string">
            <text:p>352.4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6.3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948">
            <text:p>276948</text:p>
          </table:table-cell>
          <table:table-cell office:value-type="string">
            <text:p>Üye</text:p>
          </table:table-cell>
          <table:table-cell office:value-type="float" office:value="39">
            <text:p>3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SAMSUN</text:p>
          </table:table-cell>
          <table:table-cell office:value-type="string">
            <text:p>282.97</text:p>
          </table:table-cell>
          <table:table-cell office:value-type="string">
            <text:p>282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6971">
            <text:p>276971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4,096.87</text:p>
          </table:table-cell>
          <table:table-cell office:value-type="string">
            <text:p>4,096.8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052">
            <text:p>27705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ÜTAHYA</text:p>
          </table:table-cell>
          <table:table-cell office:value-type="string">
            <text:p>174.00</text:p>
          </table:table-cell>
          <table:table-cell office:value-type="string">
            <text:p>5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1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128">
            <text:p>277128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69,727.79</text:p>
          </table:table-cell>
          <table:table-cell office:value-type="string">
            <text:p>467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7,987.68</text:p>
          </table:table-cell>
          <table:table-cell office:value-type="string">
            <text:p>31,272.95</text:p>
          </table:table-cell>
        </table:table-row>
        <table:table-row>
          <table:table-cell office:value-type="float" office:value="277176">
            <text:p>277176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2">
            <text:p>2022</text:p>
          </table:table-cell>
          <table:table-cell office:value-type="string">
            <text:p>UZBEKISTAN</text:p>
          </table:table-cell>
          <table:table-cell office:value-type="string">
            <text:p>NULL</text:p>
          </table:table-cell>
          <table:table-cell office:value-type="string">
            <text:p>6,344,805.49</text:p>
          </table:table-cell>
          <table:table-cell office:value-type="string">
            <text:p>1,130,466.92</text:p>
          </table:table-cell>
          <table:table-cell office:value-type="string">
            <text:p>616,010.34</text:p>
          </table:table-cell>
          <table:table-cell office:value-type="string">
            <text:p>247,164.80</text:p>
          </table:table-cell>
          <table:table-cell office:value-type="string">
            <text:p>670,553.71</text:p>
          </table:table-cell>
          <table:table-cell office:value-type="string">
            <text:p>16,515.60</text:p>
          </table:table-cell>
          <table:table-cell office:value-type="string">
            <text:p>3,260,178.07</text:p>
          </table:table-cell>
          <table:table-cell office:value-type="string">
            <text:p>270.25</text:p>
          </table:table-cell>
          <table:table-cell office:value-type="string">
            <text:p>1,779.32</text:p>
          </table:table-cell>
          <table:table-cell office:value-type="string">
            <text:p>359.77</text:p>
          </table:table-cell>
          <table:table-cell office:value-type="string">
            <text:p>2,134.36</text:p>
          </table:table-cell>
          <table:table-cell office:value-type="string">
            <text:p>387,743.47</text:p>
          </table:table-cell>
          <table:table-cell office:value-type="string">
            <text:p>11,628.89</text:p>
          </table:table-cell>
        </table:table-row>
        <table:table-row>
          <table:table-cell office:value-type="float" office:value="277220">
            <text:p>277220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,494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149.56</text:p>
          </table:table-cell>
          <table:table-cell office:value-type="string">
            <text:p>1,344.5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252">
            <text:p>27725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290">
            <text:p>277290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11,717.85</text:p>
          </table:table-cell>
          <table:table-cell office:value-type="string">
            <text:p>11,717.8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305">
            <text:p>277305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SYRIAN ARAB REPUBLIC</text:p>
          </table:table-cell>
          <table:table-cell office:value-type="string">
            <text:p>NULL</text:p>
          </table:table-cell>
          <table:table-cell office:value-type="string">
            <text:p>25,663.57</text:p>
          </table:table-cell>
          <table:table-cell office:value-type="string">
            <text:p>3,172.43</text:p>
          </table:table-cell>
          <table:table-cell office:value-type="string">
            <text:p>9,122.28</text:p>
          </table:table-cell>
          <table:table-cell office:value-type="string">
            <text:p>6,627.75</text:p>
          </table:table-cell>
          <table:table-cell office:value-type="string">
            <text:p>4,140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382.36</text:p>
          </table:table-cell>
          <table:table-cell office:value-type="string">
            <text:p>0.00</text:p>
          </table:table-cell>
          <table:table-cell office:value-type="string">
            <text:p>218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385">
            <text:p>277385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11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1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450">
            <text:p>277450</text:p>
          </table:table-cell>
          <table:table-cell office:value-type="string">
            <text:p>Bayi</text:p>
          </table:table-cell>
          <table:table-cell office:value-type="float" office:value="57">
            <text:p>57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69,681.01</text:p>
          </table:table-cell>
          <table:table-cell office:value-type="string">
            <text:p>34,061.06</text:p>
          </table:table-cell>
          <table:table-cell office:value-type="string">
            <text:p>15,086.04</text:p>
          </table:table-cell>
          <table:table-cell office:value-type="string">
            <text:p>10,799.24</text:p>
          </table:table-cell>
          <table:table-cell office:value-type="string">
            <text:p>6,346.43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17,970.00</text:p>
          </table:table-cell>
          <table:table-cell office:value-type="string">
            <text:p>18,342.24</text:p>
          </table:table-cell>
          <table:table-cell office:value-type="string">
            <text:p>2,425.00</text:p>
          </table:table-cell>
          <table:table-cell office:value-type="string">
            <text:p>21,582.50</text:p>
          </table:table-cell>
          <table:table-cell office:value-type="string">
            <text:p>25,107.50</text:p>
          </table:table-cell>
          <table:table-cell office:value-type="string">
            <text:p>17,856.00</text:p>
          </table:table-cell>
        </table:table-row>
        <table:table-row>
          <table:table-cell office:value-type="float" office:value="277463">
            <text:p>277463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2">
            <text:p>2022</text:p>
          </table:table-cell>
          <table:table-cell office:value-type="string">
            <text:p>PORTUGAL</text:p>
          </table:table-cell>
          <table:table-cell office:value-type="string">
            <text:p>NULL</text:p>
          </table:table-cell>
          <table:table-cell office:value-type="string">
            <text:p>20,336.78</text:p>
          </table:table-cell>
          <table:table-cell office:value-type="string">
            <text:p>2,119.28</text:p>
          </table:table-cell>
          <table:table-cell office:value-type="string">
            <text:p>1,863.75</text:p>
          </table:table-cell>
          <table:table-cell office:value-type="string">
            <text:p>2,388.75</text:p>
          </table:table-cell>
          <table:table-cell office:value-type="string">
            <text:p>2,336.25</text:p>
          </table:table-cell>
          <table:table-cell office:value-type="string">
            <text:p>2,703.75</text:p>
          </table:table-cell>
          <table:table-cell office:value-type="string">
            <text:p>3,123.75</text:p>
          </table:table-cell>
          <table:table-cell office:value-type="string">
            <text:p>945.00</text:p>
          </table:table-cell>
          <table:table-cell office:value-type="string">
            <text:p>420.00</text:p>
          </table:table-cell>
          <table:table-cell office:value-type="string">
            <text:p>918.75</text:p>
          </table:table-cell>
          <table:table-cell office:value-type="string">
            <text:p>367.50</text:p>
          </table:table-cell>
          <table:table-cell office:value-type="string">
            <text:p>1,050.00</text:p>
          </table:table-cell>
          <table:table-cell office:value-type="string">
            <text:p>2,100.00</text:p>
          </table:table-cell>
        </table:table-row>
        <table:table-row>
          <table:table-cell office:value-type="float" office:value="277464">
            <text:p>277464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394,215.25</text:p>
          </table:table-cell>
          <table:table-cell office:value-type="string">
            <text:p>56,341.56</text:p>
          </table:table-cell>
          <table:table-cell office:value-type="string">
            <text:p>64,588.95</text:p>
          </table:table-cell>
          <table:table-cell office:value-type="string">
            <text:p>86,688.39</text:p>
          </table:table-cell>
          <table:table-cell office:value-type="string">
            <text:p>31,359.06</text:p>
          </table:table-cell>
          <table:table-cell office:value-type="string">
            <text:p>23,713.13</text:p>
          </table:table-cell>
          <table:table-cell office:value-type="string">
            <text:p>12,583.84</text:p>
          </table:table-cell>
          <table:table-cell office:value-type="string">
            <text:p>13,855.16</text:p>
          </table:table-cell>
          <table:table-cell office:value-type="string">
            <text:p>19,154.94</text:p>
          </table:table-cell>
          <table:table-cell office:value-type="string">
            <text:p>15,120.18</text:p>
          </table:table-cell>
          <table:table-cell office:value-type="string">
            <text:p>15,509.87</text:p>
          </table:table-cell>
          <table:table-cell office:value-type="string">
            <text:p>16,428.42</text:p>
          </table:table-cell>
          <table:table-cell office:value-type="string">
            <text:p>38,871.76</text:p>
          </table:table-cell>
        </table:table-row>
        <table:table-row>
          <table:table-cell office:value-type="float" office:value="277693">
            <text:p>277693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02,257.64</text:p>
          </table:table-cell>
          <table:table-cell office:value-type="string">
            <text:p>57,842.82</text:p>
          </table:table-cell>
          <table:table-cell office:value-type="string">
            <text:p>30,934.94</text:p>
          </table:table-cell>
          <table:table-cell office:value-type="string">
            <text:p>19,324.75</text:p>
          </table:table-cell>
          <table:table-cell office:value-type="string">
            <text:p>19,864.20</text:p>
          </table:table-cell>
          <table:table-cell office:value-type="string">
            <text:p>28,757.98</text:p>
          </table:table-cell>
          <table:table-cell office:value-type="string">
            <text:p>11,667.29</text:p>
          </table:table-cell>
          <table:table-cell office:value-type="string">
            <text:p>9,365.55</text:p>
          </table:table-cell>
          <table:table-cell office:value-type="string">
            <text:p>4,877.03</text:p>
          </table:table-cell>
          <table:table-cell office:value-type="string">
            <text:p>5,494.12</text:p>
          </table:table-cell>
          <table:table-cell office:value-type="string">
            <text:p>14,128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705">
            <text:p>277705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24.60</text:p>
          </table:table-cell>
          <table:table-cell office:value-type="string">
            <text:p>0.00</text:p>
          </table:table-cell>
          <table:table-cell office:value-type="string">
            <text:p>11.28</text:p>
          </table:table-cell>
          <table:table-cell office:value-type="string">
            <text:p>1.0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719">
            <text:p>277719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32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06.00</text:p>
          </table:table-cell>
          <table:table-cell office:value-type="string">
            <text:p>0.00</text:p>
          </table:table-cell>
          <table:table-cell office:value-type="string">
            <text:p>487.00</text:p>
          </table:table-cell>
          <table:table-cell office:value-type="string">
            <text:p>22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857">
            <text:p>277857</text:p>
          </table:table-cell>
          <table:table-cell office:value-type="string">
            <text:p>Bayi</text:p>
          </table:table-cell>
          <table:table-cell office:value-type="float" office:value="3">
            <text:p>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7,601,586.24</text:p>
          </table:table-cell>
          <table:table-cell office:value-type="string">
            <text:p>94,199.62</text:p>
          </table:table-cell>
          <table:table-cell office:value-type="string">
            <text:p>108,342.75</text:p>
          </table:table-cell>
          <table:table-cell office:value-type="string">
            <text:p>45,555.30</text:p>
          </table:table-cell>
          <table:table-cell office:value-type="string">
            <text:p>53,630.67</text:p>
          </table:table-cell>
          <table:table-cell office:value-type="string">
            <text:p>201,194.14</text:p>
          </table:table-cell>
          <table:table-cell office:value-type="string">
            <text:p>1,393,244.16</text:p>
          </table:table-cell>
          <table:table-cell office:value-type="string">
            <text:p>606,484.77</text:p>
          </table:table-cell>
          <table:table-cell office:value-type="string">
            <text:p>230,141.73</text:p>
          </table:table-cell>
          <table:table-cell office:value-type="string">
            <text:p>399,652.26</text:p>
          </table:table-cell>
          <table:table-cell office:value-type="string">
            <text:p>2,170,183.16</text:p>
          </table:table-cell>
          <table:table-cell office:value-type="string">
            <text:p>1,165,226.67</text:p>
          </table:table-cell>
          <table:table-cell office:value-type="string">
            <text:p>1,133,731.00</text:p>
          </table:table-cell>
        </table:table-row>
        <table:table-row>
          <table:table-cell office:value-type="float" office:value="277864">
            <text:p>277864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SYRIAN ARAB REPUBLIC</text:p>
          </table:table-cell>
          <table:table-cell office:value-type="string">
            <text:p>NULL</text:p>
          </table:table-cell>
          <table:table-cell office:value-type="string">
            <text:p>50,925.9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210.23</text:p>
          </table:table-cell>
          <table:table-cell office:value-type="string">
            <text:p>14,679.86</text:p>
          </table:table-cell>
          <table:table-cell office:value-type="string">
            <text:p>27,037.50</text:p>
          </table:table-cell>
          <table:table-cell office:value-type="string">
            <text:p>7,98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.35</text:p>
          </table:table-cell>
        </table:table-row>
        <table:table-row>
          <table:table-cell office:value-type="float" office:value="277883">
            <text:p>277883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955">
            <text:p>277955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358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0.48</text:p>
          </table:table-cell>
          <table:table-cell office:value-type="string">
            <text:p>248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7986">
            <text:p>277986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NEPAL</text:p>
          </table:table-cell>
          <table:table-cell office:value-type="string">
            <text:p>NULL</text:p>
          </table:table-cell>
          <table:table-cell office:value-type="string">
            <text:p>4,617.8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6.29</text:p>
          </table:table-cell>
          <table:table-cell office:value-type="string">
            <text:p>93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616.57</text:p>
          </table:table-cell>
        </table:table-row>
        <table:table-row>
          <table:table-cell office:value-type="float" office:value="278009">
            <text:p>278009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ADANA</text:p>
          </table:table-cell>
          <table:table-cell office:value-type="string">
            <text:p>8,462.68</text:p>
          </table:table-cell>
          <table:table-cell office:value-type="string">
            <text:p>378.83</text:p>
          </table:table-cell>
          <table:table-cell office:value-type="string">
            <text:p>157.94</text:p>
          </table:table-cell>
          <table:table-cell office:value-type="string">
            <text:p>928.37</text:p>
          </table:table-cell>
          <table:table-cell office:value-type="string">
            <text:p>1,705.44</text:p>
          </table:table-cell>
          <table:table-cell office:value-type="string">
            <text:p>278.08</text:p>
          </table:table-cell>
          <table:table-cell office:value-type="string">
            <text:p>194.04</text:p>
          </table:table-cell>
          <table:table-cell office:value-type="string">
            <text:p>2,226.60</text:p>
          </table:table-cell>
          <table:table-cell office:value-type="string">
            <text:p>480.56</text:p>
          </table:table-cell>
          <table:table-cell office:value-type="string">
            <text:p>840.57</text:p>
          </table:table-cell>
          <table:table-cell office:value-type="string">
            <text:p>329.74</text:p>
          </table:table-cell>
          <table:table-cell office:value-type="string">
            <text:p>487.56</text:p>
          </table:table-cell>
          <table:table-cell office:value-type="string">
            <text:p>454.94</text:p>
          </table:table-cell>
        </table:table-row>
        <table:table-row>
          <table:table-cell office:value-type="float" office:value="278049">
            <text:p>278049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26,610.3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9,992.03</text:p>
          </table:table-cell>
          <table:table-cell office:value-type="string">
            <text:p>36,618.3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106">
            <text:p>278106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BİLECİK</text:p>
          </table:table-cell>
          <table:table-cell office:value-type="string">
            <text:p>44,453.68</text:p>
          </table:table-cell>
          <table:table-cell office:value-type="string">
            <text:p>4,683.04</text:p>
          </table:table-cell>
          <table:table-cell office:value-type="string">
            <text:p>587.93</text:p>
          </table:table-cell>
          <table:table-cell office:value-type="string">
            <text:p>11,922.65</text:p>
          </table:table-cell>
          <table:table-cell office:value-type="string">
            <text:p>10,231.81</text:p>
          </table:table-cell>
          <table:table-cell office:value-type="string">
            <text:p>2,227.43</text:p>
          </table:table-cell>
          <table:table-cell office:value-type="string">
            <text:p>4,270.13</text:p>
          </table:table-cell>
          <table:table-cell office:value-type="string">
            <text:p>3,397.25</text:p>
          </table:table-cell>
          <table:table-cell office:value-type="string">
            <text:p>2,889.57</text:p>
          </table:table-cell>
          <table:table-cell office:value-type="string">
            <text:p>567.95</text:p>
          </table:table-cell>
          <table:table-cell office:value-type="string">
            <text:p>909.91</text:p>
          </table:table-cell>
          <table:table-cell office:value-type="string">
            <text:p>0.00</text:p>
          </table:table-cell>
          <table:table-cell office:value-type="string">
            <text:p>2,766.00</text:p>
          </table:table-cell>
        </table:table-row>
        <table:table-row>
          <table:table-cell office:value-type="float" office:value="278145">
            <text:p>278145</text:p>
          </table:table-cell>
          <table:table-cell office:value-type="string">
            <text:p>Bayi</text:p>
          </table:table-cell>
          <table:table-cell office:value-type="float" office:value="35">
            <text:p>3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85.00</text:p>
          </table:table-cell>
          <table:table-cell office:value-type="string">
            <text:p>48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180">
            <text:p>278180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,838.20</text:p>
          </table:table-cell>
          <table:table-cell office:value-type="string">
            <text:p>7,677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500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181">
            <text:p>278181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1,898.49</text:p>
          </table:table-cell>
          <table:table-cell office:value-type="string">
            <text:p>399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00.25</text:p>
          </table:table-cell>
          <table:table-cell office:value-type="string">
            <text:p>585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,834.04</text:p>
          </table:table-cell>
          <table:table-cell office:value-type="string">
            <text:p>79.2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230">
            <text:p>278230</text:p>
          </table:table-cell>
          <table:table-cell office:value-type="string">
            <text:p>Bayi</text:p>
          </table:table-cell>
          <table:table-cell office:value-type="float" office:value="35">
            <text:p>3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SAMSUN</text:p>
          </table:table-cell>
          <table:table-cell office:value-type="string">
            <text:p>6,914.20</text:p>
          </table:table-cell>
          <table:table-cell office:value-type="string">
            <text:p>70.62</text:p>
          </table:table-cell>
          <table:table-cell office:value-type="string">
            <text:p>779.69</text:p>
          </table:table-cell>
          <table:table-cell office:value-type="string">
            <text:p>1,315.95</text:p>
          </table:table-cell>
          <table:table-cell office:value-type="string">
            <text:p>1,290.77</text:p>
          </table:table-cell>
          <table:table-cell office:value-type="string">
            <text:p>165.68</text:p>
          </table:table-cell>
          <table:table-cell office:value-type="string">
            <text:p>921.85</text:p>
          </table:table-cell>
          <table:table-cell office:value-type="string">
            <text:p>0.00</text:p>
          </table:table-cell>
          <table:table-cell office:value-type="string">
            <text:p>278.20</text:p>
          </table:table-cell>
          <table:table-cell office:value-type="string">
            <text:p>1,661.04</text:p>
          </table:table-cell>
          <table:table-cell office:value-type="string">
            <text:p>0.00</text:p>
          </table:table-cell>
          <table:table-cell office:value-type="string">
            <text:p>228.40</text:p>
          </table:table-cell>
          <table:table-cell office:value-type="string">
            <text:p>202.00</text:p>
          </table:table-cell>
        </table:table-row>
        <table:table-row>
          <table:table-cell office:value-type="float" office:value="278232">
            <text:p>278232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IRAQ</text:p>
          </table:table-cell>
          <table:table-cell office:value-type="string">
            <text:p>NULL</text:p>
          </table:table-cell>
          <table:table-cell office:value-type="string">
            <text:p>2,704,742.62</text:p>
          </table:table-cell>
          <table:table-cell office:value-type="string">
            <text:p>0.00</text:p>
          </table:table-cell>
          <table:table-cell office:value-type="string">
            <text:p>17,580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35.25</text:p>
          </table:table-cell>
          <table:table-cell office:value-type="string">
            <text:p>28.0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9,914.42</text:p>
          </table:table-cell>
          <table:table-cell office:value-type="string">
            <text:p>967,374.00</text:p>
          </table:table-cell>
          <table:table-cell office:value-type="string">
            <text:p>1,449,410.65</text:p>
          </table:table-cell>
        </table:table-row>
        <table:table-row>
          <table:table-cell office:value-type="float" office:value="278293">
            <text:p>278293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ORDU</text:p>
          </table:table-cell>
          <table:table-cell office:value-type="string">
            <text:p>616.75</text:p>
          </table:table-cell>
          <table:table-cell office:value-type="string">
            <text:p>310.75</text:p>
          </table:table-cell>
          <table:table-cell office:value-type="string">
            <text:p>30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294">
            <text:p>278294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65.00</text:p>
          </table:table-cell>
          <table:table-cell office:value-type="string">
            <text:p>0.00</text:p>
          </table:table-cell>
          <table:table-cell office:value-type="string">
            <text:p>365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299">
            <text:p>278299</text:p>
          </table:table-cell>
          <table:table-cell office:value-type="string">
            <text:p>Bayi</text:p>
          </table:table-cell>
          <table:table-cell office:value-type="float" office:value="42">
            <text:p>42</text:p>
          </table:table-cell>
          <table:table-cell office:value-type="float" office:value="2022">
            <text:p>2022</text:p>
          </table:table-cell>
          <table:table-cell office:value-type="string">
            <text:p>ISRAEL</text:p>
          </table:table-cell>
          <table:table-cell office:value-type="string">
            <text:p>NULL</text:p>
          </table:table-cell>
          <table:table-cell office:value-type="string">
            <text:p>18,547.48</text:p>
          </table:table-cell>
          <table:table-cell office:value-type="string">
            <text:p>1,021.12</text:p>
          </table:table-cell>
          <table:table-cell office:value-type="string">
            <text:p>900.00</text:p>
          </table:table-cell>
          <table:table-cell office:value-type="string">
            <text:p>200.00</text:p>
          </table:table-cell>
          <table:table-cell office:value-type="string">
            <text:p>711.68</text:p>
          </table:table-cell>
          <table:table-cell office:value-type="string">
            <text:p>1,111.00</text:p>
          </table:table-cell>
          <table:table-cell office:value-type="string">
            <text:p>0.00</text:p>
          </table:table-cell>
          <table:table-cell office:value-type="string">
            <text:p>2,908.61</text:p>
          </table:table-cell>
          <table:table-cell office:value-type="string">
            <text:p>161.88</text:p>
          </table:table-cell>
          <table:table-cell office:value-type="string">
            <text:p>4,244.94</text:p>
          </table:table-cell>
          <table:table-cell office:value-type="string">
            <text:p>4,575.82</text:p>
          </table:table-cell>
          <table:table-cell office:value-type="string">
            <text:p>1,003.93</text:p>
          </table:table-cell>
          <table:table-cell office:value-type="string">
            <text:p>1,708.50</text:p>
          </table:table-cell>
        </table:table-row>
        <table:table-row>
          <table:table-cell office:value-type="float" office:value="278327">
            <text:p>278327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40.5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40.5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344">
            <text:p>278344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52,255,261.32</text:p>
          </table:table-cell>
          <table:table-cell office:value-type="string">
            <text:p>7,207,250.63</text:p>
          </table:table-cell>
          <table:table-cell office:value-type="string">
            <text:p>3,910,729.30</text:p>
          </table:table-cell>
          <table:table-cell office:value-type="string">
            <text:p>2,685,098.88</text:p>
          </table:table-cell>
          <table:table-cell office:value-type="string">
            <text:p>6,399,847.69</text:p>
          </table:table-cell>
          <table:table-cell office:value-type="string">
            <text:p>10,497,954.51</text:p>
          </table:table-cell>
          <table:table-cell office:value-type="string">
            <text:p>7,208,505.75</text:p>
          </table:table-cell>
          <table:table-cell office:value-type="string">
            <text:p>1,819,949.06</text:p>
          </table:table-cell>
          <table:table-cell office:value-type="string">
            <text:p>1,452,845.00</text:p>
          </table:table-cell>
          <table:table-cell office:value-type="string">
            <text:p>1,088,220.00</text:p>
          </table:table-cell>
          <table:table-cell office:value-type="string">
            <text:p>2,853,215.00</text:p>
          </table:table-cell>
          <table:table-cell office:value-type="string">
            <text:p>3,544,324.25</text:p>
          </table:table-cell>
          <table:table-cell office:value-type="string">
            <text:p>3,587,321.25</text:p>
          </table:table-cell>
        </table:table-row>
        <table:table-row>
          <table:table-cell office:value-type="float" office:value="278347">
            <text:p>278347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364">
            <text:p>278364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2,156,254.31</text:p>
          </table:table-cell>
          <table:table-cell office:value-type="string">
            <text:p>155,393.11</text:p>
          </table:table-cell>
          <table:table-cell office:value-type="string">
            <text:p>124,280.67</text:p>
          </table:table-cell>
          <table:table-cell office:value-type="string">
            <text:p>177,447.40</text:p>
          </table:table-cell>
          <table:table-cell office:value-type="string">
            <text:p>496,387.83</text:p>
          </table:table-cell>
          <table:table-cell office:value-type="string">
            <text:p>155,504.71</text:p>
          </table:table-cell>
          <table:table-cell office:value-type="string">
            <text:p>103,250.17</text:p>
          </table:table-cell>
          <table:table-cell office:value-type="string">
            <text:p>282,815.29</text:p>
          </table:table-cell>
          <table:table-cell office:value-type="string">
            <text:p>77,117.79</text:p>
          </table:table-cell>
          <table:table-cell office:value-type="string">
            <text:p>140,451.15</text:p>
          </table:table-cell>
          <table:table-cell office:value-type="string">
            <text:p>152,217.56</text:p>
          </table:table-cell>
          <table:table-cell office:value-type="string">
            <text:p>158,659.57</text:p>
          </table:table-cell>
          <table:table-cell office:value-type="string">
            <text:p>132,729.05</text:p>
          </table:table-cell>
        </table:table-row>
        <table:table-row>
          <table:table-cell office:value-type="float" office:value="278390">
            <text:p>278390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,553.89</text:p>
          </table:table-cell>
          <table:table-cell office:value-type="string">
            <text:p>546.43</text:p>
          </table:table-cell>
          <table:table-cell office:value-type="string">
            <text:p>0.00</text:p>
          </table:table-cell>
          <table:table-cell office:value-type="string">
            <text:p>237.92</text:p>
          </table:table-cell>
          <table:table-cell office:value-type="string">
            <text:p>672.63</text:p>
          </table:table-cell>
          <table:table-cell office:value-type="string">
            <text:p>506.97</text:p>
          </table:table-cell>
          <table:table-cell office:value-type="string">
            <text:p>355.07</text:p>
          </table:table-cell>
          <table:table-cell office:value-type="string">
            <text:p>0.00</text:p>
          </table:table-cell>
          <table:table-cell office:value-type="string">
            <text:p>234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405">
            <text:p>278405</text:p>
          </table:table-cell>
          <table:table-cell office:value-type="string">
            <text:p>Üye</text:p>
          </table:table-cell>
          <table:table-cell office:value-type="float" office:value="38">
            <text:p>38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15.51</text:p>
          </table:table-cell>
          <table:table-cell office:value-type="string">
            <text:p>115.5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461">
            <text:p>278461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8,364,839.88</text:p>
          </table:table-cell>
          <table:table-cell office:value-type="string">
            <text:p>2,534,948.75</text:p>
          </table:table-cell>
          <table:table-cell office:value-type="string">
            <text:p>1,994,556.92</text:p>
          </table:table-cell>
          <table:table-cell office:value-type="string">
            <text:p>2,560,847.9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274,486.21</text:p>
          </table:table-cell>
        </table:table-row>
        <table:table-row>
          <table:table-cell office:value-type="float" office:value="278466">
            <text:p>278466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AUSTRALIA</text:p>
          </table:table-cell>
          <table:table-cell office:value-type="string">
            <text:p>NULL</text:p>
          </table:table-cell>
          <table:table-cell office:value-type="string">
            <text:p>1,836,697.44</text:p>
          </table:table-cell>
          <table:table-cell office:value-type="string">
            <text:p>353,139.76</text:p>
          </table:table-cell>
          <table:table-cell office:value-type="string">
            <text:p>535,779.04</text:p>
          </table:table-cell>
          <table:table-cell office:value-type="string">
            <text:p>500,432.00</text:p>
          </table:table-cell>
          <table:table-cell office:value-type="string">
            <text:p>163,065.39</text:p>
          </table:table-cell>
          <table:table-cell office:value-type="string">
            <text:p>220,439.78</text:p>
          </table:table-cell>
          <table:table-cell office:value-type="string">
            <text:p>36,972.47</text:p>
          </table:table-cell>
          <table:table-cell office:value-type="string">
            <text:p>0.00</text:p>
          </table:table-cell>
          <table:table-cell office:value-type="string">
            <text:p>12,610.00</text:p>
          </table:table-cell>
          <table:table-cell office:value-type="string">
            <text:p>14,25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470">
            <text:p>278470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66.81</text:p>
          </table:table-cell>
          <table:table-cell office:value-type="string">
            <text:p>147.20</text:p>
          </table:table-cell>
          <table:table-cell office:value-type="string">
            <text:p>174.72</text:p>
          </table:table-cell>
          <table:table-cell office:value-type="string">
            <text:p>17.41</text:p>
          </table:table-cell>
          <table:table-cell office:value-type="string">
            <text:p>86.99</text:p>
          </table:table-cell>
          <table:table-cell office:value-type="string">
            <text:p>86.83</text:p>
          </table:table-cell>
          <table:table-cell office:value-type="string">
            <text:p>153.6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526">
            <text:p>278526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1,204.46</text:p>
          </table:table-cell>
          <table:table-cell office:value-type="string">
            <text:p>309.21</text:p>
          </table:table-cell>
          <table:table-cell office:value-type="string">
            <text:p>316.32</text:p>
          </table:table-cell>
          <table:table-cell office:value-type="string">
            <text:p>578.9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552">
            <text:p>278552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ESKİŞEHİR</text:p>
          </table:table-cell>
          <table:table-cell office:value-type="string">
            <text:p>4,108.29</text:p>
          </table:table-cell>
          <table:table-cell office:value-type="string">
            <text:p>1,109.3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998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614">
            <text:p>278614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2">
            <text:p>2022</text:p>
          </table:table-cell>
          <table:table-cell office:value-type="string">
            <text:p>SWAZILAND</text:p>
          </table:table-cell>
          <table:table-cell office:value-type="string">
            <text:p>NULL</text:p>
          </table:table-cell>
          <table:table-cell office:value-type="string">
            <text:p>1,443.75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0.00</text:p>
          </table:table-cell>
          <table:table-cell office:value-type="string">
            <text:p>5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616">
            <text:p>278616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268,866.07</text:p>
          </table:table-cell>
          <table:table-cell office:value-type="string">
            <text:p>18,635.94</text:p>
          </table:table-cell>
          <table:table-cell office:value-type="string">
            <text:p>5,487.44</text:p>
          </table:table-cell>
          <table:table-cell office:value-type="string">
            <text:p>38,035.57</text:p>
          </table:table-cell>
          <table:table-cell office:value-type="string">
            <text:p>12,960.56</text:p>
          </table:table-cell>
          <table:table-cell office:value-type="string">
            <text:p>26,795.61</text:p>
          </table:table-cell>
          <table:table-cell office:value-type="string">
            <text:p>30,939.97</text:p>
          </table:table-cell>
          <table:table-cell office:value-type="string">
            <text:p>15,988.26</text:p>
          </table:table-cell>
          <table:table-cell office:value-type="string">
            <text:p>32,981.85</text:p>
          </table:table-cell>
          <table:table-cell office:value-type="string">
            <text:p>33,264.70</text:p>
          </table:table-cell>
          <table:table-cell office:value-type="string">
            <text:p>34,242.72</text:p>
          </table:table-cell>
          <table:table-cell office:value-type="string">
            <text:p>10,654.95</text:p>
          </table:table-cell>
          <table:table-cell office:value-type="string">
            <text:p>8,878.51</text:p>
          </table:table-cell>
        </table:table-row>
        <table:table-row>
          <table:table-cell office:value-type="float" office:value="278790">
            <text:p>278790</text:p>
          </table:table-cell>
          <table:table-cell office:value-type="string">
            <text:p>Bayi</text:p>
          </table:table-cell>
          <table:table-cell office:value-type="float" office:value="35">
            <text:p>35</text:p>
          </table:table-cell>
          <table:table-cell office:value-type="float" office:value="2022">
            <text:p>2022</text:p>
          </table:table-cell>
          <table:table-cell office:value-type="string">
            <text:p>PALESTINIAN TERRITORY, OCCUPIED</text:p>
          </table:table-cell>
          <table:table-cell office:value-type="string">
            <text:p>ADANA</text:p>
          </table:table-cell>
          <table:table-cell office:value-type="string">
            <text:p>219,754.51</text:p>
          </table:table-cell>
          <table:table-cell office:value-type="string">
            <text:p>95,098.13</text:p>
          </table:table-cell>
          <table:table-cell office:value-type="string">
            <text:p>41,931.26</text:p>
          </table:table-cell>
          <table:table-cell office:value-type="string">
            <text:p>13,598.47</text:p>
          </table:table-cell>
          <table:table-cell office:value-type="string">
            <text:p>45,053.86</text:p>
          </table:table-cell>
          <table:table-cell office:value-type="string">
            <text:p>10,771.94</text:p>
          </table:table-cell>
          <table:table-cell office:value-type="string">
            <text:p>1,407.08</text:p>
          </table:table-cell>
          <table:table-cell office:value-type="string">
            <text:p>11,531.57</text:p>
          </table:table-cell>
          <table:table-cell office:value-type="string">
            <text:p>265.21</text:p>
          </table:table-cell>
          <table:table-cell office:value-type="string">
            <text:p>72.75</text:p>
          </table:table-cell>
          <table:table-cell office:value-type="string">
            <text:p>24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943">
            <text:p>278943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53.53</text:p>
          </table:table-cell>
          <table:table-cell office:value-type="string">
            <text:p>553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946">
            <text:p>278946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ALATYA</text:p>
          </table:table-cell>
          <table:table-cell office:value-type="string">
            <text:p>12,500.00</text:p>
          </table:table-cell>
          <table:table-cell office:value-type="string">
            <text:p>800.00</text:p>
          </table:table-cell>
          <table:table-cell office:value-type="string">
            <text:p>11,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8979">
            <text:p>278979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378,143.91</text:p>
          </table:table-cell>
          <table:table-cell office:value-type="string">
            <text:p>440.17</text:p>
          </table:table-cell>
          <table:table-cell office:value-type="string">
            <text:p>35,718.15</text:p>
          </table:table-cell>
          <table:table-cell office:value-type="string">
            <text:p>51,248.94</text:p>
          </table:table-cell>
          <table:table-cell office:value-type="string">
            <text:p>5,852.49</text:p>
          </table:table-cell>
          <table:table-cell office:value-type="string">
            <text:p>55,141.14</text:p>
          </table:table-cell>
          <table:table-cell office:value-type="string">
            <text:p>222,181.91</text:p>
          </table:table-cell>
          <table:table-cell office:value-type="string">
            <text:p>2,119.88</text:p>
          </table:table-cell>
          <table:table-cell office:value-type="string">
            <text:p>2,005.86</text:p>
          </table:table-cell>
          <table:table-cell office:value-type="string">
            <text:p>434.78</text:p>
          </table:table-cell>
          <table:table-cell office:value-type="string">
            <text:p>2,393.13</text:p>
          </table:table-cell>
          <table:table-cell office:value-type="string">
            <text:p>607.46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042">
            <text:p>279042</text:p>
          </table:table-cell>
          <table:table-cell office:value-type="string">
            <text:p>Üye</text:p>
          </table:table-cell>
          <table:table-cell office:value-type="float" office:value="41">
            <text:p>41</text:p>
          </table:table-cell>
          <table:table-cell office:value-type="float" office:value="2022">
            <text:p>2022</text:p>
          </table:table-cell>
          <table:table-cell office:value-type="string">
            <text:p>ITALY</text:p>
          </table:table-cell>
          <table:table-cell office:value-type="string">
            <text:p>NULL</text:p>
          </table:table-cell>
          <table:table-cell office:value-type="string">
            <text:p>1,12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2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066">
            <text:p>279066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IRKLARELİ</text:p>
          </table:table-cell>
          <table:table-cell office:value-type="string">
            <text:p>163.51</text:p>
          </table:table-cell>
          <table:table-cell office:value-type="string">
            <text:p>0.00</text:p>
          </table:table-cell>
          <table:table-cell office:value-type="string">
            <text:p>163.5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131">
            <text:p>279131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0,041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,700.10</text:p>
          </table:table-cell>
          <table:table-cell office:value-type="string">
            <text:p>77.78</text:p>
          </table:table-cell>
          <table:table-cell office:value-type="string">
            <text:p>0.00</text:p>
          </table:table-cell>
          <table:table-cell office:value-type="string">
            <text:p>26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337">
            <text:p>279337</text:p>
          </table:table-cell>
          <table:table-cell office:value-type="string">
            <text:p>Bayi</text:p>
          </table:table-cell>
          <table:table-cell office:value-type="float" office:value="40">
            <text:p>4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ÇANAKKALE</text:p>
          </table:table-cell>
          <table:table-cell office:value-type="string">
            <text:p>2,385,897.59</text:p>
          </table:table-cell>
          <table:table-cell office:value-type="string">
            <text:p>29,543.28</text:p>
          </table:table-cell>
          <table:table-cell office:value-type="string">
            <text:p>67,549.44</text:p>
          </table:table-cell>
          <table:table-cell office:value-type="string">
            <text:p>67,107.93</text:p>
          </table:table-cell>
          <table:table-cell office:value-type="string">
            <text:p>287,717.32</text:p>
          </table:table-cell>
          <table:table-cell office:value-type="string">
            <text:p>192,280.86</text:p>
          </table:table-cell>
          <table:table-cell office:value-type="string">
            <text:p>197,142.61</text:p>
          </table:table-cell>
          <table:table-cell office:value-type="string">
            <text:p>204,265.32</text:p>
          </table:table-cell>
          <table:table-cell office:value-type="string">
            <text:p>296,789.32</text:p>
          </table:table-cell>
          <table:table-cell office:value-type="string">
            <text:p>260,623.58</text:p>
          </table:table-cell>
          <table:table-cell office:value-type="string">
            <text:p>307,848.92</text:p>
          </table:table-cell>
          <table:table-cell office:value-type="string">
            <text:p>304,742.77</text:p>
          </table:table-cell>
          <table:table-cell office:value-type="string">
            <text:p>170,286.25</text:p>
          </table:table-cell>
        </table:table-row>
        <table:table-row>
          <table:table-cell office:value-type="float" office:value="279404">
            <text:p>279404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8.70</text:p>
          </table:table-cell>
          <table:table-cell office:value-type="string">
            <text:p>0.00</text:p>
          </table:table-cell>
          <table:table-cell office:value-type="string">
            <text:p>18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410">
            <text:p>279410</text:p>
          </table:table-cell>
          <table:table-cell office:value-type="string">
            <text:p>Bayi</text:p>
          </table:table-cell>
          <table:table-cell office:value-type="float" office:value="35">
            <text:p>3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7,416.1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028.23</text:p>
          </table:table-cell>
          <table:table-cell office:value-type="string">
            <text:p>9,059.66</text:p>
          </table:table-cell>
          <table:table-cell office:value-type="string">
            <text:p>5,486.22</text:p>
          </table:table-cell>
          <table:table-cell office:value-type="string">
            <text:p>0.00</text:p>
          </table:table-cell>
          <table:table-cell office:value-type="string">
            <text:p>274.11</text:p>
          </table:table-cell>
          <table:table-cell office:value-type="string">
            <text:p>567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442">
            <text:p>279442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GREECE</text:p>
          </table:table-cell>
          <table:table-cell office:value-type="string">
            <text:p>NULL</text:p>
          </table:table-cell>
          <table:table-cell office:value-type="string">
            <text:p>4,324.28</text:p>
          </table:table-cell>
          <table:table-cell office:value-type="string">
            <text:p>300.00</text:p>
          </table:table-cell>
          <table:table-cell office:value-type="string">
            <text:p>575.00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  <table:table-cell office:value-type="string">
            <text:p>571.14</text:p>
          </table:table-cell>
          <table:table-cell office:value-type="string">
            <text:p>790.14</text:p>
          </table:table-cell>
          <table:table-cell office:value-type="string">
            <text:p>598.50</text:p>
          </table:table-cell>
          <table:table-cell office:value-type="string">
            <text:p>0.00</text:p>
          </table:table-cell>
          <table:table-cell office:value-type="string">
            <text:p>1,339.4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443">
            <text:p>279443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UZBEKISTAN</text:p>
          </table:table-cell>
          <table:table-cell office:value-type="string">
            <text:p>NULL</text:p>
          </table:table-cell>
          <table:table-cell office:value-type="string">
            <text:p>1,112,927.35</text:p>
          </table:table-cell>
          <table:table-cell office:value-type="string">
            <text:p>719,635.10</text:p>
          </table:table-cell>
          <table:table-cell office:value-type="string">
            <text:p>264,403.1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8,889.13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460">
            <text:p>279460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UĞLA</text:p>
          </table:table-cell>
          <table:table-cell office:value-type="string">
            <text:p>670.9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.7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8.35</text:p>
          </table:table-cell>
          <table:table-cell office:value-type="string">
            <text:p>488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548">
            <text:p>279548</text:p>
          </table:table-cell>
          <table:table-cell office:value-type="string">
            <text:p>Bayi</text:p>
          </table:table-cell>
          <table:table-cell office:value-type="float" office:value="40">
            <text:p>4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2,257.40</text:p>
          </table:table-cell>
          <table:table-cell office:value-type="string">
            <text:p>52,257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584">
            <text:p>279584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0,986.52</text:p>
          </table:table-cell>
          <table:table-cell office:value-type="string">
            <text:p>489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.30</text:p>
          </table:table-cell>
          <table:table-cell office:value-type="string">
            <text:p>6,102.67</text:p>
          </table:table-cell>
          <table:table-cell office:value-type="string">
            <text:p>870.57</text:p>
          </table:table-cell>
          <table:table-cell office:value-type="string">
            <text:p>1,264.44</text:p>
          </table:table-cell>
          <table:table-cell office:value-type="string">
            <text:p>2,241.4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609">
            <text:p>279609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,570.00</text:p>
          </table:table-cell>
          <table:table-cell office:value-type="string">
            <text:p>1,584.36</text:p>
          </table:table-cell>
          <table:table-cell office:value-type="string">
            <text:p>3,323.10</text:p>
          </table:table-cell>
          <table:table-cell office:value-type="string">
            <text:p>0.00</text:p>
          </table:table-cell>
          <table:table-cell office:value-type="string">
            <text:p>385.40</text:p>
          </table:table-cell>
          <table:table-cell office:value-type="string">
            <text:p>277.1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663">
            <text:p>279663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5.60</text:p>
          </table:table-cell>
          <table:table-cell office:value-type="string">
            <text:p>25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674">
            <text:p>279674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İLİS</text:p>
          </table:table-cell>
          <table:table-cell office:value-type="string">
            <text:p>23,040.96</text:p>
          </table:table-cell>
          <table:table-cell office:value-type="string">
            <text:p>5,431.04</text:p>
          </table:table-cell>
          <table:table-cell office:value-type="string">
            <text:p>1,309.00</text:p>
          </table:table-cell>
          <table:table-cell office:value-type="string">
            <text:p>2,477.75</text:p>
          </table:table-cell>
          <table:table-cell office:value-type="string">
            <text:p>762.58</text:p>
          </table:table-cell>
          <table:table-cell office:value-type="string">
            <text:p>1,025.16</text:p>
          </table:table-cell>
          <table:table-cell office:value-type="string">
            <text:p>3,383.00</text:p>
          </table:table-cell>
          <table:table-cell office:value-type="string">
            <text:p>546.25</text:p>
          </table:table-cell>
          <table:table-cell office:value-type="string">
            <text:p>595.98</text:p>
          </table:table-cell>
          <table:table-cell office:value-type="string">
            <text:p>255.86</text:p>
          </table:table-cell>
          <table:table-cell office:value-type="string">
            <text:p>767.35</text:p>
          </table:table-cell>
          <table:table-cell office:value-type="string">
            <text:p>5,433.75</text:p>
          </table:table-cell>
          <table:table-cell office:value-type="string">
            <text:p>1,053.25</text:p>
          </table:table-cell>
        </table:table-row>
        <table:table-row>
          <table:table-cell office:value-type="float" office:value="279680">
            <text:p>279680</text:p>
          </table:table-cell>
          <table:table-cell office:value-type="string">
            <text:p>Bayi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string">
            <text:p>BANGLADESH</text:p>
          </table:table-cell>
          <table:table-cell office:value-type="string">
            <text:p>NULL</text:p>
          </table:table-cell>
          <table:table-cell office:value-type="string">
            <text:p>288.75</text:p>
          </table:table-cell>
          <table:table-cell office:value-type="string">
            <text:p>28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713">
            <text:p>279713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SAUDI ARABIA</text:p>
          </table:table-cell>
          <table:table-cell office:value-type="string">
            <text:p>NULL</text:p>
          </table:table-cell>
          <table:table-cell office:value-type="string">
            <text:p>4,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8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782">
            <text:p>279782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,237.9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05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297.51</text:p>
          </table:table-cell>
          <table:table-cell office:value-type="string">
            <text:p>587.60</text:p>
          </table:table-cell>
          <table:table-cell office:value-type="string">
            <text:p>24.07</text:p>
          </table:table-cell>
          <table:table-cell office:value-type="string">
            <text:p>323.21</text:p>
          </table:table-cell>
        </table:table-row>
        <table:table-row>
          <table:table-cell office:value-type="float" office:value="279783">
            <text:p>279783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,477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363.03</text:p>
          </table:table-cell>
          <table:table-cell office:value-type="string">
            <text:p>1,826.16</text:p>
          </table:table-cell>
          <table:table-cell office:value-type="string">
            <text:p>0.00</text:p>
          </table:table-cell>
          <table:table-cell office:value-type="string">
            <text:p>1,287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797">
            <text:p>279797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562.9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.19</text:p>
          </table:table-cell>
          <table:table-cell office:value-type="string">
            <text:p>193.8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55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831">
            <text:p>279831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IRAN, ISLAMIC REPUBLIC OF</text:p>
          </table:table-cell>
          <table:table-cell office:value-type="string">
            <text:p>NULL</text:p>
          </table:table-cell>
          <table:table-cell office:value-type="string">
            <text:p>363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3.86</text:p>
          </table:table-cell>
        </table:table-row>
        <table:table-row>
          <table:table-cell office:value-type="float" office:value="279880">
            <text:p>279880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07,873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599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,244.97</text:p>
          </table:table-cell>
          <table:table-cell office:value-type="string">
            <text:p>54,737.46</text:p>
          </table:table-cell>
          <table:table-cell office:value-type="string">
            <text:p>28,270.60</text:p>
          </table:table-cell>
          <table:table-cell office:value-type="string">
            <text:p>13,020.64</text:p>
          </table:table-cell>
        </table:table-row>
        <table:table-row>
          <table:table-cell office:value-type="float" office:value="279926">
            <text:p>27992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ITALY</text:p>
          </table:table-cell>
          <table:table-cell office:value-type="string">
            <text:p>NULL</text:p>
          </table:table-cell>
          <table:table-cell office:value-type="string">
            <text:p>2,024.00</text:p>
          </table:table-cell>
          <table:table-cell office:value-type="string">
            <text:p>315.00</text:p>
          </table:table-cell>
          <table:table-cell office:value-type="string">
            <text:p>1,155.00</text:p>
          </table:table-cell>
          <table:table-cell office:value-type="string">
            <text:p>0.00</text:p>
          </table:table-cell>
          <table:table-cell office:value-type="string">
            <text:p>142.00</text:p>
          </table:table-cell>
          <table:table-cell office:value-type="string">
            <text:p>20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927">
            <text:p>279927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9,157.08</text:p>
          </table:table-cell>
          <table:table-cell office:value-type="string">
            <text:p>1,147.98</text:p>
          </table:table-cell>
          <table:table-cell office:value-type="string">
            <text:p>4,815.10</text:p>
          </table:table-cell>
          <table:table-cell office:value-type="string">
            <text:p>3,169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944">
            <text:p>279944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ELAZIĞ</text:p>
          </table:table-cell>
          <table:table-cell office:value-type="string">
            <text:p>196.35</text:p>
          </table:table-cell>
          <table:table-cell office:value-type="string">
            <text:p>196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79946">
            <text:p>279946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82,376.3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3.1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3.49</text:p>
          </table:table-cell>
          <table:table-cell office:value-type="string">
            <text:p>6,104.63</text:p>
          </table:table-cell>
          <table:table-cell office:value-type="string">
            <text:p>15,458.76</text:p>
          </table:table-cell>
          <table:table-cell office:value-type="string">
            <text:p>50,320.65</text:p>
          </table:table-cell>
          <table:table-cell office:value-type="string">
            <text:p>4,363.80</text:p>
          </table:table-cell>
          <table:table-cell office:value-type="string">
            <text:p>5,361.90</text:p>
          </table:table-cell>
        </table:table-row>
        <table:table-row>
          <table:table-cell office:value-type="float" office:value="280018">
            <text:p>280018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339,021.90</text:p>
          </table:table-cell>
          <table:table-cell office:value-type="string">
            <text:p>3,112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35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5,356.80</text:p>
          </table:table-cell>
          <table:table-cell office:value-type="string">
            <text:p>0.00</text:p>
          </table:table-cell>
          <table:table-cell office:value-type="string">
            <text:p>60,023.70</text:p>
          </table:table-cell>
          <table:table-cell office:value-type="string">
            <text:p>178,794.00</text:p>
          </table:table-cell>
        </table:table-row>
        <table:table-row>
          <table:table-cell office:value-type="float" office:value="280060">
            <text:p>280060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,760.90</text:p>
          </table:table-cell>
          <table:table-cell office:value-type="string">
            <text:p>5,415.90</text:p>
          </table:table-cell>
          <table:table-cell office:value-type="string">
            <text:p>5,145.00</text:p>
          </table:table-cell>
          <table:table-cell office:value-type="string">
            <text:p>3,150.00</text:p>
          </table:table-cell>
          <table:table-cell office:value-type="string">
            <text:p>1,0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067">
            <text:p>280067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NEPAL</text:p>
          </table:table-cell>
          <table:table-cell office:value-type="string">
            <text:p>NULL</text:p>
          </table:table-cell>
          <table:table-cell office:value-type="string">
            <text:p>4,278.75</text:p>
          </table:table-cell>
          <table:table-cell office:value-type="string">
            <text:p>105.00</text:p>
          </table:table-cell>
          <table:table-cell office:value-type="string">
            <text:p>1,338.75</text:p>
          </table:table-cell>
          <table:table-cell office:value-type="string">
            <text:p>1,890.00</text:p>
          </table:table-cell>
          <table:table-cell office:value-type="string">
            <text:p>315.00</text:p>
          </table:table-cell>
          <table:table-cell office:value-type="string">
            <text:p>6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129">
            <text:p>280129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6,540,588.60</text:p>
          </table:table-cell>
          <table:table-cell office:value-type="string">
            <text:p>1,665,613.00</text:p>
          </table:table-cell>
          <table:table-cell office:value-type="string">
            <text:p>279,940.00</text:p>
          </table:table-cell>
          <table:table-cell office:value-type="string">
            <text:p>993,724.72</text:p>
          </table:table-cell>
          <table:table-cell office:value-type="string">
            <text:p>272,562.03</text:p>
          </table:table-cell>
          <table:table-cell office:value-type="string">
            <text:p>0.00</text:p>
          </table:table-cell>
          <table:table-cell office:value-type="string">
            <text:p>1,358,497.90</text:p>
          </table:table-cell>
          <table:table-cell office:value-type="string">
            <text:p>831,262.35</text:p>
          </table:table-cell>
          <table:table-cell office:value-type="string">
            <text:p>400,838.40</text:p>
          </table:table-cell>
          <table:table-cell office:value-type="string">
            <text:p>0.00</text:p>
          </table:table-cell>
          <table:table-cell office:value-type="string">
            <text:p>738,150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145">
            <text:p>280145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,885,206.30</text:p>
          </table:table-cell>
          <table:table-cell office:value-type="string">
            <text:p>18,031.33</text:p>
          </table:table-cell>
          <table:table-cell office:value-type="string">
            <text:p>51,714.07</text:p>
          </table:table-cell>
          <table:table-cell office:value-type="string">
            <text:p>267,513.28</text:p>
          </table:table-cell>
          <table:table-cell office:value-type="string">
            <text:p>136,476.34</text:p>
          </table:table-cell>
          <table:table-cell office:value-type="string">
            <text:p>141,994.69</text:p>
          </table:table-cell>
          <table:table-cell office:value-type="string">
            <text:p>163,106.83</text:p>
          </table:table-cell>
          <table:table-cell office:value-type="string">
            <text:p>127,437.60</text:p>
          </table:table-cell>
          <table:table-cell office:value-type="string">
            <text:p>135,927.43</text:p>
          </table:table-cell>
          <table:table-cell office:value-type="string">
            <text:p>254,560.18</text:p>
          </table:table-cell>
          <table:table-cell office:value-type="string">
            <text:p>442,202.53</text:p>
          </table:table-cell>
          <table:table-cell office:value-type="string">
            <text:p>78,820.89</text:p>
          </table:table-cell>
          <table:table-cell office:value-type="string">
            <text:p>67,421.13</text:p>
          </table:table-cell>
        </table:table-row>
        <table:table-row>
          <table:table-cell office:value-type="float" office:value="280226">
            <text:p>280226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SAUDI ARABIA</text:p>
          </table:table-cell>
          <table:table-cell office:value-type="string">
            <text:p>NULL</text:p>
          </table:table-cell>
          <table:table-cell office:value-type="string">
            <text:p>51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1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247">
            <text:p>280247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282">
            <text:p>280282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2,530,739.39</text:p>
          </table:table-cell>
          <table:table-cell office:value-type="string">
            <text:p>52,945.71</text:p>
          </table:table-cell>
          <table:table-cell office:value-type="string">
            <text:p>76,504.84</text:p>
          </table:table-cell>
          <table:table-cell office:value-type="string">
            <text:p>132,825.77</text:p>
          </table:table-cell>
          <table:table-cell office:value-type="string">
            <text:p>90,176.84</text:p>
          </table:table-cell>
          <table:table-cell office:value-type="string">
            <text:p>68,736.18</text:p>
          </table:table-cell>
          <table:table-cell office:value-type="string">
            <text:p>25,881.97</text:p>
          </table:table-cell>
          <table:table-cell office:value-type="string">
            <text:p>5,826.58</text:p>
          </table:table-cell>
          <table:table-cell office:value-type="string">
            <text:p>8,789.33</text:p>
          </table:table-cell>
          <table:table-cell office:value-type="string">
            <text:p>435,265.13</text:p>
          </table:table-cell>
          <table:table-cell office:value-type="string">
            <text:p>530,341.86</text:p>
          </table:table-cell>
          <table:table-cell office:value-type="string">
            <text:p>423,786.03</text:p>
          </table:table-cell>
          <table:table-cell office:value-type="string">
            <text:p>679,659.18</text:p>
          </table:table-cell>
        </table:table-row>
        <table:table-row>
          <table:table-cell office:value-type="float" office:value="280298">
            <text:p>280298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QATAR</text:p>
          </table:table-cell>
          <table:table-cell office:value-type="string">
            <text:p>NULL</text:p>
          </table:table-cell>
          <table:table-cell office:value-type="string">
            <text:p>41,168,812.46</text:p>
          </table:table-cell>
          <table:table-cell office:value-type="string">
            <text:p>5,273,710.44</text:p>
          </table:table-cell>
          <table:table-cell office:value-type="string">
            <text:p>7,389,993.19</text:p>
          </table:table-cell>
          <table:table-cell office:value-type="string">
            <text:p>9,427,967.19</text:p>
          </table:table-cell>
          <table:table-cell office:value-type="string">
            <text:p>6,878,905.48</text:p>
          </table:table-cell>
          <table:table-cell office:value-type="string">
            <text:p>8,340,309.81</text:p>
          </table:table-cell>
          <table:table-cell office:value-type="string">
            <text:p>2,451,267.69</text:p>
          </table:table-cell>
          <table:table-cell office:value-type="string">
            <text:p>221,896.20</text:p>
          </table:table-cell>
          <table:table-cell office:value-type="string">
            <text:p>219,069.20</text:p>
          </table:table-cell>
          <table:table-cell office:value-type="string">
            <text:p>283,769.96</text:p>
          </table:table-cell>
          <table:table-cell office:value-type="string">
            <text:p>189,447.60</text:p>
          </table:table-cell>
          <table:table-cell office:value-type="string">
            <text:p>251,925.06</text:p>
          </table:table-cell>
          <table:table-cell office:value-type="string">
            <text:p>240,550.63</text:p>
          </table:table-cell>
        </table:table-row>
        <table:table-row>
          <table:table-cell office:value-type="float" office:value="280306">
            <text:p>280306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37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7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312">
            <text:p>28031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20,644.59</text:p>
          </table:table-cell>
          <table:table-cell office:value-type="string">
            <text:p>5,981.49</text:p>
          </table:table-cell>
          <table:table-cell office:value-type="string">
            <text:p>1,890.00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151.50</text:p>
          </table:table-cell>
          <table:table-cell office:value-type="string">
            <text:p>7,726.50</text:p>
          </table:table-cell>
          <table:table-cell office:value-type="string">
            <text:p>291.50</text:p>
          </table:table-cell>
          <table:table-cell office:value-type="string">
            <text:p>1,201.20</text:p>
          </table:table-cell>
          <table:table-cell office:value-type="string">
            <text:p>2,40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378">
            <text:p>280378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ÜTAHYA</text:p>
          </table:table-cell>
          <table:table-cell office:value-type="string">
            <text:p>411.7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11.7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390">
            <text:p>280390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,530.45</text:p>
          </table:table-cell>
          <table:table-cell office:value-type="string">
            <text:p>0.00</text:p>
          </table:table-cell>
          <table:table-cell office:value-type="string">
            <text:p>990.3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5.23</text:p>
          </table:table-cell>
          <table:table-cell office:value-type="string">
            <text:p>54.8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431">
            <text:p>280431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359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.15</text:p>
          </table:table-cell>
          <table:table-cell office:value-type="string">
            <text:p>54.00</text:p>
          </table:table-cell>
          <table:table-cell office:value-type="string">
            <text:p>0.00</text:p>
          </table:table-cell>
          <table:table-cell office:value-type="string">
            <text:p>275.62</text:p>
          </table:table-cell>
        </table:table-row>
        <table:table-row>
          <table:table-cell office:value-type="float" office:value="280464">
            <text:p>280464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BALIKESİR</text:p>
          </table:table-cell>
          <table:table-cell office:value-type="string">
            <text:p>631.76</text:p>
          </table:table-cell>
          <table:table-cell office:value-type="string">
            <text:p>577.14</text:p>
          </table:table-cell>
          <table:table-cell office:value-type="string">
            <text:p>20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.2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493">
            <text:p>280493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ŞIRNAK</text:p>
          </table:table-cell>
          <table:table-cell office:value-type="string">
            <text:p>4,546.00</text:p>
          </table:table-cell>
          <table:table-cell office:value-type="string">
            <text:p>0.00</text:p>
          </table:table-cell>
          <table:table-cell office:value-type="string">
            <text:p>3,722.42</text:p>
          </table:table-cell>
          <table:table-cell office:value-type="string">
            <text:p>823.5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562">
            <text:p>280562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9,780.79</text:p>
          </table:table-cell>
          <table:table-cell office:value-type="string">
            <text:p>16,860.76</text:p>
          </table:table-cell>
          <table:table-cell office:value-type="string">
            <text:p>11,786.90</text:p>
          </table:table-cell>
          <table:table-cell office:value-type="string">
            <text:p>11,133.1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581">
            <text:p>280581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GERMANY</text:p>
          </table:table-cell>
          <table:table-cell office:value-type="string">
            <text:p>NULL</text:p>
          </table:table-cell>
          <table:table-cell office:value-type="string">
            <text:p>149,075.52</text:p>
          </table:table-cell>
          <table:table-cell office:value-type="string">
            <text:p>16,073.78</text:p>
          </table:table-cell>
          <table:table-cell office:value-type="string">
            <text:p>68,970.48</text:p>
          </table:table-cell>
          <table:table-cell office:value-type="string">
            <text:p>57,296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,734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627">
            <text:p>280627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862.77</text:p>
          </table:table-cell>
          <table:table-cell office:value-type="string">
            <text:p>552.70</text:p>
          </table:table-cell>
          <table:table-cell office:value-type="string">
            <text:p>485.50</text:p>
          </table:table-cell>
          <table:table-cell office:value-type="string">
            <text:p>235.08</text:p>
          </table:table-cell>
          <table:table-cell office:value-type="string">
            <text:p>589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640">
            <text:p>28064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8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8.5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645">
            <text:p>280645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0,133.29</text:p>
          </table:table-cell>
          <table:table-cell office:value-type="string">
            <text:p>867.47</text:p>
          </table:table-cell>
          <table:table-cell office:value-type="string">
            <text:p>854.83</text:p>
          </table:table-cell>
          <table:table-cell office:value-type="string">
            <text:p>7,999.1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11.7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724">
            <text:p>280724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2">
            <text:p>2022</text:p>
          </table:table-cell>
          <table:table-cell office:value-type="string">
            <text:p>ROMANIA</text:p>
          </table:table-cell>
          <table:table-cell office:value-type="string">
            <text:p>NULL</text:p>
          </table:table-cell>
          <table:table-cell office:value-type="string">
            <text:p>771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71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729">
            <text:p>280729</text:p>
          </table:table-cell>
          <table:table-cell office:value-type="string">
            <text:p>Bayi</text:p>
          </table:table-cell>
          <table:table-cell office:value-type="float" office:value="42">
            <text:p>4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,074,158.06</text:p>
          </table:table-cell>
          <table:table-cell office:value-type="string">
            <text:p>484,827.50</text:p>
          </table:table-cell>
          <table:table-cell office:value-type="string">
            <text:p>349,803.32</text:p>
          </table:table-cell>
          <table:table-cell office:value-type="string">
            <text:p>209,379.14</text:p>
          </table:table-cell>
          <table:table-cell office:value-type="string">
            <text:p>176,850.45</text:p>
          </table:table-cell>
          <table:table-cell office:value-type="string">
            <text:p>272,214.16</text:p>
          </table:table-cell>
          <table:table-cell office:value-type="string">
            <text:p>466,250.56</text:p>
          </table:table-cell>
          <table:table-cell office:value-type="string">
            <text:p>586,670.57</text:p>
          </table:table-cell>
          <table:table-cell office:value-type="string">
            <text:p>559,335.49</text:p>
          </table:table-cell>
          <table:table-cell office:value-type="string">
            <text:p>819,198.80</text:p>
          </table:table-cell>
          <table:table-cell office:value-type="string">
            <text:p>725,727.00</text:p>
          </table:table-cell>
          <table:table-cell office:value-type="string">
            <text:p>360,350.82</text:p>
          </table:table-cell>
          <table:table-cell office:value-type="string">
            <text:p>63,550.24</text:p>
          </table:table-cell>
        </table:table-row>
        <table:table-row>
          <table:table-cell office:value-type="float" office:value="280735">
            <text:p>280735</text:p>
          </table:table-cell>
          <table:table-cell office:value-type="string">
            <text:p>Bayi</text:p>
          </table:table-cell>
          <table:table-cell office:value-type="float" office:value="38">
            <text:p>38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63,253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2,018.00</text:p>
          </table:table-cell>
          <table:table-cell office:value-type="string">
            <text:p>77,146.50</text:p>
          </table:table-cell>
          <table:table-cell office:value-type="string">
            <text:p>2,093.00</text:p>
          </table:table-cell>
          <table:table-cell office:value-type="string">
            <text:p>11,946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754">
            <text:p>280754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122,296.73</text:p>
          </table:table-cell>
          <table:table-cell office:value-type="string">
            <text:p>3,692.16</text:p>
          </table:table-cell>
          <table:table-cell office:value-type="string">
            <text:p>1,286.20</text:p>
          </table:table-cell>
          <table:table-cell office:value-type="string">
            <text:p>9,609.41</text:p>
          </table:table-cell>
          <table:table-cell office:value-type="string">
            <text:p>32,869.67</text:p>
          </table:table-cell>
          <table:table-cell office:value-type="string">
            <text:p>58,543.38</text:p>
          </table:table-cell>
          <table:table-cell office:value-type="string">
            <text:p>15,937.91</text:p>
          </table:table-cell>
          <table:table-cell office:value-type="string">
            <text:p>0.00</text:p>
          </table:table-cell>
          <table:table-cell office:value-type="string">
            <text:p>35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801">
            <text:p>280801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,550.74</text:p>
          </table:table-cell>
          <table:table-cell office:value-type="string">
            <text:p>3,115.19</text:p>
          </table:table-cell>
          <table:table-cell office:value-type="string">
            <text:p>696.89</text:p>
          </table:table-cell>
          <table:table-cell office:value-type="string">
            <text:p>0.00</text:p>
          </table:table-cell>
          <table:table-cell office:value-type="string">
            <text:p>729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840">
            <text:p>280840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7.5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888">
            <text:p>280888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246,605.63</text:p>
          </table:table-cell>
          <table:table-cell office:value-type="string">
            <text:p>37,445.63</text:p>
          </table:table-cell>
          <table:table-cell office:value-type="string">
            <text:p>30,423.75</text:p>
          </table:table-cell>
          <table:table-cell office:value-type="string">
            <text:p>30,345.00</text:p>
          </table:table-cell>
          <table:table-cell office:value-type="string">
            <text:p>21,577.50</text:p>
          </table:table-cell>
          <table:table-cell office:value-type="string">
            <text:p>23,126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751.25</text:p>
          </table:table-cell>
          <table:table-cell office:value-type="string">
            <text:p>13,860.00</text:p>
          </table:table-cell>
          <table:table-cell office:value-type="string">
            <text:p>14,437.50</text:p>
          </table:table-cell>
          <table:table-cell office:value-type="string">
            <text:p>37,091.25</text:p>
          </table:table-cell>
          <table:table-cell office:value-type="string">
            <text:p>33,547.50</text:p>
          </table:table-cell>
        </table:table-row>
        <table:table-row>
          <table:table-cell office:value-type="float" office:value="280916">
            <text:p>28091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9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9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918">
            <text:p>280918</text:p>
          </table:table-cell>
          <table:table-cell office:value-type="string">
            <text:p>Üye</text:p>
          </table:table-cell>
          <table:table-cell office:value-type="float" office:value="47">
            <text:p>4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329.05</text:p>
          </table:table-cell>
          <table:table-cell office:value-type="string">
            <text:p>26.57</text:p>
          </table:table-cell>
          <table:table-cell office:value-type="string">
            <text:p>44.28</text:p>
          </table:table-cell>
          <table:table-cell office:value-type="string">
            <text:p>49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5.00</text:p>
          </table:table-cell>
          <table:table-cell office:value-type="string">
            <text:p>8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919">
            <text:p>280919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6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6.53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920">
            <text:p>280920</text:p>
          </table:table-cell>
          <table:table-cell office:value-type="string">
            <text:p>Bayi</text:p>
          </table:table-cell>
          <table:table-cell office:value-type="float" office:value="45">
            <text:p>4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324.00</text:p>
          </table:table-cell>
          <table:table-cell office:value-type="string">
            <text:p>32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0957">
            <text:p>280957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2">
            <text:p>2022</text:p>
          </table:table-cell>
          <table:table-cell office:value-type="string">
            <text:p>VENEZUELA</text:p>
          </table:table-cell>
          <table:table-cell office:value-type="string">
            <text:p>NULL</text:p>
          </table:table-cell>
          <table:table-cell office:value-type="string">
            <text:p>7,718,254.00</text:p>
          </table:table-cell>
          <table:table-cell office:value-type="string">
            <text:p>423,753.75</text:p>
          </table:table-cell>
          <table:table-cell office:value-type="string">
            <text:p>476,358.75</text:p>
          </table:table-cell>
          <table:table-cell office:value-type="string">
            <text:p>533,925.00</text:p>
          </table:table-cell>
          <table:table-cell office:value-type="string">
            <text:p>456,985.00</text:p>
          </table:table-cell>
          <table:table-cell office:value-type="string">
            <text:p>590,04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53,119.00</text:p>
          </table:table-cell>
          <table:table-cell office:value-type="string">
            <text:p>1,214,726.00</text:p>
          </table:table-cell>
          <table:table-cell office:value-type="string">
            <text:p>1,739,381.00</text:p>
          </table:table-cell>
          <table:table-cell office:value-type="string">
            <text:p>1,329,958.00</text:p>
          </table:table-cell>
        </table:table-row>
        <table:table-row>
          <table:table-cell office:value-type="float" office:value="281010">
            <text:p>281010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568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32.50</text:p>
          </table:table-cell>
          <table:table-cell office:value-type="string">
            <text:p>113.5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2.67</text:p>
          </table:table-cell>
        </table:table-row>
        <table:table-row>
          <table:table-cell office:value-type="float" office:value="281067">
            <text:p>281067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98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8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115">
            <text:p>281115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33,779.71</text:p>
          </table:table-cell>
          <table:table-cell office:value-type="string">
            <text:p>9,395.44</text:p>
          </table:table-cell>
          <table:table-cell office:value-type="string">
            <text:p>5,246.58</text:p>
          </table:table-cell>
          <table:table-cell office:value-type="string">
            <text:p>19,154.36</text:p>
          </table:table-cell>
          <table:table-cell office:value-type="string">
            <text:p>31,419.64</text:p>
          </table:table-cell>
          <table:table-cell office:value-type="string">
            <text:p>808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,013.00</text:p>
          </table:table-cell>
          <table:table-cell office:value-type="string">
            <text:p>23,523.50</text:p>
          </table:table-cell>
          <table:table-cell office:value-type="string">
            <text:p>14,014.00</text:p>
          </table:table-cell>
          <table:table-cell office:value-type="string">
            <text:p>17,204.69</text:p>
          </table:table-cell>
        </table:table-row>
        <table:table-row>
          <table:table-cell office:value-type="float" office:value="281148">
            <text:p>281148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811,902.01</text:p>
          </table:table-cell>
          <table:table-cell office:value-type="string">
            <text:p>26,867.03</text:p>
          </table:table-cell>
          <table:table-cell office:value-type="string">
            <text:p>67,247.31</text:p>
          </table:table-cell>
          <table:table-cell office:value-type="string">
            <text:p>25,147.02</text:p>
          </table:table-cell>
          <table:table-cell office:value-type="string">
            <text:p>64,009.28</text:p>
          </table:table-cell>
          <table:table-cell office:value-type="string">
            <text:p>19,611.34</text:p>
          </table:table-cell>
          <table:table-cell office:value-type="string">
            <text:p>186,812.45</text:p>
          </table:table-cell>
          <table:table-cell office:value-type="string">
            <text:p>262,944.09</text:p>
          </table:table-cell>
          <table:table-cell office:value-type="string">
            <text:p>159,263.4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180">
            <text:p>281180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196">
            <text:p>28119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86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86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265">
            <text:p>281265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437,924.69</text:p>
          </table:table-cell>
          <table:table-cell office:value-type="string">
            <text:p>38,957.75</text:p>
          </table:table-cell>
          <table:table-cell office:value-type="string">
            <text:p>50,059.21</text:p>
          </table:table-cell>
          <table:table-cell office:value-type="string">
            <text:p>64,272.79</text:p>
          </table:table-cell>
          <table:table-cell office:value-type="string">
            <text:p>47,637.85</text:p>
          </table:table-cell>
          <table:table-cell office:value-type="string">
            <text:p>58,716.75</text:p>
          </table:table-cell>
          <table:table-cell office:value-type="string">
            <text:p>46,340.21</text:p>
          </table:table-cell>
          <table:table-cell office:value-type="string">
            <text:p>1,778.00</text:p>
          </table:table-cell>
          <table:table-cell office:value-type="string">
            <text:p>21,454.01</text:p>
          </table:table-cell>
          <table:table-cell office:value-type="string">
            <text:p>20,139.85</text:p>
          </table:table-cell>
          <table:table-cell office:value-type="string">
            <text:p>18,913.75</text:p>
          </table:table-cell>
          <table:table-cell office:value-type="string">
            <text:p>29,448.02</text:p>
          </table:table-cell>
          <table:table-cell office:value-type="string">
            <text:p>40,206.50</text:p>
          </table:table-cell>
        </table:table-row>
        <table:table-row>
          <table:table-cell office:value-type="float" office:value="281272">
            <text:p>281272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97,378.32</text:p>
          </table:table-cell>
          <table:table-cell office:value-type="string">
            <text:p>9,721.43</text:p>
          </table:table-cell>
          <table:table-cell office:value-type="string">
            <text:p>11,467.09</text:p>
          </table:table-cell>
          <table:table-cell office:value-type="string">
            <text:p>18,732.10</text:p>
          </table:table-cell>
          <table:table-cell office:value-type="string">
            <text:p>17,117.39</text:p>
          </table:table-cell>
          <table:table-cell office:value-type="string">
            <text:p>13,136.80</text:p>
          </table:table-cell>
          <table:table-cell office:value-type="string">
            <text:p>15,474.55</text:p>
          </table:table-cell>
          <table:table-cell office:value-type="string">
            <text:p>2,481.5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998.40</text:p>
          </table:table-cell>
          <table:table-cell office:value-type="string">
            <text:p>0.00</text:p>
          </table:table-cell>
          <table:table-cell office:value-type="string">
            <text:p>6,249.00</text:p>
          </table:table-cell>
        </table:table-row>
        <table:table-row>
          <table:table-cell office:value-type="float" office:value="281311">
            <text:p>281311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,700.00</text:p>
          </table:table-cell>
          <table:table-cell office:value-type="string">
            <text:p>2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50.00</text:p>
          </table:table-cell>
          <table:table-cell office:value-type="string">
            <text:p>6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314">
            <text:p>281314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7,494.1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487.23</text:p>
          </table:table-cell>
          <table:table-cell office:value-type="string">
            <text:p>4.68</text:p>
          </table:table-cell>
          <table:table-cell office:value-type="string">
            <text:p>1,444.40</text:p>
          </table:table-cell>
          <table:table-cell office:value-type="string">
            <text:p>13,176.67</text:p>
          </table:table-cell>
          <table:table-cell office:value-type="string">
            <text:p>9,376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.68</text:p>
          </table:table-cell>
        </table:table-row>
        <table:table-row>
          <table:table-cell office:value-type="float" office:value="281336">
            <text:p>281336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84.15</text:p>
          </table:table-cell>
          <table:table-cell office:value-type="string">
            <text:p>84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344">
            <text:p>281344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,724.21</text:p>
          </table:table-cell>
          <table:table-cell office:value-type="string">
            <text:p>2,225.19</text:p>
          </table:table-cell>
          <table:table-cell office:value-type="string">
            <text:p>1,744.01</text:p>
          </table:table-cell>
          <table:table-cell office:value-type="string">
            <text:p>3,191.36</text:p>
          </table:table-cell>
          <table:table-cell office:value-type="string">
            <text:p>24,313.16</text:p>
          </table:table-cell>
          <table:table-cell office:value-type="string">
            <text:p>34,030.18</text:p>
          </table:table-cell>
          <table:table-cell office:value-type="string">
            <text:p>18,976.84</text:p>
          </table:table-cell>
          <table:table-cell office:value-type="string">
            <text:p>4,608.16</text:p>
          </table:table-cell>
          <table:table-cell office:value-type="string">
            <text:p>2,862.23</text:p>
          </table:table-cell>
          <table:table-cell office:value-type="string">
            <text:p>13,031.33</text:p>
          </table:table-cell>
          <table:table-cell office:value-type="string">
            <text:p>741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360">
            <text:p>281360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2,178.0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178.0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382">
            <text:p>281382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87.25</text:p>
          </table:table-cell>
          <table:table-cell office:value-type="string">
            <text:p>138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414">
            <text:p>281414</text:p>
          </table:table-cell>
          <table:table-cell office:value-type="string">
            <text:p>Üye</text:p>
          </table:table-cell>
          <table:table-cell office:value-type="float" office:value="38">
            <text:p>38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9.4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482">
            <text:p>281482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0,425.25</text:p>
          </table:table-cell>
          <table:table-cell office:value-type="string">
            <text:p>2,898.50</text:p>
          </table:table-cell>
          <table:table-cell office:value-type="string">
            <text:p>1,168.75</text:p>
          </table:table-cell>
          <table:table-cell office:value-type="string">
            <text:p>4,609.55</text:p>
          </table:table-cell>
          <table:table-cell office:value-type="string">
            <text:p>1,748.4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496">
            <text:p>281496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54,807.3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2,819.48</text:p>
          </table:table-cell>
          <table:table-cell office:value-type="string">
            <text:p>24,307.39</text:p>
          </table:table-cell>
          <table:table-cell office:value-type="string">
            <text:p>229,202.55</text:p>
          </table:table-cell>
          <table:table-cell office:value-type="string">
            <text:p>78,477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511">
            <text:p>281511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0,726.47</text:p>
          </table:table-cell>
          <table:table-cell office:value-type="string">
            <text:p>0.00</text:p>
          </table:table-cell>
          <table:table-cell office:value-type="string">
            <text:p>257.13</text:p>
          </table:table-cell>
          <table:table-cell office:value-type="string">
            <text:p>471.57</text:p>
          </table:table-cell>
          <table:table-cell office:value-type="string">
            <text:p>470.78</text:p>
          </table:table-cell>
          <table:table-cell office:value-type="string">
            <text:p>897.60</text:p>
          </table:table-cell>
          <table:table-cell office:value-type="string">
            <text:p>3,031.32</text:p>
          </table:table-cell>
          <table:table-cell office:value-type="string">
            <text:p>5,151.44</text:p>
          </table:table-cell>
          <table:table-cell office:value-type="string">
            <text:p>446.6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530">
            <text:p>281530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901.88</text:p>
          </table:table-cell>
          <table:table-cell office:value-type="string">
            <text:p>73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6.88</text:p>
          </table:table-cell>
          <table:table-cell office:value-type="string">
            <text:p>0.00</text:p>
          </table:table-cell>
          <table:table-cell office:value-type="string">
            <text:p>711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603">
            <text:p>281603</text:p>
          </table:table-cell>
          <table:table-cell office:value-type="string">
            <text:p>Bayi</text:p>
          </table:table-cell>
          <table:table-cell office:value-type="float" office:value="44">
            <text:p>4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1,985,352.73</text:p>
          </table:table-cell>
          <table:table-cell office:value-type="string">
            <text:p>107,347.83</text:p>
          </table:table-cell>
          <table:table-cell office:value-type="string">
            <text:p>68,906.25</text:p>
          </table:table-cell>
          <table:table-cell office:value-type="string">
            <text:p>42,412.44</text:p>
          </table:table-cell>
          <table:table-cell office:value-type="string">
            <text:p>14,900.24</text:p>
          </table:table-cell>
          <table:table-cell office:value-type="string">
            <text:p>148,265.89</text:p>
          </table:table-cell>
          <table:table-cell office:value-type="string">
            <text:p>211,840.70</text:p>
          </table:table-cell>
          <table:table-cell office:value-type="string">
            <text:p>296,776.73</text:p>
          </table:table-cell>
          <table:table-cell office:value-type="string">
            <text:p>228,490.46</text:p>
          </table:table-cell>
          <table:table-cell office:value-type="string">
            <text:p>262,116.54</text:p>
          </table:table-cell>
          <table:table-cell office:value-type="string">
            <text:p>186,754.17</text:p>
          </table:table-cell>
          <table:table-cell office:value-type="string">
            <text:p>159,196.47</text:p>
          </table:table-cell>
          <table:table-cell office:value-type="string">
            <text:p>258,345.02</text:p>
          </table:table-cell>
        </table:table-row>
        <table:table-row>
          <table:table-cell office:value-type="float" office:value="281652">
            <text:p>281652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DÜZCE</text:p>
          </table:table-cell>
          <table:table-cell office:value-type="string">
            <text:p>432,071.37</text:p>
          </table:table-cell>
          <table:table-cell office:value-type="string">
            <text:p>3,638.50</text:p>
          </table:table-cell>
          <table:table-cell office:value-type="string">
            <text:p>3,830.00</text:p>
          </table:table-cell>
          <table:table-cell office:value-type="string">
            <text:p>8,272.80</text:p>
          </table:table-cell>
          <table:table-cell office:value-type="string">
            <text:p>13,022.00</text:p>
          </table:table-cell>
          <table:table-cell office:value-type="string">
            <text:p>10,915.50</text:p>
          </table:table-cell>
          <table:table-cell office:value-type="string">
            <text:p>9,838.31</text:p>
          </table:table-cell>
          <table:table-cell office:value-type="string">
            <text:p>11,324.81</text:p>
          </table:table-cell>
          <table:table-cell office:value-type="string">
            <text:p>2,489.50</text:p>
          </table:table-cell>
          <table:table-cell office:value-type="string">
            <text:p>9,335.63</text:p>
          </table:table-cell>
          <table:table-cell office:value-type="string">
            <text:p>49,897.24</text:p>
          </table:table-cell>
          <table:table-cell office:value-type="string">
            <text:p>161,817.50</text:p>
          </table:table-cell>
          <table:table-cell office:value-type="string">
            <text:p>147,689.59</text:p>
          </table:table-cell>
        </table:table-row>
        <table:table-row>
          <table:table-cell office:value-type="float" office:value="281656">
            <text:p>281656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22">
            <text:p>2022</text:p>
          </table:table-cell>
          <table:table-cell office:value-type="string">
            <text:p>PALESTINIAN TERRITORY, OCCUPIED</text:p>
          </table:table-cell>
          <table:table-cell office:value-type="string">
            <text:p>NULL</text:p>
          </table:table-cell>
          <table:table-cell office:value-type="string">
            <text:p>29,270.1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,270.1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667">
            <text:p>281667</text:p>
          </table:table-cell>
          <table:table-cell office:value-type="string">
            <text:p>Bayi</text:p>
          </table:table-cell>
          <table:table-cell office:value-type="float" office:value="35">
            <text:p>3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71,151.59</text:p>
          </table:table-cell>
          <table:table-cell office:value-type="string">
            <text:p>71,151.5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675">
            <text:p>281675</text:p>
          </table:table-cell>
          <table:table-cell office:value-type="string">
            <text:p>Bayi</text:p>
          </table:table-cell>
          <table:table-cell office:value-type="float" office:value="52">
            <text:p>5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997.79</text:p>
          </table:table-cell>
          <table:table-cell office:value-type="string">
            <text:p>1,698.64</text:p>
          </table:table-cell>
          <table:table-cell office:value-type="string">
            <text:p>299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687">
            <text:p>281687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2">
            <text:p>2022</text:p>
          </table:table-cell>
          <table:table-cell office:value-type="string">
            <text:p>POLAND</text:p>
          </table:table-cell>
          <table:table-cell office:value-type="string">
            <text:p>NULL</text:p>
          </table:table-cell>
          <table:table-cell office:value-type="string">
            <text:p>452,586.41</text:p>
          </table:table-cell>
          <table:table-cell office:value-type="string">
            <text:p>63,616.41</text:p>
          </table:table-cell>
          <table:table-cell office:value-type="string">
            <text:p>42,105.00</text:p>
          </table:table-cell>
          <table:table-cell office:value-type="string">
            <text:p>37,642.50</text:p>
          </table:table-cell>
          <table:table-cell office:value-type="string">
            <text:p>58,800.00</text:p>
          </table:table-cell>
          <table:table-cell office:value-type="string">
            <text:p>31,972.50</text:p>
          </table:table-cell>
          <table:table-cell office:value-type="string">
            <text:p>58,616.25</text:p>
          </table:table-cell>
          <table:table-cell office:value-type="string">
            <text:p>48,483.75</text:p>
          </table:table-cell>
          <table:table-cell office:value-type="string">
            <text:p>77,068.75</text:p>
          </table:table-cell>
          <table:table-cell office:value-type="string">
            <text:p>22,680.00</text:p>
          </table:table-cell>
          <table:table-cell office:value-type="string">
            <text:p>11,601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698">
            <text:p>281698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34.00</text:p>
          </table:table-cell>
          <table:table-cell office:value-type="string">
            <text:p>0.00</text:p>
          </table:table-cell>
          <table:table-cell office:value-type="string">
            <text:p>3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700">
            <text:p>281700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735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703">
            <text:p>281703</text:p>
          </table:table-cell>
          <table:table-cell office:value-type="string">
            <text:p>Üye</text:p>
          </table:table-cell>
          <table:table-cell office:value-type="float" office:value="662">
            <text:p>66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710">
            <text:p>281710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MOLDOVA, REPUBLIC OF</text:p>
          </table:table-cell>
          <table:table-cell office:value-type="string">
            <text:p>NULL</text:p>
          </table:table-cell>
          <table:table-cell office:value-type="string">
            <text:p>128,157.32</text:p>
          </table:table-cell>
          <table:table-cell office:value-type="string">
            <text:p>128,157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729">
            <text:p>281729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2">
            <text:p>2022</text:p>
          </table:table-cell>
          <table:table-cell office:value-type="string">
            <text:p>ALGERIA</text:p>
          </table:table-cell>
          <table:table-cell office:value-type="string">
            <text:p>NULL</text:p>
          </table:table-cell>
          <table:table-cell office:value-type="string">
            <text:p>83,398.53</text:p>
          </table:table-cell>
          <table:table-cell office:value-type="string">
            <text:p>83,398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743">
            <text:p>281743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50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87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753">
            <text:p>281753</text:p>
          </table:table-cell>
          <table:table-cell office:value-type="string">
            <text:p>Üye</text:p>
          </table:table-cell>
          <table:table-cell office:value-type="float" office:value="37">
            <text:p>3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8.09</text:p>
          </table:table-cell>
          <table:table-cell office:value-type="string">
            <text:p>228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775">
            <text:p>281775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1,229.24</text:p>
          </table:table-cell>
          <table:table-cell office:value-type="string">
            <text:p>936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790">
            <text:p>281790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6.52</text:p>
          </table:table-cell>
          <table:table-cell office:value-type="string">
            <text:p>16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800">
            <text:p>281800</text:p>
          </table:table-cell>
          <table:table-cell office:value-type="string">
            <text:p>Bayi</text:p>
          </table:table-cell>
          <table:table-cell office:value-type="float" office:value="44">
            <text:p>4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58.91</text:p>
          </table:table-cell>
          <table:table-cell office:value-type="string">
            <text:p>13.45</text:p>
          </table:table-cell>
          <table:table-cell office:value-type="string">
            <text:p>19.00</text:p>
          </table:table-cell>
          <table:table-cell office:value-type="string">
            <text:p>426.4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818">
            <text:p>281818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SAMSUN</text:p>
          </table:table-cell>
          <table:table-cell office:value-type="string">
            <text:p>8,480.57</text:p>
          </table:table-cell>
          <table:table-cell office:value-type="string">
            <text:p>3,103.24</text:p>
          </table:table-cell>
          <table:table-cell office:value-type="string">
            <text:p>1,260.65</text:p>
          </table:table-cell>
          <table:table-cell office:value-type="string">
            <text:p>869.63</text:p>
          </table:table-cell>
          <table:table-cell office:value-type="string">
            <text:p>292.84</text:p>
          </table:table-cell>
          <table:table-cell office:value-type="string">
            <text:p>54.74</text:p>
          </table:table-cell>
          <table:table-cell office:value-type="string">
            <text:p>110.50</text:p>
          </table:table-cell>
          <table:table-cell office:value-type="string">
            <text:p>636.84</text:p>
          </table:table-cell>
          <table:table-cell office:value-type="string">
            <text:p>269.50</text:p>
          </table:table-cell>
          <table:table-cell office:value-type="string">
            <text:p>464.00</text:p>
          </table:table-cell>
          <table:table-cell office:value-type="string">
            <text:p>229.08</text:p>
          </table:table-cell>
          <table:table-cell office:value-type="string">
            <text:p>1,189.55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842">
            <text:p>281842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788,780.41</text:p>
          </table:table-cell>
          <table:table-cell office:value-type="string">
            <text:p>72,348.24</text:p>
          </table:table-cell>
          <table:table-cell office:value-type="string">
            <text:p>74,247.44</text:p>
          </table:table-cell>
          <table:table-cell office:value-type="string">
            <text:p>82,475.16</text:p>
          </table:table-cell>
          <table:table-cell office:value-type="string">
            <text:p>104,757.67</text:p>
          </table:table-cell>
          <table:table-cell office:value-type="string">
            <text:p>126,757.09</text:p>
          </table:table-cell>
          <table:table-cell office:value-type="string">
            <text:p>160,494.86</text:p>
          </table:table-cell>
          <table:table-cell office:value-type="string">
            <text:p>234,205.47</text:p>
          </table:table-cell>
          <table:table-cell office:value-type="string">
            <text:p>190,692.73</text:p>
          </table:table-cell>
          <table:table-cell office:value-type="string">
            <text:p>236,801.25</text:p>
          </table:table-cell>
          <table:table-cell office:value-type="string">
            <text:p>160,292.50</text:p>
          </table:table-cell>
          <table:table-cell office:value-type="string">
            <text:p>225,015.75</text:p>
          </table:table-cell>
          <table:table-cell office:value-type="string">
            <text:p>120,692.25</text:p>
          </table:table-cell>
        </table:table-row>
        <table:table-row>
          <table:table-cell office:value-type="float" office:value="281850">
            <text:p>281850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101.71</text:p>
          </table:table-cell>
          <table:table-cell office:value-type="string">
            <text:p>1,101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859">
            <text:p>281859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216,241.80</text:p>
          </table:table-cell>
          <table:table-cell office:value-type="string">
            <text:p>84,697.45</text:p>
          </table:table-cell>
          <table:table-cell office:value-type="string">
            <text:p>7,557.64</text:p>
          </table:table-cell>
          <table:table-cell office:value-type="string">
            <text:p>21,549.85</text:p>
          </table:table-cell>
          <table:table-cell office:value-type="string">
            <text:p>22,299.50</text:p>
          </table:table-cell>
          <table:table-cell office:value-type="string">
            <text:p>50,159.84</text:p>
          </table:table-cell>
          <table:table-cell office:value-type="string">
            <text:p>28,288.00</text:p>
          </table:table-cell>
          <table:table-cell office:value-type="string">
            <text:p>1,689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887">
            <text:p>281887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889">
            <text:p>28188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934">
            <text:p>281934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7,873.21</text:p>
          </table:table-cell>
          <table:table-cell office:value-type="string">
            <text:p>7,873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938">
            <text:p>281938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BALIKESİR</text:p>
          </table:table-cell>
          <table:table-cell office:value-type="string">
            <text:p>261.96</text:p>
          </table:table-cell>
          <table:table-cell office:value-type="string">
            <text:p>261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950">
            <text:p>281950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671.84</text:p>
          </table:table-cell>
          <table:table-cell office:value-type="string">
            <text:p>316.00</text:p>
          </table:table-cell>
          <table:table-cell office:value-type="string">
            <text:p>355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1956">
            <text:p>28195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81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1.20</text:p>
          </table:table-cell>
        </table:table-row>
        <table:table-row>
          <table:table-cell office:value-type="float" office:value="282004">
            <text:p>282004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9.69</text:p>
          </table:table-cell>
          <table:table-cell office:value-type="string">
            <text:p>0.00</text:p>
          </table:table-cell>
          <table:table-cell office:value-type="string">
            <text:p>159.6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031">
            <text:p>28203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042">
            <text:p>282042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24.78</text:p>
          </table:table-cell>
          <table:table-cell office:value-type="string">
            <text:p>24.7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046">
            <text:p>282046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,206.01</text:p>
          </table:table-cell>
          <table:table-cell office:value-type="string">
            <text:p>381.73</text:p>
          </table:table-cell>
          <table:table-cell office:value-type="string">
            <text:p>595.6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37.19</text:p>
          </table:table-cell>
          <table:table-cell office:value-type="string">
            <text:p>303.03</text:p>
          </table:table-cell>
          <table:table-cell office:value-type="string">
            <text:p>0.00</text:p>
          </table:table-cell>
          <table:table-cell office:value-type="string">
            <text:p>575.16</text:p>
          </table:table-cell>
          <table:table-cell office:value-type="string">
            <text:p>913.28</text:p>
          </table:table-cell>
        </table:table-row>
        <table:table-row>
          <table:table-cell office:value-type="float" office:value="282079">
            <text:p>282079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2">
            <text:p>2022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43,685.49</text:p>
          </table:table-cell>
          <table:table-cell office:value-type="string">
            <text:p>109,362.04</text:p>
          </table:table-cell>
          <table:table-cell office:value-type="string">
            <text:p>33,678.45</text:p>
          </table:table-cell>
          <table:table-cell office:value-type="string">
            <text:p>0.00</text:p>
          </table:table-cell>
          <table:table-cell office:value-type="string">
            <text:p>64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080">
            <text:p>282080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0.53</text:p>
          </table:table-cell>
          <table:table-cell office:value-type="string">
            <text:p>90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084">
            <text:p>282084</text:p>
          </table:table-cell>
          <table:table-cell office:value-type="string">
            <text:p>Bayi</text:p>
          </table:table-cell>
          <table:table-cell office:value-type="float" office:value="43">
            <text:p>43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46,890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1,765.82</text:p>
          </table:table-cell>
          <table:table-cell office:value-type="string">
            <text:p>15,217.93</text:p>
          </table:table-cell>
          <table:table-cell office:value-type="string">
            <text:p>2,182.50</text:p>
          </table:table-cell>
          <table:table-cell office:value-type="string">
            <text:p>7,724.65</text:p>
          </table:table-cell>
        </table:table-row>
        <table:table-row>
          <table:table-cell office:value-type="float" office:value="282144">
            <text:p>282144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2">
            <text:p>2022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009.1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29.07</text:p>
          </table:table-cell>
          <table:table-cell office:value-type="string">
            <text:p>350.48</text:p>
          </table:table-cell>
          <table:table-cell office:value-type="string">
            <text:p>229.5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149">
            <text:p>282149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155">
            <text:p>282155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61.08</text:p>
          </table:table-cell>
          <table:table-cell office:value-type="string">
            <text:p>361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157">
            <text:p>282157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6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6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185">
            <text:p>282185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1.69</text:p>
          </table:table-cell>
          <table:table-cell office:value-type="string">
            <text:p>131.6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188">
            <text:p>28218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AFGHANISTAN</text:p>
          </table:table-cell>
          <table:table-cell office:value-type="string">
            <text:p>NULL</text:p>
          </table:table-cell>
          <table:table-cell office:value-type="string">
            <text:p>745.00</text:p>
          </table:table-cell>
          <table:table-cell office:value-type="string">
            <text:p>7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198">
            <text:p>282198</text:p>
          </table:table-cell>
          <table:table-cell office:value-type="string">
            <text:p>Üye</text:p>
          </table:table-cell>
          <table:table-cell office:value-type="float" office:value="36">
            <text:p>36</text:p>
          </table:table-cell>
          <table:table-cell office:value-type="float" office:value="2023">
            <text:p>2023</text:p>
          </table:table-cell>
          <table:table-cell office:value-type="string">
            <text:p>PAKISTAN</text:p>
          </table:table-cell>
          <table:table-cell office:value-type="string">
            <text:p>NULL</text:p>
          </table:table-cell>
          <table:table-cell office:value-type="string">
            <text:p>27,920.20</text:p>
          </table:table-cell>
          <table:table-cell office:value-type="string">
            <text:p>27,820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00">
            <text:p>282200</text:p>
          </table:table-cell>
          <table:table-cell office:value-type="string">
            <text:p>Üye</text:p>
          </table:table-cell>
          <table:table-cell office:value-type="float" office:value="37">
            <text:p>3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7.50</text:p>
          </table:table-cell>
          <table:table-cell office:value-type="string">
            <text:p>15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01">
            <text:p>282201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128,543.38</text:p>
          </table:table-cell>
          <table:table-cell office:value-type="string">
            <text:p>0.00</text:p>
          </table:table-cell>
          <table:table-cell office:value-type="string">
            <text:p>128,093.88</text:p>
          </table:table-cell>
          <table:table-cell office:value-type="string">
            <text:p>100.00</text:p>
          </table:table-cell>
          <table:table-cell office:value-type="string">
            <text:p>222.50</text:p>
          </table:table-cell>
          <table:table-cell office:value-type="string">
            <text:p>22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19">
            <text:p>282219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4,79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81.25</text:p>
          </table:table-cell>
          <table:table-cell office:value-type="string">
            <text:p>1,011.75</text:p>
          </table:table-cell>
          <table:table-cell office:value-type="string">
            <text:p>1,313.00</text:p>
          </table:table-cell>
          <table:table-cell office:value-type="string">
            <text:p>0.00</text:p>
          </table:table-cell>
          <table:table-cell office:value-type="string">
            <text:p>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4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39">
            <text:p>282239</text:p>
          </table:table-cell>
          <table:table-cell office:value-type="string">
            <text:p>Bayi</text:p>
          </table:table-cell>
          <table:table-cell office:value-type="float" office:value="52">
            <text:p>5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3,919.21</text:p>
          </table:table-cell>
          <table:table-cell office:value-type="string">
            <text:p>968.88</text:p>
          </table:table-cell>
          <table:table-cell office:value-type="string">
            <text:p>3,436.84</text:p>
          </table:table-cell>
          <table:table-cell office:value-type="string">
            <text:p>34,479.74</text:p>
          </table:table-cell>
          <table:table-cell office:value-type="string">
            <text:p>4,925.13</text:p>
          </table:table-cell>
          <table:table-cell office:value-type="string">
            <text:p>0.00</text:p>
          </table:table-cell>
          <table:table-cell office:value-type="string">
            <text:p>108.6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41">
            <text:p>282241</text:p>
          </table:table-cell>
          <table:table-cell office:value-type="string">
            <text:p>Bayi</text:p>
          </table:table-cell>
          <table:table-cell office:value-type="float" office:value="51">
            <text:p>5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32.73</text:p>
          </table:table-cell>
          <table:table-cell office:value-type="string">
            <text:p>32.7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46">
            <text:p>282246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10.60</text:p>
          </table:table-cell>
          <table:table-cell office:value-type="string">
            <text:p>82.4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47">
            <text:p>282247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50">
            <text:p>282250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0.00</text:p>
          </table:table-cell>
          <table:table-cell office:value-type="string">
            <text:p>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52">
            <text:p>282252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00,281.49</text:p>
          </table:table-cell>
          <table:table-cell office:value-type="string">
            <text:p>56,512.80</text:p>
          </table:table-cell>
          <table:table-cell office:value-type="string">
            <text:p>43,768.6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63">
            <text:p>282263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0,631.78</text:p>
          </table:table-cell>
          <table:table-cell office:value-type="string">
            <text:p>1,988.06</text:p>
          </table:table-cell>
          <table:table-cell office:value-type="string">
            <text:p>9,410.51</text:p>
          </table:table-cell>
          <table:table-cell office:value-type="string">
            <text:p>6,666.45</text:p>
          </table:table-cell>
          <table:table-cell office:value-type="string">
            <text:p>3,003.64</text:p>
          </table:table-cell>
          <table:table-cell office:value-type="string">
            <text:p>3,844.83</text:p>
          </table:table-cell>
          <table:table-cell office:value-type="string">
            <text:p>6,293.13</text:p>
          </table:table-cell>
          <table:table-cell office:value-type="string">
            <text:p>1,793.42</text:p>
          </table:table-cell>
          <table:table-cell office:value-type="string">
            <text:p>0.00</text:p>
          </table:table-cell>
          <table:table-cell office:value-type="string">
            <text:p>1,631.46</text:p>
          </table:table-cell>
          <table:table-cell office:value-type="string">
            <text:p>935.00</text:p>
          </table:table-cell>
          <table:table-cell office:value-type="string">
            <text:p>4,597.77</text:p>
          </table:table-cell>
          <table:table-cell office:value-type="string">
            <text:p>467.50</text:p>
          </table:table-cell>
        </table:table-row>
        <table:table-row>
          <table:table-cell office:value-type="float" office:value="282265">
            <text:p>282265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4.07</text:p>
          </table:table-cell>
          <table:table-cell office:value-type="string">
            <text:p>224.0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69">
            <text:p>282269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00.00</text:p>
          </table:table-cell>
          <table:table-cell office:value-type="string">
            <text:p>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76">
            <text:p>282276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00.00</text:p>
          </table:table-cell>
          <table:table-cell office:value-type="string">
            <text:p>4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279">
            <text:p>282279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,953.87</text:p>
          </table:table-cell>
          <table:table-cell office:value-type="string">
            <text:p>1,437.24</text:p>
          </table:table-cell>
          <table:table-cell office:value-type="string">
            <text:p>284.38</text:p>
          </table:table-cell>
          <table:table-cell office:value-type="string">
            <text:p>27.20</text:p>
          </table:table-cell>
          <table:table-cell office:value-type="string">
            <text:p>0.00</text:p>
          </table:table-cell>
          <table:table-cell office:value-type="string">
            <text:p>914.62</text:p>
          </table:table-cell>
          <table:table-cell office:value-type="string">
            <text:p>373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5.08</text:p>
          </table:table-cell>
          <table:table-cell office:value-type="string">
            <text:p>351.78</text:p>
          </table:table-cell>
          <table:table-cell office:value-type="string">
            <text:p>2,420.14</text:p>
          </table:table-cell>
        </table:table-row>
        <table:table-row>
          <table:table-cell office:value-type="float" office:value="282289">
            <text:p>282289</text:p>
          </table:table-cell>
          <table:table-cell office:value-type="string">
            <text:p>Bayi</text:p>
          </table:table-cell>
          <table:table-cell office:value-type="float" office:value="45">
            <text:p>45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32.20</text:p>
          </table:table-cell>
          <table:table-cell office:value-type="string">
            <text:p>32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06">
            <text:p>282306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14">
            <text:p>282314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10.00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23">
            <text:p>282323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215,454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660.50</text:p>
          </table:table-cell>
          <table:table-cell office:value-type="string">
            <text:p>0.00</text:p>
          </table:table-cell>
          <table:table-cell office:value-type="string">
            <text:p>32,054.40</text:p>
          </table:table-cell>
          <table:table-cell office:value-type="string">
            <text:p>38,167.67</text:p>
          </table:table-cell>
          <table:table-cell office:value-type="string">
            <text:p>32,030.47</text:p>
          </table:table-cell>
          <table:table-cell office:value-type="string">
            <text:p>17,399.79</text:p>
          </table:table-cell>
          <table:table-cell office:value-type="string">
            <text:p>50,396.77</text:p>
          </table:table-cell>
          <table:table-cell office:value-type="string">
            <text:p>13,800.17</text:p>
          </table:table-cell>
          <table:table-cell office:value-type="string">
            <text:p>18,121.94</text:p>
          </table:table-cell>
          <table:table-cell office:value-type="string">
            <text:p>11,822.62</text:p>
          </table:table-cell>
        </table:table-row>
        <table:table-row>
          <table:table-cell office:value-type="float" office:value="282335">
            <text:p>282335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518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07.05</text:p>
          </table:table-cell>
          <table:table-cell office:value-type="string">
            <text:p>411.7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40">
            <text:p>282340</text:p>
          </table:table-cell>
          <table:table-cell office:value-type="string">
            <text:p>Bayi</text:p>
          </table:table-cell>
          <table:table-cell office:value-type="float" office:value="34">
            <text:p>3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69.90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49">
            <text:p>282349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79.36</text:p>
          </table:table-cell>
          <table:table-cell office:value-type="string">
            <text:p>179.3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52">
            <text:p>282352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638.00</text:p>
          </table:table-cell>
          <table:table-cell office:value-type="string">
            <text:p>1,080.00</text:p>
          </table:table-cell>
          <table:table-cell office:value-type="string">
            <text:p>0.00</text:p>
          </table:table-cell>
          <table:table-cell office:value-type="string">
            <text:p>55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54">
            <text:p>282354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58">
            <text:p>282358</text:p>
          </table:table-cell>
          <table:table-cell office:value-type="string">
            <text:p>Üye</text:p>
          </table:table-cell>
          <table:table-cell office:value-type="float" office:value="39">
            <text:p>39</text:p>
          </table:table-cell>
          <table:table-cell office:value-type="float" office:value="2023">
            <text:p>2023</text:p>
          </table:table-cell>
          <table:table-cell office:value-type="string">
            <text:p>JORDAN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84">
            <text:p>282384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4.77</text:p>
          </table:table-cell>
          <table:table-cell office:value-type="string">
            <text:p>24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94">
            <text:p>282394</text:p>
          </table:table-cell>
          <table:table-cell office:value-type="string">
            <text:p>Üye</text:p>
          </table:table-cell>
          <table:table-cell office:value-type="float" office:value="45">
            <text:p>4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157.50</text:p>
          </table:table-cell>
          <table:table-cell office:value-type="string">
            <text:p>78.75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396">
            <text:p>282396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4.95</text:p>
          </table:table-cell>
          <table:table-cell office:value-type="string">
            <text:p>34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10">
            <text:p>282410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07.38</text:p>
          </table:table-cell>
          <table:table-cell office:value-type="string">
            <text:p>107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12">
            <text:p>282412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9.90</text:p>
          </table:table-cell>
          <table:table-cell office:value-type="string">
            <text:p>4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19">
            <text:p>282419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TRABZON</text:p>
          </table:table-cell>
          <table:table-cell office:value-type="string">
            <text:p>1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31">
            <text:p>282431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70.27</text:p>
          </table:table-cell>
          <table:table-cell office:value-type="string">
            <text:p>0.00</text:p>
          </table:table-cell>
          <table:table-cell office:value-type="string">
            <text:p>970.2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39">
            <text:p>282439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9,786.29</text:p>
          </table:table-cell>
          <table:table-cell office:value-type="string">
            <text:p>29,599.29</text:p>
          </table:table-cell>
          <table:table-cell office:value-type="string">
            <text:p>18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47">
            <text:p>282447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50">
            <text:p>282450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69,998.3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,912.24</text:p>
          </table:table-cell>
          <table:table-cell office:value-type="string">
            <text:p>38,086.1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64">
            <text:p>282464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1.34</text:p>
          </table:table-cell>
          <table:table-cell office:value-type="string">
            <text:p>167.12</text:p>
          </table:table-cell>
          <table:table-cell office:value-type="string">
            <text:p>0.00</text:p>
          </table:table-cell>
          <table:table-cell office:value-type="string">
            <text:p>114.2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66">
            <text:p>282466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70">
            <text:p>282470</text:p>
          </table:table-cell>
          <table:table-cell office:value-type="string">
            <text:p>Üye</text:p>
          </table:table-cell>
          <table:table-cell office:value-type="float" office:value="44">
            <text:p>4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76">
            <text:p>282476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4.78</text:p>
          </table:table-cell>
          <table:table-cell office:value-type="string">
            <text:p>24.7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80">
            <text:p>282480</text:p>
          </table:table-cell>
          <table:table-cell office:value-type="string">
            <text:p>Bayi</text:p>
          </table:table-cell>
          <table:table-cell office:value-type="float" office:value="43">
            <text:p>43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3,826,773.55</text:p>
          </table:table-cell>
          <table:table-cell office:value-type="string">
            <text:p>0.00</text:p>
          </table:table-cell>
          <table:table-cell office:value-type="string">
            <text:p>1,138,199.43</text:p>
          </table:table-cell>
          <table:table-cell office:value-type="string">
            <text:p>1,589,041.57</text:p>
          </table:table-cell>
          <table:table-cell office:value-type="string">
            <text:p>1,892,638.76</text:p>
          </table:table-cell>
          <table:table-cell office:value-type="string">
            <text:p>1,390,084.44</text:p>
          </table:table-cell>
          <table:table-cell office:value-type="string">
            <text:p>1,544,729.56</text:p>
          </table:table-cell>
          <table:table-cell office:value-type="string">
            <text:p>3,668,576.22</text:p>
          </table:table-cell>
          <table:table-cell office:value-type="string">
            <text:p>2,272,453.22</text:p>
          </table:table-cell>
          <table:table-cell office:value-type="string">
            <text:p>297,007.54</text:p>
          </table:table-cell>
          <table:table-cell office:value-type="string">
            <text:p>25,340.02</text:p>
          </table:table-cell>
          <table:table-cell office:value-type="string">
            <text:p>8,702.8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489">
            <text:p>282489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MOROCCO</text:p>
          </table:table-cell>
          <table:table-cell office:value-type="string">
            <text:p>ADANA</text:p>
          </table:table-cell>
          <table:table-cell office:value-type="string">
            <text:p>243,027.75</text:p>
          </table:table-cell>
          <table:table-cell office:value-type="string">
            <text:p>5,880.00</text:p>
          </table:table-cell>
          <table:table-cell office:value-type="string">
            <text:p>27,562.50</text:p>
          </table:table-cell>
          <table:table-cell office:value-type="string">
            <text:p>33,521.25</text:p>
          </table:table-cell>
          <table:table-cell office:value-type="string">
            <text:p>27,037.50</text:p>
          </table:table-cell>
          <table:table-cell office:value-type="string">
            <text:p>10,106.25</text:p>
          </table:table-cell>
          <table:table-cell office:value-type="string">
            <text:p>35,437.50</text:p>
          </table:table-cell>
          <table:table-cell office:value-type="string">
            <text:p>6,037.50</text:p>
          </table:table-cell>
          <table:table-cell office:value-type="string">
            <text:p>17,482.50</text:p>
          </table:table-cell>
          <table:table-cell office:value-type="string">
            <text:p>23,787.75</text:p>
          </table:table-cell>
          <table:table-cell office:value-type="string">
            <text:p>23,362.50</text:p>
          </table:table-cell>
          <table:table-cell office:value-type="string">
            <text:p>29,662.50</text:p>
          </table:table-cell>
          <table:table-cell office:value-type="string">
            <text:p>3,150.00</text:p>
          </table:table-cell>
        </table:table-row>
        <table:table-row>
          <table:table-cell office:value-type="float" office:value="282498">
            <text:p>282498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.00</text:p>
          </table:table-cell>
          <table:table-cell office:value-type="string">
            <text:p>1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01">
            <text:p>282501</text:p>
          </table:table-cell>
          <table:table-cell office:value-type="string">
            <text:p>Üye</text:p>
          </table:table-cell>
          <table:table-cell office:value-type="float" office:value="49">
            <text:p>4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28.07</text:p>
          </table:table-cell>
          <table:table-cell office:value-type="string">
            <text:p>41.30</text:p>
          </table:table-cell>
          <table:table-cell office:value-type="string">
            <text:p>70.55</text:p>
          </table:table-cell>
          <table:table-cell office:value-type="string">
            <text:p>0.00</text:p>
          </table:table-cell>
          <table:table-cell office:value-type="string">
            <text:p>56.23</text:p>
          </table:table-cell>
          <table:table-cell office:value-type="string">
            <text:p>151.49</text:p>
          </table:table-cell>
          <table:table-cell office:value-type="string">
            <text:p>208.5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02">
            <text:p>282502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29">
            <text:p>282529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97,505.17</text:p>
          </table:table-cell>
          <table:table-cell office:value-type="string">
            <text:p>26,459.04</text:p>
          </table:table-cell>
          <table:table-cell office:value-type="string">
            <text:p>0.00</text:p>
          </table:table-cell>
          <table:table-cell office:value-type="string">
            <text:p>35,473.00</text:p>
          </table:table-cell>
          <table:table-cell office:value-type="string">
            <text:p>9,008.28</text:p>
          </table:table-cell>
          <table:table-cell office:value-type="string">
            <text:p>55,209.12</text:p>
          </table:table-cell>
          <table:table-cell office:value-type="string">
            <text:p>93,401.58</text:p>
          </table:table-cell>
          <table:table-cell office:value-type="string">
            <text:p>83,700.34</text:p>
          </table:table-cell>
          <table:table-cell office:value-type="string">
            <text:p>186,086.52</text:p>
          </table:table-cell>
          <table:table-cell office:value-type="string">
            <text:p>8,167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31">
            <text:p>282531</text:p>
          </table:table-cell>
          <table:table-cell office:value-type="string">
            <text:p>Üye</text:p>
          </table:table-cell>
          <table:table-cell office:value-type="float" office:value="42">
            <text:p>4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,371.50</text:p>
          </table:table-cell>
          <table:table-cell office:value-type="string">
            <text:p>91.50</text:p>
          </table:table-cell>
          <table:table-cell office:value-type="string">
            <text:p>14,280.00</text:p>
          </table:table-cell>
          <table:table-cell office:value-type="string">
            <text:p>5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38">
            <text:p>282538</text:p>
          </table:table-cell>
          <table:table-cell office:value-type="string">
            <text:p>Üye</text:p>
          </table:table-cell>
          <table:table-cell office:value-type="float" office:value="44">
            <text:p>4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6,601.70</text:p>
          </table:table-cell>
          <table:table-cell office:value-type="string">
            <text:p>467.50</text:p>
          </table:table-cell>
          <table:table-cell office:value-type="string">
            <text:p>5,480.20</text:p>
          </table:table-cell>
          <table:table-cell office:value-type="string">
            <text:p>41,043.00</text:p>
          </table:table-cell>
          <table:table-cell office:value-type="string">
            <text:p>10,395.00</text:p>
          </table:table-cell>
          <table:table-cell office:value-type="string">
            <text:p>9,21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39">
            <text:p>282539</text:p>
          </table:table-cell>
          <table:table-cell office:value-type="string">
            <text:p>Bayi</text:p>
          </table:table-cell>
          <table:table-cell office:value-type="float" office:value="40">
            <text:p>40</text:p>
          </table:table-cell>
          <table:table-cell office:value-type="float" office:value="2023">
            <text:p>2023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1,161,965.94</text:p>
          </table:table-cell>
          <table:table-cell office:value-type="string">
            <text:p>849,988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1,995.50</text:p>
          </table:table-cell>
          <table:table-cell office:value-type="string">
            <text:p>50,004.49</text:p>
          </table:table-cell>
          <table:table-cell office:value-type="string">
            <text:p>159,977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43">
            <text:p>282543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NEPAL</text:p>
          </table:table-cell>
          <table:table-cell office:value-type="string">
            <text:p>NULL</text:p>
          </table:table-cell>
          <table:table-cell office:value-type="string">
            <text:p>541,785.65</text:p>
          </table:table-cell>
          <table:table-cell office:value-type="string">
            <text:p>264,106.73</text:p>
          </table:table-cell>
          <table:table-cell office:value-type="string">
            <text:p>237,206.39</text:p>
          </table:table-cell>
          <table:table-cell office:value-type="string">
            <text:p>15,733.98</text:p>
          </table:table-cell>
          <table:table-cell office:value-type="string">
            <text:p>491.00</text:p>
          </table:table-cell>
          <table:table-cell office:value-type="string">
            <text:p>18,700.00</text:p>
          </table:table-cell>
          <table:table-cell office:value-type="string">
            <text:p>5,337.13</text:p>
          </table:table-cell>
          <table:table-cell office:value-type="string">
            <text:p>98.00</text:p>
          </table:table-cell>
          <table:table-cell office:value-type="string">
            <text:p>112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62">
            <text:p>28256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7.70</text:p>
          </table:table-cell>
          <table:table-cell office:value-type="string">
            <text:p>0.00</text:p>
          </table:table-cell>
          <table:table-cell office:value-type="string">
            <text:p>35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.92</text:p>
          </table:table-cell>
          <table:table-cell office:value-type="string">
            <text:p>45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64">
            <text:p>282564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31,518.90</text:p>
          </table:table-cell>
          <table:table-cell office:value-type="string">
            <text:p>129.69</text:p>
          </table:table-cell>
          <table:table-cell office:value-type="string">
            <text:p>12,932.96</text:p>
          </table:table-cell>
          <table:table-cell office:value-type="string">
            <text:p>4,545.35</text:p>
          </table:table-cell>
          <table:table-cell office:value-type="string">
            <text:p>165.64</text:p>
          </table:table-cell>
          <table:table-cell office:value-type="string">
            <text:p>466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,791.54</text:p>
          </table:table-cell>
          <table:table-cell office:value-type="string">
            <text:p>5,487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66">
            <text:p>282566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78.55</text:p>
          </table:table-cell>
          <table:table-cell office:value-type="string">
            <text:p>82.45</text:p>
          </table:table-cell>
          <table:table-cell office:value-type="string">
            <text:p>96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576">
            <text:p>282576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SAMSUN</text:p>
          </table:table-cell>
          <table:table-cell office:value-type="string">
            <text:p>58,819.1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,223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246.90</text:p>
          </table:table-cell>
          <table:table-cell office:value-type="string">
            <text:p>0.00</text:p>
          </table:table-cell>
          <table:table-cell office:value-type="string">
            <text:p>7,396.79</text:p>
          </table:table-cell>
          <table:table-cell office:value-type="string">
            <text:p>1,574.78</text:p>
          </table:table-cell>
          <table:table-cell office:value-type="string">
            <text:p>22,410.18</text:p>
          </table:table-cell>
          <table:table-cell office:value-type="string">
            <text:p>3,966.79</text:p>
          </table:table-cell>
        </table:table-row>
        <table:table-row>
          <table:table-cell office:value-type="float" office:value="282602">
            <text:p>282602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4</text:p>
          </table:table-cell>
          <table:table-cell office:value-type="string">
            <text:p>33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609">
            <text:p>282609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1.00</text:p>
          </table:table-cell>
          <table:table-cell office:value-type="string">
            <text:p>10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632">
            <text:p>28263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8,780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94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207.13</text:p>
          </table:table-cell>
          <table:table-cell office:value-type="string">
            <text:p>27,360.65</text:p>
          </table:table-cell>
          <table:table-cell office:value-type="string">
            <text:p>15,031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,24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636">
            <text:p>282636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4.97</text:p>
          </table:table-cell>
          <table:table-cell office:value-type="string">
            <text:p>44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642">
            <text:p>282642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96.51</text:p>
          </table:table-cell>
          <table:table-cell office:value-type="string">
            <text:p>98.54</text:p>
          </table:table-cell>
          <table:table-cell office:value-type="string">
            <text:p>497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656">
            <text:p>282656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LEBANON</text:p>
          </table:table-cell>
          <table:table-cell office:value-type="string">
            <text:p>NULL</text:p>
          </table:table-cell>
          <table:table-cell office:value-type="string">
            <text:p>997.50</text:p>
          </table:table-cell>
          <table:table-cell office:value-type="string">
            <text:p>0.00</text:p>
          </table:table-cell>
          <table:table-cell office:value-type="string">
            <text:p>210.00</text:p>
          </table:table-cell>
          <table:table-cell office:value-type="string">
            <text:p>105.00</text:p>
          </table:table-cell>
          <table:table-cell office:value-type="string">
            <text:p>341.25</text:p>
          </table:table-cell>
          <table:table-cell office:value-type="string">
            <text:p>341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657">
            <text:p>282657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1.00</text:p>
          </table:table-cell>
          <table:table-cell office:value-type="string">
            <text:p>10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684">
            <text:p>282684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,325.89</text:p>
          </table:table-cell>
          <table:table-cell office:value-type="string">
            <text:p>144.00</text:p>
          </table:table-cell>
          <table:table-cell office:value-type="string">
            <text:p>1,372.56</text:p>
          </table:table-cell>
          <table:table-cell office:value-type="string">
            <text:p>86.90</text:p>
          </table:table-cell>
          <table:table-cell office:value-type="string">
            <text:p>0.00</text:p>
          </table:table-cell>
          <table:table-cell office:value-type="string">
            <text:p>866.86</text:p>
          </table:table-cell>
          <table:table-cell office:value-type="string">
            <text:p>361.01</text:p>
          </table:table-cell>
          <table:table-cell office:value-type="string">
            <text:p>843.44</text:p>
          </table:table-cell>
          <table:table-cell office:value-type="string">
            <text:p>2,607.08</text:p>
          </table:table-cell>
          <table:table-cell office:value-type="string">
            <text:p>44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712">
            <text:p>282712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UZBEKISTAN</text:p>
          </table:table-cell>
          <table:table-cell office:value-type="string">
            <text:p>NULL</text:p>
          </table:table-cell>
          <table:table-cell office:value-type="string">
            <text:p>583.74</text:p>
          </table:table-cell>
          <table:table-cell office:value-type="string">
            <text:p>0.00</text:p>
          </table:table-cell>
          <table:table-cell office:value-type="string">
            <text:p>15.7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7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748">
            <text:p>282748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60,565.80</text:p>
          </table:table-cell>
          <table:table-cell office:value-type="string">
            <text:p>0.00</text:p>
          </table:table-cell>
          <table:table-cell office:value-type="string">
            <text:p>26,180.00</text:p>
          </table:table-cell>
          <table:table-cell office:value-type="string">
            <text:p>13,842.68</text:p>
          </table:table-cell>
          <table:table-cell office:value-type="string">
            <text:p>3,233.25</text:p>
          </table:table-cell>
          <table:table-cell office:value-type="string">
            <text:p>280.50</text:p>
          </table:table-cell>
          <table:table-cell office:value-type="string">
            <text:p>4,114.00</text:p>
          </table:table-cell>
          <table:table-cell office:value-type="string">
            <text:p>691.90</text:p>
          </table:table-cell>
          <table:table-cell office:value-type="string">
            <text:p>56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,662.47</text:p>
          </table:table-cell>
        </table:table-row>
        <table:table-row>
          <table:table-cell office:value-type="float" office:value="282749">
            <text:p>282749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.16</text:p>
          </table:table-cell>
          <table:table-cell office:value-type="string">
            <text:p>0.00</text:p>
          </table:table-cell>
          <table:table-cell office:value-type="string">
            <text:p>14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753">
            <text:p>282753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1.00</text:p>
          </table:table-cell>
          <table:table-cell office:value-type="string">
            <text:p>0.00</text:p>
          </table:table-cell>
          <table:table-cell office:value-type="string">
            <text:p>5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766">
            <text:p>282766</text:p>
          </table:table-cell>
          <table:table-cell office:value-type="string">
            <text:p>Bayi</text:p>
          </table:table-cell>
          <table:table-cell office:value-type="float" office:value="50">
            <text:p>5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20,366.31</text:p>
          </table:table-cell>
          <table:table-cell office:value-type="string">
            <text:p>0.00</text:p>
          </table:table-cell>
          <table:table-cell office:value-type="string">
            <text:p>994.02</text:p>
          </table:table-cell>
          <table:table-cell office:value-type="string">
            <text:p>37,151.81</text:p>
          </table:table-cell>
          <table:table-cell office:value-type="string">
            <text:p>61,193.59</text:p>
          </table:table-cell>
          <table:table-cell office:value-type="string">
            <text:p>14,061.13</text:p>
          </table:table-cell>
          <table:table-cell office:value-type="string">
            <text:p>6,965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777">
            <text:p>282777</text:p>
          </table:table-cell>
          <table:table-cell office:value-type="string">
            <text:p>Bayi</text:p>
          </table:table-cell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351,251.25</text:p>
          </table:table-cell>
          <table:table-cell office:value-type="string">
            <text:p>0.00</text:p>
          </table:table-cell>
          <table:table-cell office:value-type="string">
            <text:p>15,780.00</text:p>
          </table:table-cell>
          <table:table-cell office:value-type="string">
            <text:p>104,233.60</text:p>
          </table:table-cell>
          <table:table-cell office:value-type="string">
            <text:p>77,515.57</text:p>
          </table:table-cell>
          <table:table-cell office:value-type="string">
            <text:p>15,533.00</text:p>
          </table:table-cell>
          <table:table-cell office:value-type="string">
            <text:p>9,287.00</text:p>
          </table:table-cell>
          <table:table-cell office:value-type="string">
            <text:p>25,935.00</text:p>
          </table:table-cell>
          <table:table-cell office:value-type="string">
            <text:p>40,627.99</text:p>
          </table:table-cell>
          <table:table-cell office:value-type="string">
            <text:p>62,339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786">
            <text:p>282786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0.80</text:p>
          </table:table-cell>
          <table:table-cell office:value-type="string">
            <text:p>0.00</text:p>
          </table:table-cell>
          <table:table-cell office:value-type="string">
            <text:p>40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05">
            <text:p>282805</text:p>
          </table:table-cell>
          <table:table-cell office:value-type="string">
            <text:p>Bayi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UNITED KINGDOM</text:p>
          </table:table-cell>
          <table:table-cell office:value-type="string">
            <text:p>NULL</text:p>
          </table:table-cell>
          <table:table-cell office:value-type="string">
            <text:p>496.74</text:p>
          </table:table-cell>
          <table:table-cell office:value-type="string">
            <text:p>0.00</text:p>
          </table:table-cell>
          <table:table-cell office:value-type="string">
            <text:p>8.19</text:p>
          </table:table-cell>
          <table:table-cell office:value-type="string">
            <text:p>318.50</text:p>
          </table:table-cell>
          <table:table-cell office:value-type="string">
            <text:p>136.20</text:p>
          </table:table-cell>
          <table:table-cell office:value-type="string">
            <text:p>24.50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09">
            <text:p>282809</text:p>
          </table:table-cell>
          <table:table-cell office:value-type="string">
            <text:p>Üye</text:p>
          </table:table-cell>
          <table:table-cell office:value-type="float" office:value="46">
            <text:p>4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,584.40</text:p>
          </table:table-cell>
          <table:table-cell office:value-type="string">
            <text:p>0.00</text:p>
          </table:table-cell>
          <table:table-cell office:value-type="string">
            <text:p>530.40</text:p>
          </table:table-cell>
          <table:table-cell office:value-type="string">
            <text:p>1,236.00</text:p>
          </table:table-cell>
          <table:table-cell office:value-type="string">
            <text:p>1,212.00</text:p>
          </table:table-cell>
          <table:table-cell office:value-type="string">
            <text:p>60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12">
            <text:p>28281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9.88</text:p>
          </table:table-cell>
          <table:table-cell office:value-type="string">
            <text:p>0.00</text:p>
          </table:table-cell>
          <table:table-cell office:value-type="string">
            <text:p>89.8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15">
            <text:p>282815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17">
            <text:p>282817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36">
            <text:p>282836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UŞAK</text:p>
          </table:table-cell>
          <table:table-cell office:value-type="string">
            <text:p>2,154.82</text:p>
          </table:table-cell>
          <table:table-cell office:value-type="string">
            <text:p>0.00</text:p>
          </table:table-cell>
          <table:table-cell office:value-type="string">
            <text:p>807.15</text:p>
          </table:table-cell>
          <table:table-cell office:value-type="string">
            <text:p>683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64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65">
            <text:p>282865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31.64</text:p>
          </table:table-cell>
          <table:table-cell office:value-type="string">
            <text:p>0.00</text:p>
          </table:table-cell>
          <table:table-cell office:value-type="string">
            <text:p>431.6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66">
            <text:p>282866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MUĞLA</text:p>
          </table:table-cell>
          <table:table-cell office:value-type="string">
            <text:p>86,756.68</text:p>
          </table:table-cell>
          <table:table-cell office:value-type="string">
            <text:p>0.00</text:p>
          </table:table-cell>
          <table:table-cell office:value-type="string">
            <text:p>7,056.02</text:p>
          </table:table-cell>
          <table:table-cell office:value-type="string">
            <text:p>1,464.27</text:p>
          </table:table-cell>
          <table:table-cell office:value-type="string">
            <text:p>0.00</text:p>
          </table:table-cell>
          <table:table-cell office:value-type="string">
            <text:p>961.50</text:p>
          </table:table-cell>
          <table:table-cell office:value-type="string">
            <text:p>0.00</text:p>
          </table:table-cell>
          <table:table-cell office:value-type="string">
            <text:p>6,056.00</text:p>
          </table:table-cell>
          <table:table-cell office:value-type="string">
            <text:p>9,642.54</text:p>
          </table:table-cell>
          <table:table-cell office:value-type="string">
            <text:p>19,761.43</text:p>
          </table:table-cell>
          <table:table-cell office:value-type="string">
            <text:p>4,452.79</text:p>
          </table:table-cell>
          <table:table-cell office:value-type="string">
            <text:p>27,826.52</text:p>
          </table:table-cell>
          <table:table-cell office:value-type="string">
            <text:p>9,535.60</text:p>
          </table:table-cell>
        </table:table-row>
        <table:table-row>
          <table:table-cell office:value-type="float" office:value="282868">
            <text:p>282868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4.82</text:p>
          </table:table-cell>
          <table:table-cell office:value-type="string">
            <text:p>0.00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56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79">
            <text:p>282879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67.40</text:p>
          </table:table-cell>
          <table:table-cell office:value-type="string">
            <text:p>0.00</text:p>
          </table:table-cell>
          <table:table-cell office:value-type="string">
            <text:p>441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5.00</text:p>
          </table:table-cell>
          <table:table-cell office:value-type="string">
            <text:p>10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883">
            <text:p>282883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28.58</text:p>
          </table:table-cell>
          <table:table-cell office:value-type="string">
            <text:p>0.00</text:p>
          </table:table-cell>
          <table:table-cell office:value-type="string">
            <text:p>409.62</text:p>
          </table:table-cell>
          <table:table-cell office:value-type="string">
            <text:p>118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928">
            <text:p>282928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.57</text:p>
          </table:table-cell>
          <table:table-cell office:value-type="string">
            <text:p>0.00</text:p>
          </table:table-cell>
          <table:table-cell office:value-type="string">
            <text:p>56.5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943">
            <text:p>282943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4.30</text:p>
          </table:table-cell>
          <table:table-cell office:value-type="string">
            <text:p>0.00</text:p>
          </table:table-cell>
          <table:table-cell office:value-type="string">
            <text:p>84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952">
            <text:p>282952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960">
            <text:p>282960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851,344.18</text:p>
          </table:table-cell>
          <table:table-cell office:value-type="string">
            <text:p>0.00</text:p>
          </table:table-cell>
          <table:table-cell office:value-type="string">
            <text:p>8,583.50</text:p>
          </table:table-cell>
          <table:table-cell office:value-type="string">
            <text:p>71,340.00</text:p>
          </table:table-cell>
          <table:table-cell office:value-type="string">
            <text:p>182,686.99</text:p>
          </table:table-cell>
          <table:table-cell office:value-type="string">
            <text:p>240,175.27</text:p>
          </table:table-cell>
          <table:table-cell office:value-type="string">
            <text:p>296,829.40</text:p>
          </table:table-cell>
          <table:table-cell office:value-type="string">
            <text:p>11,902.79</text:p>
          </table:table-cell>
          <table:table-cell office:value-type="string">
            <text:p>15,743.85</text:p>
          </table:table-cell>
          <table:table-cell office:value-type="string">
            <text:p>24,082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981">
            <text:p>282981</text:p>
          </table:table-cell>
          <table:table-cell office:value-type="string">
            <text:p>Üye</text:p>
          </table:table-cell>
          <table:table-cell office:value-type="float" office:value="40">
            <text:p>4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2988">
            <text:p>282988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,996.00</text:p>
          </table:table-cell>
          <table:table-cell office:value-type="string">
            <text:p>0.00</text:p>
          </table:table-cell>
          <table:table-cell office:value-type="string">
            <text:p>2,700.00</text:p>
          </table:table-cell>
          <table:table-cell office:value-type="string">
            <text:p>756.00</text:p>
          </table:table-cell>
          <table:table-cell office:value-type="string">
            <text:p>54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021">
            <text:p>283021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,103.75</text:p>
          </table:table-cell>
          <table:table-cell office:value-type="string">
            <text:p>0.00</text:p>
          </table:table-cell>
          <table:table-cell office:value-type="string">
            <text:p>1,402.50</text:p>
          </table:table-cell>
          <table:table-cell office:value-type="string">
            <text:p>701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031">
            <text:p>283031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2.34</text:p>
          </table:table-cell>
          <table:table-cell office:value-type="string">
            <text:p>0.00</text:p>
          </table:table-cell>
          <table:table-cell office:value-type="string">
            <text:p>192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044">
            <text:p>283044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6,602,510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,985.95</text:p>
          </table:table-cell>
          <table:table-cell office:value-type="string">
            <text:p>72,122.50</text:p>
          </table:table-cell>
          <table:table-cell office:value-type="string">
            <text:p>303,601.63</text:p>
          </table:table-cell>
          <table:table-cell office:value-type="string">
            <text:p>2,413,042.63</text:p>
          </table:table-cell>
          <table:table-cell office:value-type="string">
            <text:p>2,392,046.38</text:p>
          </table:table-cell>
          <table:table-cell office:value-type="string">
            <text:p>371,246.80</text:p>
          </table:table-cell>
          <table:table-cell office:value-type="string">
            <text:p>561,340.64</text:p>
          </table:table-cell>
          <table:table-cell office:value-type="string">
            <text:p>223,822.18</text:p>
          </table:table-cell>
          <table:table-cell office:value-type="string">
            <text:p>216,301.75</text:p>
          </table:table-cell>
        </table:table-row>
        <table:table-row>
          <table:table-cell office:value-type="float" office:value="283054">
            <text:p>283054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GERMANY</text:p>
          </table:table-cell>
          <table:table-cell office:value-type="string">
            <text:p>NULL</text:p>
          </table:table-cell>
          <table:table-cell office:value-type="string">
            <text:p>1,2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200.00</text:p>
          </table:table-cell>
        </table:table-row>
        <table:table-row>
          <table:table-cell office:value-type="float" office:value="283055">
            <text:p>283055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6.00</text:p>
          </table:table-cell>
          <table:table-cell office:value-type="string">
            <text:p>0.00</text:p>
          </table:table-cell>
          <table:table-cell office:value-type="string">
            <text:p>3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058">
            <text:p>283058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,080.80</text:p>
          </table:table-cell>
          <table:table-cell office:value-type="string">
            <text:p>0.00</text:p>
          </table:table-cell>
          <table:table-cell office:value-type="string">
            <text:p>5,080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062">
            <text:p>283062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072">
            <text:p>28307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.56</text:p>
          </table:table-cell>
          <table:table-cell office:value-type="string">
            <text:p>0.00</text:p>
          </table:table-cell>
          <table:table-cell office:value-type="string">
            <text:p>42.45</text:p>
          </table:table-cell>
          <table:table-cell office:value-type="string">
            <text:p>14.1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081">
            <text:p>283081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142.46</text:p>
          </table:table-cell>
          <table:table-cell office:value-type="string">
            <text:p>0.00</text:p>
          </table:table-cell>
          <table:table-cell office:value-type="string">
            <text:p>313.94</text:p>
          </table:table-cell>
          <table:table-cell office:value-type="string">
            <text:p>553.53</text:p>
          </table:table-cell>
          <table:table-cell office:value-type="string">
            <text:p>0.00</text:p>
          </table:table-cell>
          <table:table-cell office:value-type="string">
            <text:p>2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096">
            <text:p>283096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10,194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,442.41</text:p>
          </table:table-cell>
          <table:table-cell office:value-type="string">
            <text:p>2,910.93</text:p>
          </table:table-cell>
          <table:table-cell office:value-type="string">
            <text:p>841.5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04">
            <text:p>283104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9.72</text:p>
          </table:table-cell>
          <table:table-cell office:value-type="string">
            <text:p>0.00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05">
            <text:p>283105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6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6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17">
            <text:p>283117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8.00</text:p>
          </table:table-cell>
          <table:table-cell office:value-type="string">
            <text:p>0.00</text:p>
          </table:table-cell>
          <table:table-cell office:value-type="string">
            <text:p>28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18">
            <text:p>283118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3.10</text:p>
          </table:table-cell>
          <table:table-cell office:value-type="string">
            <text:p>0.00</text:p>
          </table:table-cell>
          <table:table-cell office:value-type="string">
            <text:p>53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21">
            <text:p>283121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8.90</text:p>
          </table:table-cell>
          <table:table-cell office:value-type="string">
            <text:p>0.00</text:p>
          </table:table-cell>
          <table:table-cell office:value-type="string">
            <text:p>108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25">
            <text:p>283125</text:p>
          </table:table-cell>
          <table:table-cell office:value-type="string">
            <text:p>Bayi</text:p>
          </table:table-cell>
          <table:table-cell office:value-type="float" office:value="37">
            <text:p>37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8,588.86</text:p>
          </table:table-cell>
          <table:table-cell office:value-type="string">
            <text:p>0.00</text:p>
          </table:table-cell>
          <table:table-cell office:value-type="string">
            <text:p>248.14</text:p>
          </table:table-cell>
          <table:table-cell office:value-type="string">
            <text:p>799.7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19.99</text:p>
          </table:table-cell>
          <table:table-cell office:value-type="string">
            <text:p>1,096.77</text:p>
          </table:table-cell>
          <table:table-cell office:value-type="string">
            <text:p>674.91</text:p>
          </table:table-cell>
          <table:table-cell office:value-type="string">
            <text:p>202.00</text:p>
          </table:table-cell>
          <table:table-cell office:value-type="string">
            <text:p>0.00</text:p>
          </table:table-cell>
          <table:table-cell office:value-type="string">
            <text:p>2,042.40</text:p>
          </table:table-cell>
          <table:table-cell office:value-type="string">
            <text:p>1,804.91</text:p>
          </table:table-cell>
        </table:table-row>
        <table:table-row>
          <table:table-cell office:value-type="float" office:value="283126">
            <text:p>283126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22,904.74</text:p>
          </table:table-cell>
          <table:table-cell office:value-type="string">
            <text:p>0.00</text:p>
          </table:table-cell>
          <table:table-cell office:value-type="string">
            <text:p>442.86</text:p>
          </table:table-cell>
          <table:table-cell office:value-type="string">
            <text:p>11,722.61</text:p>
          </table:table-cell>
          <table:table-cell office:value-type="string">
            <text:p>2,564.16</text:p>
          </table:table-cell>
          <table:table-cell office:value-type="string">
            <text:p>4,594.22</text:p>
          </table:table-cell>
          <table:table-cell office:value-type="string">
            <text:p>1,350.00</text:p>
          </table:table-cell>
          <table:table-cell office:value-type="string">
            <text:p>236.51</text:p>
          </table:table-cell>
          <table:table-cell office:value-type="string">
            <text:p>1,994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34">
            <text:p>283134</text:p>
          </table:table-cell>
          <table:table-cell office:value-type="string">
            <text:p>Bayi</text:p>
          </table:table-cell>
          <table:table-cell office:value-type="float" office:value="42">
            <text:p>4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611.84</text:p>
          </table:table-cell>
          <table:table-cell office:value-type="string">
            <text:p>0.00</text:p>
          </table:table-cell>
          <table:table-cell office:value-type="string">
            <text:p>30.45</text:p>
          </table:table-cell>
          <table:table-cell office:value-type="string">
            <text:p>581.3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36">
            <text:p>283136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.57</text:p>
          </table:table-cell>
          <table:table-cell office:value-type="string">
            <text:p>0.00</text:p>
          </table:table-cell>
          <table:table-cell office:value-type="string">
            <text:p>28.32</text:p>
          </table:table-cell>
          <table:table-cell office:value-type="string">
            <text:p>28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44">
            <text:p>283144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ECUADOR</text:p>
          </table:table-cell>
          <table:table-cell office:value-type="string">
            <text:p>NULL</text:p>
          </table:table-cell>
          <table:table-cell office:value-type="string">
            <text:p>435,598.3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,395.87</text:p>
          </table:table-cell>
          <table:table-cell office:value-type="string">
            <text:p>12,178.75</text:p>
          </table:table-cell>
          <table:table-cell office:value-type="string">
            <text:p>52,342.50</text:p>
          </table:table-cell>
          <table:table-cell office:value-type="string">
            <text:p>93,030.00</text:p>
          </table:table-cell>
          <table:table-cell office:value-type="string">
            <text:p>84,498.75</text:p>
          </table:table-cell>
          <table:table-cell office:value-type="string">
            <text:p>20,846.00</text:p>
          </table:table-cell>
          <table:table-cell office:value-type="string">
            <text:p>40,513.00</text:p>
          </table:table-cell>
          <table:table-cell office:value-type="string">
            <text:p>69,111.49</text:p>
          </table:table-cell>
          <table:table-cell office:value-type="string">
            <text:p>42,682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56">
            <text:p>283156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66">
            <text:p>283166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84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00.00</text:p>
          </table:table-cell>
          <table:table-cell office:value-type="string">
            <text:p>184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77">
            <text:p>283177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81">
            <text:p>283181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82">
            <text:p>283182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ADANA</text:p>
          </table:table-cell>
          <table:table-cell office:value-type="string">
            <text:p>219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2.00</text:p>
          </table:table-cell>
          <table:table-cell office:value-type="string">
            <text:p>27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83">
            <text:p>283183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185">
            <text:p>283185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06">
            <text:p>283206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7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2.91</text:p>
          </table:table-cell>
          <table:table-cell office:value-type="string">
            <text:p>28.12</text:p>
          </table:table-cell>
          <table:table-cell office:value-type="string">
            <text:p>56.0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12">
            <text:p>28321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17">
            <text:p>283217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8.0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.0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19">
            <text:p>283219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9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9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25">
            <text:p>283225</text:p>
          </table:table-cell>
          <table:table-cell office:value-type="string">
            <text:p>Üye</text:p>
          </table:table-cell>
          <table:table-cell office:value-type="float" office:value="38">
            <text:p>3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38">
            <text:p>283238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39">
            <text:p>283239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98.3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98.3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47">
            <text:p>283247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51">
            <text:p>283251</text:p>
          </table:table-cell>
          <table:table-cell office:value-type="string">
            <text:p>Üye</text:p>
          </table:table-cell>
          <table:table-cell office:value-type="float" office:value="43">
            <text:p>4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62">
            <text:p>283262</text:p>
          </table:table-cell>
          <table:table-cell office:value-type="string">
            <text:p>Üye</text:p>
          </table:table-cell>
          <table:table-cell office:value-type="float" office:value="44">
            <text:p>4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71">
            <text:p>283271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272">
            <text:p>283272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02">
            <text:p>283302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03">
            <text:p>283303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388.0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6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1.26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04">
            <text:p>283304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08">
            <text:p>283308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09">
            <text:p>283309</text:p>
          </table:table-cell>
          <table:table-cell office:value-type="string">
            <text:p>Üye</text:p>
          </table:table-cell>
          <table:table-cell office:value-type="float" office:value="12">
            <text:p>1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10">
            <text:p>283310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11">
            <text:p>283311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16">
            <text:p>283316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19">
            <text:p>283319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21">
            <text:p>283321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26">
            <text:p>283326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262,617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2,974.17</text:p>
          </table:table-cell>
          <table:table-cell office:value-type="string">
            <text:p>72,444.96</text:p>
          </table:table-cell>
          <table:table-cell office:value-type="string">
            <text:p>0.00</text:p>
          </table:table-cell>
          <table:table-cell office:value-type="string">
            <text:p>280.50</text:p>
          </table:table-cell>
          <table:table-cell office:value-type="string">
            <text:p>906.17</text:p>
          </table:table-cell>
          <table:table-cell office:value-type="string">
            <text:p>752.68</text:p>
          </table:table-cell>
          <table:table-cell office:value-type="string">
            <text:p>5,764.28</text:p>
          </table:table-cell>
          <table:table-cell office:value-type="string">
            <text:p>6,731.53</text:p>
          </table:table-cell>
          <table:table-cell office:value-type="string">
            <text:p>1,374.45</text:p>
          </table:table-cell>
          <table:table-cell office:value-type="string">
            <text:p>1,388.48</text:p>
          </table:table-cell>
        </table:table-row>
        <table:table-row>
          <table:table-cell office:value-type="float" office:value="283332">
            <text:p>283332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,167.9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253.16</text:p>
          </table:table-cell>
          <table:table-cell office:value-type="string">
            <text:p>914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43">
            <text:p>283343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77">
            <text:p>283377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SİVAS</text:p>
          </table:table-cell>
          <table:table-cell office:value-type="string">
            <text:p>28.1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1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78">
            <text:p>283378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325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325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81">
            <text:p>283381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86">
            <text:p>283386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397">
            <text:p>283397</text:p>
          </table:table-cell>
          <table:table-cell office:value-type="string">
            <text:p>Üye</text:p>
          </table:table-cell>
          <table:table-cell office:value-type="float" office:value="42">
            <text:p>4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4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04">
            <text:p>283404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4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4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11">
            <text:p>28341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9,734.9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,734.9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28">
            <text:p>283428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092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81.76</text:p>
          </table:table-cell>
          <table:table-cell office:value-type="string">
            <text:p>110.9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29">
            <text:p>283429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8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33">
            <text:p>283433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188,002.4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7,973.37</text:p>
          </table:table-cell>
          <table:table-cell office:value-type="string">
            <text:p>75,331.66</text:p>
          </table:table-cell>
          <table:table-cell office:value-type="string">
            <text:p>24,213.00</text:p>
          </table:table-cell>
          <table:table-cell office:value-type="string">
            <text:p>25,192.88</text:p>
          </table:table-cell>
          <table:table-cell office:value-type="string">
            <text:p>5,14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5.5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37">
            <text:p>283437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42">
            <text:p>283442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466,80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66,200.00</text:p>
          </table:table-cell>
          <table:table-cell office:value-type="string">
            <text:p>60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43">
            <text:p>283443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4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4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55">
            <text:p>283455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PAKISTAN</text:p>
          </table:table-cell>
          <table:table-cell office:value-type="string">
            <text:p>NULL</text:p>
          </table:table-cell>
          <table:table-cell office:value-type="string">
            <text:p>9,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775.00</text:p>
          </table:table-cell>
          <table:table-cell office:value-type="string">
            <text:p>3,6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73">
            <text:p>283473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93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8.96</text:p>
          </table:table-cell>
          <table:table-cell office:value-type="string">
            <text:p>677.51</text:p>
          </table:table-cell>
          <table:table-cell office:value-type="string">
            <text:p>196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87">
            <text:p>283487</text:p>
          </table:table-cell>
          <table:table-cell office:value-type="string">
            <text:p>Bayi</text:p>
          </table:table-cell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ESKİŞEHİR</text:p>
          </table:table-cell>
          <table:table-cell office:value-type="string">
            <text:p>1,455,419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74.52</text:p>
          </table:table-cell>
          <table:table-cell office:value-type="string">
            <text:p>687.40</text:p>
          </table:table-cell>
          <table:table-cell office:value-type="string">
            <text:p>346,458.19</text:p>
          </table:table-cell>
          <table:table-cell office:value-type="string">
            <text:p>159,137.43</text:p>
          </table:table-cell>
          <table:table-cell office:value-type="string">
            <text:p>300,983.98</text:p>
          </table:table-cell>
          <table:table-cell office:value-type="string">
            <text:p>138,975.17</text:p>
          </table:table-cell>
          <table:table-cell office:value-type="string">
            <text:p>337,486.99</text:p>
          </table:table-cell>
          <table:table-cell office:value-type="string">
            <text:p>92,338.18</text:p>
          </table:table-cell>
          <table:table-cell office:value-type="string">
            <text:p>78,877.47</text:p>
          </table:table-cell>
        </table:table-row>
        <table:table-row>
          <table:table-cell office:value-type="float" office:value="283493">
            <text:p>283493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94">
            <text:p>283494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499">
            <text:p>283499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08">
            <text:p>283508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,560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8.40</text:p>
          </table:table-cell>
          <table:table-cell office:value-type="string">
            <text:p>674.19</text:p>
          </table:table-cell>
          <table:table-cell office:value-type="string">
            <text:p>329.11</text:p>
          </table:table-cell>
          <table:table-cell office:value-type="string">
            <text:p>3,323.94</text:p>
          </table:table-cell>
        </table:table-row>
        <table:table-row>
          <table:table-cell office:value-type="float" office:value="283510">
            <text:p>283510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YOZGAT</text:p>
          </table:table-cell>
          <table:table-cell office:value-type="string">
            <text:p>1,446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17.60</text:p>
          </table:table-cell>
          <table:table-cell office:value-type="string">
            <text:p>42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44">
            <text:p>283544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48">
            <text:p>283548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13.2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5.00</text:p>
          </table:table-cell>
          <table:table-cell office:value-type="string">
            <text:p>318.2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54">
            <text:p>283554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57">
            <text:p>283557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59">
            <text:p>283559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66">
            <text:p>283566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6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2.08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67">
            <text:p>283567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68">
            <text:p>283568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6,700.2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910.00</text:p>
          </table:table-cell>
          <table:table-cell office:value-type="string">
            <text:p>2,332.00</text:p>
          </table:table-cell>
          <table:table-cell office:value-type="string">
            <text:p>6,474.90</text:p>
          </table:table-cell>
          <table:table-cell office:value-type="string">
            <text:p>4,345.25</text:p>
          </table:table-cell>
          <table:table-cell office:value-type="string">
            <text:p>8,794.51</text:p>
          </table:table-cell>
          <table:table-cell office:value-type="string">
            <text:p>6,828.25</text:p>
          </table:table-cell>
          <table:table-cell office:value-type="string">
            <text:p>7,759.38</text:p>
          </table:table-cell>
          <table:table-cell office:value-type="string">
            <text:p>3,910.73</text:p>
          </table:table-cell>
          <table:table-cell office:value-type="string">
            <text:p>4,345.25</text:p>
          </table:table-cell>
        </table:table-row>
        <table:table-row>
          <table:table-cell office:value-type="float" office:value="283573">
            <text:p>283573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79">
            <text:p>283579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,424.6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.56</text:p>
          </table:table-cell>
          <table:table-cell office:value-type="string">
            <text:p>0.00</text:p>
          </table:table-cell>
          <table:table-cell office:value-type="string">
            <text:p>907.45</text:p>
          </table:table-cell>
          <table:table-cell office:value-type="string">
            <text:p>978.86</text:p>
          </table:table-cell>
          <table:table-cell office:value-type="string">
            <text:p>1,091.52</text:p>
          </table:table-cell>
          <table:table-cell office:value-type="string">
            <text:p>1,431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584">
            <text:p>283584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269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3.08</text:p>
          </table:table-cell>
          <table:table-cell office:value-type="string">
            <text:p>223.94</text:p>
          </table:table-cell>
          <table:table-cell office:value-type="string">
            <text:p>244.57</text:p>
          </table:table-cell>
          <table:table-cell office:value-type="string">
            <text:p>263.61</text:p>
          </table:table-cell>
          <table:table-cell office:value-type="string">
            <text:p>346.48</text:p>
          </table:table-cell>
          <table:table-cell office:value-type="string">
            <text:p>329.07</text:p>
          </table:table-cell>
          <table:table-cell office:value-type="string">
            <text:p>368.27</text:p>
          </table:table-cell>
          <table:table-cell office:value-type="string">
            <text:p>270.29</text:p>
          </table:table-cell>
          <table:table-cell office:value-type="string">
            <text:p>110.22</text:p>
          </table:table-cell>
        </table:table-row>
        <table:table-row>
          <table:table-cell office:value-type="float" office:value="283608">
            <text:p>283608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,278.2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880.32</text:p>
          </table:table-cell>
          <table:table-cell office:value-type="string">
            <text:p>268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12">
            <text:p>283612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6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13">
            <text:p>28361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17">
            <text:p>283617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25">
            <text:p>283625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27">
            <text:p>283627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659,44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455.50</text:p>
          </table:table-cell>
          <table:table-cell office:value-type="string">
            <text:p>612,542.00</text:p>
          </table:table-cell>
          <table:table-cell office:value-type="string">
            <text:p>45,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28">
            <text:p>283628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34">
            <text:p>283634</text:p>
          </table:table-cell>
          <table:table-cell office:value-type="string">
            <text:p>Üye</text:p>
          </table:table-cell>
          <table:table-cell office:value-type="float" office:value="46">
            <text:p>4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38">
            <text:p>283638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17.3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7.3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42">
            <text:p>283642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48">
            <text:p>283648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GAZİANTEP</text:p>
          </table:table-cell>
          <table:table-cell office:value-type="string">
            <text:p>196,877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5,382.55</text:p>
          </table:table-cell>
          <table:table-cell office:value-type="string">
            <text:p>111,494.77</text:p>
          </table:table-cell>
        </table:table-row>
        <table:table-row>
          <table:table-cell office:value-type="float" office:value="283654">
            <text:p>283654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983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83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58">
            <text:p>283658</text:p>
          </table:table-cell>
          <table:table-cell office:value-type="string">
            <text:p>Üye</text:p>
          </table:table-cell>
          <table:table-cell office:value-type="float" office:value="43">
            <text:p>4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59">
            <text:p>283659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64">
            <text:p>283664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069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069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69">
            <text:p>283669</text:p>
          </table:table-cell>
          <table:table-cell office:value-type="string">
            <text:p>Bayi</text:p>
          </table:table-cell>
          <table:table-cell office:value-type="float" office:value="42">
            <text:p>4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ÇORUM</text:p>
          </table:table-cell>
          <table:table-cell office:value-type="string">
            <text:p>39,631,051.5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303,065.04</text:p>
          </table:table-cell>
          <table:table-cell office:value-type="string">
            <text:p>4,480,811.06</text:p>
          </table:table-cell>
          <table:table-cell office:value-type="string">
            <text:p>3,854,755.23</text:p>
          </table:table-cell>
          <table:table-cell office:value-type="string">
            <text:p>3,420,912.31</text:p>
          </table:table-cell>
          <table:table-cell office:value-type="string">
            <text:p>4,801,559.05</text:p>
          </table:table-cell>
          <table:table-cell office:value-type="string">
            <text:p>5,929,827.41</text:p>
          </table:table-cell>
          <table:table-cell office:value-type="string">
            <text:p>7,075,499.15</text:p>
          </table:table-cell>
          <table:table-cell office:value-type="string">
            <text:p>3,455,284.27</text:p>
          </table:table-cell>
          <table:table-cell office:value-type="string">
            <text:p>4,309,338.03</text:p>
          </table:table-cell>
        </table:table-row>
        <table:table-row>
          <table:table-cell office:value-type="float" office:value="283673">
            <text:p>283673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6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6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76">
            <text:p>283676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80">
            <text:p>283680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428,801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,880.75</text:p>
          </table:table-cell>
          <table:table-cell office:value-type="string">
            <text:p>1,418.70</text:p>
          </table:table-cell>
          <table:table-cell office:value-type="string">
            <text:p>70,702.05</text:p>
          </table:table-cell>
          <table:table-cell office:value-type="string">
            <text:p>14,492.50</text:p>
          </table:table-cell>
          <table:table-cell office:value-type="string">
            <text:p>75,309.58</text:p>
          </table:table-cell>
          <table:table-cell office:value-type="string">
            <text:p>112,220.58</text:p>
          </table:table-cell>
          <table:table-cell office:value-type="string">
            <text:p>33,828.30</text:p>
          </table:table-cell>
          <table:table-cell office:value-type="string">
            <text:p>5,750.25</text:p>
          </table:table-cell>
          <table:table-cell office:value-type="string">
            <text:p>89,199.00</text:p>
          </table:table-cell>
        </table:table-row>
        <table:table-row>
          <table:table-cell office:value-type="float" office:value="283683">
            <text:p>283683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84">
            <text:p>283684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6.8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6.8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689">
            <text:p>283689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ONYA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703">
            <text:p>283703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RUSSIAN FEDERATION</text:p>
          </table:table-cell>
          <table:table-cell office:value-type="string">
            <text:p>NULL</text:p>
          </table:table-cell>
          <table:table-cell office:value-type="string">
            <text:p>86,935.0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41.50</text:p>
          </table:table-cell>
          <table:table-cell office:value-type="string">
            <text:p>41,563.77</text:p>
          </table:table-cell>
          <table:table-cell office:value-type="string">
            <text:p>29,238.50</text:p>
          </table:table-cell>
          <table:table-cell office:value-type="string">
            <text:p>2,550.00</text:p>
          </table:table-cell>
          <table:table-cell office:value-type="string">
            <text:p>12,300.00</text:p>
          </table:table-cell>
          <table:table-cell office:value-type="string">
            <text:p>105.00</text:p>
          </table:table-cell>
          <table:table-cell office:value-type="string">
            <text:p>236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715">
            <text:p>283715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720">
            <text:p>283720</text:p>
          </table:table-cell>
          <table:table-cell office:value-type="string">
            <text:p>Üye</text:p>
          </table:table-cell>
          <table:table-cell office:value-type="float" office:value="57">
            <text:p>5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9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5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746">
            <text:p>283746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766">
            <text:p>283766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14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4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780">
            <text:p>283780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116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57.09</text:p>
          </table:table-cell>
          <table:table-cell office:value-type="string">
            <text:p>59.6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791">
            <text:p>283791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2,194.6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808.4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86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00">
            <text:p>283800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,523.6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516.55</text:p>
          </table:table-cell>
          <table:table-cell office:value-type="string">
            <text:p>6,495.87</text:p>
          </table:table-cell>
          <table:table-cell office:value-type="string">
            <text:p>511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12">
            <text:p>28381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19">
            <text:p>283819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20">
            <text:p>283820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24">
            <text:p>283824</text:p>
          </table:table-cell>
          <table:table-cell office:value-type="string">
            <text:p>Üye</text:p>
          </table:table-cell>
          <table:table-cell office:value-type="float" office:value="40">
            <text:p>4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2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43">
            <text:p>283843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45">
            <text:p>283845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937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13.30</text:p>
          </table:table-cell>
          <table:table-cell office:value-type="string">
            <text:p>288.63</text:p>
          </table:table-cell>
          <table:table-cell office:value-type="string">
            <text:p>1,275.60</text:p>
          </table:table-cell>
          <table:table-cell office:value-type="string">
            <text:p>287.04</text:p>
          </table:table-cell>
          <table:table-cell office:value-type="string">
            <text:p>572.6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48">
            <text:p>283848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51">
            <text:p>283851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YDIN</text:p>
          </table:table-cell>
          <table:table-cell office:value-type="string">
            <text:p>4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53">
            <text:p>283853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DENİZLİ</text:p>
          </table:table-cell>
          <table:table-cell office:value-type="string">
            <text:p>18,047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035.12</text:p>
          </table:table-cell>
          <table:table-cell office:value-type="string">
            <text:p>12,108.39</text:p>
          </table:table-cell>
          <table:table-cell office:value-type="string">
            <text:p>1,904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66">
            <text:p>283866</text:p>
          </table:table-cell>
          <table:table-cell office:value-type="string">
            <text:p>Üye</text:p>
          </table:table-cell>
          <table:table-cell office:value-type="float" office:value="38">
            <text:p>3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056,26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6,575.00</text:p>
          </table:table-cell>
          <table:table-cell office:value-type="string">
            <text:p>399,851.25</text:p>
          </table:table-cell>
          <table:table-cell office:value-type="string">
            <text:p>240,212.50</text:p>
          </table:table-cell>
          <table:table-cell office:value-type="string">
            <text:p>119,661.25</text:p>
          </table:table-cell>
          <table:table-cell office:value-type="string">
            <text:p>18,265.00</text:p>
          </table:table-cell>
          <table:table-cell office:value-type="string">
            <text:p>36,610.00</text:p>
          </table:table-cell>
          <table:table-cell office:value-type="string">
            <text:p>133,213.75</text:p>
          </table:table-cell>
          <table:table-cell office:value-type="string">
            <text:p>78.75</text:p>
          </table:table-cell>
          <table:table-cell office:value-type="string">
            <text:p>1,800.00</text:p>
          </table:table-cell>
        </table:table-row>
        <table:table-row>
          <table:table-cell office:value-type="float" office:value="283874">
            <text:p>283874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609,098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733.34</text:p>
          </table:table-cell>
          <table:table-cell office:value-type="string">
            <text:p>5,942.18</text:p>
          </table:table-cell>
          <table:table-cell office:value-type="string">
            <text:p>7,973.46</text:p>
          </table:table-cell>
          <table:table-cell office:value-type="string">
            <text:p>21,029.63</text:p>
          </table:table-cell>
          <table:table-cell office:value-type="string">
            <text:p>43,822.75</text:p>
          </table:table-cell>
          <table:table-cell office:value-type="string">
            <text:p>51,440.14</text:p>
          </table:table-cell>
          <table:table-cell office:value-type="string">
            <text:p>62,052.35</text:p>
          </table:table-cell>
          <table:table-cell office:value-type="string">
            <text:p>81,247.22</text:p>
          </table:table-cell>
          <table:table-cell office:value-type="string">
            <text:p>331,857.45</text:p>
          </table:table-cell>
        </table:table-row>
        <table:table-row>
          <table:table-cell office:value-type="float" office:value="283888">
            <text:p>283888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894">
            <text:p>283894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08">
            <text:p>283908</text:p>
          </table:table-cell>
          <table:table-cell office:value-type="string">
            <text:p>Bayi</text:p>
          </table:table-cell>
          <table:table-cell office:value-type="float" office:value="49">
            <text:p>4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,881.9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1.04</text:p>
          </table:table-cell>
          <table:table-cell office:value-type="string">
            <text:p>115.59</text:p>
          </table:table-cell>
          <table:table-cell office:value-type="string">
            <text:p>992.11</text:p>
          </table:table-cell>
          <table:table-cell office:value-type="string">
            <text:p>185.50</text:p>
          </table:table-cell>
          <table:table-cell office:value-type="string">
            <text:p>1,347.75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17">
            <text:p>283917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4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4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29">
            <text:p>283929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194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85.00</text:p>
          </table:table-cell>
          <table:table-cell office:value-type="string">
            <text:p>0.00</text:p>
          </table:table-cell>
          <table:table-cell office:value-type="string">
            <text:p>98.40</text:p>
          </table:table-cell>
          <table:table-cell office:value-type="string">
            <text:p>210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34">
            <text:p>283934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AUSTRALIA</text:p>
          </table:table-cell>
          <table:table-cell office:value-type="string">
            <text:p>NULL</text:p>
          </table:table-cell>
          <table:table-cell office:value-type="string">
            <text:p>289,282.2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,033.38</text:p>
          </table:table-cell>
          <table:table-cell office:value-type="string">
            <text:p>22,536.67</text:p>
          </table:table-cell>
          <table:table-cell office:value-type="string">
            <text:p>0.00</text:p>
          </table:table-cell>
          <table:table-cell office:value-type="string">
            <text:p>63,711.03</text:p>
          </table:table-cell>
          <table:table-cell office:value-type="string">
            <text:p>135,001.2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35">
            <text:p>283935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9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36">
            <text:p>283936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40">
            <text:p>283940</text:p>
          </table:table-cell>
          <table:table-cell office:value-type="string">
            <text:p>Üye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55">
            <text:p>283955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9,220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28.75</text:p>
          </table:table-cell>
          <table:table-cell office:value-type="string">
            <text:p>3,858.75</text:p>
          </table:table-cell>
          <table:table-cell office:value-type="string">
            <text:p>5,250.00</text:p>
          </table:table-cell>
          <table:table-cell office:value-type="string">
            <text:p>1,050.00</text:p>
          </table:table-cell>
          <table:table-cell office:value-type="string">
            <text:p>0.00</text:p>
          </table:table-cell>
          <table:table-cell office:value-type="string">
            <text:p>3,517.50</text:p>
          </table:table-cell>
          <table:table-cell office:value-type="string">
            <text:p>4,415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59">
            <text:p>283959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60">
            <text:p>283960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61">
            <text:p>283961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63">
            <text:p>283963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68">
            <text:p>283968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73">
            <text:p>283973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2.4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2.4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81">
            <text:p>283981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83">
            <text:p>283983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067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817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91">
            <text:p>283991</text:p>
          </table:table-cell>
          <table:table-cell office:value-type="string">
            <text:p>Üye</text:p>
          </table:table-cell>
          <table:table-cell office:value-type="float" office:value="37">
            <text:p>3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11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1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3992">
            <text:p>283992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08">
            <text:p>284008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18">
            <text:p>284018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25">
            <text:p>284025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7,840.6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08.09</text:p>
          </table:table-cell>
          <table:table-cell office:value-type="string">
            <text:p>6,132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44">
            <text:p>284044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  <table:table-cell office:value-type="string">
            <text:p>15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55">
            <text:p>284055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59">
            <text:p>284059</text:p>
          </table:table-cell>
          <table:table-cell office:value-type="string">
            <text:p>Üye</text:p>
          </table:table-cell>
          <table:table-cell office:value-type="float" office:value="42">
            <text:p>4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73">
            <text:p>284073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750.2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50.2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75">
            <text:p>284075</text:p>
          </table:table-cell>
          <table:table-cell office:value-type="string">
            <text:p>Bayi</text:p>
          </table:table-cell>
          <table:table-cell office:value-type="float" office:value="38">
            <text:p>38</text:p>
          </table:table-cell>
          <table:table-cell office:value-type="float" office:value="2023">
            <text:p>2023</text:p>
          </table:table-cell>
          <table:table-cell office:value-type="string">
            <text:p>IRAN, ISLAMIC REPUBLIC OF</text:p>
          </table:table-cell>
          <table:table-cell office:value-type="string">
            <text:p>NULL</text:p>
          </table:table-cell>
          <table:table-cell office:value-type="string">
            <text:p>46,37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,051.25</text:p>
          </table:table-cell>
          <table:table-cell office:value-type="string">
            <text:p>36,324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92">
            <text:p>284092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4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5.00</text:p>
          </table:table-cell>
          <table:table-cell office:value-type="string">
            <text:p>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095">
            <text:p>284095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01">
            <text:p>284101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03">
            <text:p>284103</text:p>
          </table:table-cell>
          <table:table-cell office:value-type="string">
            <text:p>Üye</text:p>
          </table:table-cell>
          <table:table-cell office:value-type="float" office:value="66">
            <text:p>6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2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2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10">
            <text:p>284110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67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7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23">
            <text:p>284123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13.1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.1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31">
            <text:p>284131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54">
            <text:p>284154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56">
            <text:p>284156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,866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45.45</text:p>
          </table:table-cell>
          <table:table-cell office:value-type="string">
            <text:p>0.00</text:p>
          </table:table-cell>
          <table:table-cell office:value-type="string">
            <text:p>356.99</text:p>
          </table:table-cell>
          <table:table-cell office:value-type="string">
            <text:p>0.00</text:p>
          </table:table-cell>
          <table:table-cell office:value-type="string">
            <text:p>567.95</text:p>
          </table:table-cell>
          <table:table-cell office:value-type="string">
            <text:p>0.00</text:p>
          </table:table-cell>
          <table:table-cell office:value-type="string">
            <text:p>241.63</text:p>
          </table:table-cell>
          <table:table-cell office:value-type="string">
            <text:p>554.01</text:p>
          </table:table-cell>
        </table:table-row>
        <table:table-row>
          <table:table-cell office:value-type="float" office:value="284159">
            <text:p>284159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1.00</text:p>
          </table:table-cell>
          <table:table-cell office:value-type="string">
            <text:p>10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60">
            <text:p>284160</text:p>
          </table:table-cell>
          <table:table-cell office:value-type="string">
            <text:p>Üye</text:p>
          </table:table-cell>
          <table:table-cell office:value-type="float" office:value="53">
            <text:p>5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62">
            <text:p>284162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64">
            <text:p>284164</text:p>
          </table:table-cell>
          <table:table-cell office:value-type="string">
            <text:p>Bayi</text:p>
          </table:table-cell>
          <table:table-cell office:value-type="float" office:value="52">
            <text:p>52</text:p>
          </table:table-cell>
          <table:table-cell office:value-type="float" office:value="2023">
            <text:p>2023</text:p>
          </table:table-cell>
          <table:table-cell office:value-type="string">
            <text:p>SWEDEN</text:p>
          </table:table-cell>
          <table:table-cell office:value-type="string">
            <text:p>NULL</text:p>
          </table:table-cell>
          <table:table-cell office:value-type="string">
            <text:p>453.8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3.8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68">
            <text:p>284168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819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819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79">
            <text:p>284179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15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195">
            <text:p>284195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09">
            <text:p>284209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1,197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,917.00</text:p>
          </table:table-cell>
          <table:table-cell office:value-type="string">
            <text:p>14,846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794.63</text:p>
          </table:table-cell>
          <table:table-cell office:value-type="string">
            <text:p>2,446.78</text:p>
          </table:table-cell>
          <table:table-cell office:value-type="string">
            <text:p>23,192.63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14">
            <text:p>284214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6.3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6.3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17">
            <text:p>284217</text:p>
          </table:table-cell>
          <table:table-cell office:value-type="string">
            <text:p>Üye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25">
            <text:p>284225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4,502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.56</text:p>
          </table:table-cell>
          <table:table-cell office:value-type="string">
            <text:p>2,452.45</text:p>
          </table:table-cell>
          <table:table-cell office:value-type="string">
            <text:p>2,034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27">
            <text:p>284227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29">
            <text:p>284229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41">
            <text:p>284241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42">
            <text:p>284242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48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48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55">
            <text:p>284255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69">
            <text:p>284269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497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67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0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296">
            <text:p>284296</text:p>
          </table:table-cell>
          <table:table-cell office:value-type="string">
            <text:p>Üye</text:p>
          </table:table-cell>
          <table:table-cell office:value-type="float" office:value="38">
            <text:p>3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02">
            <text:p>284302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03">
            <text:p>284303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33">
            <text:p>284333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37">
            <text:p>284337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36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.44</text:p>
          </table:table-cell>
          <table:table-cell office:value-type="string">
            <text:p>299.72</text:p>
          </table:table-cell>
          <table:table-cell office:value-type="string">
            <text:p>68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43">
            <text:p>284343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5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5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44">
            <text:p>284344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14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4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47">
            <text:p>284347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48">
            <text:p>284348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87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7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49">
            <text:p>284349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2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2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50">
            <text:p>284350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59">
            <text:p>284359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64">
            <text:p>284364</text:p>
          </table:table-cell>
          <table:table-cell office:value-type="string">
            <text:p>Üye</text:p>
          </table:table-cell>
          <table:table-cell office:value-type="float" office:value="49">
            <text:p>4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76">
            <text:p>284376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68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8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81">
            <text:p>284381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82">
            <text:p>284382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2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2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83">
            <text:p>284383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87">
            <text:p>284387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91">
            <text:p>284391</text:p>
          </table:table-cell>
          <table:table-cell office:value-type="string">
            <text:p>Üye</text:p>
          </table:table-cell>
          <table:table-cell office:value-type="float" office:value="42">
            <text:p>4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392">
            <text:p>284392</text:p>
          </table:table-cell>
          <table:table-cell office:value-type="string">
            <text:p>Üye</text:p>
          </table:table-cell>
          <table:table-cell office:value-type="float" office:value="39">
            <text:p>3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009.6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0.00</text:p>
          </table:table-cell>
          <table:table-cell office:value-type="string">
            <text:p>299.00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16">
            <text:p>284416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18">
            <text:p>284418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,910.0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39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84.88</text:p>
          </table:table-cell>
          <table:table-cell office:value-type="string">
            <text:p>1,585.52</text:p>
          </table:table-cell>
        </table:table-row>
        <table:table-row>
          <table:table-cell office:value-type="float" office:value="284431">
            <text:p>284431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37">
            <text:p>284437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54">
            <text:p>284454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9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9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64">
            <text:p>284464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699.0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00.00</text:p>
          </table:table-cell>
          <table:table-cell office:value-type="string">
            <text:p>0.00</text:p>
          </table:table-cell>
          <table:table-cell office:value-type="string">
            <text:p>50.68</text:p>
          </table:table-cell>
          <table:table-cell office:value-type="string">
            <text:p>79.40</text:p>
          </table:table-cell>
          <table:table-cell office:value-type="string">
            <text:p>0.00</text:p>
          </table:table-cell>
          <table:table-cell office:value-type="string">
            <text:p>968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65">
            <text:p>28446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74">
            <text:p>284474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78">
            <text:p>284478</text:p>
          </table:table-cell>
          <table:table-cell office:value-type="string">
            <text:p>Üye</text:p>
          </table:table-cell>
          <table:table-cell office:value-type="float" office:value="54">
            <text:p>5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479">
            <text:p>284479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1,98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98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08">
            <text:p>284508</text:p>
          </table:table-cell>
          <table:table-cell office:value-type="string">
            <text:p>Bayi</text:p>
          </table:table-cell>
          <table:table-cell office:value-type="float" office:value="47">
            <text:p>4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,910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7.59</text:p>
          </table:table-cell>
          <table:table-cell office:value-type="string">
            <text:p>1,938.87</text:p>
          </table:table-cell>
          <table:table-cell office:value-type="string">
            <text:p>73.50</text:p>
          </table:table-cell>
          <table:table-cell office:value-type="string">
            <text:p>1,527.75</text:p>
          </table:table-cell>
          <table:table-cell office:value-type="string">
            <text:p>67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503.50</text:p>
          </table:table-cell>
        </table:table-row>
        <table:table-row>
          <table:table-cell office:value-type="float" office:value="284511">
            <text:p>284511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18">
            <text:p>284518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21">
            <text:p>284521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25">
            <text:p>284525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40">
            <text:p>284540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36.6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91.76</text:p>
          </table:table-cell>
          <table:table-cell office:value-type="string">
            <text:p>0.00</text:p>
          </table:table-cell>
          <table:table-cell office:value-type="string">
            <text:p>444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54">
            <text:p>284554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TEKİRDAĞ</text:p>
          </table:table-cell>
          <table:table-cell office:value-type="string">
            <text:p>83,83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,3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,450.00</text:p>
          </table:table-cell>
          <table:table-cell office:value-type="string">
            <text:p>2,010.00</text:p>
          </table:table-cell>
        </table:table-row>
        <table:table-row>
          <table:table-cell office:value-type="float" office:value="284555">
            <text:p>284555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8.00</text:p>
          </table:table-cell>
          <table:table-cell office:value-type="string">
            <text:p>1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63">
            <text:p>284563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2,524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87</text:p>
          </table:table-cell>
          <table:table-cell office:value-type="string">
            <text:p>33.16</text:p>
          </table:table-cell>
          <table:table-cell office:value-type="string">
            <text:p>174.96</text:p>
          </table:table-cell>
          <table:table-cell office:value-type="string">
            <text:p>238.43</text:p>
          </table:table-cell>
          <table:table-cell office:value-type="string">
            <text:p>662.46</text:p>
          </table:table-cell>
          <table:table-cell office:value-type="string">
            <text:p>1,389.29</text:p>
          </table:table-cell>
        </table:table-row>
        <table:table-row>
          <table:table-cell office:value-type="float" office:value="284571">
            <text:p>284571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BELGIUM</text:p>
          </table:table-cell>
          <table:table-cell office:value-type="string">
            <text:p>NULL</text:p>
          </table:table-cell>
          <table:table-cell office:value-type="string">
            <text:p>723,898.4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2,749.77</text:p>
          </table:table-cell>
          <table:table-cell office:value-type="string">
            <text:p>353,674.70</text:p>
          </table:table-cell>
          <table:table-cell office:value-type="string">
            <text:p>79,521.04</text:p>
          </table:table-cell>
          <table:table-cell office:value-type="string">
            <text:p>37,952.9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74">
            <text:p>284574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95">
            <text:p>284595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597">
            <text:p>284597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07">
            <text:p>284607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18">
            <text:p>284618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25">
            <text:p>284625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38">
            <text:p>284638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7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1.52</text:p>
          </table:table-cell>
          <table:table-cell office:value-type="string">
            <text:p>45.6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48">
            <text:p>284648</text:p>
          </table:table-cell>
          <table:table-cell office:value-type="string">
            <text:p>Üye</text:p>
          </table:table-cell>
          <table:table-cell office:value-type="float" office:value="52">
            <text:p>5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50">
            <text:p>284650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56">
            <text:p>284656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NTALYA</text:p>
          </table:table-cell>
          <table:table-cell office:value-type="string">
            <text:p>100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58">
            <text:p>284658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68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68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59">
            <text:p>284659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24.2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299.2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62">
            <text:p>284662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64">
            <text:p>284664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73">
            <text:p>284673</text:p>
          </table:table-cell>
          <table:table-cell office:value-type="string">
            <text:p>Üye</text:p>
          </table:table-cell>
          <table:table-cell office:value-type="float" office:value="37">
            <text:p>3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87">
            <text:p>284687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,79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,79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698">
            <text:p>284698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6,900.0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590.68</text:p>
          </table:table-cell>
          <table:table-cell office:value-type="string">
            <text:p>1,896.91</text:p>
          </table:table-cell>
          <table:table-cell office:value-type="string">
            <text:p>30,305.91</text:p>
          </table:table-cell>
          <table:table-cell office:value-type="string">
            <text:p>2,931.71</text:p>
          </table:table-cell>
          <table:table-cell office:value-type="string">
            <text:p>2,271.34</text:p>
          </table:table-cell>
          <table:table-cell office:value-type="string">
            <text:p>1,940.00</text:p>
          </table:table-cell>
          <table:table-cell office:value-type="string">
            <text:p>1,963.50</text:p>
          </table:table-cell>
        </table:table-row>
        <table:table-row>
          <table:table-cell office:value-type="float" office:value="284708">
            <text:p>284708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,89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,89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11">
            <text:p>284711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,67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89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520.00</text:p>
          </table:table-cell>
          <table:table-cell office:value-type="string">
            <text:p>0.00</text:p>
          </table:table-cell>
          <table:table-cell office:value-type="string">
            <text:p>1,260.00</text:p>
          </table:table-cell>
        </table:table-row>
        <table:table-row>
          <table:table-cell office:value-type="float" office:value="284720">
            <text:p>284720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,569.0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56.57</text:p>
          </table:table-cell>
          <table:table-cell office:value-type="string">
            <text:p>1,184.92</text:p>
          </table:table-cell>
          <table:table-cell office:value-type="string">
            <text:p>760.28</text:p>
          </table:table-cell>
          <table:table-cell office:value-type="string">
            <text:p>2,084.35</text:p>
          </table:table-cell>
          <table:table-cell office:value-type="string">
            <text:p>1,482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24">
            <text:p>284724</text:p>
          </table:table-cell>
          <table:table-cell office:value-type="string">
            <text:p>Bayi</text:p>
          </table:table-cell>
          <table:table-cell office:value-type="float" office:value="43">
            <text:p>4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MALATYA</text:p>
          </table:table-cell>
          <table:table-cell office:value-type="string">
            <text:p>13,315.1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986.88</text:p>
          </table:table-cell>
          <table:table-cell office:value-type="string">
            <text:p>4,441.25</text:p>
          </table:table-cell>
          <table:table-cell office:value-type="string">
            <text:p>0.00</text:p>
          </table:table-cell>
          <table:table-cell office:value-type="string">
            <text:p>6,7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7.00</text:p>
          </table:table-cell>
        </table:table-row>
        <table:table-row>
          <table:table-cell office:value-type="float" office:value="284729">
            <text:p>284729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7,384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99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,385.50</text:p>
          </table:table-cell>
        </table:table-row>
        <table:table-row>
          <table:table-cell office:value-type="float" office:value="284737">
            <text:p>284737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41">
            <text:p>28474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COLOMBIA</text:p>
          </table:table-cell>
          <table:table-cell office:value-type="string">
            <text:p>NULL</text:p>
          </table:table-cell>
          <table:table-cell office:value-type="string">
            <text:p>20,86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,86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45">
            <text:p>284745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89.8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6.62</text:p>
          </table:table-cell>
          <table:table-cell office:value-type="string">
            <text:p>293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58">
            <text:p>284758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68">
            <text:p>284768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,99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99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79">
            <text:p>284779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80">
            <text:p>284780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86">
            <text:p>284786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AHRAMANMARAŞ</text:p>
          </table:table-cell>
          <table:table-cell office:value-type="string">
            <text:p>2,191.7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29.08</text:p>
          </table:table-cell>
          <table:table-cell office:value-type="string">
            <text:p>1,254.64</text:p>
          </table:table-cell>
          <table:table-cell office:value-type="string">
            <text:p>0.00</text:p>
          </table:table-cell>
          <table:table-cell office:value-type="string">
            <text:p>208.0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791">
            <text:p>284791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7,337,164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10,629.94</text:p>
          </table:table-cell>
          <table:table-cell office:value-type="string">
            <text:p>1,863,924.34</text:p>
          </table:table-cell>
          <table:table-cell office:value-type="string">
            <text:p>3,980,996.85</text:p>
          </table:table-cell>
          <table:table-cell office:value-type="string">
            <text:p>2,149,285.24</text:p>
          </table:table-cell>
          <table:table-cell office:value-type="string">
            <text:p>2,686,394.33</text:p>
          </table:table-cell>
          <table:table-cell office:value-type="string">
            <text:p>2,916,012.43</text:p>
          </table:table-cell>
          <table:table-cell office:value-type="string">
            <text:p>2,029,921.85</text:p>
          </table:table-cell>
        </table:table-row>
        <table:table-row>
          <table:table-cell office:value-type="float" office:value="284792">
            <text:p>284792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8,218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7.60</text:p>
          </table:table-cell>
          <table:table-cell office:value-type="string">
            <text:p>1,169.52</text:p>
          </table:table-cell>
          <table:table-cell office:value-type="string">
            <text:p>3,787.65</text:p>
          </table:table-cell>
          <table:table-cell office:value-type="string">
            <text:p>2,993.53</text:p>
          </table:table-cell>
        </table:table-row>
        <table:table-row>
          <table:table-cell office:value-type="float" office:value="284806">
            <text:p>284806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816">
            <text:p>284816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VENEZUELA</text:p>
          </table:table-cell>
          <table:table-cell office:value-type="string">
            <text:p>NULL</text:p>
          </table:table-cell>
          <table:table-cell office:value-type="string">
            <text:p>182,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,645.00</text:p>
          </table:table-cell>
          <table:table-cell office:value-type="string">
            <text:p>2,04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5,007.5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845">
            <text:p>284845</text:p>
          </table:table-cell>
          <table:table-cell office:value-type="string">
            <text:p>Bayi</text:p>
          </table:table-cell>
          <table:table-cell office:value-type="float" office:value="39">
            <text:p>39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,392,803.8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1,593.79</text:p>
          </table:table-cell>
          <table:table-cell office:value-type="string">
            <text:p>1,036,177.17</text:p>
          </table:table-cell>
          <table:table-cell office:value-type="string">
            <text:p>304,745.33</text:p>
          </table:table-cell>
          <table:table-cell office:value-type="string">
            <text:p>271.00</text:p>
          </table:table-cell>
          <table:table-cell office:value-type="string">
            <text:p>11.92</text:p>
          </table:table-cell>
          <table:table-cell office:value-type="string">
            <text:p>4.68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852">
            <text:p>284852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338,502.3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,775.00</text:p>
          </table:table-cell>
          <table:table-cell office:value-type="string">
            <text:p>40,003.47</text:p>
          </table:table-cell>
          <table:table-cell office:value-type="string">
            <text:p>54,933.17</text:p>
          </table:table-cell>
          <table:table-cell office:value-type="string">
            <text:p>64,071.19</text:p>
          </table:table-cell>
          <table:table-cell office:value-type="string">
            <text:p>77,653.97</text:p>
          </table:table-cell>
          <table:table-cell office:value-type="string">
            <text:p>67,031.02</text:p>
          </table:table-cell>
          <table:table-cell office:value-type="string">
            <text:p>26,034.56</text:p>
          </table:table-cell>
        </table:table-row>
        <table:table-row>
          <table:table-cell office:value-type="float" office:value="284862">
            <text:p>284862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863">
            <text:p>284863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890">
            <text:p>284890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894">
            <text:p>284894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898">
            <text:p>284898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06">
            <text:p>284906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249,195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43,240.00</text:p>
          </table:table-cell>
          <table:table-cell office:value-type="string">
            <text:p>5,955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07">
            <text:p>284907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17">
            <text:p>284917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239.4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55.61</text:p>
          </table:table-cell>
          <table:table-cell office:value-type="string">
            <text:p>0.00</text:p>
          </table:table-cell>
          <table:table-cell office:value-type="string">
            <text:p>583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26">
            <text:p>284926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46,249.6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,502.10</text:p>
          </table:table-cell>
          <table:table-cell office:value-type="string">
            <text:p>215,352.73</text:p>
          </table:table-cell>
          <table:table-cell office:value-type="string">
            <text:p>3,619.56</text:p>
          </table:table-cell>
          <table:table-cell office:value-type="string">
            <text:p>295,775.30</text:p>
          </table:table-cell>
        </table:table-row>
        <table:table-row>
          <table:table-cell office:value-type="float" office:value="284933">
            <text:p>284933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3">
            <text:p>2023</text:p>
          </table:table-cell>
          <table:table-cell office:value-type="string">
            <text:p>BULGARIA</text:p>
          </table:table-cell>
          <table:table-cell office:value-type="string">
            <text:p>NULL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35">
            <text:p>284935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39">
            <text:p>284939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64">
            <text:p>284964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9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93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73">
            <text:p>284973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,778.2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778.29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4989">
            <text:p>284989</text:p>
          </table:table-cell>
          <table:table-cell office:value-type="string">
            <text:p>Bayi</text:p>
          </table:table-cell>
          <table:table-cell office:value-type="float" office:value="40">
            <text:p>40</text:p>
          </table:table-cell>
          <table:table-cell office:value-type="float" office:value="2023">
            <text:p>2023</text:p>
          </table:table-cell>
          <table:table-cell office:value-type="string">
            <text:p>RUSSIAN FEDERATION</text:p>
          </table:table-cell>
          <table:table-cell office:value-type="string">
            <text:p>NULL</text:p>
          </table:table-cell>
          <table:table-cell office:value-type="string">
            <text:p>293,620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2,770.75</text:p>
          </table:table-cell>
          <table:table-cell office:value-type="string">
            <text:p>54,594.84</text:p>
          </table:table-cell>
          <table:table-cell office:value-type="string">
            <text:p>116,254.50</text:p>
          </table:table-cell>
        </table:table-row>
        <table:table-row>
          <table:table-cell office:value-type="float" office:value="284992">
            <text:p>284992</text:p>
          </table:table-cell>
          <table:table-cell office:value-type="string">
            <text:p>Bayi</text:p>
          </table:table-cell>
          <table:table-cell office:value-type="float" office:value="50">
            <text:p>5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70,383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5.88</text:p>
          </table:table-cell>
          <table:table-cell office:value-type="string">
            <text:p>93.50</text:p>
          </table:table-cell>
          <table:table-cell office:value-type="string">
            <text:p>1,177.50</text:p>
          </table:table-cell>
          <table:table-cell office:value-type="string">
            <text:p>18,005.62</text:p>
          </table:table-cell>
          <table:table-cell office:value-type="string">
            <text:p>33,390.26</text:p>
          </table:table-cell>
          <table:table-cell office:value-type="string">
            <text:p>17,570.78</text:p>
          </table:table-cell>
        </table:table-row>
        <table:table-row>
          <table:table-cell office:value-type="float" office:value="284998">
            <text:p>284998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677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2.34</text:p>
          </table:table-cell>
          <table:table-cell office:value-type="string">
            <text:p>1,48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10">
            <text:p>285010</text:p>
          </table:table-cell>
          <table:table-cell office:value-type="string">
            <text:p>Üye</text:p>
          </table:table-cell>
          <table:table-cell office:value-type="float" office:value="38">
            <text:p>3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027.0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73.97</text:p>
          </table:table-cell>
          <table:table-cell office:value-type="string">
            <text:p>61.80</text:p>
          </table:table-cell>
          <table:table-cell office:value-type="string">
            <text:p>0.00</text:p>
          </table:table-cell>
          <table:table-cell office:value-type="string">
            <text:p>291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22">
            <text:p>285022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FRANCE</text:p>
          </table:table-cell>
          <table:table-cell office:value-type="string">
            <text:p>NULL</text:p>
          </table:table-cell>
          <table:table-cell office:value-type="string">
            <text:p>3,294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551.69</text:p>
          </table:table-cell>
          <table:table-cell office:value-type="string">
            <text:p>1,742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34">
            <text:p>285034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80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0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37">
            <text:p>285037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9.8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62">
            <text:p>285062</text:p>
          </table:table-cell>
          <table:table-cell office:value-type="string">
            <text:p>Üye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63">
            <text:p>285063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23.4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23.4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66">
            <text:p>285066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68">
            <text:p>285068</text:p>
          </table:table-cell>
          <table:table-cell office:value-type="string">
            <text:p>Bayi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25,736,405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65,498.63</text:p>
          </table:table-cell>
          <table:table-cell office:value-type="string">
            <text:p>1,026,717.72</text:p>
          </table:table-cell>
          <table:table-cell office:value-type="string">
            <text:p>6,034,978.82</text:p>
          </table:table-cell>
          <table:table-cell office:value-type="string">
            <text:p>4,750,967.20</text:p>
          </table:table-cell>
          <table:table-cell office:value-type="string">
            <text:p>2,512,483.14</text:p>
          </table:table-cell>
          <table:table-cell office:value-type="string">
            <text:p>7,428,697.92</text:p>
          </table:table-cell>
          <table:table-cell office:value-type="string">
            <text:p>3,517,062.25</text:p>
          </table:table-cell>
        </table:table-row>
        <table:table-row>
          <table:table-cell office:value-type="float" office:value="285069">
            <text:p>285069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9,421.5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,290.20</text:p>
          </table:table-cell>
          <table:table-cell office:value-type="string">
            <text:p>1,166.40</text:p>
          </table:table-cell>
          <table:table-cell office:value-type="string">
            <text:p>1,296.00</text:p>
          </table:table-cell>
          <table:table-cell office:value-type="string">
            <text:p>1,294.80</text:p>
          </table:table-cell>
          <table:table-cell office:value-type="string">
            <text:p>1,294.80</text:p>
          </table:table-cell>
          <table:table-cell office:value-type="string">
            <text:p>1,511.05</text:p>
          </table:table-cell>
          <table:table-cell office:value-type="string">
            <text:p>4,568.26</text:p>
          </table:table-cell>
        </table:table-row>
        <table:table-row>
          <table:table-cell office:value-type="float" office:value="285075">
            <text:p>285075</text:p>
          </table:table-cell>
          <table:table-cell office:value-type="string">
            <text:p>Bayi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,30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30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081">
            <text:p>285081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5,711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,660.00</text:p>
          </table:table-cell>
          <table:table-cell office:value-type="string">
            <text:p>3,818.00</text:p>
          </table:table-cell>
          <table:table-cell office:value-type="string">
            <text:p>6,594.00</text:p>
          </table:table-cell>
          <table:table-cell office:value-type="string">
            <text:p>16,041.96</text:p>
          </table:table-cell>
          <table:table-cell office:value-type="string">
            <text:p>6,022.78</text:p>
          </table:table-cell>
          <table:table-cell office:value-type="string">
            <text:p>13,574.34</text:p>
          </table:table-cell>
        </table:table-row>
        <table:table-row>
          <table:table-cell office:value-type="float" office:value="285086">
            <text:p>285086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17">
            <text:p>285117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26">
            <text:p>285126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35">
            <text:p>285135</text:p>
          </table:table-cell>
          <table:table-cell office:value-type="string">
            <text:p>Üye</text:p>
          </table:table-cell>
          <table:table-cell office:value-type="float" office:value="17">
            <text:p>1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42">
            <text:p>285142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,364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2.00</text:p>
          </table:table-cell>
          <table:table-cell office:value-type="string">
            <text:p>742.75</text:p>
          </table:table-cell>
          <table:table-cell office:value-type="string">
            <text:p>189.75</text:p>
          </table:table-cell>
          <table:table-cell office:value-type="string">
            <text:p>2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43">
            <text:p>285143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944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5.00</text:p>
          </table:table-cell>
          <table:table-cell office:value-type="string">
            <text:p>874.00</text:p>
          </table:table-cell>
          <table:table-cell office:value-type="string">
            <text:p>607.24</text:p>
          </table:table-cell>
          <table:table-cell office:value-type="string">
            <text:p>402.28</text:p>
          </table:table-cell>
          <table:table-cell office:value-type="string">
            <text:p>467.26</text:p>
          </table:table-cell>
          <table:table-cell office:value-type="string">
            <text:p>479.12</text:p>
          </table:table-cell>
        </table:table-row>
        <table:table-row>
          <table:table-cell office:value-type="float" office:value="285158">
            <text:p>28515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8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62">
            <text:p>285162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64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64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65">
            <text:p>285165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66">
            <text:p>285166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32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9.00</text:p>
          </table:table-cell>
          <table:table-cell office:value-type="string">
            <text:p>0.00</text:p>
          </table:table-cell>
          <table:table-cell office:value-type="string">
            <text:p>433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169">
            <text:p>285169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NETHERLANDS</text:p>
          </table:table-cell>
          <table:table-cell office:value-type="string">
            <text:p>NULL</text:p>
          </table:table-cell>
          <table:table-cell office:value-type="string">
            <text:p>135,418.1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,111.19</text:p>
          </table:table-cell>
          <table:table-cell office:value-type="string">
            <text:p>39,774.11</text:p>
          </table:table-cell>
          <table:table-cell office:value-type="string">
            <text:p>52,614.73</text:p>
          </table:table-cell>
          <table:table-cell office:value-type="string">
            <text:p>8,856.06</text:p>
          </table:table-cell>
          <table:table-cell office:value-type="string">
            <text:p>62.08</text:p>
          </table:table-cell>
        </table:table-row>
        <table:table-row>
          <table:table-cell office:value-type="float" office:value="285215">
            <text:p>285215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217">
            <text:p>285217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240">
            <text:p>285240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SAUDI ARABIA</text:p>
          </table:table-cell>
          <table:table-cell office:value-type="string">
            <text:p>NULL</text:p>
          </table:table-cell>
          <table:table-cell office:value-type="string">
            <text:p>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246">
            <text:p>285246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0,402.7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728.47</text:p>
          </table:table-cell>
          <table:table-cell office:value-type="string">
            <text:p>0.00</text:p>
          </table:table-cell>
          <table:table-cell office:value-type="string">
            <text:p>6,222.94</text:p>
          </table:table-cell>
          <table:table-cell office:value-type="string">
            <text:p>632.61</text:p>
          </table:table-cell>
          <table:table-cell office:value-type="string">
            <text:p>8,639.67</text:p>
          </table:table-cell>
          <table:table-cell office:value-type="string">
            <text:p>179.06</text:p>
          </table:table-cell>
        </table:table-row>
        <table:table-row>
          <table:table-cell office:value-type="float" office:value="285256">
            <text:p>285256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ALGERIA</text:p>
          </table:table-cell>
          <table:table-cell office:value-type="string">
            <text:p>NULL</text:p>
          </table:table-cell>
          <table:table-cell office:value-type="string">
            <text:p>74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4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268">
            <text:p>285268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269">
            <text:p>285269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283">
            <text:p>285283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9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9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305">
            <text:p>28530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307">
            <text:p>285307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2,488.7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49.40</text:p>
          </table:table-cell>
          <table:table-cell office:value-type="string">
            <text:p>739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329">
            <text:p>285329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PANAMA</text:p>
          </table:table-cell>
          <table:table-cell office:value-type="string">
            <text:p>NULL</text:p>
          </table:table-cell>
          <table:table-cell office:value-type="string">
            <text:p>1,901,67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3,757.75</text:p>
          </table:table-cell>
          <table:table-cell office:value-type="string">
            <text:p>211,227.25</text:p>
          </table:table-cell>
          <table:table-cell office:value-type="string">
            <text:p>470,395.50</text:p>
          </table:table-cell>
          <table:table-cell office:value-type="string">
            <text:p>629,032.00</text:p>
          </table:table-cell>
          <table:table-cell office:value-type="string">
            <text:p>375,750.00</text:p>
          </table:table-cell>
          <table:table-cell office:value-type="string">
            <text:p>61,510.00</text:p>
          </table:table-cell>
        </table:table-row>
        <table:table-row>
          <table:table-cell office:value-type="float" office:value="285340">
            <text:p>285340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AYSERİ</text:p>
          </table:table-cell>
          <table:table-cell office:value-type="string">
            <text:p>985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0.00</text:p>
          </table:table-cell>
          <table:table-cell office:value-type="string">
            <text:p>0.00</text:p>
          </table:table-cell>
          <table:table-cell office:value-type="string">
            <text:p>945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344">
            <text:p>285344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5,695.9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3.98</text:p>
          </table:table-cell>
          <table:table-cell office:value-type="string">
            <text:p>121.08</text:p>
          </table:table-cell>
          <table:table-cell office:value-type="string">
            <text:p>0.00</text:p>
          </table:table-cell>
          <table:table-cell office:value-type="string">
            <text:p>15,450.88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375">
            <text:p>285375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413">
            <text:p>285413</text:p>
          </table:table-cell>
          <table:table-cell office:value-type="string">
            <text:p>Üye</text:p>
          </table:table-cell>
          <table:table-cell office:value-type="float" office:value="13">
            <text:p>1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428">
            <text:p>285428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473">
            <text:p>285473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.9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.9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497">
            <text:p>285497</text:p>
          </table:table-cell>
          <table:table-cell office:value-type="string">
            <text:p>Bayi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,789.0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8.55</text:p>
          </table:table-cell>
          <table:table-cell office:value-type="string">
            <text:p>258.55</text:p>
          </table:table-cell>
          <table:table-cell office:value-type="string">
            <text:p>437.61</text:p>
          </table:table-cell>
          <table:table-cell office:value-type="string">
            <text:p>1,834.36</text:p>
          </table:table-cell>
        </table:table-row>
        <table:table-row>
          <table:table-cell office:value-type="float" office:value="285516">
            <text:p>285516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8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8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552">
            <text:p>285552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1,5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756.00</text:p>
          </table:table-cell>
          <table:table-cell office:value-type="string">
            <text:p>50,505.00</text:p>
          </table:table-cell>
          <table:table-cell office:value-type="string">
            <text:p>8,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554">
            <text:p>285554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567">
            <text:p>285567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1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1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577">
            <text:p>285577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583">
            <text:p>285583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596">
            <text:p>285596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GAZİANTEP</text:p>
          </table:table-cell>
          <table:table-cell office:value-type="string">
            <text:p>15,565.8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470.64</text:p>
          </table:table-cell>
          <table:table-cell office:value-type="string">
            <text:p>830.63</text:p>
          </table:table-cell>
          <table:table-cell office:value-type="string">
            <text:p>3,895.58</text:p>
          </table:table-cell>
          <table:table-cell office:value-type="string">
            <text:p>5,011.78</text:p>
          </table:table-cell>
          <table:table-cell office:value-type="string">
            <text:p>4,357.19</text:p>
          </table:table-cell>
        </table:table-row>
        <table:table-row>
          <table:table-cell office:value-type="float" office:value="285599">
            <text:p>285599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907.1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475.46</text:p>
          </table:table-cell>
          <table:table-cell office:value-type="string">
            <text:p>431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03">
            <text:p>285603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14">
            <text:p>285614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3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3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28">
            <text:p>285628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42">
            <text:p>285642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95.7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95.7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53">
            <text:p>285653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66">
            <text:p>285666</text:p>
          </table:table-cell>
          <table:table-cell office:value-type="string">
            <text:p>Üye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67">
            <text:p>285667</text:p>
          </table:table-cell>
          <table:table-cell office:value-type="string">
            <text:p>Bayi</text:p>
          </table:table-cell>
          <table:table-cell office:value-type="float" office:value="44">
            <text:p>4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ZMİR</text:p>
          </table:table-cell>
          <table:table-cell office:value-type="string">
            <text:p>37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7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68">
            <text:p>285668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,014.3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714.3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69">
            <text:p>285669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38.8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69.2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70">
            <text:p>285670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67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7.5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684">
            <text:p>285684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05">
            <text:p>285705</text:p>
          </table:table-cell>
          <table:table-cell office:value-type="string">
            <text:p>Üye</text:p>
          </table:table-cell>
          <table:table-cell office:value-type="float" office:value="42">
            <text:p>4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08">
            <text:p>285708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436.3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7.40</text:p>
          </table:table-cell>
          <table:table-cell office:value-type="string">
            <text:p>238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19">
            <text:p>285719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ORDU</text:p>
          </table:table-cell>
          <table:table-cell office:value-type="string">
            <text:p>37,372.2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7,257.00</text:p>
          </table:table-cell>
          <table:table-cell office:value-type="string">
            <text:p>115.2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21">
            <text:p>285721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1,949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9.00</text:p>
          </table:table-cell>
          <table:table-cell office:value-type="string">
            <text:p>469.00</text:p>
          </table:table-cell>
          <table:table-cell office:value-type="string">
            <text:p>0.00</text:p>
          </table:table-cell>
          <table:table-cell office:value-type="string">
            <text:p>7,874.60</text:p>
          </table:table-cell>
          <table:table-cell office:value-type="string">
            <text:p>1,857.50</text:p>
          </table:table-cell>
          <table:table-cell office:value-type="string">
            <text:p>1,579.00</text:p>
          </table:table-cell>
        </table:table-row>
        <table:table-row>
          <table:table-cell office:value-type="float" office:value="285742">
            <text:p>285742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49">
            <text:p>285749</text:p>
          </table:table-cell>
          <table:table-cell office:value-type="string">
            <text:p>Üye</text:p>
          </table:table-cell>
          <table:table-cell office:value-type="float" office:value="15">
            <text:p>1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61">
            <text:p>285761</text:p>
          </table:table-cell>
          <table:table-cell office:value-type="string">
            <text:p>Bayi</text:p>
          </table:table-cell>
          <table:table-cell office:value-type="float" office:value="46">
            <text:p>4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MARDİN</text:p>
          </table:table-cell>
          <table:table-cell office:value-type="string">
            <text:p>153,563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9,784.49</text:p>
          </table:table-cell>
          <table:table-cell office:value-type="string">
            <text:p>10,767.50</text:p>
          </table:table-cell>
          <table:table-cell office:value-type="string">
            <text:p>935.00</text:p>
          </table:table-cell>
          <table:table-cell office:value-type="string">
            <text:p>3,395.00</text:p>
          </table:table-cell>
          <table:table-cell office:value-type="string">
            <text:p>18,681.85</text:p>
          </table:table-cell>
        </table:table-row>
        <table:table-row>
          <table:table-cell office:value-type="float" office:value="285765">
            <text:p>285765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13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3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76">
            <text:p>285776</text:p>
          </table:table-cell>
          <table:table-cell office:value-type="string">
            <text:p>Üye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7.4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7.4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90">
            <text:p>285790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91">
            <text:p>285791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4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.9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796">
            <text:p>285796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48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8.42</text:p>
          </table:table-cell>
        </table:table-row>
        <table:table-row>
          <table:table-cell office:value-type="float" office:value="285805">
            <text:p>285805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,879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639.50</text:p>
          </table:table-cell>
          <table:table-cell office:value-type="string">
            <text:p>609.85</text:p>
          </table:table-cell>
          <table:table-cell office:value-type="string">
            <text:p>1,616.44</text:p>
          </table:table-cell>
          <table:table-cell office:value-type="string">
            <text:p>13.67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24">
            <text:p>285824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27">
            <text:p>285827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38">
            <text:p>285838</text:p>
          </table:table-cell>
          <table:table-cell office:value-type="string">
            <text:p>Üye</text:p>
          </table:table-cell>
          <table:table-cell office:value-type="float" office:value="38">
            <text:p>3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,968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968.6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44">
            <text:p>285844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YALOVA</text:p>
          </table:table-cell>
          <table:table-cell office:value-type="string">
            <text:p>3,064.8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946.06</text:p>
          </table:table-cell>
          <table:table-cell office:value-type="string">
            <text:p>118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45">
            <text:p>285845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ESKİŞEHİR</text:p>
          </table:table-cell>
          <table:table-cell office:value-type="string">
            <text:p>3,451.9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96.10</text:p>
          </table:table-cell>
          <table:table-cell office:value-type="string">
            <text:p>773.95</text:p>
          </table:table-cell>
          <table:table-cell office:value-type="string">
            <text:p>1,210.00</text:p>
          </table:table-cell>
          <table:table-cell office:value-type="string">
            <text:p>371.91</text:p>
          </table:table-cell>
        </table:table-row>
        <table:table-row>
          <table:table-cell office:value-type="float" office:value="285847">
            <text:p>285847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52">
            <text:p>285852</text:p>
          </table:table-cell>
          <table:table-cell office:value-type="string">
            <text:p>Üye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55">
            <text:p>285855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62">
            <text:p>285862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67">
            <text:p>285867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66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66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68">
            <text:p>285868</text:p>
          </table:table-cell>
          <table:table-cell office:value-type="string">
            <text:p>Bayi</text:p>
          </table:table-cell>
          <table:table-cell office:value-type="float" office:value="41">
            <text:p>4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43,499.1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,207.40</text:p>
          </table:table-cell>
          <table:table-cell office:value-type="string">
            <text:p>117,243.86</text:p>
          </table:table-cell>
          <table:table-cell office:value-type="string">
            <text:p>4,003.77</text:p>
          </table:table-cell>
          <table:table-cell office:value-type="string">
            <text:p>372.23</text:p>
          </table:table-cell>
          <table:table-cell office:value-type="string">
            <text:p>1,671.94</text:p>
          </table:table-cell>
        </table:table-row>
        <table:table-row>
          <table:table-cell office:value-type="float" office:value="285870">
            <text:p>285870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1,083.2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793.68</text:p>
          </table:table-cell>
          <table:table-cell office:value-type="string">
            <text:p>6,034.18</text:p>
          </table:table-cell>
          <table:table-cell office:value-type="string">
            <text:p>255.42</text:p>
          </table:table-cell>
        </table:table-row>
        <table:table-row>
          <table:table-cell office:value-type="float" office:value="285873">
            <text:p>285873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3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4.92</text:p>
          </table:table-cell>
          <table:table-cell office:value-type="string">
            <text:p>28.5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89">
            <text:p>285889</text:p>
          </table:table-cell>
          <table:table-cell office:value-type="string">
            <text:p>Üye</text:p>
          </table:table-cell>
          <table:table-cell office:value-type="float" office:value="54">
            <text:p>5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,90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5.00</text:p>
          </table:table-cell>
          <table:table-cell office:value-type="string">
            <text:p>3,369.00</text:p>
          </table:table-cell>
          <table:table-cell office:value-type="string">
            <text:p>8,421.00</text:p>
          </table:table-cell>
          <table:table-cell office:value-type="string">
            <text:p>2,121.00</text:p>
          </table:table-cell>
          <table:table-cell office:value-type="string">
            <text:p>1,498.00</text:p>
          </table:table-cell>
        </table:table-row>
        <table:table-row>
          <table:table-cell office:value-type="float" office:value="285897">
            <text:p>285897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898">
            <text:p>285898</text:p>
          </table:table-cell>
          <table:table-cell office:value-type="string">
            <text:p>Üye</text:p>
          </table:table-cell>
          <table:table-cell office:value-type="float" office:value="63">
            <text:p>63</text:p>
          </table:table-cell>
          <table:table-cell office:value-type="float" office:value="2023">
            <text:p>2023</text:p>
          </table:table-cell>
          <table:table-cell office:value-type="string">
            <text:p>POLAND</text:p>
          </table:table-cell>
          <table:table-cell office:value-type="string">
            <text:p>NULL</text:p>
          </table:table-cell>
          <table:table-cell office:value-type="string">
            <text:p>131,61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8,561.25</text:p>
          </table:table-cell>
          <table:table-cell office:value-type="string">
            <text:p>35,673.75</text:p>
          </table:table-cell>
          <table:table-cell office:value-type="string">
            <text:p>57,382.5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905">
            <text:p>285905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18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18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918">
            <text:p>285918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3.2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94</text:p>
          </table:table-cell>
          <table:table-cell office:value-type="string">
            <text:p>27.2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925">
            <text:p>285925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927">
            <text:p>285927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UZBEKISTAN</text:p>
          </table:table-cell>
          <table:table-cell office:value-type="string">
            <text:p>NULL</text:p>
          </table:table-cell>
          <table:table-cell office:value-type="string">
            <text:p>405.4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59.99</text:p>
          </table:table-cell>
          <table:table-cell office:value-type="string">
            <text:p>45.4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972">
            <text:p>28597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OMAN</text:p>
          </table:table-cell>
          <table:table-cell office:value-type="string">
            <text:p>NULL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983">
            <text:p>285983</text:p>
          </table:table-cell>
          <table:table-cell office:value-type="string">
            <text:p>Üye</text:p>
          </table:table-cell>
          <table:table-cell office:value-type="float" office:value="39">
            <text:p>3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988">
            <text:p>285988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5995">
            <text:p>285995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7,798.9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140.00</text:p>
          </table:table-cell>
          <table:table-cell office:value-type="string">
            <text:p>15,478.80</text:p>
          </table:table-cell>
          <table:table-cell office:value-type="string">
            <text:p>3,604.56</text:p>
          </table:table-cell>
          <table:table-cell office:value-type="string">
            <text:p>7,739.53</text:p>
          </table:table-cell>
          <table:table-cell office:value-type="string">
            <text:p>66,836.03</text:p>
          </table:table-cell>
        </table:table-row>
        <table:table-row>
          <table:table-cell office:value-type="float" office:value="286010">
            <text:p>286010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1,021.2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9.51</text:p>
          </table:table-cell>
          <table:table-cell office:value-type="string">
            <text:p>981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28">
            <text:p>286028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32">
            <text:p>286032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0.6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0.6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44">
            <text:p>286044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6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6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60">
            <text:p>28606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7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66">
            <text:p>286066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3,284.0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6.00</text:p>
          </table:table-cell>
          <table:table-cell office:value-type="string">
            <text:p>12,398.20</text:p>
          </table:table-cell>
          <table:table-cell office:value-type="string">
            <text:p>49.51</text:p>
          </table:table-cell>
          <table:table-cell office:value-type="string">
            <text:p>790.36</text:p>
          </table:table-cell>
        </table:table-row>
        <table:table-row>
          <table:table-cell office:value-type="float" office:value="286069">
            <text:p>286069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74">
            <text:p>286074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85">
            <text:p>286085</text:p>
          </table:table-cell>
          <table:table-cell office:value-type="string">
            <text:p>Üye</text:p>
          </table:table-cell>
          <table:table-cell office:value-type="float" office:value="14">
            <text:p>1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90">
            <text:p>286090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98">
            <text:p>286098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099">
            <text:p>286099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14">
            <text:p>286114</text:p>
          </table:table-cell>
          <table:table-cell office:value-type="string">
            <text:p>Üye</text:p>
          </table:table-cell>
          <table:table-cell office:value-type="float" office:value="37">
            <text:p>3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17">
            <text:p>286117</text:p>
          </table:table-cell>
          <table:table-cell office:value-type="string">
            <text:p>Bayi</text:p>
          </table:table-cell>
          <table:table-cell office:value-type="float" office:value="44">
            <text:p>4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9,64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,64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39">
            <text:p>286139</text:p>
          </table:table-cell>
          <table:table-cell office:value-type="string">
            <text:p>Üye</text:p>
          </table:table-cell>
          <table:table-cell office:value-type="float" office:value="57">
            <text:p>5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,45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,45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41">
            <text:p>286141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66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6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42">
            <text:p>286142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,6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6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44">
            <text:p>286144</text:p>
          </table:table-cell>
          <table:table-cell office:value-type="string">
            <text:p>Üye</text:p>
          </table:table-cell>
          <table:table-cell office:value-type="float" office:value="54">
            <text:p>5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52">
            <text:p>286152</text:p>
          </table:table-cell>
          <table:table-cell office:value-type="string">
            <text:p>Bayi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08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8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67">
            <text:p>286167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71">
            <text:p>286171</text:p>
          </table:table-cell>
          <table:table-cell office:value-type="string">
            <text:p>Üye</text:p>
          </table:table-cell>
          <table:table-cell office:value-type="float" office:value="40">
            <text:p>4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,985.2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,581.09</text:p>
          </table:table-cell>
          <table:table-cell office:value-type="string">
            <text:p>1,404.16</text:p>
          </table:table-cell>
        </table:table-row>
        <table:table-row>
          <table:table-cell office:value-type="float" office:value="286186">
            <text:p>286186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88">
            <text:p>28618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2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000.00</text:p>
          </table:table-cell>
          <table:table-cell office:value-type="string">
            <text:p>7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94">
            <text:p>28619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7,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7,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97">
            <text:p>286197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0,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300.00</text:p>
          </table:table-cell>
          <table:table-cell office:value-type="string">
            <text:p>18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198">
            <text:p>286198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06">
            <text:p>286206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9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9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29">
            <text:p>286229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50">
            <text:p>286250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28.7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40</text:p>
          </table:table-cell>
          <table:table-cell office:value-type="string">
            <text:p>14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66">
            <text:p>286266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70">
            <text:p>286270</text:p>
          </table:table-cell>
          <table:table-cell office:value-type="string">
            <text:p>Üye</text:p>
          </table:table-cell>
          <table:table-cell office:value-type="float" office:value="16">
            <text:p>1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75">
            <text:p>286275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4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4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83">
            <text:p>286283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4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19.9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88">
            <text:p>286288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294">
            <text:p>286294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320">
            <text:p>286320</text:p>
          </table:table-cell>
          <table:table-cell office:value-type="string">
            <text:p>Üye</text:p>
          </table:table-cell>
          <table:table-cell office:value-type="float" office:value="54">
            <text:p>5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321">
            <text:p>286321</text:p>
          </table:table-cell>
          <table:table-cell office:value-type="string">
            <text:p>Üye</text:p>
          </table:table-cell>
          <table:table-cell office:value-type="float" office:value="55">
            <text:p>5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339">
            <text:p>286339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IRAN, ISLAMIC REPUBLIC OF</text:p>
          </table:table-cell>
          <table:table-cell office:value-type="string">
            <text:p>NULL</text:p>
          </table:table-cell>
          <table:table-cell office:value-type="string">
            <text:p>84.9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5.00</text:p>
          </table:table-cell>
          <table:table-cell office:value-type="string">
            <text:p>49.93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342">
            <text:p>286342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344">
            <text:p>286344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19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9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363">
            <text:p>286363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368">
            <text:p>286368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747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47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401">
            <text:p>286401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408">
            <text:p>286408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5.00</text:p>
          </table:table-cell>
          <table:table-cell office:value-type="string">
            <text:p>16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418">
            <text:p>286418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9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9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447">
            <text:p>286447</text:p>
          </table:table-cell>
          <table:table-cell office:value-type="string">
            <text:p>Bayi</text:p>
          </table:table-cell>
          <table:table-cell office:value-type="float" office:value="36">
            <text:p>36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7,64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172.80</text:p>
          </table:table-cell>
          <table:table-cell office:value-type="string">
            <text:p>788.00</text:p>
          </table:table-cell>
          <table:table-cell office:value-type="string">
            <text:p>9,048.00</text:p>
          </table:table-cell>
          <table:table-cell office:value-type="string">
            <text:p>2,640.00</text:p>
          </table:table-cell>
        </table:table-row>
        <table:table-row>
          <table:table-cell office:value-type="float" office:value="286470">
            <text:p>286470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156,434.4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487.68</text:p>
          </table:table-cell>
          <table:table-cell office:value-type="string">
            <text:p>83,064.84</text:p>
          </table:table-cell>
          <table:table-cell office:value-type="string">
            <text:p>56,186.54</text:p>
          </table:table-cell>
          <table:table-cell office:value-type="string">
            <text:p>14,695.43</text:p>
          </table:table-cell>
        </table:table-row>
        <table:table-row>
          <table:table-cell office:value-type="float" office:value="286476">
            <text:p>286476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7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478">
            <text:p>286478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993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93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479">
            <text:p>286479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MOROCCO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483">
            <text:p>286483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ORDU</text:p>
          </table:table-cell>
          <table:table-cell office:value-type="string">
            <text:p>18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518">
            <text:p>286518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89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89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524">
            <text:p>286524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SWEDEN</text:p>
          </table:table-cell>
          <table:table-cell office:value-type="string">
            <text:p>NULL</text:p>
          </table:table-cell>
          <table:table-cell office:value-type="string">
            <text:p>16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534">
            <text:p>286534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553">
            <text:p>286553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8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560">
            <text:p>286560</text:p>
          </table:table-cell>
          <table:table-cell office:value-type="string">
            <text:p>Üye</text:p>
          </table:table-cell>
          <table:table-cell office:value-type="float" office:value="38">
            <text:p>3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566">
            <text:p>286566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988.4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58.34</text:p>
          </table:table-cell>
        </table:table-row>
        <table:table-row>
          <table:table-cell office:value-type="float" office:value="286568">
            <text:p>286568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971.5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778.25</text:p>
          </table:table-cell>
          <table:table-cell office:value-type="string">
            <text:p>60.96</text:p>
          </table:table-cell>
          <table:table-cell office:value-type="string">
            <text:p>0.00</text:p>
          </table:table-cell>
          <table:table-cell office:value-type="string">
            <text:p>132.30</text:p>
          </table:table-cell>
        </table:table-row>
        <table:table-row>
          <table:table-cell office:value-type="float" office:value="286569">
            <text:p>28656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2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572">
            <text:p>286572</text:p>
          </table:table-cell>
          <table:table-cell office:value-type="string">
            <text:p>Bayi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22,168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654.34</text:p>
          </table:table-cell>
          <table:table-cell office:value-type="string">
            <text:p>1,489.13</text:p>
          </table:table-cell>
          <table:table-cell office:value-type="string">
            <text:p>0.00</text:p>
          </table:table-cell>
          <table:table-cell office:value-type="string">
            <text:p>17,025.00</text:p>
          </table:table-cell>
        </table:table-row>
        <table:table-row>
          <table:table-cell office:value-type="float" office:value="286606">
            <text:p>28660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09">
            <text:p>286609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,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17">
            <text:p>286617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6,486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20.00</text:p>
          </table:table-cell>
          <table:table-cell office:value-type="string">
            <text:p>0.00</text:p>
          </table:table-cell>
          <table:table-cell office:value-type="string">
            <text:p>5,566.60</text:p>
          </table:table-cell>
        </table:table-row>
        <table:table-row>
          <table:table-cell office:value-type="float" office:value="286623">
            <text:p>286623</text:p>
          </table:table-cell>
          <table:table-cell office:value-type="string">
            <text:p>Üye</text:p>
          </table:table-cell>
          <table:table-cell office:value-type="float" office:value="34">
            <text:p>3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184.3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73.75</text:p>
          </table:table-cell>
          <table:table-cell office:value-type="string">
            <text:p>473.75</text:p>
          </table:table-cell>
          <table:table-cell office:value-type="string">
            <text:p>236.88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27">
            <text:p>286627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802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802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34">
            <text:p>286634</text:p>
          </table:table-cell>
          <table:table-cell office:value-type="string">
            <text:p>Üye</text:p>
          </table:table-cell>
          <table:table-cell office:value-type="float" office:value="36">
            <text:p>3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27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7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45">
            <text:p>286645</text:p>
          </table:table-cell>
          <table:table-cell office:value-type="string">
            <text:p>Bayi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407,246.8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6,369.21</text:p>
          </table:table-cell>
          <table:table-cell office:value-type="string">
            <text:p>200,592.75</text:p>
          </table:table-cell>
          <table:table-cell office:value-type="string">
            <text:p>33,029.23</text:p>
          </table:table-cell>
          <table:table-cell office:value-type="string">
            <text:p>57,255.63</text:p>
          </table:table-cell>
        </table:table-row>
        <table:table-row>
          <table:table-cell office:value-type="float" office:value="286649">
            <text:p>28664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74">
            <text:p>286674</text:p>
          </table:table-cell>
          <table:table-cell office:value-type="string">
            <text:p>Üye</text:p>
          </table:table-cell>
          <table:table-cell office:value-type="float" office:value="18">
            <text:p>1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638.8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474.20</text:p>
          </table:table-cell>
          <table:table-cell office:value-type="string">
            <text:p>164.6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77">
            <text:p>28667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78">
            <text:p>28667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27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7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692">
            <text:p>286692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00">
            <text:p>28670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12">
            <text:p>28671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24">
            <text:p>286724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SWITZERLAND</text:p>
          </table:table-cell>
          <table:table-cell office:value-type="string">
            <text:p>NULL</text:p>
          </table:table-cell>
          <table:table-cell office:value-type="string">
            <text:p>8,381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300.00</text:p>
          </table:table-cell>
          <table:table-cell office:value-type="string">
            <text:p>3,900.00</text:p>
          </table:table-cell>
          <table:table-cell office:value-type="string">
            <text:p>1,914.90</text:p>
          </table:table-cell>
          <table:table-cell office:value-type="string">
            <text:p>1,266.20</text:p>
          </table:table-cell>
        </table:table-row>
        <table:table-row>
          <table:table-cell office:value-type="float" office:value="286733">
            <text:p>28673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34">
            <text:p>28673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6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38">
            <text:p>28673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45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40">
            <text:p>28674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6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45">
            <text:p>28674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7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56">
            <text:p>286756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6,081.3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403.58</text:p>
          </table:table-cell>
          <table:table-cell office:value-type="string">
            <text:p>3,677.7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63">
            <text:p>28676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66">
            <text:p>286766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62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62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73">
            <text:p>28677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7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74">
            <text:p>28677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796">
            <text:p>28679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02">
            <text:p>28680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07">
            <text:p>28680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09">
            <text:p>28680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21">
            <text:p>28682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22">
            <text:p>28682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85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5.76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27">
            <text:p>28682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28">
            <text:p>28682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.00</text:p>
          </table:table-cell>
        </table:table-row>
        <table:table-row>
          <table:table-cell office:value-type="float" office:value="286838">
            <text:p>28683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43">
            <text:p>28684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44">
            <text:p>286844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572.4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40</text:p>
          </table:table-cell>
          <table:table-cell office:value-type="string">
            <text:p>562.80</text:p>
          </table:table-cell>
          <table:table-cell office:value-type="string">
            <text:p>803.11</text:p>
          </table:table-cell>
          <table:table-cell office:value-type="string">
            <text:p>1,137.18</text:p>
          </table:table-cell>
        </table:table-row>
        <table:table-row>
          <table:table-cell office:value-type="float" office:value="286845">
            <text:p>28684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49">
            <text:p>28684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66">
            <text:p>286866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21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1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70">
            <text:p>28687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72">
            <text:p>286872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18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18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83">
            <text:p>286883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85">
            <text:p>28688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94">
            <text:p>28689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96">
            <text:p>28689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98">
            <text:p>28689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899">
            <text:p>28689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95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30</text:p>
          </table:table-cell>
          <table:table-cell office:value-type="string">
            <text:p>1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02">
            <text:p>28690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60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9.00</text:p>
          </table:table-cell>
          <table:table-cell office:value-type="string">
            <text:p>290.00</text:p>
          </table:table-cell>
        </table:table-row>
        <table:table-row>
          <table:table-cell office:value-type="float" office:value="286905">
            <text:p>28690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90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0.00</text:p>
          </table:table-cell>
        </table:table-row>
        <table:table-row>
          <table:table-cell office:value-type="float" office:value="286906">
            <text:p>28690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07">
            <text:p>28690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3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8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10">
            <text:p>28691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11">
            <text:p>28691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485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30.1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5.40</text:p>
          </table:table-cell>
        </table:table-row>
        <table:table-row>
          <table:table-cell office:value-type="float" office:value="286919">
            <text:p>28691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23">
            <text:p>28692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25">
            <text:p>28692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3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.54</text:p>
          </table:table-cell>
          <table:table-cell office:value-type="string">
            <text:p>31.5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28">
            <text:p>28692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0.00</text:p>
          </table:table-cell>
          <table:table-cell office:value-type="string">
            <text:p>28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29">
            <text:p>28692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34">
            <text:p>28693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8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8.71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36">
            <text:p>28693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.0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.0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38">
            <text:p>28693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40">
            <text:p>286940</text:p>
          </table:table-cell>
          <table:table-cell office:value-type="string">
            <text:p>Üye</text:p>
          </table:table-cell>
          <table:table-cell office:value-type="float" office:value="41">
            <text:p>4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98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8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41">
            <text:p>28694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0.2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0.2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42">
            <text:p>28694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7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43">
            <text:p>28694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44">
            <text:p>28694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8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46">
            <text:p>28694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8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52">
            <text:p>28695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56">
            <text:p>286956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97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7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58">
            <text:p>28695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0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9.00</text:p>
          </table:table-cell>
          <table:table-cell office:value-type="string">
            <text:p>131.25</text:p>
          </table:table-cell>
        </table:table-row>
        <table:table-row>
          <table:table-cell office:value-type="float" office:value="286959">
            <text:p>28695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.6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.6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65">
            <text:p>28696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1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9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67">
            <text:p>28696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72">
            <text:p>286972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3.9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3.9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79">
            <text:p>28697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87">
            <text:p>28698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95">
            <text:p>28699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97">
            <text:p>28699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6998">
            <text:p>28699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1.5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.5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00">
            <text:p>28700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01">
            <text:p>28700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05">
            <text:p>28700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07">
            <text:p>28700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08">
            <text:p>287008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14">
            <text:p>28701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18">
            <text:p>287018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6,037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51.25</text:p>
          </table:table-cell>
          <table:table-cell office:value-type="string">
            <text:p>2,047.50</text:p>
          </table:table-cell>
          <table:table-cell office:value-type="string">
            <text:p>2,257.50</text:p>
          </table:table-cell>
          <table:table-cell office:value-type="string">
            <text:p>1,181.25</text:p>
          </table:table-cell>
        </table:table-row>
        <table:table-row>
          <table:table-cell office:value-type="float" office:value="287025">
            <text:p>287025</text:p>
          </table:table-cell>
          <table:table-cell office:value-type="string">
            <text:p>Üye</text:p>
          </table:table-cell>
          <table:table-cell office:value-type="float" office:value="25">
            <text:p>2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3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3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37">
            <text:p>28703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3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3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42">
            <text:p>28704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1.5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.5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49">
            <text:p>28704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1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9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50">
            <text:p>28705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98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98.4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61">
            <text:p>28706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69">
            <text:p>28706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3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71">
            <text:p>28707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7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74">
            <text:p>287074</text:p>
          </table:table-cell>
          <table:table-cell office:value-type="string">
            <text:p>Bayi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428,142.7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,468.97</text:p>
          </table:table-cell>
          <table:table-cell office:value-type="string">
            <text:p>19,751.90</text:p>
          </table:table-cell>
          <table:table-cell office:value-type="string">
            <text:p>203,277.03</text:p>
          </table:table-cell>
          <table:table-cell office:value-type="string">
            <text:p>196,644.87</text:p>
          </table:table-cell>
        </table:table-row>
        <table:table-row>
          <table:table-cell office:value-type="float" office:value="287075">
            <text:p>28707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78">
            <text:p>28707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094">
            <text:p>287094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9,9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01">
            <text:p>28710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09">
            <text:p>287109</text:p>
          </table:table-cell>
          <table:table-cell office:value-type="string">
            <text:p>Bayi</text:p>
          </table:table-cell>
          <table:table-cell office:value-type="float" office:value="824">
            <text:p>824</text:p>
          </table:table-cell>
          <table:table-cell office:value-type="float" office:value="2023">
            <text:p>2023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1,788,450.9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6.75</text:p>
          </table:table-cell>
          <table:table-cell office:value-type="string">
            <text:p>150,960.00</text:p>
          </table:table-cell>
          <table:table-cell office:value-type="string">
            <text:p>1,637,224.24</text:p>
          </table:table-cell>
        </table:table-row>
        <table:table-row>
          <table:table-cell office:value-type="float" office:value="287112">
            <text:p>28711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645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645.3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16">
            <text:p>28711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7.7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.7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26">
            <text:p>287126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VENEZUELA</text:p>
          </table:table-cell>
          <table:table-cell office:value-type="string">
            <text:p>NULL</text:p>
          </table:table-cell>
          <table:table-cell office:value-type="string">
            <text:p>5,381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,381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35">
            <text:p>287135</text:p>
          </table:table-cell>
          <table:table-cell office:value-type="string">
            <text:p>Bayi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DENİZLİ</text:p>
          </table:table-cell>
          <table:table-cell office:value-type="string">
            <text:p>983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83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41">
            <text:p>28714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7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80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51">
            <text:p>28715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53">
            <text:p>28715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.00</text:p>
          </table:table-cell>
        </table:table-row>
        <table:table-row>
          <table:table-cell office:value-type="float" office:value="287156">
            <text:p>287156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70">
            <text:p>287170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OCAELİ</text:p>
          </table:table-cell>
          <table:table-cell office:value-type="string">
            <text:p>1,033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33.9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75">
            <text:p>28717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86">
            <text:p>28718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57.0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57.0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195">
            <text:p>287195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513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4.99</text:p>
          </table:table-cell>
          <table:table-cell office:value-type="string">
            <text:p>139.51</text:p>
          </table:table-cell>
          <table:table-cell office:value-type="string">
            <text:p>349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233">
            <text:p>28723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277">
            <text:p>28727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286">
            <text:p>28728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OMAN</text:p>
          </table:table-cell>
          <table:table-cell office:value-type="string">
            <text:p>NULL</text:p>
          </table:table-cell>
          <table:table-cell office:value-type="string">
            <text:p>30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04">
            <text:p>28730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6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3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16">
            <text:p>287316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18">
            <text:p>28731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8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29">
            <text:p>28732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37">
            <text:p>28733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65">
            <text:p>28736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66">
            <text:p>28736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67">
            <text:p>28736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71">
            <text:p>28737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76">
            <text:p>28737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85">
            <text:p>28738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8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8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97">
            <text:p>287397</text:p>
          </table:table-cell>
          <table:table-cell office:value-type="string">
            <text:p>Üye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64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64.8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399">
            <text:p>28739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00">
            <text:p>28740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10">
            <text:p>287410</text:p>
          </table:table-cell>
          <table:table-cell office:value-type="string">
            <text:p>Üye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1,318.8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318.8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20">
            <text:p>28742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33">
            <text:p>28743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44">
            <text:p>287444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2,390.7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390.75</text:p>
          </table:table-cell>
        </table:table-row>
        <table:table-row>
          <table:table-cell office:value-type="float" office:value="287446">
            <text:p>28744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50">
            <text:p>28745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6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56">
            <text:p>287456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943.7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13.59</text:p>
          </table:table-cell>
          <table:table-cell office:value-type="string">
            <text:p>30.15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60">
            <text:p>28746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EGYPT</text:p>
          </table:table-cell>
          <table:table-cell office:value-type="string">
            <text:p>NULL</text:p>
          </table:table-cell>
          <table:table-cell office:value-type="string">
            <text:p>45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66">
            <text:p>28746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67">
            <text:p>28746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68">
            <text:p>28746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69">
            <text:p>28746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71">
            <text:p>28747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76">
            <text:p>28747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485">
            <text:p>28748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511">
            <text:p>287511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KIRIKKALE</text:p>
          </table:table-cell>
          <table:table-cell office:value-type="string">
            <text:p>9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9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513">
            <text:p>28751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530">
            <text:p>287530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750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50.80</text:p>
          </table:table-cell>
          <table:table-cell office:value-type="string">
            <text:p>9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589">
            <text:p>28758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590">
            <text:p>28759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74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4.80</text:p>
          </table:table-cell>
          <table:table-cell office:value-type="string">
            <text:p>669.6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592">
            <text:p>28759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598">
            <text:p>28759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01">
            <text:p>287601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03">
            <text:p>28760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13">
            <text:p>28761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34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34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18">
            <text:p>28761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FRANC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22">
            <text:p>28762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34">
            <text:p>28763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6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37">
            <text:p>28763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62">
            <text:p>28766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78">
            <text:p>28767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82">
            <text:p>287682</text:p>
          </table:table-cell>
          <table:table-cell office:value-type="string">
            <text:p>Bayi</text:p>
          </table:table-cell>
          <table:table-cell office:value-type="float" office:value="32">
            <text:p>3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HATAY</text:p>
          </table:table-cell>
          <table:table-cell office:value-type="string">
            <text:p>10,761.9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,761.9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695">
            <text:p>28769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9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9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729">
            <text:p>28772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754">
            <text:p>28775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15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767">
            <text:p>28776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775">
            <text:p>28777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SAUDI ARABIA</text:p>
          </table:table-cell>
          <table:table-cell office:value-type="string">
            <text:p>NULL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776">
            <text:p>28777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779">
            <text:p>28777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74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748.80</text:p>
          </table:table-cell>
          <table:table-cell office:value-type="string">
            <text:p>156.00</text:p>
          </table:table-cell>
        </table:table-row>
        <table:table-row>
          <table:table-cell office:value-type="float" office:value="287795">
            <text:p>28779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799">
            <text:p>28779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00">
            <text:p>287800</text:p>
          </table:table-cell>
          <table:table-cell office:value-type="string">
            <text:p>Üye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2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2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05">
            <text:p>287805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26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8.00</text:p>
          </table:table-cell>
          <table:table-cell office:value-type="string">
            <text:p>896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21">
            <text:p>28782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26">
            <text:p>28782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8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8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27">
            <text:p>28782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QATAR</text:p>
          </table:table-cell>
          <table:table-cell office:value-type="string">
            <text:p>NULL</text:p>
          </table:table-cell>
          <table:table-cell office:value-type="string">
            <text:p>9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8.00</text:p>
          </table:table-cell>
          <table:table-cell office:value-type="string">
            <text:p>792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30">
            <text:p>287830</text:p>
          </table:table-cell>
          <table:table-cell office:value-type="string">
            <text:p>Bayi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GAZİANTEP</text:p>
          </table:table-cell>
          <table:table-cell office:value-type="string">
            <text:p>36,95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6,95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38">
            <text:p>287838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DANA</text:p>
          </table:table-cell>
          <table:table-cell office:value-type="string">
            <text:p>960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50</text:p>
          </table:table-cell>
          <table:table-cell office:value-type="string">
            <text:p>934.65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53">
            <text:p>28785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54">
            <text:p>28785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62">
            <text:p>28786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74">
            <text:p>28787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893">
            <text:p>287893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798,691.1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3,354.88</text:p>
          </table:table-cell>
          <table:table-cell office:value-type="string">
            <text:p>345,336.29</text:p>
          </table:table-cell>
        </table:table-row>
        <table:table-row>
          <table:table-cell office:value-type="float" office:value="287894">
            <text:p>287894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29,254.1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,256.57</text:p>
          </table:table-cell>
          <table:table-cell office:value-type="string">
            <text:p>11,997.53</text:p>
          </table:table-cell>
        </table:table-row>
        <table:table-row>
          <table:table-cell office:value-type="float" office:value="287905">
            <text:p>28790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</table:table-row>
        <table:table-row>
          <table:table-cell office:value-type="float" office:value="287907">
            <text:p>287907</text:p>
          </table:table-cell>
          <table:table-cell office:value-type="string">
            <text:p>Üye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254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66.80</text:p>
          </table:table-cell>
          <table:table-cell office:value-type="string">
            <text:p>1,187.45</text:p>
          </table:table-cell>
        </table:table-row>
        <table:table-row>
          <table:table-cell office:value-type="float" office:value="287911">
            <text:p>287911</text:p>
          </table:table-cell>
          <table:table-cell office:value-type="string">
            <text:p>Üye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HUNGARY</text:p>
          </table:table-cell>
          <table:table-cell office:value-type="string">
            <text:p>NULL</text:p>
          </table:table-cell>
          <table:table-cell office:value-type="string">
            <text:p>2,066.3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70.00</text:p>
          </table:table-cell>
          <table:table-cell office:value-type="string">
            <text:p>896.35</text:p>
          </table:table-cell>
        </table:table-row>
        <table:table-row>
          <table:table-cell office:value-type="float" office:value="287927">
            <text:p>28792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.52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.52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932">
            <text:p>28793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94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94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938">
            <text:p>28793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1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6.00</text:p>
          </table:table-cell>
          <table:table-cell office:value-type="string">
            <text:p>56.00</text:p>
          </table:table-cell>
        </table:table-row>
        <table:table-row>
          <table:table-cell office:value-type="float" office:value="287945">
            <text:p>287945</text:p>
          </table:table-cell>
          <table:table-cell office:value-type="string">
            <text:p>Bayi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NKARA</text:p>
          </table:table-cell>
          <table:table-cell office:value-type="string">
            <text:p>253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50</text:p>
          </table:table-cell>
          <table:table-cell office:value-type="string">
            <text:p>228.40</text:p>
          </table:table-cell>
        </table:table-row>
        <table:table-row>
          <table:table-cell office:value-type="float" office:value="287949">
            <text:p>28794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2.4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980">
            <text:p>287980</text:p>
          </table:table-cell>
          <table:table-cell office:value-type="string">
            <text:p>Üye</text:p>
          </table:table-cell>
          <table:table-cell office:value-type="float" office:value="68">
            <text:p>68</text:p>
          </table:table-cell>
          <table:table-cell office:value-type="float" office:value="2023">
            <text:p>2023</text:p>
          </table:table-cell>
          <table:table-cell office:value-type="string">
            <text:p>GERMANY</text:p>
          </table:table-cell>
          <table:table-cell office:value-type="string">
            <text:p>NULL</text:p>
          </table:table-cell>
          <table:table-cell office:value-type="string">
            <text:p>3,8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89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7997">
            <text:p>28799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06">
            <text:p>28800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19">
            <text:p>28801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28">
            <text:p>28802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33">
            <text:p>28803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38">
            <text:p>288038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88.8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36.40</text:p>
          </table:table-cell>
          <table:table-cell office:value-type="string">
            <text:p>752.40</text:p>
          </table:table-cell>
        </table:table-row>
        <table:table-row>
          <table:table-cell office:value-type="float" office:value="288065">
            <text:p>28806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1.6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1.68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70">
            <text:p>28807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75">
            <text:p>28807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9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90">
            <text:p>28809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094">
            <text:p>28809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5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452.40</text:p>
          </table:table-cell>
        </table:table-row>
        <table:table-row>
          <table:table-cell office:value-type="float" office:value="288117">
            <text:p>28811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43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3.2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138">
            <text:p>28813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155">
            <text:p>288155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,53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39.20</text:p>
          </table:table-cell>
          <table:table-cell office:value-type="string">
            <text:p>4,796.13</text:p>
          </table:table-cell>
        </table:table-row>
        <table:table-row>
          <table:table-cell office:value-type="float" office:value="288164">
            <text:p>28816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174">
            <text:p>28817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2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2.00</text:p>
          </table:table-cell>
          <table:table-cell office:value-type="string">
            <text:p>758.00</text:p>
          </table:table-cell>
        </table:table-row>
        <table:table-row>
          <table:table-cell office:value-type="float" office:value="288176">
            <text:p>28817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180">
            <text:p>28818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192">
            <text:p>28819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2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216">
            <text:p>28821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4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9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227">
            <text:p>288227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78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8.4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230">
            <text:p>288230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42.09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42.09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231">
            <text:p>28823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2.4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244">
            <text:p>28824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257">
            <text:p>28825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267">
            <text:p>28826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6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8.00</text:p>
          </table:table-cell>
          <table:table-cell office:value-type="string">
            <text:p>840.00</text:p>
          </table:table-cell>
        </table:table-row>
        <table:table-row>
          <table:table-cell office:value-type="float" office:value="288279">
            <text:p>28827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295">
            <text:p>288295</text:p>
          </table:table-cell>
          <table:table-cell office:value-type="string">
            <text:p>Üye</text:p>
          </table:table-cell>
          <table:table-cell office:value-type="float" office:value="43">
            <text:p>4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8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05">
            <text:p>28830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7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7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12">
            <text:p>288312</text:p>
          </table:table-cell>
          <table:table-cell office:value-type="string">
            <text:p>Bayi</text:p>
          </table:table-cell>
          <table:table-cell office:value-type="float" office:value="20">
            <text:p>20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78,026.7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,026.73</text:p>
          </table:table-cell>
        </table:table-row>
        <table:table-row>
          <table:table-cell office:value-type="float" office:value="288314">
            <text:p>28831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6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68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19">
            <text:p>288319</text:p>
          </table:table-cell>
          <table:table-cell office:value-type="string">
            <text:p>Bayi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MERSİN</text:p>
          </table:table-cell>
          <table:table-cell office:value-type="string">
            <text:p>4,721.04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,018.24</text:p>
          </table:table-cell>
          <table:table-cell office:value-type="string">
            <text:p>1,702.80</text:p>
          </table:table-cell>
        </table:table-row>
        <table:table-row>
          <table:table-cell office:value-type="float" office:value="288337">
            <text:p>28833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39">
            <text:p>28833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47">
            <text:p>28834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60">
            <text:p>28836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61">
            <text:p>28836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64">
            <text:p>288364</text:p>
          </table:table-cell>
          <table:table-cell office:value-type="string">
            <text:p>Bayi</text:p>
          </table:table-cell>
          <table:table-cell office:value-type="float" office:value="29">
            <text:p>29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68,489.0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,489.08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65">
            <text:p>28836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66">
            <text:p>28836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69">
            <text:p>288369</text:p>
          </table:table-cell>
          <table:table-cell office:value-type="string">
            <text:p>Bayi</text:p>
          </table:table-cell>
          <table:table-cell office:value-type="float" office:value="33">
            <text:p>33</text:p>
          </table:table-cell>
          <table:table-cell office:value-type="float" office:value="2023">
            <text:p>2023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6,362,673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4,500.00</text:p>
          </table:table-cell>
          <table:table-cell office:value-type="string">
            <text:p>6,228,173.40</text:p>
          </table:table-cell>
        </table:table-row>
        <table:table-row>
          <table:table-cell office:value-type="float" office:value="288383">
            <text:p>28838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90">
            <text:p>28839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393">
            <text:p>28839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427">
            <text:p>288427</text:p>
          </table:table-cell>
          <table:table-cell office:value-type="string">
            <text:p>Üye</text:p>
          </table:table-cell>
          <table:table-cell office:value-type="float" office:value="37">
            <text:p>3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,0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00.00</text:p>
          </table:table-cell>
          <table:table-cell office:value-type="string">
            <text:p>2,025.00</text:p>
          </table:table-cell>
        </table:table-row>
        <table:table-row>
          <table:table-cell office:value-type="float" office:value="288428">
            <text:p>288428</text:p>
          </table:table-cell>
          <table:table-cell office:value-type="string">
            <text:p>Üye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SWITZERLAND</text:p>
          </table:table-cell>
          <table:table-cell office:value-type="string">
            <text:p>NULL</text:p>
          </table:table-cell>
          <table:table-cell office:value-type="string">
            <text:p>7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433">
            <text:p>28843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435">
            <text:p>28843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8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87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474">
            <text:p>28847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500">
            <text:p>28850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1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1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507">
            <text:p>28850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520">
            <text:p>28852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530">
            <text:p>28853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81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81.47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534">
            <text:p>288534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POLAND</text:p>
          </table:table-cell>
          <table:table-cell office:value-type="string">
            <text:p>NULL</text:p>
          </table:table-cell>
          <table:table-cell office:value-type="string">
            <text:p>1,095.0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8.93</text:p>
          </table:table-cell>
          <table:table-cell office:value-type="string">
            <text:p>946.11</text:p>
          </table:table-cell>
        </table:table-row>
        <table:table-row>
          <table:table-cell office:value-type="float" office:value="288550">
            <text:p>28855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URKMENISTAN</text:p>
          </table:table-cell>
          <table:table-cell office:value-type="string">
            <text:p>NULL</text:p>
          </table:table-cell>
          <table:table-cell office:value-type="string">
            <text:p>13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5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564">
            <text:p>28856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.00</text:p>
          </table:table-cell>
          <table:table-cell office:value-type="string">
            <text:p>0.00</text:p>
          </table:table-cell>
        </table:table-row>
        <table:table-row>
          <table:table-cell office:value-type="float" office:value="288579">
            <text:p>28857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6.00</text:p>
          </table:table-cell>
        </table:table-row>
        <table:table-row>
          <table:table-cell office:value-type="float" office:value="288600">
            <text:p>28860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5.00</text:p>
          </table:table-cell>
        </table:table-row>
        <table:table-row>
          <table:table-cell office:value-type="float" office:value="288606">
            <text:p>288606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BURSA</text:p>
          </table:table-cell>
          <table:table-cell office:value-type="string">
            <text:p>1,016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016.25</text:p>
          </table:table-cell>
        </table:table-row>
        <table:table-row>
          <table:table-cell office:value-type="float" office:value="288642">
            <text:p>288642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1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8.00</text:p>
          </table:table-cell>
        </table:table-row>
        <table:table-row>
          <table:table-cell office:value-type="float" office:value="288666">
            <text:p>28866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</table:table-row>
        <table:table-row>
          <table:table-cell office:value-type="float" office:value="288668">
            <text:p>288668</text:p>
          </table:table-cell>
          <table:table-cell office:value-type="string">
            <text:p>Üye</text:p>
          </table:table-cell>
          <table:table-cell office:value-type="float" office:value="31">
            <text:p>3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1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110.00</text:p>
          </table:table-cell>
        </table:table-row>
        <table:table-row>
          <table:table-cell office:value-type="float" office:value="288672">
            <text:p>288672</text:p>
          </table:table-cell>
          <table:table-cell office:value-type="string">
            <text:p>Üye</text:p>
          </table:table-cell>
          <table:table-cell office:value-type="float" office:value="36">
            <text:p>3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,5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,550.00</text:p>
          </table:table-cell>
        </table:table-row>
        <table:table-row>
          <table:table-cell office:value-type="float" office:value="288679">
            <text:p>28867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92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2.00</text:p>
          </table:table-cell>
        </table:table-row>
        <table:table-row>
          <table:table-cell office:value-type="float" office:value="288680">
            <text:p>288680</text:p>
          </table:table-cell>
          <table:table-cell office:value-type="string">
            <text:p>Üye</text:p>
          </table:table-cell>
          <table:table-cell office:value-type="float" office:value="24">
            <text:p>24</text:p>
          </table:table-cell>
          <table:table-cell office:value-type="float" office:value="2023">
            <text:p>2023</text:p>
          </table:table-cell>
          <table:table-cell office:value-type="string">
            <text:p>UNITED STATES</text:p>
          </table:table-cell>
          <table:table-cell office:value-type="string">
            <text:p>NULL</text:p>
          </table:table-cell>
          <table:table-cell office:value-type="string">
            <text:p>3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50.00</text:p>
          </table:table-cell>
        </table:table-row>
        <table:table-row>
          <table:table-cell office:value-type="float" office:value="288687">
            <text:p>28868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5.00</text:p>
          </table:table-cell>
        </table:table-row>
        <table:table-row>
          <table:table-cell office:value-type="float" office:value="288691">
            <text:p>28869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</table:table-row>
        <table:table-row>
          <table:table-cell office:value-type="float" office:value="288707">
            <text:p>28870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7.00</text:p>
          </table:table-cell>
        </table:table-row>
        <table:table-row>
          <table:table-cell office:value-type="float" office:value="288708">
            <text:p>28870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6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6.00</text:p>
          </table:table-cell>
        </table:table-row>
        <table:table-row>
          <table:table-cell office:value-type="float" office:value="288712">
            <text:p>288712</text:p>
          </table:table-cell>
          <table:table-cell office:value-type="string">
            <text:p>Üye</text:p>
          </table:table-cell>
          <table:table-cell office:value-type="float" office:value="72">
            <text:p>7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7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00.00</text:p>
          </table:table-cell>
        </table:table-row>
        <table:table-row>
          <table:table-cell office:value-type="float" office:value="288716">
            <text:p>28871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FRANCE</text:p>
          </table:table-cell>
          <table:table-cell office:value-type="string">
            <text:p>NULL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</table:table-row>
        <table:table-row>
          <table:table-cell office:value-type="float" office:value="288719">
            <text:p>288719</text:p>
          </table:table-cell>
          <table:table-cell office:value-type="string">
            <text:p>Üye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723.7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723.71</text:p>
          </table:table-cell>
        </table:table-row>
        <table:table-row>
          <table:table-cell office:value-type="float" office:value="288722">
            <text:p>28872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SAUDI ARABIA</text:p>
          </table:table-cell>
          <table:table-cell office:value-type="string">
            <text:p>NULL</text:p>
          </table:table-cell>
          <table:table-cell office:value-type="string">
            <text:p>11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15.00</text:p>
          </table:table-cell>
        </table:table-row>
        <table:table-row>
          <table:table-cell office:value-type="float" office:value="288728">
            <text:p>288728</text:p>
          </table:table-cell>
          <table:table-cell office:value-type="string">
            <text:p>Üye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BANGLADESH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</table:table-row>
        <table:table-row>
          <table:table-cell office:value-type="float" office:value="288729">
            <text:p>28872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POLAND</text:p>
          </table:table-cell>
          <table:table-cell office:value-type="string">
            <text:p>NULL</text:p>
          </table:table-cell>
          <table:table-cell office:value-type="string">
            <text:p>596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96.40</text:p>
          </table:table-cell>
        </table:table-row>
        <table:table-row>
          <table:table-cell office:value-type="float" office:value="288737">
            <text:p>28873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2.4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2.40</text:p>
          </table:table-cell>
        </table:table-row>
        <table:table-row>
          <table:table-cell office:value-type="float" office:value="288755">
            <text:p>28875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</table:table-row>
        <table:table-row>
          <table:table-cell office:value-type="float" office:value="288771">
            <text:p>28877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</table:table-row>
        <table:table-row>
          <table:table-cell office:value-type="float" office:value="288781">
            <text:p>28878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JAPAN</text:p>
          </table:table-cell>
          <table:table-cell office:value-type="string">
            <text:p>NULL</text:p>
          </table:table-cell>
          <table:table-cell office:value-type="string">
            <text:p>1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90.00</text:p>
          </table:table-cell>
        </table:table-row>
        <table:table-row>
          <table:table-cell office:value-type="float" office:value="288782">
            <text:p>28878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</table:table-row>
        <table:table-row>
          <table:table-cell office:value-type="float" office:value="288784">
            <text:p>288784</text:p>
          </table:table-cell>
          <table:table-cell office:value-type="string">
            <text:p>Üye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4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450.00</text:p>
          </table:table-cell>
        </table:table-row>
        <table:table-row>
          <table:table-cell office:value-type="float" office:value="288798">
            <text:p>288798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CYPRUS</text:p>
          </table:table-cell>
          <table:table-cell office:value-type="string">
            <text:p>NULL</text:p>
          </table:table-cell>
          <table:table-cell office:value-type="string">
            <text:p>1,266,108.2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266,108.25</text:p>
          </table:table-cell>
        </table:table-row>
        <table:table-row>
          <table:table-cell office:value-type="float" office:value="288801">
            <text:p>28880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UNITED KINGDOM</text:p>
          </table:table-cell>
          <table:table-cell office:value-type="string">
            <text:p>NULL</text:p>
          </table:table-cell>
          <table:table-cell office:value-type="string">
            <text:p>20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05.00</text:p>
          </table:table-cell>
        </table:table-row>
        <table:table-row>
          <table:table-cell office:value-type="float" office:value="288802">
            <text:p>28880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</table:table-row>
        <table:table-row>
          <table:table-cell office:value-type="float" office:value="288806">
            <text:p>288806</text:p>
          </table:table-cell>
          <table:table-cell office:value-type="string">
            <text:p>Üye</text:p>
          </table:table-cell>
          <table:table-cell office:value-type="float" office:value="51">
            <text:p>51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300.00</text:p>
          </table:table-cell>
        </table:table-row>
        <table:table-row>
          <table:table-cell office:value-type="float" office:value="288815">
            <text:p>28881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3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3.20</text:p>
          </table:table-cell>
        </table:table-row>
        <table:table-row>
          <table:table-cell office:value-type="float" office:value="288816">
            <text:p>288816</text:p>
          </table:table-cell>
          <table:table-cell office:value-type="string">
            <text:p>Bayi</text:p>
          </table:table-cell>
          <table:table-cell office:value-type="float" office:value="42">
            <text:p>4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AYDIN</text:p>
          </table:table-cell>
          <table:table-cell office:value-type="string">
            <text:p>189,857.2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89,857.23</text:p>
          </table:table-cell>
        </table:table-row>
        <table:table-row>
          <table:table-cell office:value-type="float" office:value="288831">
            <text:p>28883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9.6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9.60</text:p>
          </table:table-cell>
        </table:table-row>
        <table:table-row>
          <table:table-cell office:value-type="float" office:value="288839">
            <text:p>28883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21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21.20</text:p>
          </table:table-cell>
        </table:table-row>
        <table:table-row>
          <table:table-cell office:value-type="float" office:value="288858">
            <text:p>28885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UNITED KINGDOM</text:p>
          </table:table-cell>
          <table:table-cell office:value-type="string">
            <text:p>NULL</text:p>
          </table:table-cell>
          <table:table-cell office:value-type="string">
            <text:p>21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10.00</text:p>
          </table:table-cell>
        </table:table-row>
        <table:table-row>
          <table:table-cell office:value-type="float" office:value="288864">
            <text:p>28886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</table:table-row>
        <table:table-row>
          <table:table-cell office:value-type="float" office:value="288866">
            <text:p>28886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0.00</text:p>
          </table:table-cell>
        </table:table-row>
        <table:table-row>
          <table:table-cell office:value-type="float" office:value="288871">
            <text:p>28887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5.00</text:p>
          </table:table-cell>
        </table:table-row>
        <table:table-row>
          <table:table-cell office:value-type="float" office:value="288874">
            <text:p>288874</text:p>
          </table:table-cell>
          <table:table-cell office:value-type="string">
            <text:p>Bayi</text:p>
          </table:table-cell>
          <table:table-cell office:value-type="float" office:value="28">
            <text:p>28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379.1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79.15</text:p>
          </table:table-cell>
        </table:table-row>
        <table:table-row>
          <table:table-cell office:value-type="float" office:value="288875">
            <text:p>288875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48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48.00</text:p>
          </table:table-cell>
        </table:table-row>
        <table:table-row>
          <table:table-cell office:value-type="float" office:value="288894">
            <text:p>28889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1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1.20</text:p>
          </table:table-cell>
        </table:table-row>
        <table:table-row>
          <table:table-cell office:value-type="float" office:value="288896">
            <text:p>28889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30.00</text:p>
          </table:table-cell>
        </table:table-row>
        <table:table-row>
          <table:table-cell office:value-type="float" office:value="288901">
            <text:p>28890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</table:table-row>
        <table:table-row>
          <table:table-cell office:value-type="float" office:value="288917">
            <text:p>288917</text:p>
          </table:table-cell>
          <table:table-cell office:value-type="string">
            <text:p>Bayi</text:p>
          </table:table-cell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İSTANBUL</text:p>
          </table:table-cell>
          <table:table-cell office:value-type="string">
            <text:p>54.61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4.61</text:p>
          </table:table-cell>
        </table:table-row>
        <table:table-row>
          <table:table-cell office:value-type="float" office:value="288930">
            <text:p>28893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50.00</text:p>
          </table:table-cell>
        </table:table-row>
        <table:table-row>
          <table:table-cell office:value-type="float" office:value="288950">
            <text:p>28895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</table:table-row>
        <table:table-row>
          <table:table-cell office:value-type="float" office:value="288963">
            <text:p>28896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.00</text:p>
          </table:table-cell>
        </table:table-row>
        <table:table-row>
          <table:table-cell office:value-type="float" office:value="288973">
            <text:p>288973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914.55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914.55</text:p>
          </table:table-cell>
        </table:table-row>
        <table:table-row>
          <table:table-cell office:value-type="float" office:value="288976">
            <text:p>288976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75.00</text:p>
          </table:table-cell>
        </table:table-row>
        <table:table-row>
          <table:table-cell office:value-type="float" office:value="289008">
            <text:p>289008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4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400.00</text:p>
          </table:table-cell>
        </table:table-row>
        <table:table-row>
          <table:table-cell office:value-type="float" office:value="289011">
            <text:p>28901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50.00</text:p>
          </table:table-cell>
        </table:table-row>
        <table:table-row>
          <table:table-cell office:value-type="float" office:value="289014">
            <text:p>28901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</table:table-row>
        <table:table-row>
          <table:table-cell office:value-type="float" office:value="289020">
            <text:p>28902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UNITED KINGDOM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</table:table-row>
        <table:table-row>
          <table:table-cell office:value-type="float" office:value="289029">
            <text:p>289029</text:p>
          </table:table-cell>
          <table:table-cell office:value-type="string">
            <text:p>Bayi</text:p>
          </table:table-cell>
          <table:table-cell office:value-type="float" office:value="26">
            <text:p>26</text:p>
          </table:table-cell>
          <table:table-cell office:value-type="float" office:value="2023">
            <text:p>2023</text:p>
          </table:table-cell>
          <table:table-cell office:value-type="string">
            <text:p>HONG KONG</text:p>
          </table:table-cell>
          <table:table-cell office:value-type="string">
            <text:p>NULL</text:p>
          </table:table-cell>
          <table:table-cell office:value-type="string">
            <text:p>685,607.18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85,607.18</text:p>
          </table:table-cell>
        </table:table-row>
        <table:table-row>
          <table:table-cell office:value-type="float" office:value="289030">
            <text:p>28903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32.5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32.50</text:p>
          </table:table-cell>
        </table:table-row>
        <table:table-row>
          <table:table-cell office:value-type="float" office:value="289054">
            <text:p>289054</text:p>
          </table:table-cell>
          <table:table-cell office:value-type="string">
            <text:p>Bayi</text:p>
          </table:table-cell>
          <table:table-cell office:value-type="float" office:value="30">
            <text:p>30</text:p>
          </table:table-cell>
          <table:table-cell office:value-type="float" office:value="2023">
            <text:p>2023</text:p>
          </table:table-cell>
          <table:table-cell office:value-type="string">
            <text:p>UZBEKISTAN</text:p>
          </table:table-cell>
          <table:table-cell office:value-type="string">
            <text:p>NULL</text:p>
          </table:table-cell>
          <table:table-cell office:value-type="string">
            <text:p>126.47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26.47</text:p>
          </table:table-cell>
        </table:table-row>
        <table:table-row>
          <table:table-cell office:value-type="float" office:value="289060">
            <text:p>289060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CHINA</text:p>
          </table:table-cell>
          <table:table-cell office:value-type="string">
            <text:p>NULL</text:p>
          </table:table-cell>
          <table:table-cell office:value-type="string">
            <text:p>10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00.00</text:p>
          </table:table-cell>
        </table:table-row>
        <table:table-row>
          <table:table-cell office:value-type="float" office:value="289061">
            <text:p>28906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25.33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25.33</text:p>
          </table:table-cell>
        </table:table-row>
        <table:table-row>
          <table:table-cell office:value-type="float" office:value="289067">
            <text:p>289067</text:p>
          </table:table-cell>
          <table:table-cell office:value-type="string">
            <text:p>Üye</text:p>
          </table:table-cell>
          <table:table-cell office:value-type="float" office:value="35">
            <text:p>3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,17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,175.00</text:p>
          </table:table-cell>
        </table:table-row>
        <table:table-row>
          <table:table-cell office:value-type="float" office:value="289089">
            <text:p>289089</text:p>
          </table:table-cell>
          <table:table-cell office:value-type="string">
            <text:p>Üye</text:p>
          </table:table-cell>
          <table:table-cell office:value-type="float" office:value="45">
            <text:p>45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649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649.00</text:p>
          </table:table-cell>
        </table:table-row>
        <table:table-row>
          <table:table-cell office:value-type="float" office:value="289097">
            <text:p>28909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27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7.00</text:p>
          </table:table-cell>
        </table:table-row>
        <table:table-row>
          <table:table-cell office:value-type="float" office:value="289102">
            <text:p>289102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</table:table-row>
        <table:table-row>
          <table:table-cell office:value-type="float" office:value="289114">
            <text:p>28911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49.9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49.90</text:p>
          </table:table-cell>
        </table:table-row>
        <table:table-row>
          <table:table-cell office:value-type="float" office:value="289115">
            <text:p>289115</text:p>
          </table:table-cell>
          <table:table-cell office:value-type="string">
            <text:p>Üye</text:p>
          </table:table-cell>
          <table:table-cell office:value-type="float" office:value="22">
            <text:p>22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43.2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43.20</text:p>
          </table:table-cell>
        </table:table-row>
        <table:table-row>
          <table:table-cell office:value-type="float" office:value="289119">
            <text:p>289119</text:p>
          </table:table-cell>
          <table:table-cell office:value-type="string">
            <text:p>Üye</text:p>
          </table:table-cell>
          <table:table-cell office:value-type="float" office:value="27">
            <text:p>27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.00</text:p>
          </table:table-cell>
        </table:table-row>
        <table:table-row>
          <table:table-cell office:value-type="float" office:value="289134">
            <text:p>28913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9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90.00</text:p>
          </table:table-cell>
        </table:table-row>
        <table:table-row>
          <table:table-cell office:value-type="float" office:value="289144">
            <text:p>289144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395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95.00</text:p>
          </table:table-cell>
        </table:table-row>
        <table:table-row>
          <table:table-cell office:value-type="float" office:value="289147">
            <text:p>289147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AZERBAIJAN</text:p>
          </table:table-cell>
          <table:table-cell office:value-type="string">
            <text:p>NULL</text:p>
          </table:table-cell>
          <table:table-cell office:value-type="string">
            <text:p>3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30.00</text:p>
          </table:table-cell>
        </table:table-row>
        <table:table-row>
          <table:table-cell office:value-type="float" office:value="289159">
            <text:p>289159</text:p>
          </table:table-cell>
          <table:table-cell office:value-type="string">
            <text:p>Üye</text:p>
          </table:table-cell>
          <table:table-cell office:value-type="float" office:value="36">
            <text:p>36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1,5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1,550.00</text:p>
          </table:table-cell>
        </table:table-row>
        <table:table-row>
          <table:table-cell office:value-type="float" office:value="289169">
            <text:p>28916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2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250.00</text:p>
          </table:table-cell>
        </table:table-row>
        <table:table-row>
          <table:table-cell office:value-type="float" office:value="289179">
            <text:p>289179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</table:table-row>
        <table:table-row>
          <table:table-cell office:value-type="float" office:value="289181">
            <text:p>289181</text:p>
          </table:table-cell>
          <table:table-cell office:value-type="string">
            <text:p>Üye</text:p>
          </table:table-cell>
          <table:table-cell office:value-type="string">
            <text:p>NULL</text:p>
          </table:table-cell>
          <table:table-cell office:value-type="float" office:value="2023">
            <text:p>2023</text:p>
          </table:table-cell>
          <table:table-cell office:value-type="string">
            <text:p>TÜRKİYE</text:p>
          </table:table-cell>
          <table:table-cell office:value-type="string">
            <text:p>NULL</text:p>
          </table:table-cell>
          <table:table-cell office:value-type="string">
            <text:p>5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0.00</text:p>
          </table:table-cell>
          <table:table-cell office:value-type="string">
            <text:p>50.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4-03-16T12:44:19+00:00</meta:creation-date>
  </office:meta>
</office:document-meta>
</file>